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0000" draw:stroke="none" fo:margin="1.000000000000000pt" style:wrap="biggest" style:wrap-dynamic-threshold="0.000000000000000pt" svg:fill-rule="evenodd"/>
    </style:style>
    <style:style style:name="gr3" style:family="graphic">
      <style:graphic-properties draw:fill="solid" draw:fill-color="#009900" draw:stroke="none" fo:margin="1.000000000000000pt" style:wrap="biggest" style:wrap-dynamic-threshold="0.000000000000000pt" svg:fill-rule="evenodd"/>
    </style:style>
    <style:style style:name="gr4" style:family="graphic">
      <style:graphic-properties draw:fill="solid" draw:fill-color="#bf0000" draw:stroke="none" fo:margin="1.000000000000000pt" style:wrap="biggest" style:wrap-dynamic-threshold="0.000000000000000pt" svg:fill-rule="evenodd"/>
    </style:style>
    <style:style style:name="gr5"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0000000000000pt"/>
    </style:style>
    <style:style style:name="gr6" style:family="graphic">
      <style:graphic-properties draw:fill="solid" draw:fill-color="#ffffff" draw:stroke="solid" draw:stroke-linejoin="miter" fo:margin="1.000000000000000pt" style:wrap="biggest" style:wrap-dynamic-threshold="0.000000000000000pt" svg:fill-rule="evenodd" svg:stroke-color="#000000" svg:stroke-opacity="1" svg:stroke-width="0.413119224000000pt"/>
    </style:style>
    <style:style style:name="gr7" style:family="graphic">
      <style:graphic-properties draw:fill="solid" draw:fill-color="#ffffff" draw:stroke="solid" draw:stroke-linejoin="round" fo:margin="1.000000000000000pt" style:wrap="biggest" style:wrap-dynamic-threshold="0.000000000000000pt" svg:fill-rule="evenodd" svg:stroke-color="#000000" svg:stroke-opacity="1" svg:stroke-width="0.400000000000000pt"/>
    </style:style>
    <style:style style:name="gr8" style:family="graphic">
      <style:graphic-properties draw:fill="solid" draw:fill-color="#ffffff" draw:stroke="solid" draw:stroke-linejoin="round" fo:margin="1.000000000000000pt" style:wrap="biggest" style:wrap-dynamic-threshold="0.000000000000000pt" svg:fill-rule="evenodd" svg:stroke-color="#000000" svg:stroke-opacity="1" svg:stroke-width="0.394477608000000pt"/>
    </style:style>
    <style:style style:name="gr9" style:family="graphic">
      <style:graphic-properties draw:fill="solid" draw:fill-color="#ffffff" draw:stroke="solid" draw:stroke-linejoin="round" fo:margin="1.000000000000000pt" style:wrap="biggest" style:wrap-dynamic-threshold="0.000000000000000pt" svg:fill-rule="evenodd" svg:stroke-color="#000000" svg:stroke-opacity="1" svg:stroke-width="0.396279192000000pt"/>
    </style:style>
    <style:style style:name="gr10" style:family="graphic">
      <style:graphic-properties draw:fill="solid" draw:fill-color="#ffffff" draw:stroke="solid" draw:stroke-linejoin="round" fo:margin="1.000000000000000pt" style:wrap="biggest" style:wrap-dynamic-threshold="0.000000000000000pt" svg:fill-rule="evenodd" svg:stroke-color="#000000" svg:stroke-opacity="1" svg:stroke-width="0.409188792000000pt"/>
    </style:style>
    <style:style style:name="gr11" style:family="graphic">
      <style:graphic-properties draw:fill="solid" draw:fill-color="#ffffff" draw:stroke="solid" draw:stroke-linejoin="round" fo:margin="1.000000000000000pt" style:wrap="biggest" style:wrap-dynamic-threshold="0.000000000000000pt" svg:fill-rule="evenodd" svg:stroke-color="#000000" svg:stroke-opacity="1" svg:stroke-width="0.403869584000000pt"/>
    </style:style>
    <style:style style:name="gr12"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0937608000000pt"/>
    </style:style>
    <style:style style:name="gr13" style:family="graphic">
      <style:graphic-properties draw:fill="solid" draw:fill-color="#ffffff" draw:stroke="solid" draw:stroke-linejoin="miter" fo:margin="1.000000000000000pt" style:wrap="biggest" style:wrap-dynamic-threshold="0.000000000000000pt" svg:fill-rule="evenodd" svg:stroke-color="#000000" svg:stroke-opacity="1" svg:stroke-width="0.424187184000000pt"/>
    </style:style>
    <style:style style:name="gr14" style:family="graphic">
      <style:graphic-properties draw:fill="solid" draw:fill-color="#ffffff" draw:stroke="solid" draw:stroke-linejoin="miter" fo:margin="1.000000000000000pt" style:wrap="biggest" style:wrap-dynamic-threshold="0.000000000000000pt" svg:fill-rule="evenodd" svg:stroke-color="#000000" svg:stroke-opacity="1" svg:stroke-width="0.423195216000000pt"/>
    </style:style>
    <style:style style:name="gr15" style:family="graphic">
      <style:graphic-properties draw:fill="solid" draw:fill-color="#ffffff" draw:stroke="none" fo:margin="1.000000000000000pt" style:wrap="biggest" style:wrap-dynamic-threshold="0.000000000000000pt" svg:fill-rule="evenodd"/>
    </style:style>
    <style:style style:name="gr16" style:family="graphic">
      <style:graphic-properties draw:fill="none" draw:stroke="solid" draw:stroke-linejoin="miter" fo:margin="1.000000000000000pt" style:wrap="biggest" style:wrap-dynamic-threshold="0.000000000000000pt" svg:fill-rule="nonzero" svg:stroke-color="#000000" svg:stroke-opacity="1" svg:stroke-width="0.200000000000000pt"/>
    </style:style>
    <style:style style:name="gr17" style:family="graphic">
      <style:graphic-properties draw:fill="solid" draw:fill-color="#ffffff" draw:stroke="solid" draw:stroke-linejoin="miter" fo:margin="1.000000000000000pt" style:wrap="biggest" style:wrap-dynamic-threshold="0.000000000000000pt" svg:fill-rule="evenodd" svg:stroke-color="#000000" svg:stroke-opacity="1" svg:stroke-width="0.393280008000000pt"/>
    </style:style>
    <style:style style:name="gr18" style:family="graphic">
      <style:graphic-properties draw:fill="none" draw:stroke="solid" draw:stroke-linejoin="miter" fo:margin="1.000000000000000pt" style:wrap="biggest" style:wrap-dynamic-threshold="0.000000000000000pt" svg:fill-rule="nonzero" svg:stroke-color="#000000" svg:stroke-opacity="1" svg:stroke-width="0.400000000000000pt"/>
    </style:style>
    <style:style style:name="gr19" style:family="graphic">
      <style:graphic-properties draw:fill="none" draw:stroke="solid" draw:stroke-linejoin="miter" fo:margin="1.000000000000000pt" style:wrap="biggest" style:wrap-dynamic-threshold="0.000000000000000pt" svg:fill-rule="nonzero" svg:stroke-color="#000000" svg:stroke-opacity="1" svg:stroke-width="0.198076000000000pt"/>
    </style:style>
    <style:style style:name="gr20" style:family="graphic">
      <style:graphic-properties draw:fill="none" draw:stroke="solid" draw:stroke-linejoin="miter" fo:margin="1.000000000000000pt" style:wrap="biggest" style:wrap-dynamic-threshold="0.000000000000000pt" svg:fill-rule="nonzero" svg:stroke-color="#000000" svg:stroke-opacity="1" svg:stroke-width="0.197380808000000pt"/>
    </style:style>
    <style:style style:name="gr21"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0957584000000pt"/>
    </style:style>
    <style:style style:name="gr22"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0950384000000pt"/>
    </style:style>
    <style:style style:name="gr23"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2361584000000pt"/>
    </style:style>
    <style:style style:name="gr24" style:family="graphic">
      <style:graphic-properties draw:fill="solid" draw:fill-color="#ffffff" draw:stroke="solid" draw:stroke-linejoin="miter" fo:margin="1.000000000000000pt" style:wrap="biggest" style:wrap-dynamic-threshold="0.000000000000000pt" svg:fill-rule="evenodd" svg:stroke-color="#000000" svg:stroke-opacity="1" svg:stroke-width="0.307037592000000pt"/>
    </style:style>
    <style:style style:name="gr25" style:family="graphic">
      <style:graphic-properties draw:fill="solid" draw:fill-color="#ffffff" draw:stroke="solid" draw:stroke-linejoin="miter" fo:margin="1.000000000000000pt" style:wrap="biggest" style:wrap-dynamic-threshold="0.000000000000000pt" svg:fill-rule="evenodd" svg:stroke-color="#000000" svg:stroke-opacity="1" svg:stroke-width="0.288206408000000pt"/>
    </style:style>
    <style:style style:name="gr26" style:family="graphic">
      <style:graphic-properties draw:fill="solid" draw:fill-color="#ffffff" draw:stroke="solid" draw:stroke-linejoin="miter" fo:margin="1.000000000000000pt" style:wrap="biggest" style:wrap-dynamic-threshold="0.000000000000000pt" svg:fill-rule="evenodd" svg:stroke-color="#000000" svg:stroke-opacity="1" svg:stroke-width="0.276035192000000pt"/>
    </style:style>
    <style:style style:name="gr27" style:family="graphic">
      <style:graphic-properties draw:fill="solid" draw:fill-color="#000000" draw:opacity="18.4939%" draw:stroke="solid" draw:stroke-linejoin="miter" fo:margin="1.000000000000000pt" style:wrap="biggest" style:wrap-dynamic-threshold="0.000000000000000pt" svg:fill-rule="evenodd" svg:stroke-color="#000000" svg:stroke-opacity="1" svg:stroke-width="0.400000000000000pt"/>
    </style:style>
    <style:style style:name="gr28"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3629592000000pt"/>
    </style:style>
    <style:style style:name="gr29" style:family="graphic">
      <style:graphic-properties draw:fill="solid" draw:fill-color="#ffffff" draw:stroke="solid" draw:stroke-linejoin="miter" fo:margin="1.000000000000000pt" style:wrap="biggest" style:wrap-dynamic-threshold="0.000000000000000pt" svg:fill-rule="evenodd" svg:stroke-color="#000000" svg:stroke-opacity="1" svg:stroke-width="0.390811992000000pt"/>
    </style:style>
    <style:style style:name="gr30" style:family="graphic">
      <style:graphic-properties draw:fill="solid" draw:fill-color="#ffffff" draw:stroke="solid" draw:stroke-linejoin="miter" fo:margin="1.000000000000000pt" style:wrap="biggest" style:wrap-dynamic-threshold="0.000000000000000pt" svg:fill-rule="evenodd" svg:stroke-color="#000000" svg:stroke-opacity="1" svg:stroke-width="0.309478400000000pt"/>
    </style:style>
    <style:style style:name="gr31" style:family="graphic">
      <style:graphic-properties draw:fill="solid" draw:fill-color="#ffffff" draw:stroke="solid" draw:stroke-linejoin="miter" fo:margin="1.000000000000000pt" style:wrap="biggest" style:wrap-dynamic-threshold="0.000000000000000pt" svg:fill-rule="evenodd" svg:stroke-color="#000000" svg:stroke-opacity="1" svg:stroke-width="0.278229592000000pt"/>
    </style:style>
    <style:style style:name="gr32" style:family="graphic">
      <style:graphic-properties draw:fill="solid" draw:fill-color="#ffffff" draw:stroke="solid" draw:stroke-linejoin="miter" fo:margin="1.000000000000000pt" style:wrap="biggest" style:wrap-dynamic-threshold="0.000000000000000pt" svg:fill-rule="evenodd" svg:stroke-color="#000000" svg:stroke-opacity="1" svg:stroke-width="0.403179976000000pt"/>
    </style:style>
    <style:style style:name="gr33" style:family="graphic">
      <style:graphic-properties draw:fill="solid" draw:fill-color="#ffffff" draw:stroke="solid" draw:stroke-linejoin="miter" fo:margin="1.000000000000000pt" style:wrap="biggest" style:wrap-dynamic-threshold="0.000000000000000pt" svg:fill-rule="evenodd" svg:stroke-color="#000000" svg:stroke-opacity="1" svg:stroke-width="0.293399192000000pt"/>
    </style:style>
    <style:style style:name="gr34" style:family="graphic">
      <style:graphic-properties draw:fill="solid" draw:fill-color="#ffffff" draw:opacity="53.4249%" draw:stroke="solid" draw:stroke-linejoin="miter" fo:margin="1.000000000000000pt" style:wrap="biggest" style:wrap-dynamic-threshold="0.000000000000000pt" svg:fill-rule="evenodd" svg:stroke-color="#000000" svg:stroke-opacity="1" svg:stroke-width="0.400000000000000pt"/>
    </style:style>
    <style:style style:name="dp2" style:family="drawing-page"/>
  </office:automatic-styles>
  <office:body>
    <office:drawing>
      <draw:page draw:name="page1" draw:id="page1" draw:master-page-name="Default1" draw:style-name="dp2">
        <draw:layer-set>
          <draw:layer draw:name="g1969"/>
        </draw:layer-set>
        <draw:g draw:style-name="gr1" draw:id="shape1" svg:y="0.00000000000pt">
          <draw:rect draw:style-name="gr2" draw:id="shape2" draw:name="rect590" draw:layer="g1969" svg:width="500.00000000000pt" svg:height="333.60000000000pt" draw:transform="matrix(0.29976019000 0.00000000000 0.00000000000 0.29976019000 0.00000000000pt 0.00000000000pt)"/>
          <draw:rect draw:style-name="gr3" draw:id="shape3" draw:name="rect591" draw:layer="g1969" svg:width="166.67000800000pt" svg:height="333.60000000000pt" draw:transform="matrix(0.29976019000 0.00000000000 0.00000000000 0.29976019000 99.92006173461pt 0.00000000000pt)"/>
          <draw:rect draw:style-name="gr4" draw:id="shape4" draw:name="rect592" draw:layer="g1969" svg:width="166.67000800000pt" svg:height="333.60000000000pt" draw:transform="matrix(0.29976019000 0.00000000000 0.00000000000 0.29976019000 49.96102846922pt 0.00000000000pt)"/>
          <draw:g draw:style-name="gr1" draw:id="shape5" draw:name="g1974" svg:y="31.03756096102pt">
            <draw:path draw:style-name="gr5" draw:id="shape6" draw:name="path1035" draw:layer="g1969" svg:width="2.14468812491pt" svg:height="3.88957888092pt" draw:transform="matrix(0.29976019000 0.00000000000 0.00000000000 0.29976019000 92.20580488186pt 49.26853484407pt)" svg:viewBox="0 0 2 4" svg:d="M0.00188805 3.4389C-0.0359911 3.67319 0.507168 4.01951 0.636363 3.83965C1.22078 3.02316 1.9858 1.42015 2.14273 0.449826C2.18873 0.167407 1.41018 -0.152089 1.24378 0.0798413C0.696564 0.844267 0.166256 2.41966 0.00188805 3.4389Z" koffice:nodeTypes="ccccc"/>
            <draw:path draw:style-name="gr5" draw:id="shape7" draw:name="path1037" draw:layer="g1969" svg:width="3.84391581431pt" svg:height="12.18361988426pt" draw:transform="matrix(0.17095593420 -0.24623201287 0.24623201287 0.17095593420 62.62130690272pt 64.11897181380pt)" svg:viewBox="0 0 4 12" svg:d="M3.32548 12.1414C0.982178 12.9368 -0.890578 2.25294 0.446545 0C1.21588 6.32048 5.2594 10.9789 3.32548 12.1414Z" koffice:nodeTypes="ccc"/>
            <draw:path draw:style-name="gr5" draw:id="shape8" draw:name="path1042" draw:layer="g1969" svg:width="1.61084910969pt" svg:height="5.66306710268pt" draw:transform="matrix(0.26068015427 -0.14799340436 0.14799340436 0.26068015427 55.95388506524pt 49.30491740859pt)" svg:viewBox="0 0 2 6" svg:d="M0.0477645 5.04707C0.229512 5.87292 1.42763 5.94784 1.07936 4.78143C0.788973 3.83468 1.15145 3.7521 1.22659 2.80279C1.36569 1.76835 1.69873 1.31966 1.58907 0.48104C1.51799 -0.298837 0.446798 -0.0476759 0.581841 0.644508C0.774758 1.47887 0.336125 1.81773 0.318864 2.52779C0.33714 3.76572 -0.151246 4.17865 0.0477645 5.04707Z" koffice:nodeTypes="ccccccc"/>
            <draw:path draw:style-name="gr5" draw:id="shape9" draw:name="path1051" draw:layer="g1969" svg:width="4.43018304000pt" svg:height="9.50612224000pt" draw:transform="matrix(0.29976019000 0.00000000000 0.00000000000 0.29976019000 60.76091089670pt 55.47697807553pt)" svg:viewBox="0 0 4 10" svg:d="M0 0C1.7192 0.825475 3.02418 2.88752 3.11005 4.56725C3.2557 6.50021 3.54112 8.13225 4.43018 9.50612C3.01492 9.12134 2.33717 6.9187 2.13595 4.80897C1.93221 2.62524 0.727419 1.67808 0 0Z" koffice:nodeTypes="ccccc"/>
            <draw:path draw:style-name="gr6" draw:id="shape10" draw:name="path1052" draw:layer="g1969" svg:width="3.24577827177pt" svg:height="8.03382336000pt" draw:transform="matrix(0.29661360729 0.00000000000 0.00000000000 0.28400509417 61.77553743166pt 56.65608686299pt)" svg:viewBox="0 0 3 8" svg:d="M0.0165814 0C1.04566 2.08083 2.48478 2.87446 2.55829 4.41864C2.68296 6.19562 2.80619 6.28632 3.24578 8.03382C2.03438 7.68009 1.72955 7.56445 1.40238 4.9054C1.2006 3.03697 -0.16502 1.71878 0.0165814 0Z" koffice:nodeTypes="ccccc"/>
            <draw:path draw:style-name="gr7" draw:id="shape11" draw:name="path1070" draw:layer="g1969" svg:width="5.63299082667pt" svg:height="10.76447750400pt" draw:transform="matrix(0.29976019000 0.00000000000 0.00000000000 0.29976019000 69.69688206467pt 60.01846485810pt)" svg:viewBox="0 0 6 11" svg:d="M0 0C1.67587 1.46996 2.7634 3.14825 3.27034 5.31708C3.79899 7.33734 4.54236 8.9484 5.63299 10.7645C3.85635 9.46716 2.73937 7.70255 2.18049 5.57605C1.68982 3.48607 1.11079 1.92398 0 0Z" koffice:nodeTypes="ccccc"/>
            <draw:path draw:style-name="gr8" draw:id="shape12" draw:name="path1072" draw:layer="g1969" svg:width="5.63299082667pt" svg:height="10.76447750400pt" draw:transform="matrix(-0.30640977029 0.00000000000 0.00000000000 0.30152337944 79.40204306292pt 60.01846445379pt)" svg:viewBox="0 0 6 11" svg:d="M0 0C1.67587 1.46996 2.7634 3.14825 3.27034 5.31708C3.79899 7.33734 4.54236 8.9484 5.63299 10.7645C3.85635 9.46716 2.73937 7.70255 2.18049 5.57605C1.68982 3.48607 1.11079 1.92398 0 0Z" koffice:nodeTypes="ccccc"/>
            <draw:path draw:style-name="gr8" draw:id="shape13" draw:name="path1073" draw:layer="g1969" svg:width="6.51291690667pt" svg:height="10.26394321455pt" draw:transform="matrix(-0.30640977029 0.00000000000 0.00000000000 0.30152337944 78.75092414631pt 60.01837509839pt)" svg:viewBox="0 0 7 10" svg:d="M0 0C1.93204 1.42963 3.75322 3.05245 4.29833 5.0717C4.86677 6.95262 5.21017 8.39229 6.51292 10.2639C4.47253 9.0561 3.66237 7.23159 3.06142 5.25175C2.53382 3.30669 1.32442 1.85233 0 0Z" koffice:nodeTypes="ccccc"/>
            <draw:path draw:style-name="gr7" draw:id="shape14" draw:name="path1075" draw:layer="g1969" svg:width="2.40741145161pt" svg:height="2.47937665845pt" draw:transform="matrix(0.29976019000 0.00000000000 0.00000000000 0.29976019000 72.32949595733pt 62.44460393189pt)" svg:viewBox="0 0 2 2" svg:d="M0 0C0.569017 1.08874 1.2226 2.7462 2.40721 2.44293C2.42585 1.60947 1.12872 1.03201 0 0Z" koffice:nodeTypes="ccc"/>
            <draw:path draw:style-name="gr9" draw:id="shape15" draw:name="path1076" draw:layer="g1969" svg:width="4.93779468800pt" svg:height="2.99740126597pt" draw:transform="matrix(0.30541606526 0.00000000000 0.00000000000 0.29976019000 72.91968182899pt 62.56618666495pt)" svg:viewBox="0 0 5 3" svg:d="M0 0C2.50507 1.28885 4.66829 0.970557 4.93779 2.94693C2.58775 3.26522 1.72835 2.05374 0 0Z" koffice:nodeTypes="ccc"/>
            <draw:path draw:style-name="gr10" draw:id="shape16" draw:name="path1077" draw:layer="g1969" svg:width="2.40741145161pt" svg:height="2.47937665845pt" draw:transform="matrix(-0.30385761204 0.00000000000 0.00000000000 0.28258572967 76.69499670598pt 62.49144425870pt)" svg:viewBox="0 0 2 2" svg:d="M0 0C0.569017 1.08874 1.2226 2.7462 2.40721 2.44293C2.42585 1.60947 1.12872 1.03201 0 0Z" koffice:nodeTypes="ccc"/>
            <draw:path draw:style-name="gr11" draw:id="shape17" draw:name="path1078" draw:layer="g1969" svg:width="4.93779468800pt" svg:height="2.99740126597pt" draw:transform="matrix(-0.30986390696 0.00000000000 0.00000000000 0.28445563374 76.15490314000pt 62.59430669931pt)" svg:viewBox="0 0 5 3" svg:d="M0 0C2.50507 1.28885 4.66829 0.970557 4.93779 2.94693C2.58775 3.26522 1.72835 2.05374 0 0Z" koffice:nodeTypes="ccc"/>
            <draw:path draw:style-name="gr12" draw:id="shape18" draw:name="path1082" draw:layer="g1969" svg:width="3.63244803116pt" svg:height="3.41161095312pt" draw:transform="matrix(-0.29835941063 0.00000000000 0.00000000000 0.29976019000 76.87097119670pt 61.08648650156pt)" svg:viewBox="0 0 4 3" svg:d="M0.00735184 1.46526C-0.0489872 1.07539 0.226546 0.734993 0.557537 0.632619C1.20191 0.398865 1.84365 0.208619 2.48275 0.0328772C3.20899 -0.133481 3.61569 0.369006 3.61833 0.699162C3.62185 1.24857 3.64826 1.71523 3.61833 2.13155C3.57871 2.65024 3.4766 2.68863 3.13681 2.76541C2.59278 2.85414 1.89559 2.94457 1.34892 3.29861C0.915818 3.55625 0.499438 3.35236 0.282884 2.89935C0.142917 2.55299 0.0663317 1.87561 0.00735184 1.46526Z" koffice:nodeTypes="ccccccccc"/>
            <draw:path draw:style-name="gr13" draw:id="shape19" draw:name="path1083" draw:layer="g1969" svg:width="3.26054468556pt" svg:height="2.97014575188pt" draw:transform="matrix(0.26655035807 0.00000000000 0.00000000000 0.29976019000 74.74477808962pt 61.17856774115pt)" svg:viewBox="0 0 3 3" svg:d="M0.00784697 1.06178C-0.0455301 0.697997 0.179654 0.349345 0.493244 0.253824C1.10375 0.0357177 1.71174 -0.0176149 2.3531 0.00467333C3.06535 -0.00487878 3.24467 0.132035 3.24717 0.440091C3.2505 0.95272 3.27552 1.45023 3.24717 1.83868C3.20964 2.32265 3.22215 2.35848 2.90022 2.43012C2.38479 2.5129 1.50574 2.53519 0.987815 2.86553C0.57748 3.10593 0.109597 2.91568 0.0870784 2.46196C0.0970866 2.11967 0.063726 1.44466 0.00784697 1.06178Z" koffice:nodeTypes="ccccccccc"/>
            <draw:path draw:style-name="gr5" draw:id="shape20" draw:name="path1084" draw:layer="g1969" svg:width="3.63244803116pt" svg:height="3.41161095312pt" draw:transform="matrix(0.29976019000 0.00000000000 0.00000000000 0.29976019000 72.16826057665pt 61.05838386384pt)" svg:viewBox="0 0 4 3" svg:d="M0.00735184 1.46526C-0.0489872 1.07539 0.226546 0.734993 0.557537 0.632619C1.20191 0.398865 1.84365 0.208619 2.48275 0.0328772C3.20899 -0.133481 3.61569 0.369006 3.61833 0.699162C3.62185 1.24857 3.64826 1.71523 3.61833 2.13155C3.57871 2.65024 3.4766 2.68863 3.13681 2.76541C2.59278 2.85414 1.89559 2.94457 1.34892 3.29861C0.915818 3.55625 0.499438 3.35236 0.282884 2.89935C0.142917 2.55299 0.0663317 1.87561 0.00735184 1.46526Z" koffice:nodeTypes="ccccccccc"/>
            <draw:path draw:style-name="gr14" draw:id="shape21" draw:name="path1085" draw:layer="g1969" svg:width="3.26054468556pt" svg:height="2.97014575188pt" draw:transform="matrix(-0.26780155710 0.00000000000 0.00000000000 0.29976019000 74.30445140801pt 61.15046510344pt)" svg:viewBox="0 0 3 3" svg:d="M0.00784697 1.06178C-0.0455301 0.697997 0.179654 0.349345 0.493244 0.253824C1.10375 0.0357177 1.71174 -0.0176149 2.3531 0.00467333C3.06535 -0.00487878 3.24467 0.132035 3.24717 0.440091C3.2505 0.95272 3.27552 1.45023 3.24717 1.83868C3.20964 2.32265 3.22215 2.35848 2.90022 2.43012C2.38479 2.5129 1.50574 2.53519 0.987815 2.86553C0.57748 3.10593 0.109597 2.91568 0.0870784 2.46196C0.0970866 2.11967 0.063726 1.44466 0.00784697 1.06178Z" koffice:nodeTypes="ccccccccc"/>
            <draw:g draw:style-name="gr1" draw:id="shape22" draw:name="g1194" svg:y="14.84633850833pt">
              <draw:path draw:style-name="gr5" draw:id="shape23" draw:name="path1188" draw:layer="g1969" svg:width="12.29501990390pt" svg:height="21.56148342652pt" draw:transform="matrix(0.29976019000 0.00000000000 0.00000000000 0.29976019000 63.44078664889pt 46.93475963932pt)" svg:viewBox="0 0 12 22" svg:d="M8.22773 0.310534C7.42405 -1.00337 6.46165 2.1329 3.15591 4.46767C1.61701 5.53369 0.544913 8.37454 0.534799 10.2437C0.484228 11.5275 0.67484 12.8081 0.534021 14.0499C0.445328 14.8356 -0.359131 16.5795 0.19092 17.0254C1.64579 18.1263 3.52935 20.6258 4.40305 21.4883C5.15849 22.1623 5.8128 18.0091 6.37996 16.1503C6.98759 14.1584 6.71529 11.7777 8.40045 9.93715C9.59469 8.69451 12.6071 7.47168 12.2687 6.91808Z" koffice:nodeTypes="cccccccccc"/>
              <draw:path draw:style-name="gr15" draw:id="shape24" draw:name="path1145" draw:layer="g1969" svg:width="12.29501990390pt" svg:height="21.56148342652pt" draw:transform="matrix(0.29976019000 0.00000000000 0.00000000000 0.29976019000 63.44078664889pt 46.93475963932pt)" svg:viewBox="0 0 12 22" svg:d="M8.22773 0.310534C7.42405 -1.00337 6.46165 2.1329 3.15591 4.46767C1.61701 5.53369 0.544913 8.37454 0.534799 10.2437C0.484228 11.5275 0.67484 12.8081 0.534021 14.0499C0.445328 14.8356 -0.359131 16.5795 0.19092 17.0254C1.64579 18.1263 3.52935 20.6258 4.40305 21.4883C5.15849 22.1623 5.8128 18.0091 6.37996 16.1503C6.98759 14.1584 6.71529 11.7777 8.40045 9.93715C9.59469 8.69451 12.6071 7.47168 12.2687 6.91808Z" koffice:nodeTypes="cccccccccc"/>
              <draw:path draw:style-name="gr16" draw:id="shape25" draw:name="path1146" draw:layer="g1969" svg:width="4.80343513299pt" svg:height="6.74668896000pt" draw:transform="matrix(0.29976019000 0.00000000000 0.00000000000 0.29976019000 64.45504998936pt 48.20648507475pt)" svg:viewBox="0 0 5 7" svg:d="M0.0509033 0C-0.266665 2.38293 0.959695 3.17611 2.11705 3.6376C3.31518 4.09823 4.29768 5.48863 4.80344 6.74669" koffice:nodeTypes="ccc"/>
              <draw:path draw:style-name="gr16" draw:id="shape26" draw:name="path1147" draw:layer="g1969" svg:width="6.15782442667pt" svg:height="5.61121804800pt" draw:transform="matrix(0.29976019000 0.00000000000 0.00000000000 0.29976019000 63.56430776192pt 50.42438673975pt)" svg:viewBox="0 0 6 6" svg:d="M0 0C0.522742 2.05262 1.89808 1.79583 3.09431 2.25686C4.33268 2.71705 5.63508 4.35439 6.15782 5.61122" koffice:nodeTypes="ccc"/>
              <draw:path draw:style-name="gr5" draw:id="shape27" draw:name="path1143" draw:layer="g1969" svg:width="12.03308091077pt" svg:height="20.84718643200pt" draw:transform="matrix(0.29976019000 0.00000000000 0.00000000000 0.29976019000 65.63248832472pt 46.49905103251pt)" svg:viewBox="0 0 12 21" svg:d="M0 0.405934L0.595728 0L12.0331 20.4413L11.4381 20.8472Z" koffice:nodeTypes="ccccc"/>
              <draw:path draw:style-name="gr15" draw:id="shape28" draw:name="path1193" draw:layer="g1969" svg:width="12.03308091077pt" svg:height="20.84718643200pt" draw:transform="matrix(0.29976019000 0.00000000000 0.00000000000 0.29976019000 65.63248832472pt 46.49905103251pt)" svg:viewBox="0 0 12 21" svg:d="M0 0.405934L0.595728 0L12.0331 20.4413L11.4381 20.8472Z" koffice:nodeTypes="ccccc"/>
              <draw:path draw:style-name="gr5" draw:id="shape29" draw:name="path1159" draw:layer="g1969" svg:width="2.50286800153pt" svg:height="2.50825991027pt" draw:transform="matrix(0.29976019000 0.00000000000 0.00000000000 0.29976019000 65.19529384192pt 45.96868445458pt)" svg:viewBox="0 0 3 3" svg:d="M2.50287 1.25413C2.50335 1.70202 2.26494 2.11611 1.87755 2.34019C1.49015 2.56428 1.01272 2.56428 0.625328 2.34019C0.237934 2.11611 -0.000482768 1.70202 7.34e-07 1.25413C-0.000482768 0.806234 0.237934 0.392154 0.625328 0.168066C1.01272 -0.0560221 1.49015 -0.0560221 1.87755 0.168066C2.26494 0.392154 2.50335 0.806234 2.50287 1.25413Z" koffice:nodeTypes="ccccccc"/>
              <draw:path draw:style-name="gr15" draw:id="shape30" draw:name="path1186" draw:layer="g1969" svg:width="2.50286800153pt" svg:height="2.50825991027pt" draw:transform="matrix(0.29976019000 0.00000000000 0.00000000000 0.29976019000 65.19529384192pt 45.96868445458pt)" svg:viewBox="0 0 3 3" svg:d="M2.50287 1.25413C2.50335 1.70202 2.26494 2.11611 1.87755 2.34019C1.49015 2.56428 1.01272 2.56428 0.625328 2.34019C0.237934 2.11611 -0.000482768 1.70202 7.34e-07 1.25413C-0.000482768 0.806234 0.237934 0.392154 0.625328 0.168066C1.01272 -0.0560221 1.49015 -0.0560221 1.87755 0.168066C2.26494 0.392154 2.50335 0.806234 2.50287 1.25413Z" koffice:nodeTypes="ccccccc"/>
            </draw:g>
            <draw:g draw:style-name="gr1" draw:id="shape31" draw:name="g1208" svg:y="14.92888316312pt">
              <draw:path draw:style-name="gr17" draw:id="shape32" draw:name="path1203" draw:layer="g1969" svg:width="12.29501990390pt" svg:height="21.56148342652pt" draw:transform="matrix(-0.29960521398 0.00000000000 0.00000000000 0.31025209641 85.69469875960pt 47.05261120993pt)" svg:viewBox="0 0 12 22" svg:d="M8.22773 0.310534C7.42405 -1.00337 6.46165 2.1329 3.15591 4.46767C1.61701 5.53369 0.544913 8.37454 0.534799 10.2437C0.484228 11.5275 0.67484 12.8081 0.534021 14.0499C0.445328 14.8356 -0.359131 16.5795 0.19092 17.0254C1.64579 18.1263 3.52935 20.6258 4.40305 21.4883C5.15849 22.1623 5.8128 18.0091 6.37996 16.1503C6.98759 14.1584 6.71529 11.7777 8.40045 9.93715C9.59469 8.69451 12.6071 7.47168 12.2687 6.91808Z" koffice:nodeTypes="cccccccccc"/>
              <draw:path draw:style-name="gr15" draw:id="shape33" draw:name="path1140" draw:layer="g1969" svg:width="12.29501990390pt" svg:height="21.56148342652pt" draw:transform="matrix(-0.29960521398 0.00000000000 0.00000000000 0.31025209641 85.69469875960pt 47.05261120993pt)" svg:viewBox="0 0 12 22" svg:d="M8.22773 0.310534C7.42405 -1.00337 6.46165 2.1329 3.15591 4.46767C1.61701 5.53369 0.544913 8.37454 0.534799 10.2437C0.484228 11.5275 0.67484 12.8081 0.534021 14.0499C0.445328 14.8356 -0.359131 16.5795 0.19092 17.0254C1.64579 18.1263 3.52935 20.6258 4.40305 21.4883C5.15849 22.1623 5.8128 18.0091 6.37996 16.1503C6.98759 14.1584 6.71529 11.7777 8.40045 9.93715C9.59469 8.69451 12.6071 7.47168 12.2687 6.91808Z" koffice:nodeTypes="cccccccccc"/>
              <draw:path draw:style-name="gr17" draw:id="shape34" draw:name="path1138" draw:layer="g1969" svg:width="12.03308091077pt" svg:height="20.84718643200pt" draw:transform="matrix(-0.29960521398 0.00000000000 0.00000000000 0.31025209641 83.50413019353pt 46.60165236617pt)" svg:viewBox="0 0 12 21" svg:d="M0 0.405934L0.595728 0L12.0331 20.4413L11.4381 20.8472Z" koffice:nodeTypes="ccccc"/>
              <draw:path draw:style-name="gr16" draw:id="shape35" draw:name="path1141" draw:layer="g1969" svg:width="5.04720667529pt" svg:height="6.41659050667pt" draw:transform="matrix(-0.29960521398 0.00000000000 0.00000000000 0.31025209641 84.69905938259pt 48.38845623982pt)" svg:viewBox="0 0 5 6" svg:d="M0.050181 0C-0.275345 2.3239 1.04445 3.03208 2.23081 3.48213C3.45896 3.93136 4.52878 5.18969 5.04721 6.41659" koffice:nodeTypes="ccc"/>
              <draw:path draw:style-name="gr16" draw:id="shape36" draw:name="path1142" draw:layer="g1969" svg:width="6.03204266667pt" svg:height="5.16453171200pt" draw:transform="matrix(-0.29960521398 0.00000000000 0.00000000000 0.31025209641 85.55254634758pt 50.69267385008pt)" svg:viewBox="0 0 6 5" svg:d="M0 0C0.517376 1.96922 1.81603 1.63018 2.99998 2.07248C4.22564 2.51397 5.51467 3.95877 6.03204 5.16453" koffice:nodeTypes="ccc"/>
              <draw:path draw:style-name="gr15" draw:id="shape37" draw:name="path1204" draw:layer="g1969" svg:width="12.03308091077pt" svg:height="20.84718643200pt" draw:transform="matrix(-0.29960521398 0.00000000000 0.00000000000 0.31025209641 83.50413019353pt 46.60165236617pt)" svg:viewBox="0 0 12 21" svg:d="M0 0.405934L0.595728 0L12.0331 20.4413L11.4381 20.8472Z" koffice:nodeTypes="ccccc"/>
              <draw:path draw:style-name="gr17" draw:id="shape38" draw:name="path1207" draw:layer="g1969" svg:width="2.50286800153pt" svg:height="2.50825991027pt" draw:transform="matrix(-0.29960521398 0.00000000000 0.00000000000 0.31025209641 83.94109864678pt 46.05272242765pt)" svg:viewBox="0 0 3 3" svg:d="M2.50287 1.25413C2.50335 1.70202 2.26494 2.11611 1.87755 2.34019C1.49015 2.56428 1.01272 2.56428 0.625328 2.34019C0.237934 2.11611 -0.000482768 1.70202 7.34e-07 1.25413C-0.000482768 0.806234 0.237934 0.392154 0.625328 0.168066C1.01272 -0.0560221 1.49015 -0.0560221 1.87755 0.168066C2.26494 0.392154 2.50335 0.806234 2.50287 1.25413Z" koffice:nodeTypes="ccccccc"/>
              <draw:path draw:style-name="gr15" draw:id="shape39" draw:name="path1139" draw:layer="g1969" svg:width="2.50286800153pt" svg:height="2.50825991027pt" draw:transform="matrix(-0.29960521398 0.00000000000 0.00000000000 0.31025209641 83.94109864678pt 46.05272242765pt)" svg:viewBox="0 0 3 3" svg:d="M2.50287 1.25413C2.50335 1.70202 2.26494 2.11611 1.87755 2.34019C1.49015 2.56428 1.01272 2.56428 0.625328 2.34019C0.237934 2.11611 -0.000482768 1.70202 7.34e-07 1.25413C-0.000482768 0.806234 0.237934 0.392154 0.625328 0.168066C1.01272 -0.0560221 1.49015 -0.0560221 1.87755 0.168066C2.26494 0.392154 2.50335 0.806234 2.50287 1.25413Z" koffice:nodeTypes="ccccccc"/>
            </draw:g>
            <draw:g draw:style-name="gr1" draw:id="shape40" draw:name="g1223" svg:y="8.94211664443pt">
              <draw:rect draw:style-name="gr5" draw:id="shape41" draw:name="rect1094" draw:layer="g1969" svg:width="4.81738280000pt" svg:height="1.10490720000pt" draw:transform="matrix(0.29976019000 0.00000000000 0.00000000000 0.29976019000 69.06335688872pt 41.55772636271pt)"/>
              <draw:rect draw:style-name="gr5" draw:id="shape42" draw:name="rect1095" draw:layer="g1969" svg:width="4.81738320000pt" svg:height="9.23032640000pt" draw:transform="matrix(0.29976019000 0.00000000000 0.00000000000 0.29976019000 69.06335688872pt 42.18539302551pt)"/>
              <draw:path draw:style-name="gr5" draw:id="shape43" draw:name="path1096" draw:layer="g1969" svg:width="5.74885790648pt" svg:height="3.51515811624pt" draw:transform="matrix(0.29976019000 0.00000000000 0.00000000000 0.29976019000 68.97603205468pt 40.06446259068pt)" svg:viewBox="0 0 6 4" svg:d="M0.000810261 3.48591L5.73104 3.51516C5.95494 1.81652 4.01541 -0.0186063 2.88309 0.000142467C1.76363 0.0473894 -0.0437964 1.85552 0.000810261 3.48591Z" koffice:nodeTypes="cccc"/>
              <draw:rect draw:style-name="gr5" draw:id="shape44" draw:name="rect1097" draw:layer="g1969" svg:width="4.81738320000pt" svg:height="1.10490720000pt" draw:transform="matrix(0.29976019000 0.00000000000 0.00000000000 0.29976019000 78.54914340103pt 41.56709806529pt)"/>
              <draw:rect draw:style-name="gr5" draw:id="shape45" draw:name="rect1098" draw:layer="g1969" svg:width="4.81738320000pt" svg:height="9.23032640000pt" draw:transform="matrix(0.29976019000 0.00000000000 0.00000000000 0.29976019000 78.54914340103pt 42.19476472809pt)"/>
              <draw:path draw:style-name="gr5" draw:id="shape46" draw:name="path1099" draw:layer="g1969" svg:width="5.74885790648pt" svg:height="3.51515811624pt" draw:transform="matrix(0.29976019000 0.00000000000 0.00000000000 0.29976019000 78.46181616891pt 40.07383466976pt)" svg:viewBox="0 0 6 4" svg:d="M0.000810261 3.48591L5.73104 3.51516C5.95494 1.81652 4.01541 -0.0186063 2.88309 0.000142467C1.76363 0.0473894 -0.0437964 1.85552 0.000810261 3.48591Z" koffice:nodeTypes="cccc"/>
              <draw:rect draw:style-name="gr15" draw:id="shape47" draw:name="rect1217" draw:layer="g1969" svg:width="4.81738280000pt" svg:height="1.10490720000pt" draw:transform="matrix(0.29976019000 0.00000000000 0.00000000000 0.29976019000 69.06335688872pt 41.55772636271pt)"/>
              <draw:rect draw:style-name="gr15" draw:id="shape48" draw:name="rect1218" draw:layer="g1969" svg:width="4.81738320000pt" svg:height="9.23032640000pt" draw:transform="matrix(0.29976019000 0.00000000000 0.00000000000 0.29976019000 69.06335688872pt 42.18539302551pt)"/>
              <draw:path draw:style-name="gr15" draw:id="shape49" draw:name="path1219" draw:layer="g1969" svg:width="5.74885790648pt" svg:height="3.51515811624pt" draw:transform="matrix(0.29976019000 0.00000000000 0.00000000000 0.29976019000 68.97603205468pt 40.06446259068pt)" svg:viewBox="0 0 6 4" svg:d="M0.000810261 3.48591L5.73104 3.51516C5.95494 1.81652 4.01541 -0.0186063 2.88309 0.000142467C1.76363 0.0473894 -0.0437964 1.85552 0.000810261 3.48591Z" koffice:nodeTypes="cccc"/>
              <draw:rect draw:style-name="gr15" draw:id="shape50" draw:name="rect1220" draw:layer="g1969" svg:width="4.81738320000pt" svg:height="1.10490720000pt" draw:transform="matrix(0.29976019000 0.00000000000 0.00000000000 0.29976019000 78.54914340103pt 41.56709806529pt)"/>
              <draw:rect draw:style-name="gr15" draw:id="shape51" draw:name="rect1221" draw:layer="g1969" svg:width="4.81738320000pt" svg:height="9.23032640000pt" draw:transform="matrix(0.29976019000 0.00000000000 0.00000000000 0.29976019000 78.54914340103pt 42.19476472809pt)"/>
              <draw:path draw:style-name="gr15" draw:id="shape52" draw:name="path1222" draw:layer="g1969" svg:width="5.74885790648pt" svg:height="3.51515811624pt" draw:transform="matrix(0.29976019000 0.00000000000 0.00000000000 0.29976019000 78.46181616891pt 40.07383466976pt)" svg:viewBox="0 0 6 4" svg:d="M0.000810261 3.48591L5.73104 3.51516C5.95494 1.81652 4.01541 -0.0186063 2.88309 0.000142467C1.76363 0.0473894 -0.0437964 1.85552 0.000810261 3.48591Z" koffice:nodeTypes="cccc"/>
            </draw:g>
            <draw:rect draw:style-name="gr15" draw:id="shape53" draw:name="rect1236" draw:layer="g1969" svg:width="4.81738320000pt" svg:height="9.23032640000pt" draw:transform="matrix(0.29976019000 0.00000000000 0.00000000000 0.29976019000 78.54914340103pt 42.19476472809pt)"/>
            <draw:rect draw:style-name="gr15" draw:id="shape54" draw:name="rect1237" draw:layer="g1969" svg:width="4.81738320000pt" svg:height="1.10490720000pt" draw:transform="matrix(0.29976019000 0.00000000000 0.00000000000 0.29976019000 78.54914340103pt 41.56709806529pt)"/>
            <draw:path draw:style-name="gr15" draw:id="shape55" draw:name="path1238" draw:layer="g1969" svg:width="5.74885790648pt" svg:height="3.51515811624pt" draw:transform="matrix(0.29976019000 0.00000000000 0.00000000000 0.29976019000 78.46181616891pt 40.07383466976pt)" svg:viewBox="0 0 6 4" svg:d="M0.000810261 3.48591L5.73104 3.51516C5.95494 1.81652 4.01541 -0.0186063 2.88309 0.000142467C1.76363 0.0473894 -0.0437964 1.85552 0.000810261 3.48591Z" koffice:nodeTypes="cccc"/>
            <draw:rect draw:style-name="gr15" draw:id="shape56" draw:name="rect1239" draw:layer="g1969" svg:width="4.81738320000pt" svg:height="9.23032640000pt" draw:transform="matrix(0.29976019000 0.00000000000 0.00000000000 0.29976019000 69.06335688872pt 42.18539302551pt)"/>
            <draw:rect draw:style-name="gr15" draw:id="shape57" draw:name="rect1240" draw:layer="g1969" svg:width="4.81738280000pt" svg:height="1.10490720000pt" draw:transform="matrix(0.29976019000 0.00000000000 0.00000000000 0.29976019000 69.06335688872pt 41.55772636271pt)"/>
            <draw:path draw:style-name="gr15" draw:id="shape58" draw:name="path1241" draw:layer="g1969" svg:width="5.74885790648pt" svg:height="3.51515811624pt" draw:transform="matrix(0.29976019000 0.00000000000 0.00000000000 0.29976019000 68.97603205468pt 40.06446259068pt)" svg:viewBox="0 0 6 4" svg:d="M0.000810261 3.48591L5.73104 3.51516C5.95494 1.81652 4.01541 -0.0186063 2.88309 0.000142467C1.76363 0.0473894 -0.0437964 1.85552 0.000810261 3.48591Z" koffice:nodeTypes="cccc"/>
            <draw:g draw:style-name="gr1" draw:id="shape59" draw:name="g1244" svg:y="13.26997991938pt">
              <draw:path draw:style-name="gr5" draw:id="shape60" draw:name="path1105" draw:layer="g1969" svg:width="44.63265797818pt" svg:height="6.75262500571pt" draw:transform="matrix(0.29976019000 0.00000000000 0.00000000000 0.29976019000 67.86163027742pt 44.39232586563pt)" svg:viewBox="0 0 45 7" svg:d="M0 3.37631L3.08514 6.69134L41.4847 6.75263L44.6327 3.4376L34.8124 3.31503L30.028 0.0612875L14.6047 0L10.1353 3.37631Z" koffice:nodeTypes="ccccccccc"/>
              <draw:path draw:style-name="gr15" draw:id="shape61" draw:name="path1243" draw:layer="g1969" svg:width="44.63265797818pt" svg:height="6.75262500571pt" draw:transform="matrix(0.29976019000 0.00000000000 0.00000000000 0.29976019000 67.86163027742pt 44.39232586563pt)" svg:viewBox="0 0 45 7" svg:d="M0 3.37631L3.08514 6.69134L41.4847 6.75263L44.6327 3.4376L34.8124 3.31503L30.028 0.0612875L14.6047 0L10.1353 3.37631Z" koffice:nodeTypes="ccccccccc"/>
            </draw:g>
            <draw:g draw:style-name="gr1" draw:id="shape62" draw:name="g1248" svg:y="7.37226131087pt">
              <draw:path draw:style-name="gr18" draw:id="shape63" draw:name="path110" draw:layer="g1969" svg:width="17.54373576260pt" svg:height="17.80293175960pt" draw:transform="matrix(0.29976019000 0.00000000000 0.00000000000 0.29976019000 71.85782265864pt 38.49460725712pt)" svg:viewBox="0 0 18 18" svg:d="M2.24608 17.8029L15.2437 17.7894C17.0034 16.8522 17.5523 13.8591 17.5436 12.1843C17.5192 7.23724 14.0843 4.86474 10.6369 4.73824C10.1203 4.71198 9.52089 4.30702 9.38425 3.83283C9.04464 2.75876 9.13231 -0.0378019 8.76032 0.000387262C8.42939 -0.00438639 8.52654 2.73808 8.23194 3.74532C8.07003 4.24655 7.51086 4.74062 6.95326 4.76926C2.6623 4.98487 -0.10514 8.14026 0.00306256 12.1843C0.0757238 14.8584 0.384534 16.4552 2.24608 17.8029Z" koffice:nodeTypes="cccccccccc"/>
              <draw:path draw:style-name="gr15" draw:id="shape64" draw:name="path1247" draw:layer="g1969" svg:width="17.54373576260pt" svg:height="17.80214670222pt" draw:transform="matrix(0.29976019000 0.00000000000 0.00000000000 0.29976019000 71.85782265864pt 38.49472398350pt)" svg:viewBox="0 0 18 18" svg:d="M2.24608 17.8021L15.2437 17.7886C17.0034 16.8514 17.5523 13.8584 17.5436 12.1837C17.5192 7.2367 14.0843 4.86424 10.6369 4.73775C10.1203 4.71149 9.52089 4.30653 9.38425 3.83236C9.04464 2.75831 9.13231 0.0246633 8.76032 0C8.49179 0.0262545 8.52654 2.73763 8.23194 3.74485C8.07003 4.24607 7.51086 4.74013 6.95326 4.76877C2.6623 4.98438 -0.10514 8.13969 0.00306256 12.1837C0.0757238 14.8577 0.384534 16.4544 2.24608 17.8021Z" koffice:nodeTypes="cccccccccc"/>
              <draw:path draw:style-name="gr16" draw:id="shape65" draw:name="path1101" draw:layer="g1969" svg:width="3.39321392056pt" svg:height="8.25331146733pt" draw:transform="matrix(0.29976019000 0.00000000000 0.00000000000 0.29976019000 72.26513419933pt 40.47494953095pt)" svg:viewBox="0 0 3 8" svg:d="M0.0842845 7.02014C0.390068 8.68509 1.11732 8.42994 1.06353 7.62388C0.884479 5.0521 1.07311 2.51933 3.13549 0.830816C3.78905 0.302648 3.05886 -0.184892 2.50255 0.0694414C0.748903 0.88282 -0.316549 4.61169 0.0842845 7.02014Z" koffice:nodeTypes="ccccc"/>
              <draw:path draw:style-name="gr16" draw:id="shape66" draw:name="path1102" draw:layer="g1969" svg:width="3.46086161246pt" svg:height="7.80421053963pt" draw:transform="matrix(0.29976019000 0.00000000000 0.00000000000 0.29976019000 72.91905301539pt 40.86846949811pt)" svg:viewBox="0 0 3 8" svg:d="M0.138425 6.54813C0.495015 8.16715 1.95145 8.09682 1.68336 7.04276C1.13774 5.02393 1.22452 2.07904 3.15956 0.807692C3.92344 0.296465 3.0702 -0.179995 2.42146 0.0673217C0.376438 0.858262 -0.329009 4.20613 0.138425 6.54813Z" koffice:nodeTypes="ccccc"/>
              <draw:path draw:style-name="gr16" draw:id="shape67" draw:name="path1103" draw:layer="g1969" svg:width="3.39321392056pt" svg:height="8.25331146733pt" draw:transform="matrix(-0.30007763604 0.00000000000 0.00000000000 0.29976019000 76.78987087708pt 40.49368454283pt)" svg:viewBox="0 0 3 8" svg:d="M0.0842845 7.02014C0.390068 8.68509 1.11732 8.42994 1.06353 7.62388C0.884479 5.0521 1.07311 2.51933 3.13549 0.830816C3.78905 0.302648 3.05886 -0.184892 2.50255 0.0694414C0.748903 0.88282 -0.316549 4.61169 0.0842845 7.02014Z" koffice:nodeTypes="ccccc"/>
              <draw:path draw:style-name="gr16" draw:id="shape68" draw:name="path1104" draw:layer="g1969" svg:width="3.46086161246pt" svg:height="7.80421053963pt" draw:transform="matrix(-0.30007763604 0.00000000000 0.00000000000 0.29976019000 76.13526611174pt 40.88720450999pt)" svg:viewBox="0 0 3 8" svg:d="M0.138425 6.54813C0.495015 8.16715 1.95145 8.09682 1.68336 7.04276C1.13774 5.02393 1.22452 2.07904 3.15956 0.807692C3.92344 0.296465 3.0702 -0.179995 2.42146 0.0673217C0.376438 0.858262 -0.329009 4.20613 0.138425 6.54813Z" koffice:nodeTypes="ccccc"/>
            </draw:g>
            <draw:g draw:style-name="gr1" draw:id="shape69" draw:name="g1256" svg:y="25.97285753897pt">
              <draw:path draw:style-name="gr5" draw:id="shape70" draw:name="path1106" draw:layer="g1969" svg:width="56.13451058526pt" svg:height="4.25514384000pt" draw:transform="matrix(0.29976019000 0.00000000000 0.00000000000 0.29976019000 66.04436410156pt 57.09520348522pt)" svg:viewBox="0 0 56 4" svg:d="M0 4.25514L56.1345 4.25514L51.1099 0L5.02382 0Z" koffice:nodeTypes="ccccc"/>
              <draw:path draw:style-name="gr15" draw:id="shape71" draw:name="path1255" draw:layer="g1969" svg:width="56.13451058526pt" svg:height="4.25514384000pt" draw:transform="matrix(0.29976019000 0.00000000000 0.00000000000 0.29976019000 66.04436410156pt 57.09520348522pt)" svg:viewBox="0 0 56 4" svg:d="M0 4.25514L56.1345 4.25514L51.1099 0L5.02382 0Z" koffice:nodeTypes="ccccc"/>
            </draw:g>
            <draw:g draw:style-name="gr1" draw:id="shape72" draw:name="g1339" svg:y="16.08032282773pt">
              <draw:g draw:style-name="gr1" draw:id="shape73" draw:name="g1312" svg:y="0.00000000000pt">
                <draw:g draw:style-name="gr1" draw:id="shape74" draw:name="g1299" svg:y="0.00000000000pt">
                  <draw:rect draw:style-name="gr5" draw:id="shape75" draw:name="rect130" draw:layer="g1969" svg:width="5.37527768000pt" svg:height="7.43787840000pt" draw:transform="matrix(0.29976019000 0.00000000000 0.00000000000 0.29976019000 68.98586288440pt 47.20266877398pt)"/>
                  <draw:rect draw:style-name="gr5" draw:id="shape76" draw:name="rect1301" draw:layer="g1969" svg:width="5.18776248000pt" svg:height="1.56257600000pt" draw:transform="matrix(0.29976019000 0.00000000000 0.00000000000 0.29976019000 69.07954633706pt 50.70629944784pt)"/>
                  <draw:rect draw:style-name="gr5" draw:id="shape77" draw:name="rect1302" draw:layer="g1969" svg:width="5.31276248000pt" svg:height="5.81278880000pt" draw:transform="matrix(0.29976019000 0.00000000000 0.00000000000 0.29976019000 69.04207631331pt 51.53069512622pt)"/>
                  <draw:rect draw:style-name="gr5" draw:id="shape78" draw:name="rect1303" draw:layer="g1969" svg:width="5.81279296000pt" svg:height="3.25015184000pt" draw:transform="matrix(0.29976019000 0.00000000000 0.00000000000 0.29976019000 68.92965185357pt 53.62912197180pt)"/>
                  <draw:path draw:style-name="gr5" draw:id="shape79" draw:name="path1304" draw:layer="g1969" svg:width="6.93977130667pt" svg:height="1.19567648000pt" draw:transform="matrix(0.29976019000 0.00000000000 0.00000000000 0.29976019000 68.89149334062pt 49.82469993289pt)" svg:viewBox="0 0 7 1" svg:d="M0.903392 1.19568L5.94088 1.19568L6.93977 0L0 0Z" koffice:nodeTypes="ccccc"/>
                  <draw:path draw:style-name="gr5" draw:id="shape80" draw:name="path1305" draw:layer="g1969" svg:width="3.56517205333pt" svg:height="4.13227584000pt" draw:transform="matrix(0.29976019000 0.00000000000 0.00000000000 0.29976019000 71.03764944250pt 47.36043136294pt)" svg:viewBox="0 0 4 4" svg:d="M0 4.13228L0.0479659 0L3.56517 0C2.18376 1.06275 0.899142 2.35073 0 4.13228Z" koffice:nodeTypes="cccc"/>
                  <draw:rect draw:style-name="gr5" draw:id="shape81" draw:name="rect1306" draw:layer="g1969" svg:width="5.28454400000pt" svg:height="7.43787840000pt" draw:transform="matrix(-0.29976019000 0.00000000000 0.00000000000 0.29976019000 80.02007624569pt 47.20266877398pt)"/>
                  <draw:rect draw:style-name="gr5" draw:id="shape82" draw:name="rect1307" draw:layer="g1969" svg:width="5.10019376000pt" svg:height="1.56257600000pt" draw:transform="matrix(-0.29976019000 0.00000000000 0.00000000000 0.29976019000 79.99356065832pt 50.70629465168pt)"/>
                  <draw:rect draw:style-name="gr5" draw:id="shape83" draw:name="rect1308" draw:layer="g1969" svg:width="5.19394496000pt" svg:height="5.81278880000pt" draw:transform="matrix(-0.29976019000 0.00000000000 0.00000000000 0.29976019000 80.02167096990pt 51.53069033005pt)"/>
                  <draw:rect draw:style-name="gr5" draw:id="shape84" draw:name="rect1309" draw:layer="g1969" svg:width="5.71467360000pt" svg:height="3.25015184000pt" draw:transform="matrix(-0.29976019000 0.00000000000 0.00000000000 0.29976019000 80.12218176064pt 53.62912197180pt)"/>
                  <draw:path draw:style-name="gr5" draw:id="shape85" draw:name="path1310" draw:layer="g1969" svg:width="6.93977130667pt" svg:height="1.19567648000pt" draw:transform="matrix(-0.29470023799 0.00000000000 0.00000000000 0.29976019000 80.11287946814pt 49.82469993289pt)" svg:viewBox="0 0 7 1" svg:d="M0.903392 1.19568L5.94088 1.19568L6.93977 0L0 0Z" koffice:nodeTypes="ccccc"/>
                  <draw:path draw:style-name="gr5" draw:id="shape86" draw:name="path1311" draw:layer="g1969" svg:width="3.56517205333pt" svg:height="4.13227584000pt" draw:transform="matrix(-0.29470023799 0.00000000000 0.00000000000 0.29976019000 78.00290401830pt 47.36043136294pt)" svg:viewBox="0 0 4 4" svg:d="M0 4.13228L0.0479659 0L3.56517 0C2.18376 1.06275 0.899142 2.35073 0 4.13228Z" koffice:nodeTypes="cccc"/>
                </draw:g>
                <draw:g draw:style-name="gr1" draw:id="shape87" draw:name="g1272" svg:y="0.08478498523pt">
                  <draw:rect draw:style-name="gr15" draw:id="shape88" draw:name="rect1273" draw:layer="g1969" svg:width="5.37527768000pt" svg:height="7.43787840000pt" draw:transform="matrix(0.29976019000 0.00000000000 0.00000000000 0.29976019000 68.98586288440pt 47.20266877398pt)"/>
                  <draw:rect draw:style-name="gr15" draw:id="shape89" draw:name="rect1274" draw:layer="g1969" svg:width="5.18776248000pt" svg:height="1.56257600000pt" draw:transform="matrix(0.29976019000 0.00000000000 0.00000000000 0.29976019000 69.07954633706pt 50.70629944784pt)"/>
                  <draw:rect draw:style-name="gr15" draw:id="shape90" draw:name="rect1275" draw:layer="g1969" svg:width="5.31276248000pt" svg:height="5.81278880000pt" draw:transform="matrix(0.29976019000 0.00000000000 0.00000000000 0.29976019000 69.04207631331pt 51.53069512622pt)"/>
                  <draw:rect draw:style-name="gr15" draw:id="shape91" draw:name="rect1276" draw:layer="g1969" svg:width="5.81279296000pt" svg:height="3.25015184000pt" draw:transform="matrix(0.29976019000 0.00000000000 0.00000000000 0.29976019000 68.92965185357pt 53.62912197180pt)"/>
                  <draw:path draw:style-name="gr15" draw:id="shape92" draw:name="path1277" draw:layer="g1969" svg:width="6.93977130667pt" svg:height="1.19567648000pt" draw:transform="matrix(0.29976019000 0.00000000000 0.00000000000 0.29976019000 68.89149334062pt 49.82469993289pt)" svg:viewBox="0 0 7 1" svg:d="M0.903392 1.19568L5.94088 1.19568L6.93977 0L0 0Z" koffice:nodeTypes="ccccc"/>
                  <draw:path draw:style-name="gr15" draw:id="shape93" draw:name="path1278" draw:layer="g1969" svg:width="3.56517205333pt" svg:height="4.13227584000pt" draw:transform="matrix(0.29976019000 0.00000000000 0.00000000000 0.29976019000 71.03764944250pt 47.36043136294pt)" svg:viewBox="0 0 4 4" svg:d="M0 4.13228L0.0479659 0L3.56517 0C2.18376 1.06275 0.899142 2.35073 0 4.13228Z" koffice:nodeTypes="cccc"/>
                  <draw:rect draw:style-name="gr15" draw:id="shape94" draw:name="rect1279" draw:layer="g1969" svg:width="5.28454400000pt" svg:height="7.43787840000pt" draw:transform="matrix(-0.29976019000 0.00000000000 0.00000000000 0.29976019000 80.02007624569pt 47.20266877398pt)"/>
                  <draw:rect draw:style-name="gr15" draw:id="shape95" draw:name="rect1280" draw:layer="g1969" svg:width="5.10019376000pt" svg:height="1.56257600000pt" draw:transform="matrix(-0.29976019000 0.00000000000 0.00000000000 0.29976019000 79.99356065832pt 50.70629465168pt)"/>
                  <draw:rect draw:style-name="gr15" draw:id="shape96" draw:name="rect1281" draw:layer="g1969" svg:width="5.19394496000pt" svg:height="5.81278880000pt" draw:transform="matrix(-0.29976019000 0.00000000000 0.00000000000 0.29976019000 80.02167096990pt 51.53069033005pt)"/>
                  <draw:rect draw:style-name="gr15" draw:id="shape97" draw:name="rect1282" draw:layer="g1969" svg:width="5.71467360000pt" svg:height="3.25015184000pt" draw:transform="matrix(-0.29976019000 0.00000000000 0.00000000000 0.29976019000 80.12218176064pt 53.62912197180pt)"/>
                  <draw:path draw:style-name="gr15" draw:id="shape98" draw:name="path1283" draw:layer="g1969" svg:width="6.93977130667pt" svg:height="1.19567648000pt" draw:transform="matrix(-0.29470023799 0.00000000000 0.00000000000 0.29976019000 80.11287946814pt 49.82469993289pt)" svg:viewBox="0 0 7 1" svg:d="M0.903392 1.19568L5.94088 1.19568L6.93977 0L0 0Z" koffice:nodeTypes="ccccc"/>
                  <draw:path draw:style-name="gr15" draw:id="shape99" draw:name="path1284" draw:layer="g1969" svg:width="3.56517205333pt" svg:height="4.13227584000pt" draw:transform="matrix(-0.29470023799 0.00000000000 0.00000000000 0.29976019000 78.00290401830pt 47.36043136294pt)" svg:viewBox="0 0 4 4" svg:d="M0 4.13228L0.0479659 0L3.56517 0C2.18376 1.06275 0.899142 2.35073 0 4.13228Z" koffice:nodeTypes="cccc"/>
                </draw:g>
              </draw:g>
              <draw:path draw:style-name="gr16" draw:id="shape100" draw:name="path1119" draw:layer="g1969" svg:width="3.48090996315pt" svg:height="6.47034891363pt" draw:transform="matrix(0.29976019000 0.00000000000 0.00000000000 0.29976019000 69.23570557875pt 47.41699609744pt)" svg:viewBox="0 0 3 6" svg:d="M7.90753e-05 5.7598C0.0299306 6.66284 0.948607 6.25992 0.948607 5.80549C0.948607 4.4123 0.965025 2.90612 0.915029 1.92C0.909059 1.19308 2.47104 1.37502 2.46208 1.8228C2.46805 2.99917 2.47999 4.61251 2.48596 5.98909C2.47477 6.65952 3.49494 6.60136 3.48076 5.98909C3.47479 4.45134 3.47405 2.21658 3.48076 1.08508C3.48972 -0.372079 0.0441101 -0.34051 0.0172437 1.05268C0.0187363 2.19665 -0.0014135 4.24448 7.90753e-05 5.7598Z" koffice:nodeTypes="ccccccccc"/>
              <draw:path draw:style-name="gr16" draw:id="shape101" draw:name="path1120" draw:layer="g1969" svg:width="3.48065190805pt" svg:height="6.47034891363pt" draw:transform="matrix(0.29976019000 0.00000000000 0.00000000000 0.29976019000 78.71612038846pt 47.46382895086pt)" svg:viewBox="0 0 3 6" svg:d="M7.90724e-05 5.7598C0.0299295 6.66284 0.948572 6.25992 0.948572 5.80549C0.948572 4.4123 0.96499 2.90612 0.914995 1.92C0.909025 1.19308 2.47094 1.37502 2.46199 1.8228C2.46796 2.99917 2.4799 4.61251 2.48587 5.98909C2.47468 6.65952 3.46496 6.60136 3.45153 5.98909C3.44556 4.41894 3.47392 2.21658 3.48063 1.08508C3.48959 -0.372079 0.0441085 -0.34051 0.0172431 1.05268C0.0187356 2.19665 -0.00141345 4.24448 7.90724e-05 5.7598Z" koffice:nodeTypes="ccccccccc"/>
              <draw:g draw:style-name="gr1" draw:id="shape102" draw:name="g1126" svg:y="4.57645241673pt">
                <draw:rect draw:style-name="gr16" draw:id="shape103" draw:name="rect1121" draw:layer="g1969" svg:width="3.81269528000pt" svg:height="4.75025632000pt" draw:transform="matrix(0.29976019000 0.00000000000 0.00000000000 0.29976019000 69.23888878212pt 51.73672869809pt)"/>
                <draw:rect draw:style-name="gr2" draw:id="shape104" draw:name="rect1122" draw:layer="g1969" svg:width="1.34382400000pt" svg:height="0.78129520800pt" draw:transform="matrix(0.29976019000 0.00000000000 0.00000000000 0.29976019000 69.96959860975pt 52.32691094865pt)"/>
                <draw:rect draw:style-name="gr2" draw:id="shape105" draw:name="rect1123" draw:layer="g1969" svg:width="1.31257360000pt" svg:height="0.78129520800pt" draw:transform="matrix(0.29976019000 0.00000000000 0.00000000000 0.29976019000 69.26699189945pt 52.32691094865pt)"/>
                <draw:rect draw:style-name="gr2" draw:id="shape106" draw:name="rect1124" draw:layer="g1969" svg:width="1.03130888000pt" svg:height="1.93761368000pt" draw:transform="matrix(0.29976019000 0.00000000000 0.00000000000 0.29976019000 69.66045472677pt 51.75546730709pt)"/>
                <draw:rect draw:style-name="gr2" draw:id="shape107" draw:name="rect1125" draw:layer="g1969" svg:width="1.03130888000pt" svg:height="2.06262168000pt" draw:transform="matrix(0.29976019000 0.00000000000 0.00000000000 0.29976019000 69.66045472677pt 52.55174547964pt)"/>
              </draw:g>
              <draw:g draw:style-name="gr1" draw:id="shape108" draw:name="g1132" svg:y="4.56708491079pt">
                <draw:rect draw:style-name="gr16" draw:id="shape109" draw:name="rect1133" draw:layer="g1969" svg:width="3.81269528000pt" svg:height="4.75025632000pt" draw:transform="matrix(0.29976019000 0.00000000000 0.00000000000 0.29976019000 78.68182685345pt 51.72736119215pt)"/>
                <draw:rect draw:style-name="gr2" draw:id="shape110" draw:name="rect1134" draw:layer="g1969" svg:width="1.34382400000pt" svg:height="0.78129520800pt" draw:transform="matrix(0.29976019000 0.00000000000 0.00000000000 0.29976019000 79.41253668108pt 52.31754344271pt)"/>
                <draw:rect draw:style-name="gr2" draw:id="shape111" draw:name="rect1135" draw:layer="g1969" svg:width="1.31257360000pt" svg:height="0.78129520800pt" draw:transform="matrix(0.29976019000 0.00000000000 0.00000000000 0.29976019000 78.70992997078pt 52.31754344271pt)"/>
                <draw:rect draw:style-name="gr2" draw:id="shape112" draw:name="rect1136" draw:layer="g1969" svg:width="1.03130888000pt" svg:height="1.93761368000pt" draw:transform="matrix(0.29976019000 0.00000000000 0.00000000000 0.29976019000 79.10339279809pt 51.74609980115pt)"/>
                <draw:rect draw:style-name="gr2" draw:id="shape113" draw:name="rect1137" draw:layer="g1969" svg:width="1.03130888000pt" svg:height="2.06262168000pt" draw:transform="matrix(0.29976019000 0.00000000000 0.00000000000 0.29976019000 79.10339279809pt 52.54237797370pt)"/>
              </draw:g>
            </draw:g>
            <draw:g draw:style-name="gr1" draw:id="shape114" draw:name="g1498" svg:y="15.61170652366pt">
              <draw:rect draw:style-name="gr5" draw:id="shape115" draw:name="rect1162" draw:layer="g1969" svg:width="0.65629883200pt" svg:height="4.71900632000pt" draw:transform="matrix(0.29976019000 0.00000000000 0.00000000000 0.29976019000 77.64225132028pt 51.81155123959pt)"/>
              <draw:path draw:style-name="gr5" draw:id="shape116" draw:name="path1381" draw:layer="g1969" svg:width="40.13421948878pt" svg:height="33.50592436364pt" draw:transform="matrix(0.29976019000 0.00000000000 0.00000000000 0.29976019000 67.90887248336pt 46.73405246991pt)" svg:viewBox="0 0 40 34" svg:d="M19.5107 23.3667L20.5309 26.4839L22.8493 26.4839L20.9948 23.3659ZM18.2126 26.4839L18.7999 29.5697L21.5203 29.6011L20.5309 26.4831ZM22.8192 26.5153L24.7053 29.5697L28.5703 29.5697L25.5404 26.4831ZM0 33.5059C2.0508 31.564 3.35995 29.9058 3.37024 27.523L8.37891 27.523C8.3892 28.8563 8.86331 29.6535 9.58517 29.6011L14.6564 29.5697L14.6255 26.5153L10.9458 26.5153L10.945 9.8563C10.8112 3.96767 17.9744 0.535256 20.9022 0.566695L3.49372 0.535256L3.49372 0L40.1034 0L40.1342 0.535256L22.4788 0.566695C27.7147 0.577174 32.7645 5.62664 32.8064 9.88854L32.8064 14.6115L32.1257 14.6115L32.0949 9.95142C32.0949 5.29049 26.3311 0.93428 21.7055 1.07051C17.706 1.1874 11.5022 5.07043 11.5639 9.91998L11.5639 11.3686L21.0565 11.4314L20.9639 13.1001L22.4543 14.069L25.4272 15.0339L25.3837 17.5369L27.5128 18.1761L27.531 20.6767L30.0852 21.7932L30.0852 24.3816L31.7054 25.3981L31.631 28.0268L33.8267 29.6011L28.632 29.6011L31.8788 33.2859L27.0862 33.2859L24.7046 29.6011L21.5512 29.6011L22.9735 33.2536L19.6041 33.2222L18.7991 29.6011L14.6872 29.6011L14.7181 33.5051ZM14.6872 23.3973L14.6872 26.4831L18.2126 26.4831L17.5002 23.3973Z" koffice:nodeTypes="cccccccccccccccccccccccccccccccccccccccccccccccccccccccccccccccc"/>
              <draw:path draw:style-name="gr15" draw:id="shape117" draw:name="path1178" draw:layer="g1969" svg:width="40.13421948878pt" svg:height="33.50592436364pt" draw:transform="matrix(0.29976019000 0.00000000000 0.00000000000 0.29976019000 67.90887248336pt 46.73405246991pt)" svg:viewBox="0 0 40 34" svg:d="M19.5107 23.3667L20.5309 26.4839L22.8493 26.4839L20.9948 23.3659ZM18.2126 26.4839L18.7999 29.5697L21.5203 29.6011L20.5309 26.4831ZM22.8192 26.5153L24.7053 29.5697L28.5703 29.5697L25.5404 26.4831ZM0 33.5059C2.0508 31.564 3.35995 29.9058 3.37024 27.523L8.37891 27.523C8.3892 28.8563 8.86331 29.6535 9.58517 29.6011L14.6564 29.5697L14.6255 26.5153L10.9458 26.5153L10.945 9.8563C10.8112 3.96767 17.9744 0.535256 20.9022 0.566695L3.49372 0.535256L3.49372 0L40.1034 0L40.1342 0.535256L22.4788 0.566695C27.7147 0.577174 32.7645 5.62664 32.8064 9.88854L32.8064 14.6115L32.1257 14.6115L32.0949 9.95142C32.0949 5.29049 26.3311 0.93428 21.7055 1.07051C17.706 1.1874 11.5022 5.07043 11.5639 9.91998L11.5639 11.3686L21.0565 11.4314L20.9639 13.1001L22.4543 14.069L25.4272 15.0339L25.3837 17.5369L27.5128 18.1761L27.531 20.6767L30.0852 21.7932L30.0852 24.3816L31.7054 25.3981L31.631 28.0268L33.8267 29.6011L28.632 29.6011L31.8788 33.2859L27.0862 33.2859L24.7046 29.6011L21.5512 29.6011L22.9735 33.2536L19.6041 33.2222L18.7991 29.6011L14.6872 29.6011L14.7181 33.5051ZM14.6872 23.3973L14.6872 26.4831L18.2126 26.4831L17.5002 23.3973Z" koffice:nodeTypes="cccccccccccccccccccccccccccccccccccccccccccccccccccccccccccccccc"/>
              <draw:rect draw:style-name="gr19" draw:id="shape118" draw:name="rect1179" draw:layer="g1969" svg:width="2.21887208000pt" svg:height="5.09403992000pt" draw:transform="matrix(0.29976019000 0.00000000000 0.00000000000 0.29976019000 72.41512425416pt 52.07374548258pt)"/>
              <draw:path draw:style-name="gr16" draw:id="shape119" draw:name="path1180" draw:layer="g1969" svg:width="8.16740188444pt" svg:height="9.96033600000pt" draw:transform="matrix(0.29976019000 0.00000000000 0.00000000000 0.30569993816 71.47553912806pt 50.81773989080pt)" svg:viewBox="0 0 8 10" svg:d="M0 9.94771L2.063 9.94771L2.05004 6.0814C2.02337 4.40073 3.41648 2.70659 4.08332 2.6502C4.82255 2.6199 5.91235 4.23661 5.94894 5.94927L5.97866 9.96034L8.1674 9.95529L8.1674 0L0 0.0471296Z" koffice:nodeTypes="cccccccccc"/>
              <draw:rect draw:style-name="gr20" draw:id="shape120" draw:name="rect1181" draw:layer="g1969" svg:width="2.68767128000pt" svg:height="2.09388488000pt" draw:transform="matrix(0.29976019000 0.00000000000 0.00000000000 0.29976019000 76.61230168634pt 54.37816273457pt)"/>
              <draw:rect draw:style-name="gr20" draw:id="shape121" draw:name="rect1182" draw:layer="g1969" svg:width="2.68767128000pt" svg:height="2.09388488000pt" draw:transform="matrix(0.29976019000 0.00000000000 0.00000000000 0.29976019000 76.13452950703pt 53.30083420404pt)"/>
              <draw:rect draw:style-name="gr20" draw:id="shape122" draw:name="rect1183" draw:layer="g1969" svg:width="2.68767128000pt" svg:height="2.09388488000pt" draw:transform="matrix(0.29976019000 0.00000000000 0.00000000000 0.29976019000 75.35697555499pt 52.22350087734pt)"/>
              <draw:rect draw:style-name="gr20" draw:id="shape123" draw:name="rect1184" draw:layer="g1969" svg:width="2.68767128000pt" svg:height="2.09388488000pt" draw:transform="matrix(0.29976019000 0.00000000000 0.00000000000 0.29976019000 74.69183886844pt 51.31479824505pt)"/>
              <draw:path draw:style-name="gr16" draw:id="shape124" draw:name="path1185" draw:layer="g1969" svg:width="7.32679200000pt" svg:height="14.12668530286pt" draw:transform="matrix(0.29976019000 0.00000000000 0.00000000000 0.29976019000 74.15803311633pt 50.82757762455pt)" svg:viewBox="0 0 7 14" svg:d="M0 9.66905L2.63137 9.76308L7.32679 14.1267L7.32679 11.5527L5.742 10.3602L5.742 8.31899L3.43908 6.93838L3.43908 4.7405L1.19587 3.95618L1.19587 0.973173L0.0589512 0Z" koffice:nodeTypes="cccccccccccc"/>
              <draw:rect draw:style-name="gr15" draw:id="shape125" draw:name="rect1382" draw:layer="g1969" svg:width="0.65629883200pt" svg:height="4.71900632000pt" draw:transform="matrix(0.29976019000 0.00000000000 0.00000000000 0.29976019000 77.64225132028pt 51.81155123959pt)"/>
            </draw:g>
            <draw:g draw:style-name="gr1" draw:id="shape126" draw:name="g1550" svg:y="5.66937588946pt">
              <draw:path draw:style-name="gr7" draw:id="shape127" draw:name="path912" draw:layer="g1969" svg:width="3.10364750286pt" svg:height="6.03725911455pt" draw:transform="matrix(0.29976019000 0.00000000000 0.00000000000 0.29976019000 62.39501391083pt 37.48315324632pt)" svg:viewBox="0 0 3 6" svg:d="M3.0722 0C3.31468 4.09648 2.13807 6.34515 0.12985 6.00319C-0.423467 3.73079 0.835331 2.20647 3.0722 0Z" koffice:nodeTypes="ccc"/>
              <draw:path draw:style-name="gr7" draw:id="shape128" draw:name="path913" draw:layer="g1969" svg:width="1.54341605582pt" svg:height="10.15142871273pt" draw:transform="matrix(0.29976019000 0.00000000000 0.00000000000 0.29976019000 61.73420247069pt 36.79172183571pt)" svg:viewBox="0 0 2 10" svg:d="M0.782249 10.1514C-0.759639 9.29376 0.352854 2.74517 0.944591 0C1.38242 3.53598 2.11471 8.56212 0.782249 10.1514Z" koffice:nodeTypes="ccc"/>
              <draw:path draw:style-name="gr7" draw:id="shape129" draw:name="path914" draw:layer="g1969" svg:width="6.19051088531pt" svg:height="6.05309489042pt" draw:transform="matrix(0.29976019000 0.00000000000 0.00000000000 0.29976019000 62.18376071971pt 38.30729544748pt)" svg:viewBox="0 0 6 6" svg:d="M0.0188038 5.85694C3.01568 6.88788 5.38847 3.69625 6.19051 0C3.71695 3.37564 -0.308675 3.37966 0.0188038 5.85694Z" koffice:nodeTypes="ccc"/>
              <draw:path draw:style-name="gr7" draw:id="shape130" draw:name="path915" draw:layer="g1969" svg:width="1.98441141495pt" svg:height="10.47521303273pt" draw:transform="matrix(0.29976019000 0.00000000000 0.00000000000 0.29976019000 61.12924635704pt 37.86894916721pt)" svg:viewBox="0 0 2 10" svg:d="M1.29172 10.4752C-1.00647 9.88033 0.377707 2.82295 0.795271 0C1.30049 2.91585 2.88468 9.50951 1.29172 10.4752Z" koffice:nodeTypes="ccc"/>
              <draw:path draw:style-name="gr7" draw:id="shape131" draw:name="path916" draw:layer="g1969" svg:width="4.68982336000pt" svg:height="3.29072166293pt" draw:transform="matrix(0.29976019000 0.00000000000 0.00000000000 0.29976019000 61.75391496732pt 40.08914387775pt)" svg:viewBox="0 0 5 3" svg:d="M0 3.25176C0.139465 0.639292 2.83174 1.39421 4.68982 0C4.38664 1.3054 3.24407 3.61875 0 3.25176Z" koffice:nodeTypes="ccc"/>
              <draw:path draw:style-name="gr7" draw:id="shape132" draw:name="path917" draw:layer="g1969" svg:width="2.02205351121pt" svg:height="11.22261525333pt" draw:transform="matrix(0.29976019000 0.00000000000 0.00000000000 0.29976019000 60.50703301360pt 38.54225228057pt)" svg:viewBox="0 0 2 11" svg:d="M1.34149 11.2226C-0.957483 10.6261 0.424474 3.09926 0.294162 0C0.968248 2.67761 3.10232 10.4969 1.34149 11.2226Z" koffice:nodeTypes="ccc"/>
              <draw:path draw:style-name="gr7" draw:id="shape133" draw:name="path918" draw:layer="g1969" svg:width="4.13831628800pt" svg:height="2.98932409098pt" draw:transform="matrix(0.29976019000 0.00000000000 0.00000000000 0.29976019000 61.22778067799pt 41.06952108994pt)" svg:viewBox="0 0 4 3" svg:d="M0 2.83335C1.7038 3.44106 3.96073 2.22643 4.13832 0C2.67106 1.09245 0.328241 0.257141 0 2.83335Z" koffice:nodeTypes="ccc"/>
              <draw:path draw:style-name="gr7" draw:id="shape134" draw:name="path919" draw:layer="g1969" svg:width="2.22302858261pt" svg:height="12.27319001562pt" draw:transform="matrix(0.29976019000 0.00000000000 0.00000000000 0.29976019000 59.96786836932pt 39.26541198834pt)" svg:viewBox="0 0 2 12" svg:d="M1.50342 12.2699C-0.80167 12.4394 0.22984 5.99854 0.231527 0C1.07833 5.60677 3.3851 10.7394 1.50342 12.2699Z" koffice:nodeTypes="ccc"/>
              <draw:path draw:style-name="gr7" draw:id="shape135" draw:name="path920" draw:layer="g1969" svg:width="4.75819635200pt" svg:height="3.32017047654pt" draw:transform="matrix(0.29976019000 0.00000000000 0.00000000000 0.29976019000 60.62267108939pt 42.08033547220pt)" svg:viewBox="0 0 5 3" svg:d="M0 3.09038C1.44065 3.86971 4.02148 2.62413 4.7582 0C2.15551 1.22033 0.415181 0.027773 0 3.09038Z" koffice:nodeTypes="ccc"/>
            </draw:g>
            <draw:g draw:style-name="gr1" draw:id="shape136" draw:name="g1560" svg:y="5.75416087469pt">
              <draw:path draw:style-name="gr15" draw:id="shape137" draw:name="path1561" draw:layer="g1969" svg:width="3.10364750286pt" svg:height="6.03725911455pt" draw:transform="matrix(0.29976019000 0.00000000000 0.00000000000 0.29976019000 62.39501391083pt 37.48315324632pt)" svg:viewBox="0 0 3 6" svg:d="M3.0722 0C3.31468 4.09648 2.13807 6.34515 0.12985 6.00319C-0.423467 3.73079 0.835331 2.20647 3.0722 0Z" koffice:nodeTypes="ccc"/>
              <draw:path draw:style-name="gr15" draw:id="shape138" draw:name="path1562" draw:layer="g1969" svg:width="1.54341605582pt" svg:height="10.15142871273pt" draw:transform="matrix(0.29976019000 0.00000000000 0.00000000000 0.29976019000 61.73420247069pt 36.79172183571pt)" svg:viewBox="0 0 2 10" svg:d="M0.782249 10.1514C-0.759639 9.29376 0.352854 2.74517 0.944591 0C1.38242 3.53598 2.11471 8.56212 0.782249 10.1514Z" koffice:nodeTypes="ccc"/>
              <draw:path draw:style-name="gr15" draw:id="shape139" draw:name="path1563" draw:layer="g1969" svg:width="6.19051088531pt" svg:height="6.05309489042pt" draw:transform="matrix(0.29976019000 0.00000000000 0.00000000000 0.29976019000 62.18376071971pt 38.30729544748pt)" svg:viewBox="0 0 6 6" svg:d="M0.0188038 5.85694C3.01568 6.88788 5.38847 3.69625 6.19051 0C3.71695 3.37564 -0.308675 3.37966 0.0188038 5.85694Z" koffice:nodeTypes="ccc"/>
              <draw:path draw:style-name="gr15" draw:id="shape140" draw:name="path1564" draw:layer="g1969" svg:width="1.98441141495pt" svg:height="10.47521303273pt" draw:transform="matrix(0.29976019000 0.00000000000 0.00000000000 0.29976019000 61.12924635704pt 37.86894916721pt)" svg:viewBox="0 0 2 10" svg:d="M1.29172 10.4752C-1.00647 9.88033 0.377707 2.82295 0.795271 0C1.30049 2.91585 2.88468 9.50951 1.29172 10.4752Z" koffice:nodeTypes="ccc"/>
              <draw:path draw:style-name="gr15" draw:id="shape141" draw:name="path1565" draw:layer="g1969" svg:width="4.68982336000pt" svg:height="3.29072166293pt" draw:transform="matrix(0.29976019000 0.00000000000 0.00000000000 0.29976019000 61.75391496732pt 40.08914387775pt)" svg:viewBox="0 0 5 3" svg:d="M0 3.25176C0.139465 0.639292 2.83174 1.39421 4.68982 0C4.38664 1.3054 3.24407 3.61875 0 3.25176Z" koffice:nodeTypes="ccc"/>
              <draw:path draw:style-name="gr15" draw:id="shape142" draw:name="path1566" draw:layer="g1969" svg:width="2.02205351121pt" svg:height="11.22261525333pt" draw:transform="matrix(0.29976019000 0.00000000000 0.00000000000 0.29976019000 60.50703301360pt 38.54225228057pt)" svg:viewBox="0 0 2 11" svg:d="M1.34149 11.2226C-0.957483 10.6261 0.424474 3.09926 0.294162 0C0.968248 2.67761 3.10232 10.4969 1.34149 11.2226Z" koffice:nodeTypes="ccc"/>
              <draw:path draw:style-name="gr15" draw:id="shape143" draw:name="path1567" draw:layer="g1969" svg:width="4.13831628800pt" svg:height="2.98932409098pt" draw:transform="matrix(0.29976019000 0.00000000000 0.00000000000 0.29976019000 61.22778067799pt 41.06952108994pt)" svg:viewBox="0 0 4 3" svg:d="M0 2.83335C1.7038 3.44106 3.96073 2.22643 4.13832 0C2.67106 1.09245 0.328241 0.257141 0 2.83335Z" koffice:nodeTypes="ccc"/>
              <draw:path draw:style-name="gr15" draw:id="shape144" draw:name="path1568" draw:layer="g1969" svg:width="2.22302858261pt" svg:height="12.27319001562pt" draw:transform="matrix(0.29976019000 0.00000000000 0.00000000000 0.29976019000 59.96786836932pt 39.26541198834pt)" svg:viewBox="0 0 2 12" svg:d="M1.50342 12.2699C-0.80167 12.4394 0.22984 5.99854 0.231527 0C1.07833 5.60677 3.3851 10.7394 1.50342 12.2699Z" koffice:nodeTypes="ccc"/>
              <draw:path draw:style-name="gr15" draw:id="shape145" draw:name="path1569" draw:layer="g1969" svg:width="4.75819635200pt" svg:height="3.32017047654pt" draw:transform="matrix(0.29976019000 0.00000000000 0.00000000000 0.29976019000 60.62267108939pt 42.08033547220pt)" svg:viewBox="0 0 5 3" svg:d="M0 3.09038C1.44065 3.86971 4.02148 2.62413 4.7582 0C2.15551 1.22033 0.415181 0.027773 0 3.09038Z" koffice:nodeTypes="ccc"/>
            </draw:g>
            <draw:g draw:style-name="gr1" draw:id="shape146" draw:name="g1570" svg:y="7.39492000353pt">
              <draw:path draw:style-name="gr7" draw:id="shape147" draw:name="path884" draw:layer="g1969" svg:width="3.59231826636pt" svg:height="4.68014699298pt" draw:transform="matrix(0.29976019000 0.00000000000 0.00000000000 0.29976019000 64.63204852988pt 38.51726594978pt)" svg:viewBox="0 0 4 5" svg:d="M3.59232 0C3.22386 3.12846 1.97142 4.94889 0.100344 4.6478C-0.415189 2.64704 1.10184 1.36841 3.59232 0Z" koffice:nodeTypes="ccc"/>
              <draw:path draw:style-name="gr7" draw:id="shape148" draw:name="path885" draw:layer="g1969" svg:width="6.36064983605pt" svg:height="5.67333486467pt" draw:transform="matrix(0.29976019000 0.00000000000 0.00000000000 0.29976019000 64.20171615541pt 39.42613884586pt)" svg:viewBox="0 0 6 6" svg:d="M0.00292987 5.61407C3.12955 6.11003 4.2559 3.42826 6.36065 0C3.41095 2.38521 -0.116034 2.88117 0.00292987 5.61407Z" koffice:nodeTypes="ccc"/>
              <draw:path draw:style-name="gr7" draw:id="shape149" draw:name="path886" draw:layer="g1969" svg:width="2.25836620262pt" svg:height="7.27627346286pt" draw:transform="matrix(0.29976019000 0.00000000000 0.00000000000 0.29976019000 63.69352102990pt 38.75467602026pt)" svg:viewBox="0 0 2 7" svg:d="M0.812713 7.27627C-1.08726 5.08874 0.748955 2.34169 2.20094 0C1.88895 3.48357 3.12585 5.42152 0.812713 7.27627Z" koffice:nodeTypes="ccc"/>
              <draw:path draw:style-name="gr7" draw:id="shape150" draw:name="path887" draw:layer="g1969" svg:width="4.99716375584pt" svg:height="3.68803652133pt" draw:transform="matrix(0.29976019000 0.00000000000 0.00000000000 0.29976019000 63.68267845858pt 40.83812924484pt)" svg:viewBox="0 0 5 4" svg:d="M0.00818103 3.58275C-0.193362 1.56784 3.38082 1.11999 4.99716 0C4.45332 1.16455 3.62955 4.29945 0.00818103 3.58275Z" koffice:nodeTypes="ccc"/>
              <draw:path draw:style-name="gr7" draw:id="shape151" draw:name="path888" draw:layer="g1969" svg:width="2.23996957125pt" svg:height="6.62593545143pt" draw:transform="matrix(0.29976019000 0.00000000000 0.00000000000 0.29976019000 63.02151278478pt 39.92925634876pt)" svg:viewBox="0 0 2 7" svg:d="M1.55297 6.62594C-1.06313 6.35352 0.0231047 2.26961 1.8984 0C1.10849 3.13201 3.28011 5.30978 1.55297 6.62594Z" koffice:nodeTypes="ccc"/>
              <draw:path draw:style-name="gr7" draw:id="shape152" draw:name="path889" draw:layer="g1969" svg:width="2.51897628326pt" svg:height="6.71496228571pt" draw:transform="matrix(0.29976019000 0.00000000000 0.00000000000 0.29976019000 62.45143924940pt 40.96402852464pt)" svg:viewBox="0 0 3 7" svg:d="M1.68744 6.71496C-1.47018 5.49655 0.5535 2.04035 1.74041 0C1.23404 2.67972 3.76408 4.72006 1.68744 6.71496Z" koffice:nodeTypes="ccc"/>
              <draw:path draw:style-name="gr7" draw:id="shape153" draw:name="path890" draw:layer="g1969" svg:width="4.88862720000pt" svg:height="4.36083451545pt" draw:transform="matrix(0.29976019000 0.00000000000 0.00000000000 0.29976019000 63.07002359230pt 41.87266161257pt)" svg:viewBox="0 0 5 4" svg:d="M0 3.65279C1.46026 5.66587 4.30484 3.0522 4.88863 0C2.41346 2.17597 0.584579 1.81846 0 3.65279Z" koffice:nodeTypes="ccc"/>
            </draw:g>
            <draw:g draw:style-name="gr1" draw:id="shape154" draw:name="g1588" svg:y="7.47970498876pt">
              <draw:path draw:style-name="gr15" draw:id="shape155" draw:name="path1589" draw:layer="g1969" svg:width="3.59231826636pt" svg:height="4.68014699298pt" draw:transform="matrix(0.29976019000 0.00000000000 0.00000000000 0.29976019000 64.63204852988pt 38.51726594978pt)" svg:viewBox="0 0 4 5" svg:d="M3.59232 0C3.22386 3.12846 1.97142 4.94889 0.100344 4.6478C-0.415189 2.64704 1.10184 1.36841 3.59232 0Z" koffice:nodeTypes="ccc"/>
              <draw:path draw:style-name="gr15" draw:id="shape156" draw:name="path1590" draw:layer="g1969" svg:width="6.36064983605pt" svg:height="5.67333486467pt" draw:transform="matrix(0.29976019000 0.00000000000 0.00000000000 0.29976019000 64.20171615541pt 39.42613884586pt)" svg:viewBox="0 0 6 6" svg:d="M0.00292987 5.61407C3.12955 6.11003 4.2559 3.42826 6.36065 0C3.41095 2.38521 -0.116034 2.88117 0.00292987 5.61407Z" koffice:nodeTypes="ccc"/>
              <draw:path draw:style-name="gr15" draw:id="shape157" draw:name="path1591" draw:layer="g1969" svg:width="2.25836620262pt" svg:height="7.27627346286pt" draw:transform="matrix(0.29976019000 0.00000000000 0.00000000000 0.29976019000 63.69352102990pt 38.75467602026pt)" svg:viewBox="0 0 2 7" svg:d="M0.812713 7.27627C-1.08726 5.08874 0.748955 2.34169 2.20094 0C1.88895 3.48357 3.12585 5.42152 0.812713 7.27627Z" koffice:nodeTypes="ccc"/>
              <draw:path draw:style-name="gr15" draw:id="shape158" draw:name="path1592" draw:layer="g1969" svg:width="4.99716375584pt" svg:height="3.68803652133pt" draw:transform="matrix(0.29976019000 0.00000000000 0.00000000000 0.29976019000 63.68267845858pt 40.83812924484pt)" svg:viewBox="0 0 5 4" svg:d="M0.00818103 3.58275C-0.193362 1.56784 3.38082 1.11999 4.99716 0C4.45332 1.16455 3.62955 4.29945 0.00818103 3.58275Z" koffice:nodeTypes="ccc"/>
              <draw:path draw:style-name="gr15" draw:id="shape159" draw:name="path1593" draw:layer="g1969" svg:width="2.23996957125pt" svg:height="6.62593545143pt" draw:transform="matrix(0.29976019000 0.00000000000 0.00000000000 0.29976019000 63.02151278478pt 39.92925634876pt)" svg:viewBox="0 0 2 7" svg:d="M1.55297 6.62594C-1.06313 6.35352 0.0231047 2.26961 1.8984 0C1.10849 3.13201 3.28011 5.30978 1.55297 6.62594Z" koffice:nodeTypes="ccc"/>
              <draw:path draw:style-name="gr15" draw:id="shape160" draw:name="path1594" draw:layer="g1969" svg:width="2.51897628326pt" svg:height="6.71496228571pt" draw:transform="matrix(0.29976019000 0.00000000000 0.00000000000 0.29976019000 62.45143924940pt 40.96402852464pt)" svg:viewBox="0 0 3 7" svg:d="M1.68744 6.71496C-1.47018 5.49655 0.5535 2.04035 1.74041 0C1.23404 2.67972 3.76408 4.72006 1.68744 6.71496Z" koffice:nodeTypes="ccc"/>
              <draw:path draw:style-name="gr15" draw:id="shape161" draw:name="path1595" draw:layer="g1969" svg:width="4.88862720000pt" svg:height="4.36083451545pt" draw:transform="matrix(0.29976019000 0.00000000000 0.00000000000 0.29976019000 63.07002359230pt 41.87266161257pt)" svg:viewBox="0 0 5 4" svg:d="M0 3.65279C1.46026 5.66587 4.30484 3.0522 4.88863 0C2.41346 2.17597 0.584579 1.81846 0 3.65279Z" koffice:nodeTypes="ccc"/>
            </draw:g>
            <draw:g draw:style-name="gr1" draw:id="shape162" draw:name="g1596" svg:y="7.49252192140pt">
              <draw:path draw:style-name="gr7" draw:id="shape163" draw:name="path891" draw:layer="g1969" svg:width="3.06623092061pt" svg:height="4.88992818928pt" draw:transform="matrix(0.29976019000 0.00000000000 0.00000000000 0.29976019000 83.37074289171pt 38.61486786765pt)" svg:viewBox="0 0 3 5" svg:d="M0 0C0.327099 1.85751 0.409049 5.51945 3.02234 4.79679C3.40337 1.39313 1.21174 1.23834 0 0Z" koffice:nodeTypes="ccc"/>
              <draw:path draw:style-name="gr7" draw:id="shape164" draw:name="path892" draw:layer="g1969" svg:width="7.00358496000pt" svg:height="5.56229442598pt" draw:transform="matrix(0.29976019000 0.00000000000 0.00000000000 0.29976019000 82.95155824202pt 39.46786546431pt)" svg:viewBox="0 0 7 6" svg:d="M7.00358 5.3631C6.8869 2.01749 3.19107 2.75496 0 0C0.873828 2.90262 3.96377 6.44483 7.00358 5.3631Z" koffice:nodeTypes="ccc"/>
              <draw:path draw:style-name="gr7" draw:id="shape165" draw:name="path893" draw:layer="g1969" svg:width="2.74341888000pt" svg:height="7.08666660571pt" draw:transform="matrix(0.29976019000 0.00000000000 0.00000000000 0.29976019000 84.68513137282pt 38.76882470123pt)" svg:viewBox="0 0 3 7" svg:d="M1.63874 7.08667C3.9877 5.69413 2.18499 2.65951 0 0C0.81984 2.89455 -0.982871 5.55326 1.63874 7.08667Z" koffice:nodeTypes="ccc"/>
              <draw:path draw:style-name="gr7" draw:id="shape166" draw:name="path894" draw:layer="g1969" svg:width="5.17245790385pt" svg:height="4.02872247717pt" draw:transform="matrix(0.29976019000 0.00000000000 0.00000000000 0.29976019000 83.84628245713pt 40.92206209804pt)" svg:viewBox="0 0 5 4" svg:d="M5.17093 3.99938C1.88204 4.2877 1.29701 2.41409 0 0C2.24576 1.6576 5.24986 0.612794 5.17093 3.99938Z" koffice:nodeTypes="ccc"/>
              <draw:path draw:style-name="gr7" draw:id="shape167" draw:name="path895" draw:layer="g1969" svg:width="2.15882157645pt" svg:height="6.35479488000pt" draw:transform="matrix(0.29976019000 0.00000000000 0.00000000000 0.29976019000 85.42341477040pt 39.98537145633pt)" svg:viewBox="0 0 2 6" svg:d="M0.640288 6.35479C-0.959689 5.15427 1.02761 2.57713 0.349383 0C1.60942 1.62891 3.54768 5.52548 0.640288 6.35479Z" koffice:nodeTypes="ccc"/>
              <draw:path draw:style-name="gr7" draw:id="shape168" draw:name="path896" draw:layer="g1969" svg:width="5.16941120000pt" svg:height="4.01026698422pt" draw:transform="matrix(0.29976019000 0.00000000000 0.00000000000 0.29976019000 84.48944792079pt 41.84484386694pt)" svg:viewBox="0 0 5 4" svg:d="M5.16941 3.8289C1.88149 4.59148 0.822388 2.87969 0 0C2.67134 2.41269 4.15749 1.27603 5.16941 3.8289Z" koffice:nodeTypes="ccc"/>
              <draw:path draw:style-name="gr7" draw:id="shape169" draw:name="path897" draw:layer="g1969" svg:width="1.92061136788pt" svg:height="6.09081088000pt" draw:transform="matrix(0.29976019000 0.00000000000 0.00000000000 0.29976019000 85.96915359825pt 41.01990382406pt)" svg:viewBox="0 0 2 6" svg:d="M0.601791 6.09081C2.81099 6.06171 1.82085 1.89993 0.69273 0C0.997689 2.2917 -0.937126 4.93041 0.601791 6.09081Z" koffice:nodeTypes="ccc"/>
            </draw:g>
            <draw:g draw:style-name="gr1" draw:id="shape170" draw:name="g1604" svg:y="7.57730690663pt">
              <draw:path draw:style-name="gr15" draw:id="shape171" draw:name="path1605" draw:layer="g1969" svg:width="3.06623092061pt" svg:height="4.88992818928pt" draw:transform="matrix(0.29976019000 0.00000000000 0.00000000000 0.29976019000 83.37074289171pt 38.61486786765pt)" svg:viewBox="0 0 3 5" svg:d="M0 0C0.327099 1.85751 0.409049 5.51945 3.02234 4.79679C3.40337 1.39313 1.21174 1.23834 0 0Z" koffice:nodeTypes="ccc"/>
              <draw:path draw:style-name="gr15" draw:id="shape172" draw:name="path1606" draw:layer="g1969" svg:width="7.00358496000pt" svg:height="5.56229442598pt" draw:transform="matrix(0.29976019000 0.00000000000 0.00000000000 0.29976019000 82.95155824202pt 39.46786546431pt)" svg:viewBox="0 0 7 6" svg:d="M7.00358 5.3631C6.8869 2.01749 3.19107 2.75496 0 0C0.873828 2.90262 3.96377 6.44483 7.00358 5.3631Z" koffice:nodeTypes="ccc"/>
              <draw:path draw:style-name="gr15" draw:id="shape173" draw:name="path1607" draw:layer="g1969" svg:width="2.74341888000pt" svg:height="7.08666660571pt" draw:transform="matrix(0.29976019000 0.00000000000 0.00000000000 0.29976019000 84.68513137282pt 38.76882470123pt)" svg:viewBox="0 0 3 7" svg:d="M1.63874 7.08667C3.9877 5.69413 2.18499 2.65951 0 0C0.81984 2.89455 -0.982871 5.55326 1.63874 7.08667Z" koffice:nodeTypes="ccc"/>
              <draw:path draw:style-name="gr15" draw:id="shape174" draw:name="path1608" draw:layer="g1969" svg:width="5.17245790385pt" svg:height="4.02872247717pt" draw:transform="matrix(0.29976019000 0.00000000000 0.00000000000 0.29976019000 83.84628245713pt 40.92206209804pt)" svg:viewBox="0 0 5 4" svg:d="M5.17093 3.99938C1.88204 4.2877 1.29701 2.41409 0 0C2.24576 1.6576 5.24986 0.612794 5.17093 3.99938Z" koffice:nodeTypes="ccc"/>
              <draw:path draw:style-name="gr15" draw:id="shape175" draw:name="path1609" draw:layer="g1969" svg:width="2.15882157645pt" svg:height="6.35479488000pt" draw:transform="matrix(0.29976019000 0.00000000000 0.00000000000 0.29976019000 85.42341477040pt 39.98537145633pt)" svg:viewBox="0 0 2 6" svg:d="M0.640288 6.35479C-0.959689 5.15427 1.02761 2.57713 0.349383 0C1.60942 1.62891 3.54768 5.52548 0.640288 6.35479Z" koffice:nodeTypes="ccc"/>
              <draw:path draw:style-name="gr15" draw:id="shape176" draw:name="path1610" draw:layer="g1969" svg:width="5.16941120000pt" svg:height="4.01026698422pt" draw:transform="matrix(0.29976019000 0.00000000000 0.00000000000 0.29976019000 84.48944792079pt 41.84484386694pt)" svg:viewBox="0 0 5 4" svg:d="M5.16941 3.8289C1.88149 4.59148 0.822388 2.87969 0 0C2.67134 2.41269 4.15749 1.27603 5.16941 3.8289Z" koffice:nodeTypes="ccc"/>
              <draw:path draw:style-name="gr15" draw:id="shape177" draw:name="path1611" draw:layer="g1969" svg:width="1.92061136788pt" svg:height="6.09081088000pt" draw:transform="matrix(0.29976019000 0.00000000000 0.00000000000 0.29976019000 85.96915359825pt 41.01990382406pt)" svg:viewBox="0 0 2 6" svg:d="M0.601791 6.09081C2.81099 6.06171 1.82085 1.89993 0.69273 0C0.997689 2.2917 -0.937126 4.93041 0.601791 6.09081Z" koffice:nodeTypes="ccc"/>
            </draw:g>
            <draw:g draw:style-name="gr1" draw:id="shape178" draw:name="g1612" svg:y="5.77881641637pt">
              <draw:path draw:style-name="gr7" draw:id="shape179" draw:name="path923" draw:layer="g1969" svg:width="2.86837767719pt" svg:height="5.08901816648pt" draw:transform="matrix(0.29976019000 0.00000000000 0.00000000000 0.29976019000 85.74077932795pt 37.49088777865pt)" svg:viewBox="0 0 3 5" svg:d="M0 0C0.39582 1.71962 -0.368441 5.11539 2.55015 5.08886C3.77046 3.146 1.16947 1.31882 0 0Z" koffice:nodeTypes="ccc"/>
              <draw:path draw:style-name="gr7" draw:id="shape180" draw:name="path924" draw:layer="g1969" svg:width="1.89329643679pt" svg:height="10.59417318400pt" draw:transform="matrix(0.29976019000 0.00000000000 0.00000000000 0.29976019000 86.75888474666pt 36.90116236262pt)" svg:viewBox="0 0 2 11" svg:d="M1.05413 10.5942C2.88408 9.26681 1.23471 4.90761 0.665731 0C0.222062 4.3765 -0.758681 9.15483 1.05413 10.5942Z" koffice:nodeTypes="ccc"/>
              <draw:path draw:style-name="gr7" draw:id="shape181" draw:name="path925" draw:layer="g1969" svg:width="5.92272437012pt" svg:height="5.86595860360pt" draw:transform="matrix(0.29976019000 0.00000000000 0.00000000000 0.29976019000 84.99662441647pt 38.30804053141pt)" svg:viewBox="0 0 6 6" svg:d="M5.91196 5.86141C6.14643 3.55956 2.49975 3.04619 0 0C0.647788 2.44265 2.49577 6.01091 5.91196 5.86141Z" koffice:nodeTypes="ccc"/>
              <draw:path draw:style-name="gr7" draw:id="shape182" draw:name="path926" draw:layer="g1969" svg:width="2.15650498035pt" svg:height="10.84058181818pt" draw:transform="matrix(0.29976019000 0.00000000000 0.00000000000 0.29976019000 87.29711652826pt 37.89822326775pt)" svg:viewBox="0 0 2 11" svg:d="M0.819661 10.8406C-1.23386 9.06241 1.20594 3.95741 1.30729 0C1.62545 3.65165 3.30349 10.1933 0.819661 10.8406Z" koffice:nodeTypes="ccc"/>
              <draw:path draw:style-name="gr7" draw:id="shape183" draw:name="path927" draw:layer="g1969" svg:width="3.98096327702pt" svg:height="3.30884579680pt" draw:transform="matrix(0.29976019000 0.00000000000 0.00000000000 0.29976019000 86.00045798343pt 40.07577193539pt)" svg:viewBox="0 0 4 3" svg:d="M3.98089 3.29683C1.09738 3.49175 0.336796 1.26866 0 0C1.5483 1.17456 3.99606 0.620886 3.98089 3.29683Z" koffice:nodeTypes="ccc"/>
              <draw:path draw:style-name="gr7" draw:id="shape184" draw:name="path928" draw:layer="g1969" svg:width="1.93927714583pt" svg:height="11.37433157818pt" draw:transform="matrix(0.29976019000 0.00000000000 0.00000000000 0.29976019000 87.92415399117pt 38.62078153668pt)" svg:viewBox="0 0 2 11" svg:d="M0.464524 11.3743C2.65293 11.2792 1.84311 2.70651 1.53982 0C1.32318 2.87978 -0.958962 10.3322 0.464524 11.3743Z" koffice:nodeTypes="ccc"/>
              <draw:path draw:style-name="gr7" draw:id="shape185" draw:name="path929" draw:layer="g1969" svg:width="4.83121783114pt" svg:height="2.57012978304pt" draw:transform="matrix(0.29976019000 0.00000000000 0.00000000000 0.29976019000 86.45659275280pt 41.10972708489pt)" svg:viewBox="0 0 5 3" svg:d="M4.83121 2.52722C2.72025 2.79823 0.579394 1.76528 0 0C1.82258 0.667903 4.83649 0.138468 4.83121 2.52722Z" koffice:nodeTypes="ccc"/>
              <draw:path draw:style-name="gr7" draw:id="shape186" draw:name="path930" draw:layer="g1969" svg:width="2.48723555398pt" svg:height="12.25320602620pt" draw:transform="matrix(0.29976019000 0.00000000000 0.00000000000 0.29976019000 88.41889131320pt 39.25745179654pt)" svg:viewBox="0 0 2 12" svg:d="M0.679224 12.1947C3.33245 13.1352 2.38053 2.46286 2.03706 0C1.79172 3.14401 -1.3504 10.8658 0.679224 12.1947Z" koffice:nodeTypes="ccc"/>
              <draw:path draw:style-name="gr7" draw:id="shape187" draw:name="path931" draw:layer="g1969" svg:width="4.67428467200pt" svg:height="3.32476795750pt" draw:transform="matrix(0.29976019000 0.00000000000 0.00000000000 0.29976019000 86.98547428431pt 42.09238724431pt)" svg:viewBox="0 0 5 3" svg:d="M4.67428 3.26854C2.36305 3.64247 0.661346 2.10632 0 0C2.35919 0.95757 4.19549 0.617325 4.67428 3.26854Z" koffice:nodeTypes="ccc"/>
            </draw:g>
            <draw:g draw:style-name="gr1" draw:id="shape188" draw:name="g2151" svg:y="12.04046056139pt">
              <draw:path draw:style-name="gr5" draw:id="shape189" draw:name="path1058" draw:layer="g1969" svg:width="8.72299305699pt" svg:height="12.15980925683pt" draw:transform="matrix(0.29976019000 0.00000000000 0.00000000000 0.29976019000 85.26951624058pt 43.16280650764pt)" svg:viewBox="0 0 9 12" svg:d="M8.6959 12.1598C8.98573 9.38293 6.82064 4.33366 8.35723 1.6419C8.56673 1.27207 7.89728 0.290217 7.46489 0.885978C6.78914 1.83688 6.09448 4.54643 5.80386 3.54602C5.49591 2.45817 5.44865 0.533937 4.44999 0.160233C3.81282 -0.0587283 2.91182 -0.201866 3.15755 0.765278C3.4017 1.69529 3.94829 2.97966 3.34263 3.06244C2.99136 3.11273 1.97931 1.79664 1.12713 1.1885C0.440355 0.646126 -0.584303 1.4949 0.419877 2.30652C3.68366 4.92091 6.84584 6.09773 8.6959 12.1598Z" koffice:nodeTypes="cccccccccc"/>
              <draw:path draw:style-name="gr15" draw:id="shape190" draw:name="path2150" draw:layer="g1969" svg:width="8.72299305699pt" svg:height="12.15980925683pt" draw:transform="matrix(0.29976019000 0.00000000000 0.00000000000 0.29976019000 85.26951624058pt 43.16280650764pt)" svg:viewBox="0 0 9 12" svg:d="M8.6959 12.1598C8.98573 9.38293 6.82064 4.33366 8.35723 1.6419C8.56673 1.27207 7.89728 0.290217 7.46489 0.885978C6.78914 1.83688 6.09448 4.54643 5.80386 3.54602C5.49591 2.45817 5.44865 0.533937 4.44999 0.160233C3.81282 -0.0587283 2.91182 -0.201866 3.15755 0.765278C3.4017 1.69529 3.94829 2.97966 3.34263 3.06244C2.99136 3.11273 1.97931 1.79664 1.12713 1.1885C0.440355 0.646126 -0.584303 1.4949 0.419877 2.30652C3.68366 4.92091 6.84584 6.09773 8.6959 12.1598Z" koffice:nodeTypes="cccccccccc"/>
            </draw:g>
            <draw:g draw:style-name="gr1" draw:id="shape191" draw:name="g1622" svg:y="5.86360140160pt">
              <draw:path draw:style-name="gr15" draw:id="shape192" draw:name="path1623" draw:layer="g1969" svg:width="2.86837767719pt" svg:height="5.08901816648pt" draw:transform="matrix(0.29976019000 0.00000000000 0.00000000000 0.29976019000 85.74077932795pt 37.49088777865pt)" svg:viewBox="0 0 3 5" svg:d="M0 0C0.39582 1.71962 -0.368441 5.11539 2.55015 5.08886C3.77046 3.146 1.16947 1.31882 0 0Z" koffice:nodeTypes="ccc"/>
              <draw:path draw:style-name="gr15" draw:id="shape193" draw:name="path1624" draw:layer="g1969" svg:width="1.89329643679pt" svg:height="10.59417318400pt" draw:transform="matrix(0.29976019000 0.00000000000 0.00000000000 0.29976019000 86.75888474666pt 36.90116236262pt)" svg:viewBox="0 0 2 11" svg:d="M1.05413 10.5942C2.88408 9.26681 1.23471 4.90761 0.665731 0C0.222062 4.3765 -0.758681 9.15483 1.05413 10.5942Z" koffice:nodeTypes="ccc"/>
              <draw:path draw:style-name="gr15" draw:id="shape194" draw:name="path1625" draw:layer="g1969" svg:width="5.92272437012pt" svg:height="5.86595860360pt" draw:transform="matrix(0.29976019000 0.00000000000 0.00000000000 0.29976019000 84.99662441647pt 38.30804053141pt)" svg:viewBox="0 0 6 6" svg:d="M5.91196 5.86141C6.14643 3.55956 2.49975 3.04619 0 0C0.647788 2.44265 2.49577 6.01091 5.91196 5.86141Z" koffice:nodeTypes="ccc"/>
              <draw:path draw:style-name="gr15" draw:id="shape195" draw:name="path1626" draw:layer="g1969" svg:width="2.15650498035pt" svg:height="10.84058181818pt" draw:transform="matrix(0.29976019000 0.00000000000 0.00000000000 0.29976019000 87.29711652826pt 37.89822326775pt)" svg:viewBox="0 0 2 11" svg:d="M0.819661 10.8406C-1.23386 9.06241 1.20594 3.95741 1.30729 0C1.62545 3.65165 3.30349 10.1933 0.819661 10.8406Z" koffice:nodeTypes="ccc"/>
              <draw:path draw:style-name="gr15" draw:id="shape196" draw:name="path1627" draw:layer="g1969" svg:width="3.98096327702pt" svg:height="3.30884579680pt" draw:transform="matrix(0.29976019000 0.00000000000 0.00000000000 0.29976019000 86.00045798343pt 40.07577193539pt)" svg:viewBox="0 0 4 3" svg:d="M3.98089 3.29683C1.09738 3.49175 0.336796 1.26866 0 0C1.5483 1.17456 3.99606 0.620886 3.98089 3.29683Z" koffice:nodeTypes="ccc"/>
              <draw:path draw:style-name="gr15" draw:id="shape197" draw:name="path1628" draw:layer="g1969" svg:width="1.93927714583pt" svg:height="11.37433157818pt" draw:transform="matrix(0.29976019000 0.00000000000 0.00000000000 0.29976019000 87.92415399117pt 38.62078153668pt)" svg:viewBox="0 0 2 11" svg:d="M0.464524 11.3743C2.65293 11.2792 1.84311 2.70651 1.53982 0C1.32318 2.87978 -0.958962 10.3322 0.464524 11.3743Z" koffice:nodeTypes="ccc"/>
              <draw:path draw:style-name="gr15" draw:id="shape198" draw:name="path1629" draw:layer="g1969" svg:width="4.83121783114pt" svg:height="2.57012978304pt" draw:transform="matrix(0.29976019000 0.00000000000 0.00000000000 0.29976019000 86.45659275280pt 41.10972708489pt)" svg:viewBox="0 0 5 3" svg:d="M4.83121 2.52722C2.72025 2.79823 0.579394 1.76528 0 0C1.82258 0.667903 4.83649 0.138468 4.83121 2.52722Z" koffice:nodeTypes="ccc"/>
              <draw:path draw:style-name="gr15" draw:id="shape199" draw:name="path1630" draw:layer="g1969" svg:width="2.48723555398pt" svg:height="12.25320602620pt" draw:transform="matrix(0.29976019000 0.00000000000 0.00000000000 0.29976019000 88.41889131320pt 39.25745179654pt)" svg:viewBox="0 0 2 12" svg:d="M0.679224 12.1947C3.33245 13.1352 2.38053 2.46286 2.03706 0C1.79172 3.14401 -1.3504 10.8658 0.679224 12.1947Z" koffice:nodeTypes="ccc"/>
              <draw:path draw:style-name="gr15" draw:id="shape200" draw:name="path1631" draw:layer="g1969" svg:width="4.67428467200pt" svg:height="3.32476795750pt" draw:transform="matrix(0.29976019000 0.00000000000 0.00000000000 0.29976019000 86.98547428431pt 42.09238724431pt)" svg:viewBox="0 0 5 3" svg:d="M4.67428 3.26854C2.36305 3.64247 0.661346 2.10632 0 0C2.35919 0.95757 4.19549 0.617325 4.67428 3.26854Z" koffice:nodeTypes="ccc"/>
            </draw:g>
            <draw:g draw:style-name="gr1" draw:id="shape201" draw:name="g2131" svg:y="13.64428329962pt">
              <draw:path draw:style-name="gr21" draw:id="shape202" draw:name="path1064" draw:layer="g1969" svg:width="13.47075175607pt" svg:height="22.36488093374pt" draw:transform="matrix(-0.29832973437 0.00000000000 0.00000000000 0.29976019000 90.55572517277pt 44.76683221774pt)" svg:viewBox="0 0 13 22" svg:d="M0.469057 5.23128C-0.329016 4.39349 -0.0983045 4.0732 1.08193 4.05979C2.01812 4.00063 3.87322 4.63646 4.57713 4.12132C5.22218 3.65036 4.96557 1.65293 5.252 0.731521C5.37677 0.217961 5.73461 -0.588272 6.53896 0.669988C8.91827 4.50314 11.8901 9.10466 13.1606 13.6131C13.855 16.1398 13.5082 20.2073 10.8307 22.3649L8.93004 16.8175C8.02681 14.1803 3.16461 7.85193 0.469057 5.23128Z" koffice:nodeTypes="ccccccccc"/>
              <draw:path draw:style-name="gr15" draw:id="shape203" draw:name="path2130" draw:layer="g1969" svg:width="13.47075175607pt" svg:height="22.36488093374pt" draw:transform="matrix(-0.29832973437 0.00000000000 0.00000000000 0.29976019000 90.55572517277pt 44.76683221774pt)" svg:viewBox="0 0 13 22" svg:d="M0.469057 5.23128C-0.329016 4.39349 -0.0983045 4.0732 1.08193 4.05979C2.01812 4.00063 3.87322 4.63646 4.57713 4.12132C5.22218 3.65036 4.96557 1.65293 5.252 0.731521C5.37677 0.217961 5.73461 -0.588272 6.53896 0.669988C8.91827 4.50314 11.8901 9.10466 13.1606 13.6131C13.855 16.1398 13.5082 20.2073 10.8307 22.3649L8.93004 16.8175C8.02681 14.1803 3.16461 7.85193 0.469057 5.23128Z" koffice:nodeTypes="ccccccccc"/>
            </draw:g>
            <draw:g draw:style-name="gr1" draw:id="shape204" draw:name="g1632" svg:y="13.13925330148pt">
              <draw:path draw:style-name="gr7" draw:id="shape205" draw:name="path932" draw:layer="g1969" svg:width="1.90635864917pt" svg:height="6.41898432000pt" draw:transform="matrix(0.29976019000 0.00000000000 0.00000000000 0.29976019000 90.89268586383pt 44.26159924773pt)" svg:viewBox="0 0 2 6" svg:d="M1.07952 0C0.0172952 3.35007 -0.62082 6.0957 0.912374 6.41898C2.55101 6.14013 1.8387 2.90344 1.07952 0Z" koffice:nodeTypes="ccc"/>
              <draw:path draw:style-name="gr7" draw:id="shape206" draw:name="path933" draw:layer="g1969" svg:width="3.97584468249pt" svg:height="7.67850711433pt" draw:transform="matrix(0.29976019000 0.00000000000 0.00000000000 0.29976019000 91.16542811316pt 45.04468077768pt)" svg:viewBox="0 0 4 8" svg:d="M0.0951105 7.54507C2.15532 8.54046 4.37577 3.7629 3.91436 0C2.87643 3.22498 -0.617718 5.21661 0.0951105 7.54507Z" koffice:nodeTypes="ccc"/>
              <draw:path draw:style-name="gr7" draw:id="shape207" draw:name="path934" draw:layer="g1969" svg:width="2.26453901891pt" svg:height="4.61643668596pt" draw:transform="matrix(0.29976019000 0.00000000000 0.00000000000 0.29976019000 90.36825627786pt 45.73908844726pt)" svg:viewBox="0 0 2 5" svg:d="M2.21584 4.61068C2.51123 2.22078 1.42417 2.28382 0 0C0.150674 2.57977 0.862332 4.7429 2.21584 4.61068Z" koffice:nodeTypes="ccc"/>
              <draw:path draw:style-name="gr7" draw:id="shape208" draw:name="path935" draw:layer="g1969" svg:width="4.12459739643pt" svg:height="8.20863543261pt" draw:transform="matrix(0.29976019000 0.00000000000 0.00000000000 0.29976019000 91.12499973540pt 45.85420930986pt)" svg:viewBox="0 0 4 8" svg:d="M0.132618 8.15956C2.02977 8.76004 4.20376 3.72282 4.12238 0C3.33256 4.1207 -0.785079 5.76737 0.132618 8.15956Z" koffice:nodeTypes="ccc"/>
              <draw:path draw:style-name="gr7" draw:id="shape209" draw:name="path936" draw:layer="g1969" svg:width="2.73729278493pt" svg:height="5.29872347060pt" draw:transform="matrix(0.29976019000 0.00000000000 0.00000000000 0.29976019000 90.32909149905pt 46.70068052767pt)" svg:viewBox="0 0 3 5" svg:d="M2.47619 5.29708C3.45609 3.31315 1.45698 3.55527 0.130795 0C-0.308149 3.67963 0.329208 5.35885 2.47619 5.29708Z" koffice:nodeTypes="ccc"/>
              <draw:path draw:style-name="gr7" draw:id="shape210" draw:name="path937" draw:layer="g1969" svg:width="6.02654385848pt" svg:height="8.83883418146pt" draw:transform="matrix(0.29976019000 0.00000000000 0.00000000000 0.29976019000 91.13474358795pt 46.85376517901pt)" svg:viewBox="0 0 6 9" svg:d="M0.0383435 8.81175C3.014 9.302 4.54838 3.01209 6.02654 0C3.10007 3.94885 -0.406072 6.14779 0.0383435 8.81175Z" koffice:nodeTypes="ccc"/>
              <draw:path draw:style-name="gr7" draw:id="shape211" draw:name="path938" draw:layer="g1969" svg:width="2.59879346676pt" svg:height="5.87529342442pt" draw:transform="matrix(0.29976019000 0.00000000000 0.00000000000 0.29976019000 90.16914836542pt 47.69180953835pt)" svg:viewBox="0 0 3 6" svg:d="M2.44448 5.83279C3.18162 3.44105 1.09752 3.5746 0 0C0.174233 4.53373 0.679808 6.16927 2.44448 5.83279Z" koffice:nodeTypes="ccc"/>
              <draw:path draw:style-name="gr7" draw:id="shape212" draw:name="path939" draw:layer="g1969" svg:width="5.11780435391pt" svg:height="7.25797878962pt" draw:transform="matrix(0.29976019000 0.00000000000 0.00000000000 0.29976019000 91.13102146742pt 48.16033879206pt)" svg:viewBox="0 0 5 7" svg:d="M0.199265 7.25573C1.93294 7.37384 5.05063 2.81558 5.1178 0C3.63666 3.10056 -1.01236 5.1549 0.199265 7.25573Z" koffice:nodeTypes="ccc"/>
              <draw:path draw:style-name="gr7" draw:id="shape213" draw:name="path940" draw:layer="g1969" svg:width="2.68271459754pt" svg:height="4.87831597241pt" draw:transform="matrix(0.29976019000 0.00000000000 0.00000000000 0.29976019000 90.16101993595pt 48.81019130604pt)" svg:viewBox="0 0 3 5" svg:d="M2.50759 4.83527C3.33313 2.56185 1.02791 2.54683 0.0050177 0C-0.0672522 3.83961 0.635062 5.14187 2.50759 4.83527Z" koffice:nodeTypes="ccc"/>
              <draw:path draw:style-name="gr7" draw:id="shape214" draw:name="path941" draw:layer="g1969" svg:width="5.19604495355pt" svg:height="7.13552289481pt" draw:transform="matrix(0.29976019000 0.00000000000 0.00000000000 0.29976019000 90.82725219055pt 49.27159633917pt)" svg:viewBox="0 0 5 7" svg:d="M0.00406933 7.09075C2.8167 7.59016 3.53661 3.82757 5.19604 0C3.55894 3.04634 -0.139614 4.75613 0.00406933 7.09075Z" koffice:nodeTypes="ccc"/>
              <draw:path draw:style-name="gr7" draw:id="shape215" draw:name="path942" draw:layer="g1969" svg:width="2.51038444932pt" svg:height="5.60560108637pt" draw:transform="matrix(0.29976019000 0.00000000000 0.00000000000 0.29976019000 90.01224656982pt 49.79976444143pt)" svg:viewBox="0 0 3 6" svg:d="M2.29161 5.49914C3.18808 3.29508 1.11119 3.29338 0.00323131 0C-0.05385 4.6597 0.642835 6.02601 2.29161 5.49914Z" koffice:nodeTypes="ccc"/>
            </draw:g>
            <draw:g draw:style-name="gr1" draw:id="shape216" draw:name="g1644" svg:y="13.22403828671pt">
              <draw:path draw:style-name="gr15" draw:id="shape217" draw:name="path1645" draw:layer="g1969" svg:width="1.90635864917pt" svg:height="6.41898432000pt" draw:transform="matrix(0.29976019000 0.00000000000 0.00000000000 0.29976019000 90.89268586383pt 44.26159924773pt)" svg:viewBox="0 0 2 6" svg:d="M1.07952 0C0.0172952 3.35007 -0.62082 6.0957 0.912374 6.41898C2.55101 6.14013 1.8387 2.90344 1.07952 0Z" koffice:nodeTypes="ccc"/>
              <draw:path draw:style-name="gr15" draw:id="shape218" draw:name="path1646" draw:layer="g1969" svg:width="3.97584468249pt" svg:height="7.67850711433pt" draw:transform="matrix(0.29976019000 0.00000000000 0.00000000000 0.29976019000 91.16542811316pt 45.04468077768pt)" svg:viewBox="0 0 4 8" svg:d="M0.0951105 7.54507C2.15532 8.54046 4.37577 3.7629 3.91436 0C2.87643 3.22498 -0.617718 5.21661 0.0951105 7.54507Z" koffice:nodeTypes="ccc"/>
              <draw:path draw:style-name="gr15" draw:id="shape219" draw:name="path1647" draw:layer="g1969" svg:width="2.26453901891pt" svg:height="4.61643668596pt" draw:transform="matrix(0.29976019000 0.00000000000 0.00000000000 0.29976019000 90.36825627786pt 45.73908844726pt)" svg:viewBox="0 0 2 5" svg:d="M2.21584 4.61068C2.51123 2.22078 1.42417 2.28382 0 0C0.150674 2.57977 0.862332 4.7429 2.21584 4.61068Z" koffice:nodeTypes="ccc"/>
              <draw:path draw:style-name="gr15" draw:id="shape220" draw:name="path1648" draw:layer="g1969" svg:width="4.12459739643pt" svg:height="8.20863543261pt" draw:transform="matrix(0.29976019000 0.00000000000 0.00000000000 0.29976019000 91.12499973540pt 45.85420930986pt)" svg:viewBox="0 0 4 8" svg:d="M0.132618 8.15956C2.02977 8.76004 4.20376 3.72282 4.12238 0C3.33256 4.1207 -0.785079 5.76737 0.132618 8.15956Z" koffice:nodeTypes="ccc"/>
              <draw:path draw:style-name="gr15" draw:id="shape221" draw:name="path1649" draw:layer="g1969" svg:width="2.73729278493pt" svg:height="5.29872347060pt" draw:transform="matrix(0.29976019000 0.00000000000 0.00000000000 0.29976019000 90.32909149905pt 46.70068052767pt)" svg:viewBox="0 0 3 5" svg:d="M2.47619 5.29708C3.45609 3.31315 1.45698 3.55527 0.130795 0C-0.308149 3.67963 0.329208 5.35885 2.47619 5.29708Z" koffice:nodeTypes="ccc"/>
              <draw:path draw:style-name="gr15" draw:id="shape222" draw:name="path1650" draw:layer="g1969" svg:width="6.02654385848pt" svg:height="8.83883418146pt" draw:transform="matrix(0.29976019000 0.00000000000 0.00000000000 0.29976019000 91.13474358795pt 46.85376517901pt)" svg:viewBox="0 0 6 9" svg:d="M0.0383435 8.81175C3.014 9.302 4.54838 3.01209 6.02654 0C3.10007 3.94885 -0.406072 6.14779 0.0383435 8.81175Z" koffice:nodeTypes="ccc"/>
              <draw:path draw:style-name="gr15" draw:id="shape223" draw:name="path1651" draw:layer="g1969" svg:width="2.59879346676pt" svg:height="5.87529342442pt" draw:transform="matrix(0.29976019000 0.00000000000 0.00000000000 0.29976019000 90.16914836542pt 47.69180953835pt)" svg:viewBox="0 0 3 6" svg:d="M2.44448 5.83279C3.18162 3.44105 1.09752 3.5746 0 0C0.174233 4.53373 0.679808 6.16927 2.44448 5.83279Z" koffice:nodeTypes="ccc"/>
              <draw:path draw:style-name="gr15" draw:id="shape224" draw:name="path1652" draw:layer="g1969" svg:width="5.11780435391pt" svg:height="7.25797878962pt" draw:transform="matrix(0.29976019000 0.00000000000 0.00000000000 0.29976019000 91.13102146742pt 48.16033879206pt)" svg:viewBox="0 0 5 7" svg:d="M0.199265 7.25573C1.93294 7.37384 5.05063 2.81558 5.1178 0C3.63666 3.10056 -1.01236 5.1549 0.199265 7.25573Z" koffice:nodeTypes="ccc"/>
              <draw:path draw:style-name="gr15" draw:id="shape225" draw:name="path1653" draw:layer="g1969" svg:width="2.68271459754pt" svg:height="4.87831597241pt" draw:transform="matrix(0.29976019000 0.00000000000 0.00000000000 0.29976019000 90.16101993595pt 48.81019130604pt)" svg:viewBox="0 0 3 5" svg:d="M2.50759 4.83527C3.33313 2.56185 1.02791 2.54683 0.0050177 0C-0.0672522 3.83961 0.635062 5.14187 2.50759 4.83527Z" koffice:nodeTypes="ccc"/>
              <draw:path draw:style-name="gr15" draw:id="shape226" draw:name="path1654" draw:layer="g1969" svg:width="5.19604495355pt" svg:height="7.13552289481pt" draw:transform="matrix(0.29976019000 0.00000000000 0.00000000000 0.29976019000 90.82725219055pt 49.27159633917pt)" svg:viewBox="0 0 5 7" svg:d="M0.00406933 7.09075C2.8167 7.59016 3.53661 3.82757 5.19604 0C3.55894 3.04634 -0.139614 4.75613 0.00406933 7.09075Z" koffice:nodeTypes="ccc"/>
              <draw:path draw:style-name="gr15" draw:id="shape227" draw:name="path1655" draw:layer="g1969" svg:width="2.51038444932pt" svg:height="5.60560108637pt" draw:transform="matrix(0.29976019000 0.00000000000 0.00000000000 0.29976019000 90.01224656982pt 49.79976444143pt)" svg:viewBox="0 0 3 6" svg:d="M2.29161 5.49914C3.18808 3.29508 1.11119 3.29338 0.00323131 0C-0.05385 4.6597 0.642835 6.02601 2.29161 5.49914Z" koffice:nodeTypes="ccc"/>
            </draw:g>
            <draw:g draw:style-name="gr1" draw:id="shape228" draw:name="g2127" svg:y="19.95901704155pt">
              <draw:path draw:style-name="gr22" draw:id="shape229" draw:name="path1068" draw:layer="g1969" svg:width="3.53438590547pt" svg:height="4.51180193126pt" draw:transform="matrix(-0.29834022598 0.00000000000 0.00000000000 0.29976019000 87.49302007789pt 51.08156443354pt)" svg:viewBox="0 0 4 5" svg:d="M0.0740775 4.51177C2.9691 4.52393 3.53439 0.949927 3.53439 0C2.10945 0.237102 -0.469499 2.49337 0.0740775 4.51177Z" koffice:nodeTypes="ccc"/>
              <draw:path draw:style-name="gr15" draw:id="shape230" draw:name="path2126" draw:layer="g1969" svg:width="3.53438590547pt" svg:height="4.51180193126pt" draw:transform="matrix(-0.29834022598 0.00000000000 0.00000000000 0.29976019000 87.49302007789pt 51.08156443354pt)" svg:viewBox="0 0 4 5" svg:d="M0.0740775 4.51177C2.9691 4.52393 3.53439 0.949927 3.53439 0C2.10945 0.237102 -0.469499 2.49337 0.0740775 4.51177Z" koffice:nodeTypes="ccc"/>
            </draw:g>
            <draw:g draw:style-name="gr1" draw:id="shape231" draw:name="g1656" svg:y="16.25894872591pt">
              <draw:path draw:style-name="gr7" draw:id="shape232" draw:name="path905" draw:layer="g1969" svg:width="2.04188907342pt" svg:height="6.60828170667pt" draw:transform="matrix(0.29976019000 0.00000000000 0.00000000000 0.29976019000 88.76386276680pt 47.38129467216pt)" svg:viewBox="0 0 2 7" svg:d="M1.0037 0C-0.0956341 3.67145 -0.535368 5.43372 0.956818 6.60828C2.9049 5.48241 1.7894 3.18198 1.0037 0Z" koffice:nodeTypes="ccc"/>
              <draw:path draw:style-name="gr7" draw:id="shape233" draw:name="path906" draw:layer="g1969" svg:width="2.97735950790pt" svg:height="6.36086611271pt" draw:transform="matrix(0.29976019000 0.00000000000 0.00000000000 0.29976019000 88.20489514018pt 48.28992776009pt)" svg:viewBox="0 0 3 6" svg:d="M2.74729 6.29147C3.73412 3.63419 1.30561 2.99417 0.0161885 0C-0.11656 3.95461 0.547182 6.85159 2.74729 6.29147Z" koffice:nodeTypes="ccc"/>
              <draw:path draw:style-name="gr7" draw:id="shape234" draw:name="path907" draw:layer="g1969" svg:width="2.64298347044pt" svg:height="6.15356379842pt" draw:transform="matrix(0.29976019000 0.00000000000 0.00000000000 0.29976019000 89.01405410881pt 48.48571265097pt)" svg:viewBox="0 0 3 6" svg:d="M0.324158 6.09331C1.65248 6.64423 3.28642 3.32252 2.38235 0C1.44824 2.99197 -0.843476 3.71545 0.324158 6.09331Z" koffice:nodeTypes="ccc"/>
              <draw:path draw:style-name="gr7" draw:id="shape235" draw:name="path908" draw:layer="g1969" svg:width="2.77498977216pt" svg:height="5.43804663106pt" draw:transform="matrix(0.29976019000 0.00000000000 0.00000000000 0.29976019000 88.09524717173pt 49.61830353128pt)" svg:viewBox="0 0 3 5" svg:d="M2.25908 5.39881C3.87141 3.19373 1.30637 3.08027 0.00783745 0C-0.0656648 4.0539 0.354618 5.72252 2.25908 5.39881Z" koffice:nodeTypes="ccc"/>
              <draw:path draw:style-name="gr7" draw:id="shape236" draw:name="path909" draw:layer="g1969" svg:width="2.67599280058pt" svg:height="5.18306950728pt" draw:transform="matrix(0.29976019000 0.00000000000 0.00000000000 0.29976019000 87.90035930752pt 50.75073350033pt)" svg:viewBox="0 0 3 5" svg:d="M2.42504 5.12818C3.40954 2.69115 1.26525 3.00719 0.00345779 0C-0.0554763 4.48064 0.634355 5.44421 2.42504 5.12818Z" koffice:nodeTypes="ccc"/>
              <draw:path draw:style-name="gr7" draw:id="shape237" draw:name="path910" draw:layer="g1969" svg:width="3.28475935550pt" svg:height="4.26505741802pt" draw:transform="matrix(0.29976019000 0.00000000000 0.00000000000 0.29976019000 88.91307025189pt 49.82798794246pt)" svg:viewBox="0 0 3 4" svg:d="M0.225579 4.26475C1.46282 4.29283 3.86951 2.38359 3.15462 0C2.11326 1.99642 -0.831687 1.79471 0.225579 4.26475Z" koffice:nodeTypes="ccc"/>
              <draw:path draw:style-name="gr7" draw:id="shape238" draw:name="path911" draw:layer="g1969" svg:width="3.51137972960pt" svg:height="4.24647419588pt" draw:transform="matrix(0.29976019000 0.00000000000 0.00000000000 0.29976019000 88.86441767569pt 50.77871191742pt)" svg:viewBox="0 0 4 4" svg:d="M0.0557003 4.21195C2.14242 4.58427 3.72283 1.86305 3.48828 0C1.85594 1.73403 -0.382244 1.87632 0.0557003 4.21195Z" koffice:nodeTypes="ccc"/>
            </draw:g>
            <draw:g draw:style-name="gr1" draw:id="shape239" draw:name="g1664" svg:y="16.34373371114pt">
              <draw:path draw:style-name="gr15" draw:id="shape240" draw:name="path1665" draw:layer="g1969" svg:width="2.04188907342pt" svg:height="6.60828170667pt" draw:transform="matrix(0.29976019000 0.00000000000 0.00000000000 0.29976019000 88.76386276680pt 47.38129467216pt)" svg:viewBox="0 0 2 7" svg:d="M1.0037 0C-0.0956341 3.67145 -0.535368 5.43372 0.956818 6.60828C2.9049 5.48241 1.7894 3.18198 1.0037 0Z" koffice:nodeTypes="ccc"/>
              <draw:path draw:style-name="gr15" draw:id="shape241" draw:name="path1666" draw:layer="g1969" svg:width="2.97735950790pt" svg:height="6.36086611271pt" draw:transform="matrix(0.29976019000 0.00000000000 0.00000000000 0.29976019000 88.20489514018pt 48.28992776009pt)" svg:viewBox="0 0 3 6" svg:d="M2.74729 6.29147C3.73412 3.63419 1.30561 2.99417 0.0161885 0C-0.11656 3.95461 0.547182 6.85159 2.74729 6.29147Z" koffice:nodeTypes="ccc"/>
              <draw:path draw:style-name="gr15" draw:id="shape242" draw:name="path1667" draw:layer="g1969" svg:width="2.64298347044pt" svg:height="6.15356379842pt" draw:transform="matrix(0.29976019000 0.00000000000 0.00000000000 0.29976019000 89.01405410881pt 48.48571265097pt)" svg:viewBox="0 0 3 6" svg:d="M0.324158 6.09331C1.65248 6.64423 3.28642 3.32252 2.38235 0C1.44824 2.99197 -0.843476 3.71545 0.324158 6.09331Z" koffice:nodeTypes="ccc"/>
              <draw:path draw:style-name="gr15" draw:id="shape243" draw:name="path1668" draw:layer="g1969" svg:width="2.77498977216pt" svg:height="5.43804663106pt" draw:transform="matrix(0.29976019000 0.00000000000 0.00000000000 0.29976019000 88.09524717173pt 49.61830353128pt)" svg:viewBox="0 0 3 5" svg:d="M2.25908 5.39881C3.87141 3.19373 1.30637 3.08027 0.00783745 0C-0.0656648 4.0539 0.354618 5.72252 2.25908 5.39881Z" koffice:nodeTypes="ccc"/>
              <draw:path draw:style-name="gr15" draw:id="shape244" draw:name="path1669" draw:layer="g1969" svg:width="2.67599280058pt" svg:height="5.18306950728pt" draw:transform="matrix(0.29976019000 0.00000000000 0.00000000000 0.29976019000 87.90035930752pt 50.75073350033pt)" svg:viewBox="0 0 3 5" svg:d="M2.42504 5.12818C3.40954 2.69115 1.26525 3.00719 0.00345779 0C-0.0554763 4.48064 0.634355 5.44421 2.42504 5.12818Z" koffice:nodeTypes="ccc"/>
              <draw:path draw:style-name="gr15" draw:id="shape245" draw:name="path1670" draw:layer="g1969" svg:width="3.28475935550pt" svg:height="4.26505741802pt" draw:transform="matrix(0.29976019000 0.00000000000 0.00000000000 0.29976019000 88.91307025189pt 49.82798794246pt)" svg:viewBox="0 0 3 4" svg:d="M0.225579 4.26475C1.46282 4.29283 3.86951 2.38359 3.15462 0C2.11326 1.99642 -0.831687 1.79471 0.225579 4.26475Z" koffice:nodeTypes="ccc"/>
              <draw:path draw:style-name="gr15" draw:id="shape246" draw:name="path1671" draw:layer="g1969" svg:width="3.51137972960pt" svg:height="4.24647419588pt" draw:transform="matrix(0.29976019000 0.00000000000 0.00000000000 0.29976019000 88.86441767569pt 50.77871191742pt)" svg:viewBox="0 0 4 4" svg:d="M0.0557003 4.21195C2.14242 4.58427 3.72283 1.86305 3.48828 0C1.85594 1.73403 -0.382244 1.87632 0.0557003 4.21195Z" koffice:nodeTypes="ccc"/>
            </draw:g>
            <draw:g draw:style-name="gr1" draw:id="shape247" draw:name="g2122" svg:y="19.50850887217pt">
              <draw:path draw:style-name="gr21" draw:id="shape248" draw:name="path1065" draw:layer="g1969" svg:width="25.68059189628pt" svg:height="16.36678705381pt" draw:transform="matrix(-0.29832973437 0.00000000000 0.00000000000 0.29976019000 92.73306155347pt 50.63105779029pt)" svg:viewBox="0 0 26 16" svg:d="M0.77182 0.114975C0.535684 -0.187234 -0.142512 0.122825 0.0268385 0.851267C0.184263 1.83718 1.65673 6.89859 4.18744 8.63963C5.99225 9.92384 15.4782 11.9922 19.7788 12.8706C22.1457 13.3408 24.1278 14.5064 25.6806 16.3668C25.0382 13.9342 24.5222 12.1319 23.6929 9.92777C22.8867 7.99047 20.7504 5.87108 18.5377 5.75726C14.428 5.61126 9.10893 5.26588 5.24409 3.6104C3.24926 2.78776 2.05506 1.67626 0.77182 0.114975Z" koffice:nodeTypes="ccccccccc"/>
              <draw:path draw:style-name="gr15" draw:id="shape249" draw:name="path2121" draw:layer="g1969" svg:width="25.68059189628pt" svg:height="16.36678705381pt" draw:transform="matrix(-0.29832973437 0.00000000000 0.00000000000 0.29976019000 92.73306155347pt 50.63105779029pt)" svg:viewBox="0 0 26 16" svg:d="M0.77182 0.114975C0.535684 -0.187234 -0.142512 0.122825 0.0268385 0.851267C0.184263 1.83718 1.65673 6.89859 4.18744 8.63963C5.99225 9.92384 15.4782 11.9922 19.7788 12.8706C22.1457 13.3408 24.1278 14.5064 25.6806 16.3668C25.0382 13.9342 24.5222 12.1319 23.6929 9.92777C22.8867 7.99047 20.7504 5.87108 18.5377 5.75726C14.428 5.61126 9.10893 5.26588 5.24409 3.6104C3.24926 2.78776 2.05506 1.67626 0.77182 0.114975Z" koffice:nodeTypes="ccccccccc"/>
            </draw:g>
            <draw:g draw:style-name="gr1" draw:id="shape250" draw:name="g1682" svg:y="21.40703982130pt">
              <draw:path draw:style-name="gr7" draw:id="shape251" draw:name="path955" draw:layer="g1969" svg:width="1.34783669382pt" svg:height="5.05114540888pt" draw:transform="matrix(0.29976019000 0.00000000000 0.00000000000 0.29976019000 90.37255748992pt 52.81150327180pt)" svg:viewBox="0 0 1 5" svg:d="M1.05624 5.0432C1.41285 3.29673 0.95839 2.73468 1.34784 0C-0.793136 3.51544 0.0120276 5.1815 1.05624 5.0432Z" koffice:nodeTypes="ccc"/>
              <draw:path draw:style-name="gr7" draw:id="shape252" draw:name="path956" draw:layer="g1969" svg:width="6.92592935353pt" svg:height="6.89403622397pt" draw:transform="matrix(0.29976019000 0.00000000000 0.00000000000 0.29976019000 90.81448537303pt 52.52938576755pt)" svg:viewBox="0 0 7 7" svg:d="M0.103961 6.85084C1.95965 7.36707 6.78497 3.14801 6.92593 0C5.62119 2.26217 -0.896514 4.70271 0.103961 6.85084Z" koffice:nodeTypes="ccc"/>
              <draw:path draw:style-name="gr7" draw:id="shape253" draw:name="path957" draw:layer="g1969" svg:width="1.57871196362pt" svg:height="4.62594064000pt" draw:transform="matrix(0.29976019000 0.00000000000 0.00000000000 0.29976019000 89.68961596194pt 53.93250326490pt)" svg:viewBox="0 0 2 5" svg:d="M0.915991 4.62594C1.96579 3.93166 1.6694 0.991949 0.717687 0C0.522937 2.86917 -0.908545 4.55625 0.915991 4.62594Z" koffice:nodeTypes="ccc"/>
              <draw:path draw:style-name="gr7" draw:id="shape254" draw:name="path958" draw:layer="g1969" svg:width="7.01138448101pt" svg:height="4.70256435231pt" draw:transform="matrix(0.29976019000 0.00000000000 0.00000000000 0.29976019000 90.26975632855pt 54.01343132195pt)" svg:viewBox="0 0 7 5" svg:d="M0.336848 4.62944C2.59485 5.26485 5.1486 1.59435 7.01138 0C4.8883 1.64168 -1.53199 2.42993 0.336848 4.62944Z" koffice:nodeTypes="ccc"/>
              <draw:path draw:style-name="gr7" draw:id="shape255" draw:name="path959" draw:layer="g1969" svg:width="1.79076746849pt" svg:height="6.19121746286pt" draw:transform="matrix(0.29976019000 0.00000000000 0.00000000000 0.29976019000 89.13636799370pt 54.03550566235pt)" svg:viewBox="0 0 2 6" svg:d="M1.15489 6.19122C2.53868 5.28988 1.24725 3.51204 1.15035 0C-0.2395 2.53848 -0.522617 6.01215 1.15489 6.19122Z" koffice:nodeTypes="ccc"/>
              <draw:g draw:style-name="gr1" draw:id="shape256" draw:name="g1672" svg:y="2.27085849920pt">
                <draw:path draw:style-name="gr7" draw:id="shape257" draw:name="path960" draw:layer="g1969" svg:width="7.72480227612pt" svg:height="5.34558071453pt" draw:transform="matrix(0.29976019000 0.00000000000 0.00000000000 0.29976019000 89.52023985188pt 54.80024426675pt)" svg:viewBox="0 0 8 5" svg:d="M0.214211 5.16246C0.946875 6.19561 6.36953 2.63706 7.7248 0C3.09299 3.62472 -0.993263 3.14082 0.214211 5.16246Z" koffice:nodeTypes="ccc"/>
                <draw:path draw:style-name="gr7" draw:id="shape258" draw:name="path961" draw:layer="g1969" svg:width="2.26810431520pt" svg:height="7.20584174802pt" draw:transform="matrix(0.29976019000 0.00000000000 0.00000000000 0.29976019000 88.90009812728pt 55.11092771807pt)" svg:viewBox="0 0 2 7" svg:d="M1.84734 7.17117C3.28966 6.16956 0.606068 3.53567 0.0489023 0C0.0821278 4.30676 -0.537229 7.58106 1.84734 7.17117Z" koffice:nodeTypes="ccc"/>
                <draw:path draw:style-name="gr7" draw:id="shape259" draw:name="path962" draw:layer="g1969" svg:width="6.58832241148pt" svg:height="5.36656822672pt" draw:transform="matrix(0.29976019000 0.00000000000 0.00000000000 0.29976019000 89.83605676085pt 55.39709798010pt)" svg:viewBox="0 0 7 5" svg:d="M0.0836703 5.12285C0.742596 6.25418 4.82731 3.2597 6.58832 0C3.88044 2.532 -0.673046 3.20997 0.0836703 5.12285Z" koffice:nodeTypes="ccc"/>
                <draw:path draw:style-name="gr7" draw:id="shape260" draw:name="path963" draw:layer="g1969" svg:width="2.35503209184pt" svg:height="7.60340590920pt" draw:transform="matrix(0.29976019000 0.00000000000 0.00000000000 0.29976019000 88.24574612710pt 56.12613154875pt)" svg:viewBox="0 0 2 8" svg:d="M1.17797 7.57728C2.83345 7.29547 2.60601 3.27421 1.34291 0C-0.0816505 3.95373 -0.711897 7.96582 1.17797 7.57728Z" koffice:nodeTypes="ccc"/>
                <draw:path draw:style-name="gr7" draw:id="shape261" draw:name="path964" draw:layer="g1969" svg:width="6.96099493488pt" svg:height="5.14029946007pt" draw:transform="matrix(0.29976019000 0.00000000000 0.00000000000 0.29976019000 89.61844637581pt 56.02900684911pt)" svg:viewBox="0 0 7 5" svg:d="M0.335371 5.08408C0.860302 5.66165 7.04939 1.63644 6.96004 0C5.00152 2.60794 -1.54417 3.12923 0.335371 5.08408Z" koffice:nodeTypes="ccc"/>
                <draw:path draw:style-name="gr7" draw:id="shape262" draw:name="path965" draw:layer="g1969" svg:width="2.95750455937pt" svg:height="7.88839200000pt" draw:transform="matrix(0.29976019000 0.00000000000 0.00000000000 0.29976019000 87.28905227070pt 57.00335456493pt)" svg:viewBox="0 0 3 8" svg:d="M1.09745 7.88839C3.65697 7.03123 2.45358 3.64709 2.9575 0C0.942769 3.56368 -1.43678 7.14086 1.09745 7.88839Z" koffice:nodeTypes="ccc"/>
                <draw:path draw:style-name="gr7" draw:id="shape263" draw:name="path966" draw:layer="g1969" svg:width="7.82724719982pt" svg:height="4.65126021362pt" draw:transform="matrix(0.29976019000 0.00000000000 0.00000000000 0.29976019000 88.71444861987pt 57.14958238177pt)" svg:viewBox="0 0 8 5" svg:d="M0.0826474 4.34795C0.414208 5.46136 5.41374 3.39657 7.82725 0C4.91204 2.20677 -0.749817 2.50692 0.0826474 4.34795Z" koffice:nodeTypes="ccc"/>
                <draw:path draw:style-name="gr7" draw:id="shape264" draw:name="path967" draw:layer="g1969" svg:width="8.66405227415pt" svg:height="5.26697928545pt" draw:transform="matrix(0.29976019000 0.00000000000 0.00000000000 0.29976019000 87.74433747564pt 58.16495168007pt)" svg:viewBox="0 0 9 5" svg:d="M0.059741 4.73928C1.19283 6.5982 7.71662 3.194 8.66405 0C6.55523 2.76376 -0.731173 2.34665 0.059741 4.73928Z" koffice:nodeTypes="ccc"/>
                <draw:path draw:style-name="gr7" draw:id="shape265" draw:name="path968" draw:layer="g1969" svg:width="4.29185998432pt" svg:height="3.44807898895pt" draw:transform="matrix(0.29976019000 0.00000000000 0.00000000000 0.29976019000 88.60765271000pt 59.00803320965pt)" svg:viewBox="0 0 4 3" svg:d="M0.0485632 3.44267C1.11513 3.57561 3.59366 1.2256 4.29186 0C2.29881 1.14413 -0.395407 2.71966 0.0485632 3.44267Z" koffice:nodeTypes="ccc"/>
              </draw:g>
            </draw:g>
            <draw:g draw:style-name="gr1" draw:id="shape266" draw:name="g1714" svg:y="23.12519808409pt">
              <draw:path draw:style-name="gr7" draw:id="shape267" draw:name="path969" draw:layer="g1969" svg:width="3.49558659101pt" svg:height="4.75315842388pt" draw:transform="matrix(0.29976019000 0.00000000000 0.00000000000 0.29976019000 85.52847983132pt 54.47576225436pt)" svg:viewBox="0 0 3 5" svg:d="M0.950857 4.74242C2.42926 4.93586 4.36276 2.48431 3.07175 0C2.43013 2.47963 -1.87296 4.28378 0.950857 4.74242Z" koffice:nodeTypes="ccc"/>
              <draw:path draw:style-name="gr7" draw:id="shape268" draw:name="path970" draw:layer="g1969" svg:width="3.35083152240pt" svg:height="4.40435503031pt" draw:transform="matrix(0.29976019000 0.00000000000 0.00000000000 0.29976019000 86.60081233117pt 54.24754403034pt)" svg:viewBox="0 0 3 4" svg:d="M0.218394 4.32071C1.18637 4.94275 3.63489 1.95511 3.3237 0C1.9552 2.49824 -0.792058 3.21934 0.218394 4.32071Z" koffice:nodeTypes="ccc"/>
              <draw:path draw:style-name="gr7" draw:id="shape269" draw:name="path971" draw:layer="g1969" svg:width="7.59922768485pt" svg:height="6.20232574969pt" draw:transform="matrix(0.29976019000 0.00000000000 0.00000000000 0.29976019000 85.67068815256pt 54.80034019001pt)" svg:viewBox="0 0 8 6" svg:d="M0.210753 6.08231C1.21189 7.02285 6.13338 2.19436 7.59923 0C3.34049 3.5054 -1.01728 4.38872 0.210753 6.08231Z" koffice:nodeTypes="ccc"/>
              <draw:path draw:style-name="gr7" draw:id="shape270" draw:name="path972" draw:layer="g1969" svg:width="6.89246513853pt" svg:height="5.50333041822pt" draw:transform="matrix(0.29976019000 0.00000000000 0.00000000000 0.29976019000 85.33521286067pt 56.00597567419pt)" svg:viewBox="0 0 7 6" svg:d="M0.141871 5.27434C1.00359 6.43969 4.61169 2.92372 6.89247 0C4.00119 2.54983 -0.895626 3.71594 0.141871 5.27434Z" koffice:nodeTypes="ccc"/>
              <draw:path draw:style-name="gr7" draw:id="shape271" draw:name="path974" draw:layer="g1969" svg:width="2.37280154556pt" svg:height="5.51595799864pt" draw:transform="matrix(0.29976019000 0.00000000000 0.00000000000 0.29976019000 84.90035769687pt 55.21404042727pt)" svg:viewBox="0 0 2 6" svg:d="M2.09289 5.48692C2.98954 3.20308 1.50384 2.83925 0.832013 0C-0.495093 1.56961 -0.346088 5.91125 2.09289 5.48692Z" koffice:nodeTypes="ccc"/>
              <draw:path draw:style-name="gr7" draw:id="shape272" draw:name="path975" draw:layer="g1969" svg:width="2.42217830977pt" svg:height="5.50483469885pt" draw:transform="matrix(0.29976019000 0.00000000000 0.00000000000 0.29976019000 84.57172084084pt 56.11333058959pt)" svg:viewBox="0 0 2 6" svg:d="M1.84234 5.48139C3.64275 5.00292 0.731275 2.08259 0.121161 0C-0.153522 3.83109 -0.10598 5.7416 1.84234 5.48139Z" koffice:nodeTypes="ccc"/>
              <draw:path draw:style-name="gr7" draw:id="shape273" draw:name="path976" draw:layer="g1969" svg:width="2.38826134222pt" svg:height="5.00265389922pt" draw:transform="matrix(0.29976019000 0.00000000000 0.00000000000 0.29976019000 84.09089481254pt 56.97505000875pt)" svg:viewBox="0 0 2 5" svg:d="M1.8409 4.97572C3.49141 4.42597 0.908118 3.04801 0.644107 0C-0.175902 1.1203 -0.606014 5.37983 1.8409 4.97572Z" koffice:nodeTypes="ccc"/>
              <draw:path draw:style-name="gr7" draw:id="shape274" draw:name="path977" draw:layer="g1969" svg:width="1.31420259185pt" svg:height="3.70347947169pt" draw:transform="matrix(0.29976019000 0.00000000000 0.00000000000 0.29976019000 83.59040699196pt 57.66090851771pt)" svg:viewBox="0 0 1 4" svg:d="M0.889111 3.703C1.66925 3.12435 1.34824 0.364433 0.150477 0C-0.128376 2.16527 -0.09206 3.735 0.889111 3.703Z" koffice:nodeTypes="ccc"/>
            </draw:g>
            <draw:g draw:style-name="gr1" draw:id="shape275" draw:name="g1723" svg:y="23.20998306932pt">
              <draw:path draw:style-name="gr15" draw:id="shape276" draw:name="path1724" draw:layer="g1969" svg:width="3.49558659101pt" svg:height="4.75315842388pt" draw:transform="matrix(0.29976019000 0.00000000000 0.00000000000 0.29976019000 85.52847983132pt 54.47576225436pt)" svg:viewBox="0 0 3 5" svg:d="M0.950857 4.74242C2.42926 4.93586 4.36276 2.48431 3.07175 0C2.43013 2.47963 -1.87296 4.28378 0.950857 4.74242Z" koffice:nodeTypes="ccc"/>
              <draw:path draw:style-name="gr15" draw:id="shape277" draw:name="path1725" draw:layer="g1969" svg:width="3.35083152240pt" svg:height="4.40435503031pt" draw:transform="matrix(0.29976019000 0.00000000000 0.00000000000 0.29976019000 86.60081233117pt 54.24754403034pt)" svg:viewBox="0 0 3 4" svg:d="M0.218394 4.32071C1.18637 4.94275 3.63489 1.95511 3.3237 0C1.9552 2.49824 -0.792058 3.21934 0.218394 4.32071Z" koffice:nodeTypes="ccc"/>
              <draw:path draw:style-name="gr15" draw:id="shape278" draw:name="path1726" draw:layer="g1969" svg:width="7.59922768485pt" svg:height="6.20232574969pt" draw:transform="matrix(0.29976019000 0.00000000000 0.00000000000 0.29976019000 85.67068815256pt 54.80034019001pt)" svg:viewBox="0 0 8 6" svg:d="M0.210753 6.08231C1.21189 7.02285 6.13338 2.19436 7.59923 0C3.34049 3.5054 -1.01728 4.38872 0.210753 6.08231Z" koffice:nodeTypes="ccc"/>
              <draw:path draw:style-name="gr15" draw:id="shape279" draw:name="path1727" draw:layer="g1969" svg:width="6.89246513853pt" svg:height="5.50333041822pt" draw:transform="matrix(0.29976019000 0.00000000000 0.00000000000 0.29976019000 85.33521286067pt 56.00597567419pt)" svg:viewBox="0 0 7 6" svg:d="M0.141871 5.27434C1.00359 6.43969 4.61169 2.92372 6.89247 0C4.00119 2.54983 -0.895626 3.71594 0.141871 5.27434Z" koffice:nodeTypes="ccc"/>
              <draw:path draw:style-name="gr15" draw:id="shape280" draw:name="path1728" draw:layer="g1969" svg:width="2.37280154556pt" svg:height="5.51595799864pt" draw:transform="matrix(0.29976019000 0.00000000000 0.00000000000 0.29976019000 84.90035769687pt 55.21404042727pt)" svg:viewBox="0 0 2 6" svg:d="M2.09289 5.48692C2.98954 3.20308 1.50384 2.83925 0.832013 0C-0.495093 1.56961 -0.346088 5.91125 2.09289 5.48692Z" koffice:nodeTypes="ccc"/>
              <draw:path draw:style-name="gr15" draw:id="shape281" draw:name="path1729" draw:layer="g1969" svg:width="2.42217830977pt" svg:height="5.50483469885pt" draw:transform="matrix(0.29976019000 0.00000000000 0.00000000000 0.29976019000 84.57172084084pt 56.11333058959pt)" svg:viewBox="0 0 2 6" svg:d="M1.84234 5.48139C3.64275 5.00292 0.731275 2.08259 0.121161 0C-0.153522 3.83109 -0.10598 5.7416 1.84234 5.48139Z" koffice:nodeTypes="ccc"/>
              <draw:path draw:style-name="gr15" draw:id="shape282" draw:name="path1730" draw:layer="g1969" svg:width="2.38826134222pt" svg:height="5.00265389922pt" draw:transform="matrix(0.29976019000 0.00000000000 0.00000000000 0.29976019000 84.09089481254pt 56.97505000875pt)" svg:viewBox="0 0 2 5" svg:d="M1.8409 4.97572C3.49141 4.42597 0.908118 3.04801 0.644107 0C-0.175902 1.1203 -0.606014 5.37983 1.8409 4.97572Z" koffice:nodeTypes="ccc"/>
              <draw:path draw:style-name="gr15" draw:id="shape283" draw:name="path1731" draw:layer="g1969" svg:width="1.31420259185pt" svg:height="3.70347947169pt" draw:transform="matrix(0.29976019000 0.00000000000 0.00000000000 0.29976019000 83.59040699197pt 57.66090851771pt)" svg:viewBox="0 0 1 4" svg:d="M0.889111 3.703C1.66925 3.12435 1.34824 0.364433 0.150477 0C-0.128376 2.16527 -0.09206 3.735 0.889111 3.703Z" koffice:nodeTypes="ccc"/>
            </draw:g>
            <draw:g draw:style-name="gr1" draw:id="shape284" draw:name="g1698" svg:y="21.49182480653pt">
              <draw:path draw:style-name="gr15" draw:id="shape285" draw:name="path1699" draw:layer="g1969" svg:width="1.34783669382pt" svg:height="5.05114540888pt" draw:transform="matrix(0.29976019000 0.00000000000 0.00000000000 0.29976019000 90.37255748992pt 52.81150327180pt)" svg:viewBox="0 0 1 5" svg:d="M1.05624 5.0432C1.41285 3.29673 0.95839 2.73468 1.34784 0C-0.793136 3.51544 0.0120276 5.1815 1.05624 5.0432Z" koffice:nodeTypes="ccc"/>
              <draw:path draw:style-name="gr15" draw:id="shape286" draw:name="path170" draw:layer="g1969" svg:width="6.92592935353pt" svg:height="6.89403622397pt" draw:transform="matrix(0.29976019000 0.00000000000 0.00000000000 0.29976019000 90.81448537303pt 52.52938576755pt)" svg:viewBox="0 0 7 7" svg:d="M0.103961 6.85084C1.95965 7.36707 6.78497 3.14801 6.92593 0C5.62119 2.26217 -0.896514 4.70271 0.103961 6.85084Z" koffice:nodeTypes="ccc"/>
              <draw:path draw:style-name="gr15" draw:id="shape287" draw:name="path1701" draw:layer="g1969" svg:width="1.57871196362pt" svg:height="4.62594064000pt" draw:transform="matrix(0.29976019000 0.00000000000 0.00000000000 0.29976019000 89.68961596194pt 53.93250326490pt)" svg:viewBox="0 0 2 5" svg:d="M0.915991 4.62594C1.96579 3.93166 1.6694 0.991949 0.717687 0C0.522937 2.86917 -0.908545 4.55625 0.915991 4.62594Z" koffice:nodeTypes="ccc"/>
              <draw:path draw:style-name="gr15" draw:id="shape288" draw:name="path1702" draw:layer="g1969" svg:width="7.01138448101pt" svg:height="4.70256435231pt" draw:transform="matrix(0.29976019000 0.00000000000 0.00000000000 0.29976019000 90.26975632855pt 54.01343132195pt)" svg:viewBox="0 0 7 5" svg:d="M0.336848 4.62944C2.59485 5.26485 5.1486 1.59435 7.01138 0C4.8883 1.64168 -1.53199 2.42993 0.336848 4.62944Z" koffice:nodeTypes="ccc"/>
              <draw:path draw:style-name="gr15" draw:id="shape289" draw:name="path1703" draw:layer="g1969" svg:width="1.79076746849pt" svg:height="6.19121746286pt" draw:transform="matrix(0.29976019000 0.00000000000 0.00000000000 0.29976019000 89.13636799370pt 54.03550566235pt)" svg:viewBox="0 0 2 6" svg:d="M1.15489 6.19122C2.53868 5.28988 1.24725 3.51204 1.15035 0C-0.2395 2.53848 -0.522617 6.01215 1.15489 6.19122Z" koffice:nodeTypes="ccc"/>
              <draw:g draw:style-name="gr1" draw:id="shape290" draw:name="g1704" svg:y="2.27085849920pt">
                <draw:path draw:style-name="gr15" draw:id="shape291" draw:name="path1705" draw:layer="g1969" svg:width="7.72480227612pt" svg:height="5.34558071453pt" draw:transform="matrix(0.29976019000 0.00000000000 0.00000000000 0.29976019000 89.52023985188pt 54.80024426675pt)" svg:viewBox="0 0 8 5" svg:d="M0.214211 5.16246C0.946875 6.19561 6.36953 2.63706 7.7248 0C3.09299 3.62472 -0.993263 3.14082 0.214211 5.16246Z" koffice:nodeTypes="ccc"/>
                <draw:path draw:style-name="gr15" draw:id="shape292" draw:name="path1706" draw:layer="g1969" svg:width="2.26810431520pt" svg:height="7.20584174802pt" draw:transform="matrix(0.29976019000 0.00000000000 0.00000000000 0.29976019000 88.90009812728pt 55.11092771807pt)" svg:viewBox="0 0 2 7" svg:d="M1.84734 7.17117C3.28966 6.16956 0.606068 3.53567 0.0489023 0C0.0821278 4.30676 -0.537229 7.58106 1.84734 7.17117Z" koffice:nodeTypes="ccc"/>
                <draw:path draw:style-name="gr15" draw:id="shape293" draw:name="path1707" draw:layer="g1969" svg:width="6.58832241148pt" svg:height="5.36656822672pt" draw:transform="matrix(0.29976019000 0.00000000000 0.00000000000 0.29976019000 89.83605676085pt 55.39709798010pt)" svg:viewBox="0 0 7 5" svg:d="M0.0836703 5.12285C0.742596 6.25418 4.82731 3.2597 6.58832 0C3.88044 2.532 -0.673046 3.20997 0.0836703 5.12285Z" koffice:nodeTypes="ccc"/>
                <draw:path draw:style-name="gr15" draw:id="shape294" draw:name="path1708" draw:layer="g1969" svg:width="2.35503209184pt" svg:height="7.60340590920pt" draw:transform="matrix(0.29976019000 0.00000000000 0.00000000000 0.29976019000 88.24574612710pt 56.12613154875pt)" svg:viewBox="0 0 2 8" svg:d="M1.17797 7.57728C2.83345 7.29547 2.60601 3.27421 1.34291 0C-0.0816505 3.95373 -0.711897 7.96582 1.17797 7.57728Z" koffice:nodeTypes="ccc"/>
                <draw:path draw:style-name="gr15" draw:id="shape295" draw:name="path1709" draw:layer="g1969" svg:width="6.96099493488pt" svg:height="5.14029946007pt" draw:transform="matrix(0.29976019000 0.00000000000 0.00000000000 0.29976019000 89.61844637581pt 56.02900684911pt)" svg:viewBox="0 0 7 5" svg:d="M0.335371 5.08408C0.860302 5.66165 7.04939 1.63644 6.96004 0C5.00152 2.60794 -1.54417 3.12923 0.335371 5.08408Z" koffice:nodeTypes="ccc"/>
                <draw:path draw:style-name="gr15" draw:id="shape296" draw:name="path1710" draw:layer="g1969" svg:width="2.95750455937pt" svg:height="7.88839200000pt" draw:transform="matrix(0.29976019000 0.00000000000 0.00000000000 0.29976019000 87.28905227070pt 57.00335456493pt)" svg:viewBox="0 0 3 8" svg:d="M1.09745 7.88839C3.65697 7.03123 2.45358 3.64709 2.9575 0C0.942769 3.56368 -1.43678 7.14086 1.09745 7.88839Z" koffice:nodeTypes="ccc"/>
                <draw:path draw:style-name="gr15" draw:id="shape297" draw:name="path1711" draw:layer="g1969" svg:width="7.82724719982pt" svg:height="4.65126021362pt" draw:transform="matrix(0.29976019000 0.00000000000 0.00000000000 0.29976019000 88.71444861987pt 57.14958238177pt)" svg:viewBox="0 0 8 5" svg:d="M0.0826474 4.34795C0.414208 5.46136 5.41374 3.39657 7.82725 0C4.91204 2.20677 -0.749817 2.50692 0.0826474 4.34795Z" koffice:nodeTypes="ccc"/>
                <draw:path draw:style-name="gr15" draw:id="shape298" draw:name="path1712" draw:layer="g1969" svg:width="8.66405227415pt" svg:height="5.26697928545pt" draw:transform="matrix(0.29976019000 0.00000000000 0.00000000000 0.29976019000 87.74433747564pt 58.16495168007pt)" svg:viewBox="0 0 9 5" svg:d="M0.059741 4.73928C1.19283 6.5982 7.71662 3.194 8.66405 0C6.55523 2.76376 -0.731173 2.34665 0.059741 4.73928Z" koffice:nodeTypes="ccc"/>
                <draw:path draw:style-name="gr15" draw:id="shape299" draw:name="path1713" draw:layer="g1969" svg:width="4.29185998432pt" svg:height="3.44807898895pt" draw:transform="matrix(0.29976019000 0.00000000000 0.00000000000 0.29976019000 88.60765271000pt 59.00803320965pt)" svg:viewBox="0 0 4 3" svg:d="M0.0485632 3.44267C1.11513 3.57561 3.59366 1.2256 4.29186 0C2.29881 1.14413 -0.395407 2.71966 0.0485632 3.44267Z" koffice:nodeTypes="ccc"/>
              </draw:g>
            </draw:g>
            <draw:g draw:style-name="gr1" draw:id="shape300" draw:name="g2099" svg:y="27.55229326205pt">
              <draw:path draw:style-name="gr21" draw:id="shape301" draw:name="path1066" draw:layer="g1969" svg:width="26.88508992752pt" svg:height="14.93398514843pt" draw:transform="matrix(-0.26267086169 -0.14211660584 -0.14143854829 0.26393015425 89.83130988047pt 59.99642295260pt)" svg:viewBox="0 0 27 15" svg:d="M0.601147 0.306261C0.294456 0.0612013 -0.111481 -0.3004 0.0284412 0.446751C1.17467 6.3617 1.53749 8.01645 6.82037 10.0607C12.1911 12.0627 14.1159 11.3626 18.6886 11.2844C21.1568 11.1958 24.0309 12.4051 25.7425 14.1724C26.5397 14.9946 27.1148 15.3227 26.7951 14.2746C26.4746 13.2273 26.163 11.8679 25.6595 10.7791C24.5629 8.38284 21.727 6.09669 18.8903 5.1827C14.9213 3.81213 10.6422 4.50101 6.55436 3.45532C4.42217 2.87739 2.37458 1.71276 0.601147 0.306261Z" koffice:nodeTypes="cccccccccc"/>
              <draw:path draw:style-name="gr15" draw:id="shape302" draw:name="path2098" draw:layer="g1969" svg:width="26.88508992752pt" svg:height="14.93398514843pt" draw:transform="matrix(-0.26267086169 -0.14211660584 -0.14143854829 0.26393015425 89.83130988047pt 59.99642295260pt)" svg:viewBox="0 0 27 15" svg:d="M0.601147 0.306261C0.294456 0.0612013 -0.111481 -0.3004 0.0284412 0.446751C1.17467 6.3617 1.53749 8.01645 6.82037 10.0607C12.1911 12.0627 14.1159 11.3626 18.6886 11.2844C21.1568 11.1958 24.0309 12.4051 25.7425 14.1724C26.5397 14.9946 27.1148 15.3227 26.7951 14.2746C26.4746 13.2273 26.163 11.8679 25.6595 10.7791C24.5629 8.38284 21.727 6.09669 18.8903 5.1827C14.9213 3.81213 10.6422 4.50101 6.55436 3.45532C4.42217 2.87739 2.37458 1.71276 0.601147 0.306261Z" koffice:nodeTypes="cccccccccc"/>
            </draw:g>
            <draw:g draw:style-name="gr1" draw:id="shape303" draw:name="g2065" svg:y="30.72841448555pt">
              <draw:path draw:style-name="gr23" draw:id="shape304" draw:name="path1081" draw:layer="g1969" svg:width="2.42133741974pt" svg:height="2.79299270619pt" draw:transform="matrix(-0.29625179674 0.00000000000 0.00000000000 0.29976019000 80.19992015406pt 61.85126099896pt)" svg:viewBox="0 0 2 3" svg:d="M0.455206 1.97181C1.23334 2.05672 1.72628 3.37823 2.10918 2.48359C2.7588 1.03472 2.30372 -0.117733 1.574 0.00963096C0.712237 0.211099 -0.745445 1.90543 0.455206 1.97181Z" koffice:nodeTypes="cccc"/>
              <draw:path draw:style-name="gr15" draw:id="shape305" draw:name="path2064" draw:layer="g1969" svg:width="2.42133741974pt" svg:height="2.79299270619pt" draw:transform="matrix(-0.29625179674 0.00000000000 0.00000000000 0.29976019000 80.19992015406pt 61.85126099896pt)" svg:viewBox="0 0 2 3" svg:d="M0.455206 1.97181C1.23334 2.05672 1.72628 3.37823 2.10918 2.48359C2.7588 1.03472 2.30372 -0.117733 1.574 0.00963096C0.712237 0.211099 -0.745445 1.90543 0.455206 1.97181Z" koffice:nodeTypes="cccc"/>
            </draw:g>
            <draw:g draw:style-name="gr1" draw:id="shape306" draw:name="g1732" svg:y="28.54570894834pt">
              <draw:path draw:style-name="gr7" draw:id="shape307" draw:name="path987" draw:layer="g1969" svg:width="4.28986944000pt" svg:height="2.92640582280pt" draw:transform="matrix(0.24830305602 -0.16793405172 0.16793405172 0.24830305602 82.07072534924pt 60.18818133714pt)" svg:viewBox="0 0 4 3" svg:d="M0 2.16601C1.39847 4.02207 3.16231 2.08569 4.28987 0.556721C2.53681 -0.266795 0.333877 -0.498076 0 2.16601Z" koffice:nodeTypes="ccc"/>
              <draw:path draw:style-name="gr7" draw:id="shape308" draw:name="path988" draw:layer="g1969" svg:width="4.63014430436pt" svg:height="3.69035360156pt" draw:transform="matrix(0.29788728833 0.03345503577 -0.03345503577 0.29788728833 82.19131606610pt 60.40140964191pt)" svg:viewBox="0 0 5 4" svg:d="M0.118863 3.10372C0.621571 4.79933 4.14822 2.52788 4.63014 0C2.17127 2.10996 -0.612488 0.518175 0.118863 3.10372Z" koffice:nodeTypes="ccc"/>
              <draw:path draw:style-name="gr7" draw:id="shape309" draw:name="path989" draw:layer="g1969" svg:width="4.95199638528pt" svg:height="2.12187849485pt" draw:transform="matrix(0.14428776890 -0.26274939886 0.26274939886 0.14428776890 81.20556413796pt 60.96124204306pt)" svg:viewBox="0 0 5 2" svg:d="M0.0803521 1.60666C0.671891 3.0283 2.61689 1.18145 4.952 0C2.53409 0.172238 -0.537461 0.241537 0.0803521 1.60666Z" koffice:nodeTypes="ccc"/>
              <draw:path draw:style-name="gr7" draw:id="shape310" draw:name="path990" draw:layer="g1969" svg:width="5.51017314401pt" svg:height="3.19958406209pt" draw:transform="matrix(0.16082314050 -0.25296672506 0.25296672506 0.16082314050 80.25983889959pt 61.54061445658pt)" svg:viewBox="0 0 6 3" svg:d="M0.122712 2.72675C0.993609 4.29512 3.59454 1.59198 5.51017 0C3.10576 0.632498 -0.735587 1.23781 0.122712 2.72675Z" koffice:nodeTypes="ccc"/>
              <draw:path draw:style-name="gr7" draw:id="shape311" draw:name="path991" draw:layer="g1969" svg:width="5.05316451509pt" svg:height="4.23381621642pt" draw:transform="matrix(0.27243285204 0.12504646206 -0.12504646206 0.27243285204 81.84879305479pt 60.87601193571pt)" svg:viewBox="0 0 5 4" svg:d="M0.197368 3.79637C1.19658 5.46303 3.61566 1.96849 5.05316 0C2.68327 1.57096 -0.878189 2.20479 0.197368 3.79637Z" koffice:nodeTypes="ccc"/>
              <draw:path draw:style-name="gr7" draw:id="shape312" draw:name="path992" draw:layer="g1969" svg:width="5.05316451509pt" svg:height="4.23381621642pt" draw:transform="matrix(0.27243285204 0.12504646206 -0.12504646206 0.27243285204 81.19305924588pt 61.75656828520pt)" svg:viewBox="0 0 5 4" svg:d="M0.197368 3.79637C1.19658 5.46303 3.61566 1.96849 5.05316 0C2.68327 1.57096 -0.878189 2.20479 0.197368 3.79637Z" koffice:nodeTypes="ccc"/>
              <draw:path draw:style-name="gr7" draw:id="shape313" draw:name="path993" draw:layer="g1969" svg:width="5.13223289058pt" svg:height="3.80285299152pt" draw:transform="matrix(0.16082314050 -0.25296672506 0.25296672506 0.16082314050 79.52770528162pt 62.35664048446pt)" svg:viewBox="0 0 5 4" svg:d="M0.128352 3.39784C0.995504 4.93217 3.44454 1.73558 5.13223 0C3.01393 0.689552 -0.741019 1.81436 0.128352 3.39784Z" koffice:nodeTypes="ccc"/>
              <draw:path draw:style-name="gr7" draw:id="shape314" draw:name="path994" draw:layer="g1969" svg:width="5.41189371428pt" svg:height="4.74119199838pt" draw:transform="matrix(0.27243285204 0.12504646206 -0.12504646206 0.27243285204 80.37669119503pt 62.57213471362pt)" svg:viewBox="0 0 5 5" svg:d="M0.236658 4.18327C1.36941 6.15515 3.90959 2.45527 5.41189 0C2.77683 2.0581 -0.982661 2.30023 0.236658 4.18327Z" koffice:nodeTypes="ccc"/>
            </draw:g>
            <draw:g draw:style-name="gr1" draw:id="shape315" draw:name="g1741" svg:y="28.56844073552pt">
              <draw:path draw:style-name="gr15" draw:id="shape316" draw:name="path1742" draw:layer="g1969" svg:width="4.28986944000pt" svg:height="2.92640582280pt" draw:transform="matrix(0.24830305602 -0.16793405172 0.16793405172 0.24830305602 82.07072534924pt 60.18818133714pt)" svg:viewBox="0 0 4 3" svg:d="M0 2.16601C1.39847 4.02207 3.16231 2.08569 4.28987 0.556721C2.53681 -0.266795 0.333877 -0.498076 0 2.16601Z" koffice:nodeTypes="ccc"/>
              <draw:path draw:style-name="gr15" draw:id="shape317" draw:name="path1743" draw:layer="g1969" svg:width="4.63014430436pt" svg:height="3.69035360156pt" draw:transform="matrix(0.29788728833 0.03345503577 -0.03345503577 0.29788728833 82.19131606610pt 60.40140964191pt)" svg:viewBox="0 0 5 4" svg:d="M0.118863 3.10372C0.621571 4.79933 4.14822 2.52788 4.63014 0C2.17127 2.10996 -0.612488 0.518175 0.118863 3.10372Z" koffice:nodeTypes="ccc"/>
              <draw:path draw:style-name="gr15" draw:id="shape318" draw:name="path1744" draw:layer="g1969" svg:width="4.95199638528pt" svg:height="2.12187849485pt" draw:transform="matrix(0.14428776890 -0.26274939886 0.26274939886 0.14428776890 81.20556413796pt 60.96124204306pt)" svg:viewBox="0 0 5 2" svg:d="M0.0803521 1.60666C0.671891 3.0283 2.61689 1.18145 4.952 0C2.53409 0.172238 -0.537461 0.241537 0.0803521 1.60666Z" koffice:nodeTypes="ccc"/>
              <draw:path draw:style-name="gr15" draw:id="shape319" draw:name="path1745" draw:layer="g1969" svg:width="5.51017314401pt" svg:height="3.19958406209pt" draw:transform="matrix(0.16082314050 -0.25296672506 0.25296672506 0.16082314050 80.25983889959pt 61.54061445658pt)" svg:viewBox="0 0 6 3" svg:d="M0.122712 2.72675C0.993609 4.29512 3.59454 1.59198 5.51017 0C3.10576 0.632498 -0.735587 1.23781 0.122712 2.72675Z" koffice:nodeTypes="ccc"/>
              <draw:path draw:style-name="gr15" draw:id="shape320" draw:name="path1746" draw:layer="g1969" svg:width="5.05316451509pt" svg:height="4.23381621642pt" draw:transform="matrix(0.27243285204 0.12504646206 -0.12504646206 0.27243285204 81.84879305479pt 60.87601193571pt)" svg:viewBox="0 0 5 4" svg:d="M0.197368 3.79637C1.19658 5.46303 3.61566 1.96849 5.05316 0C2.68327 1.57096 -0.878189 2.20479 0.197368 3.79637Z" koffice:nodeTypes="ccc"/>
              <draw:path draw:style-name="gr15" draw:id="shape321" draw:name="path1747" draw:layer="g1969" svg:width="5.05316451509pt" svg:height="4.23381621642pt" draw:transform="matrix(0.27243285204 0.12504646206 -0.12504646206 0.27243285204 81.19305924588pt 61.75656828520pt)" svg:viewBox="0 0 5 4" svg:d="M0.197368 3.79637C1.19658 5.46303 3.61566 1.96849 5.05316 0C2.68327 1.57096 -0.878189 2.20479 0.197368 3.79637Z" koffice:nodeTypes="ccc"/>
              <draw:path draw:style-name="gr15" draw:id="shape322" draw:name="path1748" draw:layer="g1969" svg:width="5.13223289058pt" svg:height="3.80285299152pt" draw:transform="matrix(0.16082314050 -0.25296672506 0.25296672506 0.16082314050 79.52770528162pt 62.35664048446pt)" svg:viewBox="0 0 5 4" svg:d="M0.128352 3.39784C0.995504 4.93217 3.44454 1.73558 5.13223 0C3.01393 0.689552 -0.741019 1.81436 0.128352 3.39784Z" koffice:nodeTypes="ccc"/>
              <draw:path draw:style-name="gr15" draw:id="shape323" draw:name="path1749" draw:layer="g1969" svg:width="5.41189371428pt" svg:height="4.74119199838pt" draw:transform="matrix(0.27243285204 0.12504646206 -0.12504646206 0.27243285204 80.37669119503pt 62.57213471362pt)" svg:viewBox="0 0 5 5" svg:d="M0.236658 4.18327C1.36941 6.15515 3.90959 2.45527 5.41189 0C2.77683 2.0581 -0.982661 2.30023 0.236658 4.18327Z" koffice:nodeTypes="ccc"/>
            </draw:g>
            <draw:g draw:style-name="gr1" draw:id="shape324" draw:name="g1750" svg:y="29.93008425909pt">
              <draw:path draw:style-name="gr7" draw:id="shape325" draw:name="path978" draw:layer="g1969" svg:width="7.77647347944pt" svg:height="4.03071049205pt" draw:transform="matrix(0.29976019000 0.00000000000 0.00000000000 0.29976019000 86.06868881899pt 61.71327779730pt)" svg:viewBox="0 0 8 4" svg:d="M0.0830854 3.3967C1.23069 5.49518 5.4661 1.86851 7.77647 0C4.4551 1.12852 -0.717958 0.694548 0.0830854 3.3967Z" koffice:nodeTypes="ccc"/>
              <draw:path draw:style-name="gr7" draw:id="shape326" draw:name="path979" draw:layer="g1969" svg:width="7.68030902441pt" svg:height="4.82609215494pt" draw:transform="matrix(0.28108842753 0.10414178593 -0.10414178593 0.28108842753 85.24148084104pt 62.03959610278pt)" svg:viewBox="0 0 8 5" svg:d="M0.115083 4.31722C1.25557 6.30668 7.29149 1.95431 7.68031 0C5.09935 2.55009 -0.903055 2.6116 0.115083 4.31722Z" koffice:nodeTypes="ccc"/>
              <draw:path draw:style-name="gr7" draw:id="shape327" draw:name="path980" draw:layer="g1969" svg:width="7.20431255593pt" svg:height="3.40965489187pt" draw:transform="matrix(0.28108842753 0.10414178593 -0.10414178593 0.28108842753 84.17396453447pt 62.78763143957pt)" svg:viewBox="0 0 7 3" svg:d="M0.131848 3.14454C0.689081 4.20722 5.16214 1.85415 7.20431 0C4.79697 1.40298 -0.939347 1.51556 0.131848 3.14454Z" koffice:nodeTypes="ccc"/>
              <draw:path draw:style-name="gr7" draw:id="shape328" draw:name="path981" draw:layer="g1969" svg:width="7.49756053151pt" svg:height="3.31137709482pt" draw:transform="matrix(0.28108842753 0.10414178593 -0.10414178593 0.28108842753 83.33772107552pt 63.21611926391pt)" svg:viewBox="0 0 7 3" svg:d="M0.183456 2.99804C0.550555 4.02176 6.22588 2.41053 7.49756 0C4.01941 2.07265 -1.02704 0.669872 0.183456 2.99804Z" koffice:nodeTypes="ccc"/>
              <draw:path draw:style-name="gr7" draw:id="shape329" draw:name="path982" draw:layer="g1969" svg:width="8.07626439379pt" svg:height="2.89957901191pt" draw:transform="matrix(0.28108842753 0.10414178593 -0.10414178593 0.28108842753 81.91999961068pt 63.61871348316pt)" svg:viewBox="0 0 8 3" svg:d="M0.027775 2.48061C0.314733 3.89866 6.38908 1.37401 8.07626 0C4.66251 0.952447 -0.420748 0.4019 0.027775 2.48061Z" koffice:nodeTypes="ccc"/>
              <draw:path draw:style-name="gr7" draw:id="shape330" draw:name="path983" draw:layer="g1969" svg:width="9.33102451317pt" svg:height="4.75242738801pt" draw:transform="matrix(0.27079526212 -0.12855395604 0.12855395604 0.27079526212 81.10770045852pt 62.90271735827pt)" svg:viewBox="0 0 9 5" svg:d="M0.114057 4.21264C0.882205 6.24005 7.02658 2.05008 9.33102 0C5.307 1.63675 -0.919644 2.25587 0.114057 4.21264Z" koffice:nodeTypes="ccc"/>
              <draw:path draw:style-name="gr7" draw:id="shape331" draw:name="path984" draw:layer="g1969" svg:width="6.26078235603pt" svg:height="4.72707977997pt" draw:transform="matrix(0.27079526212 -0.12855395604 0.12855395604 0.27079526212 82.41572273583pt 62.60591558838pt)" svg:viewBox="0 0 6 5" svg:d="M0.0787625 4.14574C1.10847 6.11468 4.22407 2.66642 6.26078 0C3.73078 1.87763 -0.639989 1.61151 0.0787625 4.14574Z" koffice:nodeTypes="ccc"/>
              <draw:path draw:style-name="gr7" draw:id="shape332" draw:name="path985" draw:layer="g1969" svg:width="5.33606745231pt" svg:height="3.64147155016pt" draw:transform="matrix(0.27079526212 -0.12855395604 0.12855395604 0.27079526212 83.50266722279pt 62.40378169607pt)" svg:viewBox="0 0 5 4" svg:d="M0.101346 3.11658C1.22614 4.8447 3.86664 1.91284 5.33607 0C3.28648 1.30144 -0.683781 0.892304 0.101346 3.11658Z" koffice:nodeTypes="ccc"/>
              <draw:path draw:style-name="gr7" draw:id="shape333" draw:name="path986" draw:layer="g1969" svg:width="6.00682772570pt" svg:height="3.95244820180pt" draw:transform="matrix(0.27079526212 -0.12855395604 0.12855395604 0.27079526212 84.48948018801pt 61.78007860434pt)" svg:viewBox="0 0 6 4" svg:d="M0.101213 3.26681C1.29461 5.06721 5.00897 3.09345 6.00683 0C3.78575 2.67675 -0.731799 0.949505 0.101213 3.26681Z" koffice:nodeTypes="ccc"/>
              <draw:path draw:style-name="gr7" draw:id="shape334" draw:name="path1038" draw:layer="g1969" svg:width="11.15347099242pt" svg:height="5.65260230773pt" draw:transform="matrix(0.29976019000 0.00000000000 0.00000000000 0.29976019000 82.91777929339pt 63.98347442601pt)" svg:viewBox="0 0 11 6" svg:d="M0.0518586 4.98796C0.887911 7.33564 9.67958 2.93545 11.1535 0C8.32909 2.63263 -0.766454 2.27452 0.0518586 4.98796Z" koffice:nodeTypes="ccc"/>
            </draw:g>
            <draw:g draw:style-name="gr1" draw:id="shape335" draw:name="g1761" svg:y="29.97031617593pt">
              <draw:path draw:style-name="gr15" draw:id="shape336" draw:name="path1762" draw:layer="g1969" svg:width="7.77647347944pt" svg:height="4.03071049205pt" draw:transform="matrix(0.29976019000 0.00000000000 0.00000000000 0.29976019000 86.06868881899pt 61.71327779730pt)" svg:viewBox="0 0 8 4" svg:d="M0.0830854 3.3967C1.23069 5.49518 5.4661 1.86851 7.77647 0C4.4551 1.12852 -0.717958 0.694548 0.0830854 3.3967Z" koffice:nodeTypes="ccc"/>
              <draw:path draw:style-name="gr15" draw:id="shape337" draw:name="path1763" draw:layer="g1969" svg:width="7.68030902441pt" svg:height="4.82609215494pt" draw:transform="matrix(0.28108842753 0.10414178593 -0.10414178593 0.28108842753 85.24148084104pt 62.03959610278pt)" svg:viewBox="0 0 8 5" svg:d="M0.115083 4.31722C1.25557 6.30668 7.29149 1.95431 7.68031 0C5.09935 2.55009 -0.903055 2.6116 0.115083 4.31722Z" koffice:nodeTypes="ccc"/>
              <draw:path draw:style-name="gr15" draw:id="shape338" draw:name="path1764" draw:layer="g1969" svg:width="7.20431255593pt" svg:height="3.40965489187pt" draw:transform="matrix(0.28108842753 0.10414178593 -0.10414178593 0.28108842753 84.17396453447pt 62.78763143957pt)" svg:viewBox="0 0 7 3" svg:d="M0.131848 3.14454C0.689081 4.20722 5.16214 1.85415 7.20431 0C4.79697 1.40298 -0.939347 1.51556 0.131848 3.14454Z" koffice:nodeTypes="ccc"/>
              <draw:path draw:style-name="gr15" draw:id="shape339" draw:name="path1765" draw:layer="g1969" svg:width="7.49756053151pt" svg:height="3.31137709482pt" draw:transform="matrix(0.28108842753 0.10414178593 -0.10414178593 0.28108842753 83.33772107552pt 63.21611926391pt)" svg:viewBox="0 0 7 3" svg:d="M0.183456 2.99804C0.550555 4.02176 6.22588 2.41053 7.49756 0C4.01941 2.07265 -1.02704 0.669872 0.183456 2.99804Z" koffice:nodeTypes="ccc"/>
              <draw:path draw:style-name="gr15" draw:id="shape340" draw:name="path1766" draw:layer="g1969" svg:width="8.07626439379pt" svg:height="2.89957901191pt" draw:transform="matrix(0.28108842753 0.10414178593 -0.10414178593 0.28108842753 81.91999961068pt 63.61871348316pt)" svg:viewBox="0 0 8 3" svg:d="M0.027775 2.48061C0.314733 3.89866 6.38908 1.37401 8.07626 0C4.66251 0.952447 -0.420748 0.4019 0.027775 2.48061Z" koffice:nodeTypes="ccc"/>
              <draw:path draw:style-name="gr15" draw:id="shape341" draw:name="path1767" draw:layer="g1969" svg:width="9.33102451317pt" svg:height="4.75242738801pt" draw:transform="matrix(0.27079526212 -0.12855395604 0.12855395604 0.27079526212 81.10770045852pt 62.90271735827pt)" svg:viewBox="0 0 9 5" svg:d="M0.114057 4.21264C0.882205 6.24005 7.02658 2.05008 9.33102 0C5.307 1.63675 -0.919644 2.25587 0.114057 4.21264Z" koffice:nodeTypes="ccc"/>
              <draw:path draw:style-name="gr15" draw:id="shape342" draw:name="path1768" draw:layer="g1969" svg:width="6.26078235603pt" svg:height="4.72707977997pt" draw:transform="matrix(0.27079526212 -0.12855395604 0.12855395604 0.27079526212 82.41572273583pt 62.60591558838pt)" svg:viewBox="0 0 6 5" svg:d="M0.0787625 4.14574C1.10847 6.11468 4.22407 2.66642 6.26078 0C3.73078 1.87763 -0.639989 1.61151 0.0787625 4.14574Z" koffice:nodeTypes="ccc"/>
              <draw:path draw:style-name="gr15" draw:id="shape343" draw:name="path1769" draw:layer="g1969" svg:width="5.33606745231pt" svg:height="3.64147155016pt" draw:transform="matrix(0.27079526212 -0.12855395604 0.12855395604 0.27079526212 83.50266722279pt 62.40378169607pt)" svg:viewBox="0 0 5 4" svg:d="M0.101346 3.11658C1.22614 4.8447 3.86664 1.91284 5.33607 0C3.28648 1.30144 -0.683781 0.892304 0.101346 3.11658Z" koffice:nodeTypes="ccc"/>
              <draw:path draw:style-name="gr15" draw:id="shape344" draw:name="path1770" draw:layer="g1969" svg:width="6.00682772570pt" svg:height="3.95244820180pt" draw:transform="matrix(0.27079526212 -0.12855395604 0.12855395604 0.27079526212 84.48948018801pt 61.78007860434pt)" svg:viewBox="0 0 6 4" svg:d="M0.101213 3.26681C1.29461 5.06721 5.00897 3.09345 6.00683 0C3.78575 2.67675 -0.731799 0.949505 0.101213 3.26681Z" koffice:nodeTypes="ccc"/>
              <draw:path draw:style-name="gr15" draw:id="shape345" draw:name="path1771" draw:layer="g1969" svg:width="11.15347099242pt" svg:height="5.65260230773pt" draw:transform="matrix(0.29976019000 0.00000000000 0.00000000000 0.29976019000 82.91777929339pt 63.98347442601pt)" svg:viewBox="0 0 11 6" svg:d="M0.0518586 4.98796C0.887911 7.33564 9.67958 2.93545 11.1535 0C8.32909 2.63263 -0.766454 2.27452 0.0518586 4.98796Z" koffice:nodeTypes="ccc"/>
            </draw:g>
            <draw:g draw:style-name="gr1" draw:id="shape346" draw:name="g2048" svg:y="12.09666559701pt">
              <draw:path draw:style-name="gr5" draw:id="shape347" draw:name="path1060" draw:layer="g1969" svg:width="8.72299305699pt" svg:height="12.15980925683pt" draw:transform="matrix(-0.29432943464 0.00000000000 0.00000000000 0.29976019000 63.74219317076pt 43.21901154326pt)" svg:viewBox="0 0 9 12" svg:d="M8.6959 12.1598C8.98573 9.38293 6.82064 4.33366 8.35723 1.6419C8.56673 1.27207 7.89728 0.290217 7.46489 0.885978C6.78914 1.83688 6.09448 4.54643 5.80386 3.54602C5.49591 2.45817 5.44865 0.533937 4.44999 0.160233C3.81282 -0.0587283 2.91182 -0.201866 3.15755 0.765278C3.4017 1.69529 3.94829 2.97966 3.34263 3.06244C2.99136 3.11273 1.97931 1.79664 1.12713 1.1885C0.440355 0.646126 -0.584303 1.4949 0.419877 2.30652C3.68366 4.92091 6.84584 6.09773 8.6959 12.1598Z" koffice:nodeTypes="cccccccccc"/>
              <draw:path draw:style-name="gr15" draw:id="shape348" draw:name="path2023" draw:layer="g1969" svg:width="8.72299305699pt" svg:height="12.15980925683pt" draw:transform="matrix(-0.29432943464 0.00000000000 0.00000000000 0.29976019000 63.74219317076pt 43.21901154326pt)" svg:viewBox="0 0 9 12" svg:d="M8.6959 12.1598C8.98573 9.38293 6.82064 4.33366 8.35723 1.6419C8.56673 1.27207 7.89728 0.290217 7.46489 0.885978C6.78914 1.83688 6.09448 4.54643 5.80386 3.54602C5.49591 2.45817 5.44865 0.533937 4.44999 0.160233C3.81282 -0.0587283 2.91182 -0.201866 3.15755 0.765278C3.4017 1.69529 3.94829 2.97966 3.34263 3.06244C2.99136 3.11273 1.97931 1.79664 1.12713 1.1885C0.440355 0.646126 -0.584303 1.4949 0.419877 2.30652C3.68366 4.92091 6.84584 6.09773 8.6959 12.1598Z" koffice:nodeTypes="cccccccccc"/>
            </draw:g>
            <draw:g draw:style-name="gr1" draw:id="shape349" draw:name="g1944" svg:y="27.49937814214pt">
              <draw:path draw:style-name="gr5" draw:id="shape350" draw:name="path1063" draw:layer="g1969" svg:width="26.88508992752pt" svg:height="14.93398514843pt" draw:transform="matrix(0.26393015425 -0.14211660584 0.14211660584 0.26393015425 59.18981079500pt 59.94342535101pt)" svg:viewBox="0 0 27 15" svg:d="M0.601147 0.306261C0.294456 0.0612013 -0.111481 -0.3004 0.0284412 0.446751C1.17467 6.3617 1.53749 8.01645 6.82037 10.0607C12.1911 12.0627 14.1159 11.3626 18.6886 11.2844C21.1568 11.1958 24.0309 12.4051 25.7425 14.1724C26.5397 14.9946 27.1148 15.3227 26.7951 14.2746C26.4746 13.2273 26.163 11.8679 25.6595 10.7791C24.5629 8.38284 21.727 6.09669 18.8903 5.1827C14.9213 3.81213 10.6422 4.50101 6.55436 3.45532C4.42217 2.87739 2.37458 1.71276 0.601147 0.306261Z" koffice:nodeTypes="cccccccccc"/>
              <draw:path draw:style-name="gr15" draw:id="shape351" draw:name="path1943" draw:layer="g1969" svg:width="26.88508992752pt" svg:height="14.93398514843pt" draw:transform="matrix(0.26393015425 -0.14211660584 0.14211660584 0.26393015425 59.18981079500pt 59.94342535101pt)" svg:viewBox="0 0 27 15" svg:d="M0.601147 0.306261C0.294456 0.0612013 -0.111481 -0.3004 0.0284412 0.446751C1.17467 6.3617 1.53749 8.01645 6.82037 10.0607C12.1911 12.0627 14.1159 11.3626 18.6886 11.2844C21.1568 11.1958 24.0309 12.4051 25.7425 14.1724C26.5397 14.9946 27.1148 15.3227 26.7951 14.2746C26.4746 13.2273 26.163 11.8679 25.6595 10.7791C24.5629 8.38284 21.727 6.09669 18.8903 5.1827C14.9213 3.81213 10.6422 4.50101 6.55436 3.45532C4.42217 2.87739 2.37458 1.71276 0.601147 0.306261Z" koffice:nodeTypes="cccccccccc"/>
            </draw:g>
            <draw:g draw:style-name="gr1" draw:id="shape352" draw:name="g2061" svg:y="30.71566881299pt">
              <draw:path draw:style-name="gr5" draw:id="shape353" draw:name="path1080" draw:layer="g1969" svg:width="2.42133741974pt" svg:height="2.79299270619pt" draw:transform="matrix(0.29976019000 0.00000000000 0.00000000000 0.29976019000 68.85943906409pt 61.83801475924pt)" svg:viewBox="0 0 2 3" svg:d="M0.455206 1.97181C1.23334 2.05672 1.72628 3.37823 2.10918 2.48359C2.7588 1.03472 2.30372 -0.117733 1.574 0.00963096C0.712237 0.211099 -0.745445 1.90543 0.455206 1.97181Z" koffice:nodeTypes="cccc"/>
              <draw:path draw:style-name="gr15" draw:id="shape354" draw:name="path2060" draw:layer="g1969" svg:width="2.42133741974pt" svg:height="2.79299270619pt" draw:transform="matrix(0.29976019000 0.00000000000 0.00000000000 0.29976019000 68.85943906409pt 61.83801475924pt)" svg:viewBox="0 0 2 3" svg:d="M0.455206 1.97181C1.23334 2.05672 1.72628 3.37823 2.10918 2.48359C2.7588 1.03472 2.30372 -0.117733 1.574 0.00963096C0.712237 0.211099 -0.745445 1.90543 0.455206 1.97181Z" koffice:nodeTypes="cccc"/>
            </draw:g>
            <draw:g draw:style-name="gr1" draw:id="shape355" draw:name="g1772" svg:y="28.53056485408pt">
              <draw:path draw:style-name="gr5" draw:id="shape356" draw:name="path1017" draw:layer="g1969" svg:width="3.96086571473pt" svg:height="5.99600404218pt" draw:transform="matrix(0.25449730059 -0.15838968727 0.15838968727 0.25449730059 67.63941467510pt 61.54255390414pt)" svg:viewBox="0 0 4 6" svg:d="M0.222005 5.68566C1.81044 7.1846 4.55893 2.92167 3.84469 0C2.89513 3.22216 -0.956448 4.39784 0.222005 5.68566Z" koffice:nodeTypes="ccc"/>
              <draw:path draw:style-name="gr5" draw:id="shape357" draw:name="path1018" draw:layer="g1969" svg:width="2.76271191574pt" svg:height="6.59057837668pt" draw:transform="matrix(0.17884412360 -0.24056384744 0.24056384744 0.17884412360 66.25174215849pt 62.25774786282pt)" svg:viewBox="0 0 3 7" svg:d="M2.44665 6.3839C0.845981 7.73846 -0.386194 2.06949 0.11205 0C0.902791 3.30218 3.69342 5.25445 2.44665 6.3839Z" koffice:nodeTypes="ccc"/>
              <draw:path draw:style-name="gr5" draw:id="shape358" draw:name="path1019" draw:layer="g1969" svg:width="2.70837079473pt" svg:height="6.20330974469pt" draw:transform="matrix(0.17095593420 -0.24623201287 0.24623201287 0.17095593420 65.69942884326pt 61.50419469136pt)" svg:viewBox="0 0 3 6" svg:d="M2.37898 5.97228C0.842779 7.35513 -0.382539 2.16863 0.110781 0C1.04801 3.30745 3.61342 4.78873 2.37898 5.97228Z" koffice:nodeTypes="ccc"/>
              <draw:path draw:style-name="gr5" draw:id="shape359" draw:name="path1020" draw:layer="g1969" svg:width="3.53350202571pt" svg:height="5.89223813161pt" draw:transform="matrix(0.25449730059 -0.15838968727 0.15838968727 0.25449730059 66.97542788085pt 60.70121375637pt)" svg:viewBox="0 0 4 6" svg:d="M0.227586 5.59977C1.72788 7.08569 4.15456 2.55411 3.38705 0C2.3938 3.41388 -0.885479 4.32315 0.227586 5.59977Z" koffice:nodeTypes="ccc"/>
              <draw:path draw:style-name="gr5" draw:id="shape360" draw:name="path1021" draw:layer="g1969" svg:width="2.25572208244pt" svg:height="5.12217066153pt" draw:transform="matrix(0.25449730059 -0.15838968727 0.15838968727 0.25449730059 66.41933741350pt 59.94491899097pt)" svg:viewBox="0 0 2 5" svg:d="M0.236472 4.84128C1.43519 6.22671 2.49794 2.14817 2.20728 0C1.01619 2.67125 -0.614699 3.93926 0.236472 4.84128Z" koffice:nodeTypes="ccc"/>
              <draw:path draw:style-name="gr5" draw:id="shape361" draw:name="path1022" draw:layer="g1969" svg:width="2.90516178979pt" svg:height="5.77498791660pt" draw:transform="matrix(0.17095593420 -0.24623201287 0.24623201287 0.17095593420 65.35370933919pt 60.73230543270pt)" svg:viewBox="0 0 3 6" svg:d="M2.38943 5.47069C0.379107 6.97099 -0.608218 2.56898 0.398391 0C1.56505 3.4683 3.95527 4.21973 2.38943 5.47069Z" koffice:nodeTypes="ccc"/>
              <draw:path draw:style-name="gr5" draw:id="shape362" draw:name="path1023" draw:layer="g1969" svg:width="2.64948617058pt" svg:height="4.02943067440pt" draw:transform="matrix(0.08707374047 -0.28683513013 0.28683513013 0.08707374047 65.67373493660pt 60.43958516514pt)" svg:viewBox="0 0 3 4" svg:d="M0.327274 3.75404C1.47003 4.83139 3.23529 2.57378 2.45791 0C1.23772 0.737086 -0.796687 2.48848 0.327274 3.75404Z" koffice:nodeTypes="ccc"/>
              <draw:path draw:style-name="gr5" draw:id="shape363" draw:name="path1033" draw:layer="g1969" svg:width="3.44550116110pt" svg:height="6.26582098220pt" draw:transform="matrix(0.17884412360 -0.24056384744 0.24056384744 0.17884412360 67.29145633075pt 63.23271999169pt)" svg:viewBox="0 0 3 6" svg:d="M3.14944 6.03843C1.60136 7.35919 -0.614949 2.60747 0.159461 0C1.58057 2.97986 4.35523 4.93716 3.14944 6.03843Z" koffice:nodeTypes="ccc"/>
            </draw:g>
            <draw:g draw:style-name="gr1" draw:id="shape364" draw:name="g1996" svg:y="13.59149226504pt">
              <draw:g draw:style-name="gr1" draw:id="shape365" draw:name="g1948" svg:y="0.00000000000pt">
                <draw:path draw:style-name="gr5" draw:id="shape366" draw:name="path1061" draw:layer="g1969" svg:width="13.37707190926pt" svg:height="23.11096833286pt" draw:transform="matrix(0.29976019000 0.00000000000 0.00000000000 0.29976019000 58.46193532138pt 44.71383821129pt)" svg:viewBox="0 0 13 23" svg:d="M0.467423 5.31782C-0.32787 4.46617 -0.0979621 4.14059 1.07816 4.12695C2.01109 4.06681 3.85973 4.71316 4.56119 4.1895C5.20399 3.71075 4.94827 1.68027 5.2337 0.743622C5.35804 0.221567 5.71463 -0.598003 6.51618 0.681072C8.8872 4.57764 11.8487 9.25528 13.1147 13.8383C13.8068 16.4068 13.1554 20.4165 10.854 23.111C10.9353 20.8134 10.1001 19.2681 9.08192 17.3467C7.82447 14.8214 3.15359 7.98182 0.467423 5.31782Z" koffice:nodeTypes="ccccccccc"/>
                <draw:path draw:style-name="gr5" draw:id="shape367" draw:name="path1067" draw:layer="g1969" svg:width="3.40312511936pt" svg:height="4.16316131652pt" draw:transform="matrix(0.29976019000 0.00000000000 0.00000000000 0.29976019000 61.58201021840pt 51.06282942166pt)" svg:viewBox="0 0 3 4" svg:d="M0.0741423 4.16313C2.9149 4.17481 3.40313 0.912487 3.40313 0C2.0049 0.227757 -0.458393 2.22428 0.0741423 4.16313Z" koffice:nodeTypes="ccc"/>
              </draw:g>
              <draw:g draw:style-name="gr1" draw:id="shape368" draw:name="g1951" svg:y="0.08478498523pt">
                <draw:path draw:style-name="gr15" draw:id="shape369" draw:name="path1952" draw:layer="g1969" svg:width="13.37707190926pt" svg:height="23.11096833286pt" draw:transform="matrix(0.29976019000 0.00000000000 0.00000000000 0.29976019000 58.46193532138pt 44.71383821129pt)" svg:viewBox="0 0 13 23" svg:d="M0.467423 5.31782C-0.32787 4.46617 -0.0979621 4.14059 1.07816 4.12695C2.01109 4.06681 3.85973 4.71316 4.56119 4.1895C5.20399 3.71075 4.94827 1.68027 5.2337 0.743622C5.35804 0.221567 5.71463 -0.598003 6.51618 0.681072C8.8872 4.57764 11.8487 9.25528 13.1147 13.8383C13.8068 16.4068 13.1554 20.4165 10.854 23.111C10.9353 20.8134 10.1001 19.2681 9.08192 17.3467C7.82447 14.8214 3.15359 7.98182 0.467423 5.31782Z" koffice:nodeTypes="ccccccccc"/>
                <draw:path draw:style-name="gr15" draw:id="shape370" draw:name="path1953" draw:layer="g1969" svg:width="3.40312511936pt" svg:height="4.16316131652pt" draw:transform="matrix(0.29976019000 0.00000000000 0.00000000000 0.29976019000 61.58201021840pt 51.06282942166pt)" svg:viewBox="0 0 3 4" svg:d="M0.0741423 4.16313C2.9149 4.17481 3.40313 0.912487 3.40313 0C2.0049 0.227757 -0.458393 2.22428 0.0741423 4.16313Z" koffice:nodeTypes="ccc"/>
              </draw:g>
            </draw:g>
            <draw:g draw:style-name="gr1" draw:id="shape371" draw:name="g1781" svg:y="28.55774819212pt">
              <draw:path draw:style-name="gr15" draw:id="shape372" draw:name="path1782" draw:layer="g1969" svg:width="3.96086571473pt" svg:height="5.99600404218pt" draw:transform="matrix(0.25449730059 -0.15838968727 0.15838968727 0.25449730059 67.63941467510pt 61.54255390414pt)" svg:viewBox="0 0 4 6" svg:d="M0.222005 5.68566C1.81044 7.1846 4.55893 2.92167 3.84469 0C2.89513 3.22216 -0.956448 4.39784 0.222005 5.68566Z" koffice:nodeTypes="ccc"/>
              <draw:path draw:style-name="gr15" draw:id="shape373" draw:name="path1783" draw:layer="g1969" svg:width="2.76271191574pt" svg:height="6.59057837668pt" draw:transform="matrix(0.17884412360 -0.24056384744 0.24056384744 0.17884412360 66.25174215849pt 62.25774786282pt)" svg:viewBox="0 0 3 7" svg:d="M2.44665 6.3839C0.845981 7.73846 -0.386194 2.06949 0.11205 0C0.902791 3.30218 3.69342 5.25445 2.44665 6.3839Z" koffice:nodeTypes="ccc"/>
              <draw:path draw:style-name="gr15" draw:id="shape374" draw:name="path1784" draw:layer="g1969" svg:width="2.70837079473pt" svg:height="6.20330974469pt" draw:transform="matrix(0.17095593420 -0.24623201287 0.24623201287 0.17095593420 65.69942884326pt 61.50419469136pt)" svg:viewBox="0 0 3 6" svg:d="M2.37898 5.97228C0.842779 7.35513 -0.382539 2.16863 0.110781 0C1.04801 3.30745 3.61342 4.78873 2.37898 5.97228Z" koffice:nodeTypes="ccc"/>
              <draw:path draw:style-name="gr15" draw:id="shape375" draw:name="path1785" draw:layer="g1969" svg:width="3.53350202571pt" svg:height="5.89223813161pt" draw:transform="matrix(0.25449730059 -0.15838968727 0.15838968727 0.25449730059 66.97542788085pt 60.70121375637pt)" svg:viewBox="0 0 4 6" svg:d="M0.227586 5.59977C1.72788 7.08569 4.15456 2.55411 3.38705 0C2.3938 3.41388 -0.885479 4.32315 0.227586 5.59977Z" koffice:nodeTypes="ccc"/>
              <draw:path draw:style-name="gr15" draw:id="shape376" draw:name="path1786" draw:layer="g1969" svg:width="2.25572208244pt" svg:height="5.12217066153pt" draw:transform="matrix(0.25449730059 -0.15838968727 0.15838968727 0.25449730059 66.41933741350pt 59.94491899097pt)" svg:viewBox="0 0 2 5" svg:d="M0.236472 4.84128C1.43519 6.22671 2.49794 2.14817 2.20728 0C1.01619 2.67125 -0.614699 3.93926 0.236472 4.84128Z" koffice:nodeTypes="ccc"/>
              <draw:path draw:style-name="gr15" draw:id="shape377" draw:name="path1787" draw:layer="g1969" svg:width="2.90516178979pt" svg:height="5.77498791660pt" draw:transform="matrix(0.17095593420 -0.24623201287 0.24623201287 0.17095593420 65.35370933919pt 60.73230543270pt)" svg:viewBox="0 0 3 6" svg:d="M2.38943 5.47069C0.379107 6.97099 -0.608218 2.56898 0.398391 0C1.56505 3.4683 3.95527 4.21973 2.38943 5.47069Z" koffice:nodeTypes="ccc"/>
              <draw:path draw:style-name="gr15" draw:id="shape378" draw:name="path1788" draw:layer="g1969" svg:width="2.64948617058pt" svg:height="4.02943067440pt" draw:transform="matrix(0.08707374047 -0.28683513013 0.28683513013 0.08707374047 65.67373493660pt 60.43958516514pt)" svg:viewBox="0 0 3 4" svg:d="M0.327274 3.75404C1.47003 4.83139 3.23529 2.57378 2.45791 0C1.23772 0.737086 -0.796687 2.48848 0.327274 3.75404Z" koffice:nodeTypes="ccc"/>
              <draw:path draw:style-name="gr15" draw:id="shape379" draw:name="path1789" draw:layer="g1969" svg:width="3.44550116110pt" svg:height="6.26582098220pt" draw:transform="matrix(0.17884412360 -0.24056384744 0.24056384744 0.17884412360 67.29145633075pt 63.23271999169pt)" svg:viewBox="0 0 3 6" svg:d="M3.14944 6.03843C1.60136 7.35919 -0.614949 2.60747 0.159461 0C1.58057 2.97986 4.35523 4.93716 3.14944 6.03843Z" koffice:nodeTypes="ccc"/>
            </draw:g>
            <draw:g draw:style-name="gr1" draw:id="shape380" draw:name="g1790" svg:y="30.47768362764pt">
              <draw:path draw:style-name="gr7" draw:id="shape381" draw:name="path1024" draw:layer="g1969" svg:width="2.75172059907pt" svg:height="7.92154602969pt" draw:transform="matrix(0.17095593420 -0.24623201287 0.24623201287 0.17095593420 60.72318017050pt 61.77516943518pt)" svg:viewBox="0 0 3 8" svg:d="M2.41088 7.7078C0.813391 9.19285 -0.565736 2.54288 0.234158 0C1.16123 3.43306 3.65516 6.46955 2.41088 7.7078Z" koffice:nodeTypes="ccc"/>
              <draw:path draw:style-name="gr7" draw:id="shape382" draw:name="path1025" draw:layer="g1969" svg:width="2.85794364199pt" svg:height="4.90030324772pt" draw:transform="matrix(0.08707374047 -0.28683513013 0.28683513013 0.08707374047 62.78331150977pt 62.39083544866pt)" svg:viewBox="0 0 3 5" svg:d="M0.306986 4.71245C1.49384 5.74136 2.92354 2.31461 2.85561 0C1.58833 0.703945 -0.860355 3.50379 0.306986 4.71245Z" koffice:nodeTypes="ccc"/>
              <draw:path draw:style-name="gr7" draw:id="shape383" draw:name="path1026" draw:layer="g1969" svg:width="4.48824453456pt" svg:height="7.68529502539pt" draw:transform="matrix(0.17095593420 -0.24623201287 0.24623201287 0.17095593420 61.71006757305pt 62.85938326755pt)" svg:viewBox="0 0 4 8" svg:d="M4.15096 7.51487C2.53662 8.7932 -0.472562 2.54324 0.0630063 0C2.56967 5.43435 5.49157 6.35977 4.15096 7.51487Z" koffice:nodeTypes="ccc"/>
              <draw:path draw:style-name="gr7" draw:id="shape384" draw:name="path1027" draw:layer="g1969" svg:width="3.10417322364pt" svg:height="7.80564768556pt" draw:transform="matrix(0.09628866847 -0.28387439873 0.28387439873 0.09628866847 62.73987527287pt 63.61441405378pt)" svg:viewBox="0 0 3 8" svg:d="M2.86547 7.62417C1.35918 8.96146 -0.260228 2.55378 0.0351715 0C1.22491 3.53964 3.91686 6.69913 2.86547 7.62417Z" koffice:nodeTypes="ccc"/>
              <draw:path draw:style-name="gr7" draw:id="shape385" draw:name="path1028" draw:layer="g1969" svg:width="4.07594590919pt" svg:height="7.90656348990pt" draw:transform="matrix(0.09628866847 -0.28387439873 0.28387439873 0.09628866847 63.56465946288pt 64.11263309260pt)" svg:viewBox="0 0 4 8" svg:d="M3.72622 7.73366C2.19601 8.98435 0.0671392 3.14584 0 0C1.43324 3.7512 5.24059 6.49658 3.72622 7.73366Z" koffice:nodeTypes="ccc"/>
              <draw:path draw:style-name="gr7" draw:id="shape386" draw:name="path1029" draw:layer="g1969" svg:width="3.07194441916pt" svg:height="6.77401892394pt" draw:transform="matrix(0.06131924423 -0.29342146102 0.29342146102 0.06131924423 65.07619881036pt 64.54636686349pt)" svg:viewBox="0 0 3 7" svg:d="M2.72091 6.56736C1.03303 7.94064 -0.416042 2.09809 0.109346 0C1.32122 3.30217 4.0356 5.4223 2.72091 6.56736Z" koffice:nodeTypes="ccc"/>
              <draw:path draw:style-name="gr7" draw:id="shape387" draw:name="path1030" draw:layer="g1969" svg:width="3.15868081439pt" svg:height="5.05411972377pt" draw:transform="matrix(0.29594963846 -0.04764418436 0.04764418436 0.29594963846 64.04201070766pt 61.71745619728pt)" svg:viewBox="0 0 3 5" svg:d="M2.63094 4.92307C0.462979 5.74982 1.15745 2.49201 0 0C2.099 2.35764 4.15532 4.05667 2.63094 4.92307Z" koffice:nodeTypes="ccc"/>
              <draw:path draw:style-name="gr7" draw:id="shape388" draw:name="path1031" draw:layer="g1969" svg:width="3.68636587183pt" svg:height="7.17364734015pt" draw:transform="matrix(0.29594963846 -0.04764418436 0.04764418436 0.29594963846 64.76539193846pt 61.68514321618pt)" svg:viewBox="0 0 4 7" svg:d="M3.22482 7.00126C1.45996 8.18203 0.981499 3.01836 0 0C1.86854 3.03212 4.833 6.04481 3.22482 7.00126Z" koffice:nodeTypes="ccc"/>
              <draw:path draw:style-name="gr7" draw:id="shape389" draw:name="path1032" draw:layer="g1969" svg:width="5.37632384729pt" svg:height="9.28405835441pt" draw:transform="matrix(0.29594963846 -0.04764418436 0.04764418436 0.29594963846 65.40809178725pt 61.59312090812pt)" svg:viewBox="0 0 5 9" svg:d="M5.1745 9.10517C3.64404 10.4865 0.862543 3.52555 0 0C1.68041 2.9186 6.40433 7.92295 5.1745 9.10517Z" koffice:nodeTypes="ccc"/>
            </draw:g>
            <draw:g draw:style-name="gr1" draw:id="shape390" draw:name="g180" svg:y="30.53418468094pt">
              <draw:path draw:style-name="gr15" draw:id="shape391" draw:name="path1801" draw:layer="g1969" svg:width="2.75172059907pt" svg:height="7.92154602969pt" draw:transform="matrix(0.17095593420 -0.24623201287 0.24623201287 0.17095593420 60.72318017050pt 61.77516943518pt)" svg:viewBox="0 0 3 8" svg:d="M2.41088 7.7078C0.813391 9.19285 -0.565736 2.54288 0.234158 0C1.16123 3.43306 3.65516 6.46955 2.41088 7.7078Z" koffice:nodeTypes="ccc"/>
              <draw:path draw:style-name="gr15" draw:id="shape392" draw:name="path1802" draw:layer="g1969" svg:width="2.85794364199pt" svg:height="4.90030324772pt" draw:transform="matrix(0.08707374047 -0.28683513013 0.28683513013 0.08707374047 62.78331150977pt 62.39083544866pt)" svg:viewBox="0 0 3 5" svg:d="M0.306986 4.71245C1.49384 5.74136 2.92354 2.31461 2.85561 0C1.58833 0.703945 -0.860355 3.50379 0.306986 4.71245Z" koffice:nodeTypes="ccc"/>
              <draw:path draw:style-name="gr15" draw:id="shape393" draw:name="path1803" draw:layer="g1969" svg:width="4.48824453456pt" svg:height="7.68529502539pt" draw:transform="matrix(0.17095593420 -0.24623201287 0.24623201287 0.17095593420 61.71006757305pt 62.85938326755pt)" svg:viewBox="0 0 4 8" svg:d="M4.15096 7.51487C2.53662 8.7932 -0.472562 2.54324 0.0630063 0C2.56967 5.43435 5.49157 6.35977 4.15096 7.51487Z" koffice:nodeTypes="ccc"/>
              <draw:path draw:style-name="gr15" draw:id="shape394" draw:name="path1804" draw:layer="g1969" svg:width="3.10417322364pt" svg:height="7.80564768556pt" draw:transform="matrix(0.09628866847 -0.28387439873 0.28387439873 0.09628866847 62.73987527287pt 63.61441405378pt)" svg:viewBox="0 0 3 8" svg:d="M2.86547 7.62417C1.35918 8.96146 -0.260228 2.55378 0.0351715 0C1.22491 3.53964 3.91686 6.69913 2.86547 7.62417Z" koffice:nodeTypes="ccc"/>
              <draw:path draw:style-name="gr15" draw:id="shape395" draw:name="path1805" draw:layer="g1969" svg:width="4.07594590919pt" svg:height="7.90656348990pt" draw:transform="matrix(0.09628866847 -0.28387439873 0.28387439873 0.09628866847 63.56465946288pt 64.11263309260pt)" svg:viewBox="0 0 4 8" svg:d="M3.72622 7.73366C2.19601 8.98435 0.0671392 3.14584 0 0C1.43324 3.7512 5.24059 6.49658 3.72622 7.73366Z" koffice:nodeTypes="ccc"/>
              <draw:path draw:style-name="gr15" draw:id="shape396" draw:name="path1806" draw:layer="g1969" svg:width="3.07194441916pt" svg:height="6.77401892394pt" draw:transform="matrix(0.06131924423 -0.29342146102 0.29342146102 0.06131924423 65.07619881036pt 64.54636686349pt)" svg:viewBox="0 0 3 7" svg:d="M2.72091 6.56736C1.03303 7.94064 -0.416042 2.09809 0.109346 0C1.32122 3.30217 4.0356 5.4223 2.72091 6.56736Z" koffice:nodeTypes="ccc"/>
              <draw:path draw:style-name="gr15" draw:id="shape397" draw:name="path1807" draw:layer="g1969" svg:width="3.15868081439pt" svg:height="5.05411972377pt" draw:transform="matrix(0.29594963846 -0.04764418436 0.04764418436 0.29594963846 64.04201070766pt 61.71745619728pt)" svg:viewBox="0 0 3 5" svg:d="M2.63094 4.92307C0.462979 5.74982 1.15745 2.49201 0 0C2.099 2.35764 4.15532 4.05667 2.63094 4.92307Z" koffice:nodeTypes="ccc"/>
              <draw:path draw:style-name="gr15" draw:id="shape398" draw:name="path1808" draw:layer="g1969" svg:width="3.68636587183pt" svg:height="7.17364734015pt" draw:transform="matrix(0.29594963846 -0.04764418436 0.04764418436 0.29594963846 64.76539193846pt 61.68514321618pt)" svg:viewBox="0 0 4 7" svg:d="M3.22482 7.00126C1.45996 8.18203 0.981499 3.01836 0 0C1.86854 3.03212 4.833 6.04481 3.22482 7.00126Z" koffice:nodeTypes="ccc"/>
              <draw:path draw:style-name="gr15" draw:id="shape399" draw:name="path1809" draw:layer="g1969" svg:width="5.37632384729pt" svg:height="9.28405835441pt" draw:transform="matrix(0.29594963846 -0.04764418436 0.04764418436 0.29594963846 65.40809178725pt 61.59312090812pt)" svg:viewBox="0 0 5 9" svg:d="M5.1745 9.10517C3.64404 10.4865 0.862543 3.52555 0 0C1.68041 2.9186 6.40433 7.92295 5.1745 9.10517Z" koffice:nodeTypes="ccc"/>
            </draw:g>
            <draw:path draw:style-name="gr15" draw:id="shape400" draw:name="path1820" draw:layer="g1969" svg:width="3.84391581431pt" svg:height="12.18361988426pt" draw:transform="matrix(0.17095593420 -0.24623201287 0.24623201287 0.17095593420 62.62130690272pt 64.11897181380pt)" svg:viewBox="0 0 4 12" svg:d="M3.32548 12.1414C0.982178 12.9368 -0.890578 2.25294 0.446545 0C1.21588 6.32048 5.2594 10.9789 3.32548 12.1414Z" koffice:nodeTypes="ccc"/>
            <draw:g draw:style-name="gr1" draw:id="shape401" draw:name="g2003" svg:y="19.45571783957pt">
              <draw:path draw:style-name="gr5" draw:id="shape402" draw:name="path1062" draw:layer="g1969" svg:width="25.68059189628pt" svg:height="16.36678705381pt" draw:transform="matrix(0.29976019000 0.00000000000 0.00000000000 0.29976019000 56.27415887160pt 50.57806378582pt)" svg:viewBox="0 0 26 16" svg:d="M0.77182 0.114975C0.535684 -0.187234 -0.142512 0.122825 0.0268385 0.851267C0.184263 1.83718 1.65673 6.89859 4.18744 8.63963C5.99225 9.92384 15.4782 11.9922 19.7788 12.8706C22.1457 13.3408 24.1278 14.5064 25.6806 16.3668C25.0382 13.9342 24.5222 12.1319 23.6929 9.92777C22.8867 7.99047 20.7504 5.87108 18.5377 5.75726C14.428 5.61126 9.10893 5.26588 5.24409 3.6104C3.24926 2.78776 2.05506 1.67626 0.77182 0.114975Z" koffice:nodeTypes="ccccccccc"/>
              <draw:path draw:style-name="gr15" draw:id="shape403" draw:name="path1947" draw:layer="g1969" svg:width="25.68059189628pt" svg:height="16.36678705381pt" draw:transform="matrix(0.29976019000 0.00000000000 0.00000000000 0.29976019000 56.27415887160pt 50.57806378582pt)" svg:viewBox="0 0 26 16" svg:d="M0.77182 0.114975C0.535684 -0.187234 -0.142512 0.122825 0.0268385 0.851267C0.184263 1.83718 1.65673 6.89859 4.18744 8.63963C5.99225 9.92384 15.4782 11.9922 19.7788 12.8706C22.1457 13.3408 24.1278 14.5064 25.6806 16.3668C25.0382 13.9342 24.5222 12.1319 23.6929 9.92777C22.8867 7.99047 20.7504 5.87108 18.5377 5.75726C14.428 5.61126 9.10893 5.26588 5.24409 3.6104C3.24926 2.78776 2.05506 1.67626 0.77182 0.114975Z" koffice:nodeTypes="ccccccccc"/>
            </draw:g>
            <draw:g draw:style-name="gr1" draw:id="shape404" draw:name="g1821" svg:y="23.14048158010pt">
              <draw:path draw:style-name="gr7" draw:id="shape405" draw:name="path1008" draw:layer="g1969" svg:width="3.19515461803pt" svg:height="5.94598083552pt" draw:transform="matrix(0.28468435076 -0.09386660614 0.09386660614 0.28468435076 63.07861653281pt 55.29201414140pt)" svg:viewBox="0 0 3 6" svg:d="M0.189763 5.58512C1.15738 7.02458 3.67962 3.95285 3.11325 0C2.04491 3.24272 -0.748956 3.48263 0.189763 5.58512Z" koffice:nodeTypes="ccc"/>
              <draw:path draw:style-name="gr7" draw:id="shape406" draw:name="path1009" draw:layer="g1969" svg:width="3.18935415679pt" svg:height="4.59959068705pt" draw:transform="matrix(0.28468435076 -0.09386660614 0.09386660614 0.28468435076 63.47242418286pt 56.40972524184pt)" svg:viewBox="0 0 3 5" svg:d="M0.31217 4.3713C1.8992 5.41713 3.48211 2.68094 3.14309 0C2.45186 2.55664 -1.05133 3.14976 0.31217 4.3713Z" koffice:nodeTypes="ccc"/>
              <draw:path draw:style-name="gr7" draw:id="shape407" draw:name="path1010" draw:layer="g1969" svg:width="2.75609110963pt" svg:height="4.05865991142pt" draw:transform="matrix(0.28468435076 -0.09386660614 0.09386660614 0.28468435076 63.94489632541pt 57.27688953315pt)" svg:viewBox="0 0 3 4" svg:d="M0.214965 3.73935C1.53998 4.97259 3.1073 2.40088 2.68633 0C1.89424 2.65099 -0.768058 2.67982 0.214965 3.73935Z" koffice:nodeTypes="ccc"/>
              <draw:path draw:style-name="gr7" draw:id="shape408" draw:name="path1011" draw:layer="g1969" svg:width="2.95446975772pt" svg:height="6.68525535967pt" draw:transform="matrix(0.25537889531 -0.15696402781 0.15696402781 0.25537889531 62.54687062614pt 57.35445294259pt)" svg:viewBox="0 0 3 7" svg:d="M2.63689 6.44399C0.981591 7.91755 -0.406156 2.2513 0.109088 0C0.926811 3.59229 3.92619 5.21532 2.63689 6.44399Z" koffice:nodeTypes="ccc"/>
              <draw:path draw:style-name="gr7" draw:id="shape409" draw:name="path1013" draw:layer="g1969" svg:width="3.41906068019pt" svg:height="8.48848580874pt" draw:transform="matrix(0.25537889531 -0.15696402781 0.15696402781 0.25537889531 61.54724996374pt 55.82019697791pt)" svg:viewBox="0 0 3 8" svg:d="M3.12412 8.3264C1.25802 9.63398 -0.351006 2.6812 0.0666245 0C0.946295 3.30508 4.44619 7.40884 3.12412 8.3264Z" koffice:nodeTypes="ccc"/>
              <draw:path draw:style-name="gr7" draw:id="shape410" draw:name="path1014" draw:layer="g1969" svg:width="3.50484600601pt" svg:height="9.02608736989pt" draw:transform="matrix(0.25537889531 -0.15696402781 0.15696402781 0.25537889531 61.00114185157pt 54.78908787737pt)" svg:viewBox="0 0 4 9" svg:d="M3.22529 8.83401C1.45127 10.3412 0.150519 2.56287 0 0C0.886638 3.27048 4.53129 7.74943 3.22529 8.83401Z" koffice:nodeTypes="ccc"/>
              <draw:path draw:style-name="gr7" draw:id="shape411" draw:name="path1015" draw:layer="g1969" svg:width="3.07102868639pt" svg:height="4.20221386106pt" draw:transform="matrix(0.11781804484 -0.27563578967 0.27563578967 0.11781804484 62.13492649577pt 55.51996947603pt)" svg:viewBox="0 0 3 4" svg:d="M0.226477 3.73523C1.19172 5.22405 1.78334 2.92995 3.07103 0C0.820903 0.896221 -0.570531 1.96773 0.226477 3.73523Z" koffice:nodeTypes="ccc"/>
              <draw:path draw:style-name="gr7" draw:id="shape412" draw:name="path1016" draw:layer="g1969" svg:width="3.12294837236pt" svg:height="4.09550058050pt" draw:transform="matrix(0.11781804484 -0.27563578967 0.27563578967 0.11781804484 61.17611997276pt 55.08347648086pt)" svg:viewBox="0 0 3 4" svg:d="M0.419835 4.0329C1.86936 4.44655 1.51248 2.77737 3.12295 0C1.22257 0.330273 -0.923723 3.45978 0.419835 4.0329Z" koffice:nodeTypes="ccc"/>
              <draw:path draw:style-name="gr7" draw:id="shape413" draw:name="path1055" draw:layer="g1969" svg:width="1.77946382333pt" svg:height="3.89871946812pt" draw:transform="matrix(0.28468435076 -0.09386660614 0.09386660614 0.28468435076 64.75822260805pt 57.62520683279pt)" svg:viewBox="0 0 2 4" svg:d="M0.177631 3.62334C0.939781 4.66757 2.22412 2.58641 1.62496 0C0.730756 2.18331 -0.453218 2.41678 0.177631 3.62334Z" koffice:nodeTypes="ccc"/>
            </draw:g>
            <draw:g draw:style-name="gr1" draw:id="shape414" draw:name="g1831" svg:y="23.18511917913pt">
              <draw:path draw:style-name="gr15" draw:id="shape415" draw:name="path1832" draw:layer="g1969" svg:width="3.19515461803pt" svg:height="5.94598083552pt" draw:transform="matrix(0.28468435076 -0.09386660614 0.09386660614 0.28468435076 63.07861653281pt 55.29201414140pt)" svg:viewBox="0 0 3 6" svg:d="M0.189763 5.58512C1.15738 7.02458 3.67962 3.95285 3.11325 0C2.04491 3.24272 -0.748956 3.48263 0.189763 5.58512Z" koffice:nodeTypes="ccc"/>
              <draw:path draw:style-name="gr15" draw:id="shape416" draw:name="path1833" draw:layer="g1969" svg:width="3.18935415679pt" svg:height="4.59959068705pt" draw:transform="matrix(0.28468435076 -0.09386660614 0.09386660614 0.28468435076 63.47242418286pt 56.40972524184pt)" svg:viewBox="0 0 3 5" svg:d="M0.31217 4.3713C1.8992 5.41713 3.48211 2.68094 3.14309 0C2.45186 2.55664 -1.05133 3.14976 0.31217 4.3713Z" koffice:nodeTypes="ccc"/>
              <draw:path draw:style-name="gr15" draw:id="shape417" draw:name="path1834" draw:layer="g1969" svg:width="2.75609110963pt" svg:height="4.05865991142pt" draw:transform="matrix(0.28468435076 -0.09386660614 0.09386660614 0.28468435076 63.94489632541pt 57.27688953315pt)" svg:viewBox="0 0 3 4" svg:d="M0.214965 3.73935C1.53998 4.97259 3.1073 2.40088 2.68633 0C1.89424 2.65099 -0.768058 2.67982 0.214965 3.73935Z" koffice:nodeTypes="ccc"/>
              <draw:path draw:style-name="gr15" draw:id="shape418" draw:name="path1835" draw:layer="g1969" svg:width="2.95446975772pt" svg:height="6.68525535967pt" draw:transform="matrix(0.25537889531 -0.15696402781 0.15696402781 0.25537889531 62.54687062614pt 57.35445294259pt)" svg:viewBox="0 0 3 7" svg:d="M2.63689 6.44399C0.981591 7.91755 -0.406156 2.2513 0.109088 0C0.926811 3.59229 3.92619 5.21532 2.63689 6.44399Z" koffice:nodeTypes="ccc"/>
              <draw:path draw:style-name="gr15" draw:id="shape419" draw:name="path1836" draw:layer="g1969" svg:width="3.41906068019pt" svg:height="8.48848580874pt" draw:transform="matrix(0.25537889531 -0.15696402781 0.15696402781 0.25537889531 61.54724996374pt 55.82019697791pt)" svg:viewBox="0 0 3 8" svg:d="M3.12412 8.3264C1.25802 9.63398 -0.351006 2.6812 0.0666245 0C0.946295 3.30508 4.44619 7.40884 3.12412 8.3264Z" koffice:nodeTypes="ccc"/>
              <draw:path draw:style-name="gr15" draw:id="shape420" draw:name="path1837" draw:layer="g1969" svg:width="3.50484600601pt" svg:height="9.02608736989pt" draw:transform="matrix(0.25537889531 -0.15696402781 0.15696402781 0.25537889531 61.00114185157pt 54.78908787737pt)" svg:viewBox="0 0 4 9" svg:d="M3.22529 8.83401C1.45127 10.3412 0.150519 2.56287 0 0C0.886638 3.27048 4.53129 7.74943 3.22529 8.83401Z" koffice:nodeTypes="ccc"/>
              <draw:path draw:style-name="gr15" draw:id="shape421" draw:name="path1838" draw:layer="g1969" svg:width="3.07102868639pt" svg:height="4.20221386106pt" draw:transform="matrix(0.11781804484 -0.27563578967 0.27563578967 0.11781804484 62.13492649577pt 55.51996947603pt)" svg:viewBox="0 0 3 4" svg:d="M0.226477 3.73523C1.19172 5.22405 1.78334 2.92995 3.07103 0C0.820903 0.896221 -0.570531 1.96773 0.226477 3.73523Z" koffice:nodeTypes="ccc"/>
              <draw:path draw:style-name="gr15" draw:id="shape422" draw:name="path1839" draw:layer="g1969" svg:width="3.12294837236pt" svg:height="4.09550058050pt" draw:transform="matrix(0.11781804484 -0.27563578967 0.27563578967 0.11781804484 61.17611997276pt 55.08347648086pt)" svg:viewBox="0 0 3 4" svg:d="M0.419835 4.0329C1.86936 4.44655 1.51248 2.77737 3.12295 0C1.22257 0.330273 -0.923723 3.45978 0.419835 4.0329Z" koffice:nodeTypes="ccc"/>
              <draw:path draw:style-name="gr15" draw:id="shape423" draw:name="path1840" draw:layer="g1969" svg:width="1.77946382333pt" svg:height="3.89871946812pt" draw:transform="matrix(0.28468435076 -0.09386660614 0.09386660614 0.28468435076 64.75822260805pt 57.62520683279pt)" svg:viewBox="0 0 2 4" svg:d="M0.177631 3.62334C0.939781 4.66757 2.22412 2.58641 1.62496 0C0.730756 2.18331 -0.453218 2.41678 0.177631 3.62334Z" koffice:nodeTypes="ccc"/>
            </draw:g>
            <draw:g draw:style-name="gr1" draw:id="shape424" draw:name="g1878" svg:y="21.47710587563pt">
              <draw:path draw:style-name="gr7" draw:id="shape425" draw:name="path995" draw:layer="g1969" svg:width="4.34394551827pt" svg:height="8.51655380542pt" draw:transform="matrix(0.27950059780 -0.10833093458 0.10833093458 0.27950059780 56.22443362872pt 52.56308092849pt)" svg:viewBox="0 0 4 9" svg:d="M4.21011 8.49361C1.52981 8.95007 0.0917054 2.47297 0 0C0.956237 3.16467 5.13967 7.32564 4.21011 8.49361Z" koffice:nodeTypes="ccc"/>
              <draw:path draw:style-name="gr7" draw:id="shape426" draw:name="path996" draw:layer="g1969" svg:width="4.52104552176pt" svg:height="6.82680202454pt" draw:transform="matrix(0.27950059780 -0.10833093458 0.10833093458 0.27950059780 56.87072489428pt 54.09010782508pt)" svg:viewBox="0 0 5 7" svg:d="M4.29654 6.72604C2.72642 7.61437 0.551521 2.40216 0 0C1.23084 2.60525 5.54564 4.72751 4.29654 6.72604Z" koffice:nodeTypes="ccc"/>
              <draw:path draw:style-name="gr7" draw:id="shape427" draw:name="path997" draw:layer="g1969" svg:width="4.72621871653pt" svg:height="7.55339012289pt" draw:transform="matrix(0.25537889531 -0.15696402781 0.15696402781 0.25537889531 57.22627059425pt 54.90142258171pt)" svg:viewBox="0 0 5 8" svg:d="M4.41058 7.36927C2.96445 8.71408 0.0956554 2.32894 0 0C0.955685 3.16148 6.02716 5.70963 4.41058 7.36927Z" koffice:nodeTypes="ccc"/>
              <draw:path draw:style-name="gr7" draw:id="shape428" draw:name="path998" draw:layer="g1969" svg:width="3.16609240222pt" svg:height="7.13964476638pt" draw:transform="matrix(0.25537889531 -0.15696402781 0.15696402781 0.25537889531 57.20366364115pt 55.40982264011pt)" svg:viewBox="0 0 3 7" svg:d="M2.84838 7.03838C1.39643 7.96343 -0.161575 2.30658 0.0135136 0C1.0071 3.38429 4.16937 6.04834 2.84838 7.03838Z" koffice:nodeTypes="ccc"/>
              <draw:path draw:style-name="gr7" draw:id="shape429" draw:name="path1002" draw:layer="g1969" svg:width="1.96221369720pt" svg:height="4.09042035200pt" draw:transform="matrix(0.28468435076 -0.09386660614 0.09386660614 0.28468435076 57.90513312154pt 53.10520982634pt)" svg:viewBox="0 0 2 4" svg:d="M0.516482 4.09042C2.36754 3.1816 2.00621 2.38566 1.75739 0C0.437242 1.97538 -0.696693 2.58102 0.516482 4.09042Z" koffice:nodeTypes="ccc"/>
              <draw:path draw:style-name="gr7" draw:id="shape430" draw:name="path1003" draw:layer="g1969" svg:width="1.70230340018pt" svg:height="5.70668927521pt" draw:transform="matrix(0.28468435076 -0.09386660614 0.09386660614 0.28468435076 58.41376819851pt 53.62609277061pt)" svg:viewBox="0 0 2 6" svg:d="M0.353887 5.56673C2.6404 6.48347 1.27351 2.69793 1.50674 0C0.817391 2.92731 -0.681617 4.902 0.353887 5.56673Z" koffice:nodeTypes="ccc"/>
              <draw:path draw:style-name="gr7" draw:id="shape431" draw:name="path1004" draw:layer="g1969" svg:width="2.76612698728pt" svg:height="5.77648964022pt" draw:transform="matrix(0.28468435076 -0.09386660614 0.09386660614 0.28468435076 58.90092715440pt 54.34667097854pt)" svg:viewBox="0 0 3 6" svg:d="M0.46301 5.76787C2.66549 5.94527 3.03053 3.36276 2.61751 0C1.69267 3.25601 -1.09218 4.51822 0.46301 5.76787Z" koffice:nodeTypes="ccc"/>
              <draw:g draw:style-name="gr1" draw:id="shape432" draw:name="g1862" svg:y="2.69284326003pt">
                <draw:path draw:style-name="gr7" draw:id="shape433" draw:name="path999" draw:layer="g1969" svg:width="3.32108769732pt" svg:height="7.16540006997pt" draw:transform="matrix(0.25537889531 -0.15696402781 0.15696402781 0.25537889531 57.35211518341pt 56.16928371790pt)" svg:viewBox="0 0 3 7" svg:d="M3.09301 6.98823C1.57315 8.3094 -0.199674 1.86933 0.0182833 0C1.00966 3.09662 4.193 5.97217 3.09301 6.98823Z" koffice:nodeTypes="ccc"/>
                <draw:path draw:style-name="gr7" draw:id="shape434" draw:name="path10" draw:layer="g1969" svg:width="4.46970254227pt" svg:height="8.16453452305pt" draw:transform="matrix(0.25537889531 -0.15696402781 0.15696402781 0.25537889531 57.93814955197pt 57.16848035767pt)" svg:viewBox="0 0 4 8" svg:d="M4.20854 7.97921C2.55583 9.341 0.220865 2.84562 0 0C1.37133 3.97546 5.54735 6.43234 4.20854 7.97921Z" koffice:nodeTypes="ccc"/>
                <draw:path draw:style-name="gr7" draw:id="shape435" draw:name="path1001" draw:layer="g1969" svg:width="5.56436488633pt" svg:height="8.15523405666pt" draw:transform="matrix(0.25537889531 -0.15696402781 0.15696402781 0.25537889531 58.78117634007pt 58.27389284391pt)" svg:viewBox="0 0 6 8" svg:d="M5.27464 7.79696C2.8981 9.80658 0.292004 2.8335 0 0C1.73599 4.31567 6.82412 6.28329 5.27464 7.79696Z" koffice:nodeTypes="ccc"/>
                <draw:path draw:style-name="gr7" draw:id="shape436" draw:name="path1005" draw:layer="g1969" svg:width="3.38564956798pt" svg:height="6.42137464610pt" draw:transform="matrix(0.28468435076 -0.09386660614 0.09386660614 0.28468435076 59.00195845009pt 55.57928093968pt)" svg:viewBox="0 0 3 6" svg:d="M0.30988 6.17815C1.43597 7.47171 3.25464 3.34274 3.38565 0C2.41707 3.34191 -1.04363 4.8101 0.30988 6.17815Z" koffice:nodeTypes="ccc"/>
                <draw:path draw:style-name="gr7" draw:id="shape437" draw:name="path1006" draw:layer="g1969" svg:width="2.22002246374pt" svg:height="7.36747812293pt" draw:transform="matrix(0.28468435076 -0.09386660614 0.09386660614 0.28468435076 59.66929973880pt 56.34162900557pt)" svg:viewBox="0 0 2 7" svg:d="M0.383326 7.19698C1.75901 8.33698 2.55594 3.51601 2.08315 0C1.09147 2.90949 -0.815501 5.29289 0.383326 7.19698Z" koffice:nodeTypes="ccc"/>
                <draw:path draw:style-name="gr7" draw:id="shape438" draw:name="path1007" draw:layer="g1969" svg:width="2.40660478460pt" svg:height="6.10281583259pt" draw:transform="matrix(0.28468435076 -0.09386660614 0.09386660614 0.28468435076 60.67163671971pt 57.50091673055pt)" svg:viewBox="0 0 2 6" svg:d="M0.657402 6.02137C2.78988 6.73473 2.73459 2.59873 1.75435 0C0.999651 2.82132 -1.04068 5.19297 0.657402 6.02137Z" koffice:nodeTypes="ccc"/>
                <draw:path draw:style-name="gr7" draw:id="shape439" draw:name="path1056" draw:layer="g1969" svg:width="2.86639288998pt" svg:height="4.09408755594pt" draw:transform="matrix(0.25537889531 -0.15696402781 0.15696402781 0.25537889531 58.94983757260pt 59.11695172793pt)" svg:viewBox="0 0 3 4" svg:d="M2.70019 4.01769C1.63434 4.53963 1.363 2.29841 0 0C1.58273 1.52962 3.43603 3.39079 2.70019 4.01769Z" koffice:nodeTypes="ccc"/>
              </draw:g>
            </draw:g>
            <draw:g draw:style-name="gr1" draw:id="shape440" draw:name="g1894" svg:y="21.52551996747pt">
              <draw:path draw:style-name="gr15" draw:id="shape441" draw:name="path1895" draw:layer="g1969" svg:width="4.34394551827pt" svg:height="8.51655380542pt" draw:transform="matrix(0.27950059780 -0.10833093458 0.10833093458 0.27950059780 56.22443362872pt 52.56308092849pt)" svg:viewBox="0 0 4 9" svg:d="M4.21011 8.49361C1.52981 8.95007 0.0917054 2.47297 0 0C0.956237 3.16467 5.13967 7.32564 4.21011 8.49361Z" koffice:nodeTypes="ccc"/>
              <draw:path draw:style-name="gr15" draw:id="shape442" draw:name="path1896" draw:layer="g1969" svg:width="4.52104552176pt" svg:height="6.82680202454pt" draw:transform="matrix(0.27950059780 -0.10833093458 0.10833093458 0.27950059780 56.87072489428pt 54.09010782508pt)" svg:viewBox="0 0 5 7" svg:d="M4.29654 6.72604C2.72642 7.61437 0.551521 2.40216 0 0C1.23084 2.60525 5.54564 4.72751 4.29654 6.72604Z" koffice:nodeTypes="ccc"/>
              <draw:path draw:style-name="gr15" draw:id="shape443" draw:name="path1897" draw:layer="g1969" svg:width="4.72621871653pt" svg:height="7.55339012289pt" draw:transform="matrix(0.25537889531 -0.15696402781 0.15696402781 0.25537889531 57.22627059425pt 54.90142258171pt)" svg:viewBox="0 0 5 8" svg:d="M4.41058 7.36927C2.96445 8.71408 0.0956554 2.32894 0 0C0.955685 3.16148 6.02716 5.70963 4.41058 7.36927Z" koffice:nodeTypes="ccc"/>
              <draw:path draw:style-name="gr15" draw:id="shape444" draw:name="path1898" draw:layer="g1969" svg:width="3.16609240222pt" svg:height="7.13964476638pt" draw:transform="matrix(0.25537889531 -0.15696402781 0.15696402781 0.25537889531 57.20366364115pt 55.40982264011pt)" svg:viewBox="0 0 3 7" svg:d="M2.84838 7.03838C1.39643 7.96343 -0.161575 2.30658 0.0135136 0C1.0071 3.38429 4.16937 6.04834 2.84838 7.03838Z" koffice:nodeTypes="ccc"/>
              <draw:path draw:style-name="gr15" draw:id="shape445" draw:name="path1899" draw:layer="g1969" svg:width="1.96221369720pt" svg:height="4.09042035200pt" draw:transform="matrix(0.28468435076 -0.09386660614 0.09386660614 0.28468435076 57.90513312154pt 53.10520982634pt)" svg:viewBox="0 0 2 4" svg:d="M0.516482 4.09042C2.36754 3.1816 2.00621 2.38566 1.75739 0C0.437242 1.97538 -0.696693 2.58102 0.516482 4.09042Z" koffice:nodeTypes="ccc"/>
              <draw:path draw:style-name="gr15" draw:id="shape446" draw:name="path190" draw:layer="g1969" svg:width="1.70230340018pt" svg:height="5.70668927521pt" draw:transform="matrix(0.28468435076 -0.09386660614 0.09386660614 0.28468435076 58.41376819851pt 53.62609277061pt)" svg:viewBox="0 0 2 6" svg:d="M0.353887 5.56673C2.6404 6.48347 1.27351 2.69793 1.50674 0C0.817391 2.92731 -0.681617 4.902 0.353887 5.56673Z" koffice:nodeTypes="ccc"/>
              <draw:path draw:style-name="gr15" draw:id="shape447" draw:name="path1901" draw:layer="g1969" svg:width="2.76612698728pt" svg:height="5.77648964022pt" draw:transform="matrix(0.28468435076 -0.09386660614 0.09386660614 0.28468435076 58.90092715440pt 54.34667097854pt)" svg:viewBox="0 0 3 6" svg:d="M0.46301 5.76787C2.66549 5.94527 3.03053 3.36276 2.61751 0C1.69267 3.25601 -1.09218 4.51822 0.46301 5.76787Z" koffice:nodeTypes="ccc"/>
              <draw:g draw:style-name="gr1" draw:id="shape448" draw:name="g1902" svg:y="2.69840057666pt">
                <draw:path draw:style-name="gr15" draw:id="shape449" draw:name="path1903" draw:layer="g1969" svg:width="3.32108769732pt" svg:height="7.16540006997pt" draw:transform="matrix(0.25537889531 -0.15696402781 0.15696402781 0.25537889531 57.35211518341pt 56.16928371790pt)" svg:viewBox="0 0 3 7" svg:d="M3.09301 6.98823C1.57315 8.3094 -0.199674 1.86933 0.0182833 0C1.00966 3.09662 4.193 5.97217 3.09301 6.98823Z" koffice:nodeTypes="ccc"/>
                <draw:path draw:style-name="gr15" draw:id="shape450" draw:name="path1904" draw:layer="g1969" svg:width="4.46970254227pt" svg:height="8.16453452305pt" draw:transform="matrix(0.25537889531 -0.15696402781 0.15696402781 0.25537889531 57.93814955197pt 57.16848035767pt)" svg:viewBox="0 0 4 8" svg:d="M4.20854 7.97921C2.55583 9.341 0.220865 2.84562 0 0C1.37133 3.97546 5.54735 6.43234 4.20854 7.97921Z" koffice:nodeTypes="ccc"/>
                <draw:path draw:style-name="gr15" draw:id="shape451" draw:name="path1905" draw:layer="g1969" svg:width="5.56436488633pt" svg:height="8.15523405666pt" draw:transform="matrix(0.25537889531 -0.15696402781 0.15696402781 0.25537889531 58.78117634007pt 58.27389284391pt)" svg:viewBox="0 0 6 8" svg:d="M5.27464 7.79696C2.8981 9.80658 0.292004 2.8335 0 0C1.73599 4.31567 6.82412 6.28329 5.27464 7.79696Z" koffice:nodeTypes="ccc"/>
                <draw:path draw:style-name="gr15" draw:id="shape452" draw:name="path1906" draw:layer="g1969" svg:width="3.38564956798pt" svg:height="6.42137464610pt" draw:transform="matrix(0.28468435076 -0.09386660614 0.09386660614 0.28468435076 59.00195845009pt 55.57928093968pt)" svg:viewBox="0 0 3 6" svg:d="M0.30988 6.17815C1.43597 7.47171 3.25464 3.34274 3.38565 0C2.41707 3.34191 -1.04363 4.8101 0.30988 6.17815Z" koffice:nodeTypes="ccc"/>
                <draw:path draw:style-name="gr15" draw:id="shape453" draw:name="path1907" draw:layer="g1969" svg:width="2.22002246374pt" svg:height="7.36747812293pt" draw:transform="matrix(0.28468435076 -0.09386660614 0.09386660614 0.28468435076 59.66929973880pt 56.34162900557pt)" svg:viewBox="0 0 2 7" svg:d="M0.383326 7.19698C1.75901 8.33698 2.55594 3.51601 2.08315 0C1.09147 2.90949 -0.815501 5.29289 0.383326 7.19698Z" koffice:nodeTypes="ccc"/>
                <draw:path draw:style-name="gr15" draw:id="shape454" draw:name="path1908" draw:layer="g1969" svg:width="2.40660478460pt" svg:height="6.10281583259pt" draw:transform="matrix(0.28468435076 -0.09386660614 0.09386660614 0.28468435076 60.67163671971pt 57.50091673055pt)" svg:viewBox="0 0 2 6" svg:d="M0.657402 6.02137C2.78988 6.73473 2.73459 2.59873 1.75435 0C0.999651 2.82132 -1.04068 5.19297 0.657402 6.02137Z" koffice:nodeTypes="ccc"/>
                <draw:path draw:style-name="gr15" draw:id="shape455" draw:name="path1909" draw:layer="g1969" svg:width="2.86639288998pt" svg:height="4.09408755594pt" draw:transform="matrix(0.25537889531 -0.15696402781 0.15696402781 0.25537889531 58.94983757260pt 59.11695172793pt)" svg:viewBox="0 0 3 4" svg:d="M2.70019 4.01769C1.63434 4.53963 1.363 2.29841 0 0C1.58273 1.52962 3.43603 3.39079 2.70019 4.01769Z" koffice:nodeTypes="ccc"/>
              </draw:g>
            </draw:g>
            <draw:g draw:style-name="gr1" draw:id="shape456" draw:name="g1534" svg:y="16.09971611298pt">
              <draw:path draw:style-name="gr7" draw:id="shape457" draw:name="path898" draw:layer="g1969" svg:width="2.29483604886pt" svg:height="6.40367186286pt" draw:transform="matrix(0.29976019000 0.00000000000 0.00000000000 0.29976019000 59.64409943496pt 47.22206205923pt)" svg:viewBox="0 0 2 6" svg:d="M1.24823 6.40367C3.33317 5.02637 1.74268 2.45006 1.24823 0C0.577244 2.32381 -1.18891 5.37299 1.24823 6.40367Z" koffice:nodeTypes="ccc"/>
              <draw:path draw:style-name="gr7" draw:id="shape458" draw:name="path899" draw:layer="g1969" svg:width="2.42940709433pt" svg:height="6.09081088000pt" draw:transform="matrix(0.29976019000 0.00000000000 0.00000000000 0.29976019000 59.20275910773pt 48.34916037363pt)" svg:viewBox="0 0 2 6" svg:d="M2.31452 6.09081C-0.316761 5.76321 0.0791903 2.23574 0 0C0.791183 3.03496 2.94804 3.54762 2.31452 6.09081Z" koffice:nodeTypes="ccc"/>
              <draw:path draw:style-name="gr7" draw:id="shape459" draw:name="path90" draw:layer="g1969" svg:width="2.09201033021pt" svg:height="5.61595050667pt" draw:transform="matrix(0.29976019000 0.00000000000 0.00000000000 0.29976019000 60.10287854053pt 48.41822512141pt)" svg:viewBox="0 0 2 6" svg:d="M0.0257214 5.61595C2.09134 5.47741 1.98178 2.75457 2.09201 0C1.04517 2.53167 -0.194737 2.92485 0.0257214 5.61595Z" koffice:nodeTypes="ccc"/>
              <draw:path draw:style-name="gr7" draw:id="shape460" draw:name="path901" draw:layer="g1969" svg:width="3.78610599560pt" svg:height="4.40280397065pt" draw:transform="matrix(0.29976019000 0.00000000000 0.00000000000 0.29976019000 59.07422193826pt 49.80239777475pt)" svg:viewBox="0 0 4 4" svg:d="M3.77913 4.39463C1.6177 4.53877 0.494298 2.76485 0 0C2.04999 2.54789 3.91484 1.75365 3.77913 4.39463Z" koffice:nodeTypes="ccc"/>
              <draw:path draw:style-name="gr7" draw:id="shape461" draw:name="path902" draw:layer="g1969" svg:width="2.51806948542pt" svg:height="4.43358831937pt" draw:transform="matrix(0.29976019000 0.00000000000 0.00000000000 0.29976019000 60.23576019141pt 49.73309321882pt)" svg:viewBox="0 0 3 4" svg:d="M0.203215 4.41072C2.97876 4.71054 2.53532 1.99857 2.42401 0C1.57304 1.90516 -0.684564 2.50556 0.203215 4.41072Z" koffice:nodeTypes="ccc"/>
              <draw:path draw:style-name="gr7" draw:id="shape462" draw:name="path903" draw:layer="g1969" svg:width="3.96874050822pt" svg:height="5.04159114405pt" draw:transform="matrix(0.29976019000 0.00000000000 0.00000000000 0.29976019000 59.13345455181pt 50.77122270883pt)" svg:viewBox="0 0 4 5" svg:d="M0 0C0.227276 2.11063 1.59369 5.73911 3.79375 4.9245C4.70378 2.33247 1.85869 1.81424 0 0Z" koffice:nodeTypes="ccc"/>
              <draw:path draw:style-name="gr7" draw:id="shape463" draw:name="path904" draw:layer="g1969" svg:width="2.64559042414pt" svg:height="4.38685767458pt" draw:transform="matrix(0.29976019000 0.00000000000 0.00000000000 0.29976019000 60.25163046093pt 50.76139057460pt)" svg:viewBox="0 0 3 4" svg:d="M0.151909 4.32522C-0.653441 2.78082 1.97898 2.00749 2.53641 0C2.85645 2.87299 2.58825 4.75759 0.151909 4.32522Z" koffice:nodeTypes="ccc"/>
            </draw:g>
            <draw:g draw:style-name="gr1" draw:id="shape464" draw:name="g1542" svg:y="16.18450109821pt">
              <draw:path draw:style-name="gr15" draw:id="shape465" draw:name="path1543" draw:layer="g1969" svg:width="2.29483604886pt" svg:height="6.40367186286pt" draw:transform="matrix(0.29976019000 0.00000000000 0.00000000000 0.29976019000 59.64409943496pt 47.22206205923pt)" svg:viewBox="0 0 2 6" svg:d="M1.24823 6.40367C3.33317 5.02637 1.74268 2.45006 1.24823 0C0.577244 2.32381 -1.18891 5.37299 1.24823 6.40367Z" koffice:nodeTypes="ccc"/>
              <draw:path draw:style-name="gr15" draw:id="shape466" draw:name="path1544" draw:layer="g1969" svg:width="2.42940709433pt" svg:height="6.09081088000pt" draw:transform="matrix(0.29976019000 0.00000000000 0.00000000000 0.29976019000 59.20275910773pt 48.34916037363pt)" svg:viewBox="0 0 2 6" svg:d="M2.31452 6.09081C-0.316761 5.76321 0.0791903 2.23574 0 0C0.791183 3.03496 2.94804 3.54762 2.31452 6.09081Z" koffice:nodeTypes="ccc"/>
              <draw:path draw:style-name="gr15" draw:id="shape467" draw:name="path1545" draw:layer="g1969" svg:width="2.09201033021pt" svg:height="5.61595050667pt" draw:transform="matrix(0.29976019000 0.00000000000 0.00000000000 0.29976019000 60.10287854053pt 48.41822512141pt)" svg:viewBox="0 0 2 6" svg:d="M0.0257214 5.61595C2.09134 5.47741 1.98178 2.75457 2.09201 0C1.04517 2.53167 -0.194737 2.92485 0.0257214 5.61595Z" koffice:nodeTypes="ccc"/>
              <draw:path draw:style-name="gr15" draw:id="shape468" draw:name="path1546" draw:layer="g1969" svg:width="3.78610599560pt" svg:height="4.40280397065pt" draw:transform="matrix(0.29976019000 0.00000000000 0.00000000000 0.29976019000 59.07422193826pt 49.80239777475pt)" svg:viewBox="0 0 4 4" svg:d="M3.77913 4.39463C1.6177 4.53877 0.494298 2.76485 0 0C2.04999 2.54789 3.91484 1.75365 3.77913 4.39463Z" koffice:nodeTypes="ccc"/>
              <draw:path draw:style-name="gr15" draw:id="shape469" draw:name="path1547" draw:layer="g1969" svg:width="2.51806948542pt" svg:height="4.43358831937pt" draw:transform="matrix(0.29976019000 0.00000000000 0.00000000000 0.29976019000 60.23576019141pt 49.73309321882pt)" svg:viewBox="0 0 3 4" svg:d="M0.203215 4.41072C2.97876 4.71054 2.53532 1.99857 2.42401 0C1.57304 1.90516 -0.684564 2.50556 0.203215 4.41072Z" koffice:nodeTypes="ccc"/>
              <draw:path draw:style-name="gr15" draw:id="shape470" draw:name="path1548" draw:layer="g1969" svg:width="3.96874050822pt" svg:height="5.04159114405pt" draw:transform="matrix(0.29976019000 0.00000000000 0.00000000000 0.29976019000 59.13345455181pt 50.77122270883pt)" svg:viewBox="0 0 4 5" svg:d="M0 0C0.227276 2.11063 1.59369 5.73911 3.79375 4.9245C4.70378 2.33247 1.85869 1.81424 0 0Z" koffice:nodeTypes="ccc"/>
              <draw:path draw:style-name="gr15" draw:id="shape471" draw:name="path1549" draw:layer="g1969" svg:width="2.64559042414pt" svg:height="4.38685767458pt" draw:transform="matrix(0.29976019000 0.00000000000 0.00000000000 0.29976019000 60.25163046093pt 50.76139057460pt)" svg:viewBox="0 0 3 4" svg:d="M0.151909 4.32522C-0.653441 2.78082 1.97898 2.00749 2.53641 0C2.85645 2.87299 2.58825 4.75759 0.151909 4.32522Z" koffice:nodeTypes="ccc"/>
            </draw:g>
            <draw:g draw:style-name="gr1" draw:id="shape472" draw:name="g1510" svg:y="13.11211828966pt">
              <draw:path draw:style-name="gr7" draw:id="shape473" draw:name="path943" draw:layer="g1969" svg:width="1.72875032876pt" svg:height="6.70556306286pt" draw:transform="matrix(0.29976019000 0.00000000000 0.00000000000 0.29976019000 57.56525902012pt 44.23446423591pt)" svg:viewBox="0 0 2 7" svg:d="M1.06456 6.70556C2.49633 5.08242 1.23191 2.50715 0.802755 0C0.220379 2.37795 -0.788922 5.52872 1.06456 6.70556Z" koffice:nodeTypes="ccc"/>
              <draw:path draw:style-name="gr7" draw:id="shape474" draw:name="path944" draw:layer="g1969" svg:width="3.35479277293pt" svg:height="7.22361265478pt" draw:transform="matrix(0.29976019000 0.00000000000 0.00000000000 0.29976019000 56.80441235992pt 44.93780475915pt)" svg:viewBox="0 0 3 7" svg:d="M3.3284 7.2142C0.851332 7.47495 0.252029 2.24788 0 0C0.805175 3.09169 3.65809 4.50489 3.3284 7.2142Z" koffice:nodeTypes="ccc"/>
              <draw:path draw:style-name="gr7" draw:id="shape475" draw:name="path945" draw:layer="g1969" svg:width="2.29774756093pt" svg:height="4.43908108800pt" draw:transform="matrix(0.29976019000 0.00000000000 0.00000000000 0.29976019000 58.03808117862pt 45.78650259565pt)" svg:viewBox="0 0 2 4" svg:d="M0.0811515 4.43908C2.12968 3.5089 1.65378 1.50532 2.29775 0C0.920629 1.84754 -0.335586 2.11213 0.0811515 4.43908Z" koffice:nodeTypes="ccc"/>
              <draw:path draw:style-name="gr7" draw:id="shape476" draw:name="path946" draw:layer="g1969" svg:width="4.27296706001pt" svg:height="8.51983328574pt" draw:transform="matrix(0.29976019000 0.00000000000 0.00000000000 0.29976019000 56.52167471178pt 45.80454312312pt)" svg:viewBox="0 0 4 9" svg:d="M4.25539 8.51258C1.63959 8.76273 0.0813509 2.47345 0 0C0.81277 3.35764 4.56009 5.18301 4.25539 8.51258Z" koffice:nodeTypes="ccc"/>
              <draw:path draw:style-name="gr7" draw:id="shape477" draw:name="path947" draw:layer="g1969" svg:width="2.58135985944pt" svg:height="5.23796595200pt" draw:transform="matrix(0.29976019000 0.00000000000 0.00000000000 0.29976019000 58.04337663407pt 46.71654287769pt)" svg:viewBox="0 0 3 5" svg:d="M0.0723201 5.23797C3.09521 4.61157 2.73348 2.8503 2.27995 0C1.31747 2.87077 -0.369388 2.26239 0.0723201 5.23797Z" koffice:nodeTypes="ccc"/>
              <draw:path draw:style-name="gr7" draw:id="shape478" draw:name="path948" draw:layer="g1969" svg:width="5.89726051906pt" svg:height="8.00635746306pt" draw:transform="matrix(0.29976019000 0.00000000000 0.00000000000 0.29976019000 56.28258982116pt 46.94484671322pt)" svg:viewBox="0 0 6 8" svg:d="M5.82457 7.96716C2.44573 8.49537 2.68292 3.57182 0 0C2.32062 2.65305 6.49878 5.99598 5.82457 7.96716Z" koffice:nodeTypes="ccc"/>
              <draw:path draw:style-name="gr7" draw:id="shape479" draw:name="path949" draw:layer="g1969" svg:width="2.32193347453pt" svg:height="4.80860180144pt" draw:transform="matrix(0.29976019000 0.00000000000 0.00000000000 0.29976019000 58.05234976712pt 47.81223279900pt)" svg:viewBox="0 0 2 5" svg:d="M0.14294 4.80765C2.20932 4.87434 2.41132 1.40668 2.29659 0C1.82152 1.40119 -0.608023 2.73176 0.14294 4.80765Z" koffice:nodeTypes="ccc"/>
              <draw:path draw:style-name="gr7" draw:id="shape480" draw:name="path951" draw:layer="g1969" svg:width="5.10841538138pt" svg:height="7.63001668425pt" draw:transform="matrix(0.29976019000 0.00000000000 0.00000000000 0.29976019000 56.43319053966pt 48.19498003885pt)" svg:viewBox="0 0 5 8" svg:d="M0 0C1.17898 3.95312 2.85364 7.9146 4.91322 7.61392C5.90217 5.36632 2.95957 5.07984 0 0Z" koffice:nodeTypes="ccc"/>
              <draw:path draw:style-name="gr7" draw:id="shape481" draw:name="path952" draw:layer="g1969" svg:width="2.64559042414pt" svg:height="4.38685767458pt" draw:transform="matrix(0.29976019000 0.00000000000 0.00000000000 0.29976019000 58.06263479097pt 48.83165221718pt)" svg:viewBox="0 0 3 4" svg:d="M0.151909 4.32522C-0.653441 2.78082 1.97898 2.00749 2.53641 0C2.85645 2.87299 2.58825 4.75759 0.151909 4.32522Z" koffice:nodeTypes="ccc"/>
              <draw:path draw:style-name="gr7" draw:id="shape482" draw:name="path953" draw:layer="g1969" svg:width="4.68376204341pt" svg:height="6.63907242872pt" draw:transform="matrix(0.29976019000 0.00000000000 0.00000000000 0.29976019000 56.67396391947pt 49.49192967115pt)" svg:viewBox="0 0 5 7" svg:d="M0 0C1.61207 3.32209 2.33912 7.1397 4.55281 6.58498C5.37898 4.00147 2.10839 3.46077 0 0Z" koffice:nodeTypes="ccc"/>
              <draw:path draw:style-name="gr7" draw:id="shape483" draw:name="path954" draw:layer="g1969" svg:width="2.68880518679pt" svg:height="5.07913558405pt" draw:transform="matrix(0.29976019000 0.00000000000 0.00000000000 0.29976019000 58.16431715504pt 49.84755125169pt)" svg:viewBox="0 0 3 5" svg:d="M0.19557 4.96926C-0.734482 3.15024 1.91935 2.50681 2.56993 0C2.92211 3.28086 2.59265 5.62318 0.19557 4.96926Z" koffice:nodeTypes="ccc"/>
            </draw:g>
            <draw:g draw:style-name="gr1" draw:id="shape484" draw:name="g1522" svg:y="13.19690327489pt">
              <draw:path draw:style-name="gr15" draw:id="shape485" draw:name="path1523" draw:layer="g1969" svg:width="1.72875032876pt" svg:height="6.70556306286pt" draw:transform="matrix(0.29976019000 0.00000000000 0.00000000000 0.29976019000 57.56525902012pt 44.23446423591pt)" svg:viewBox="0 0 2 7" svg:d="M1.06456 6.70556C2.49633 5.08242 1.23191 2.50715 0.802755 0C0.220379 2.37795 -0.788922 5.52872 1.06456 6.70556Z" koffice:nodeTypes="ccc"/>
              <draw:path draw:style-name="gr15" draw:id="shape486" draw:name="path1524" draw:layer="g1969" svg:width="3.35479277293pt" svg:height="7.22361265478pt" draw:transform="matrix(0.29976019000 0.00000000000 0.00000000000 0.29976019000 56.80441235992pt 44.93780475915pt)" svg:viewBox="0 0 3 7" svg:d="M3.3284 7.2142C0.851332 7.47495 0.252029 2.24788 0 0C0.805175 3.09169 3.65809 4.50489 3.3284 7.2142Z" koffice:nodeTypes="ccc"/>
              <draw:path draw:style-name="gr15" draw:id="shape487" draw:name="path1525" draw:layer="g1969" svg:width="2.29774756093pt" svg:height="4.43908108800pt" draw:transform="matrix(0.29976019000 0.00000000000 0.00000000000 0.29976019000 58.03808117862pt 45.78650259565pt)" svg:viewBox="0 0 2 4" svg:d="M0.0811515 4.43908C2.12968 3.5089 1.65378 1.50532 2.29775 0C0.920629 1.84754 -0.335586 2.11213 0.0811515 4.43908Z" koffice:nodeTypes="ccc"/>
              <draw:path draw:style-name="gr15" draw:id="shape488" draw:name="path1526" draw:layer="g1969" svg:width="4.27296706001pt" svg:height="8.51983328574pt" draw:transform="matrix(0.29976019000 0.00000000000 0.00000000000 0.29976019000 56.52167471178pt 45.80454312312pt)" svg:viewBox="0 0 4 9" svg:d="M4.25539 8.51258C1.63959 8.76273 0.0813509 2.47345 0 0C0.81277 3.35764 4.56009 5.18301 4.25539 8.51258Z" koffice:nodeTypes="ccc"/>
              <draw:path draw:style-name="gr15" draw:id="shape489" draw:name="path1527" draw:layer="g1969" svg:width="2.58135985944pt" svg:height="5.23796595200pt" draw:transform="matrix(0.29976019000 0.00000000000 0.00000000000 0.29976019000 58.04337663407pt 46.71654287769pt)" svg:viewBox="0 0 3 5" svg:d="M0.0723201 5.23797C3.09521 4.61157 2.73348 2.8503 2.27995 0C1.31747 2.87077 -0.369388 2.26239 0.0723201 5.23797Z" koffice:nodeTypes="ccc"/>
              <draw:path draw:style-name="gr15" draw:id="shape490" draw:name="path1528" draw:layer="g1969" svg:width="5.89726051906pt" svg:height="8.00635746306pt" draw:transform="matrix(0.29976019000 0.00000000000 0.00000000000 0.29976019000 56.28258982116pt 46.94484671322pt)" svg:viewBox="0 0 6 8" svg:d="M5.82457 7.96716C2.44573 8.49537 2.68292 3.57182 0 0C2.32062 2.65305 6.49878 5.99598 5.82457 7.96716Z" koffice:nodeTypes="ccc"/>
              <draw:path draw:style-name="gr15" draw:id="shape491" draw:name="path1529" draw:layer="g1969" svg:width="2.32193347453pt" svg:height="4.80860180144pt" draw:transform="matrix(0.29976019000 0.00000000000 0.00000000000 0.29976019000 58.05234976712pt 47.81223279900pt)" svg:viewBox="0 0 2 5" svg:d="M0.14294 4.80765C2.20932 4.87434 2.41132 1.40668 2.29659 0C1.82152 1.40119 -0.608023 2.73176 0.14294 4.80765Z" koffice:nodeTypes="ccc"/>
              <draw:path draw:style-name="gr15" draw:id="shape492" draw:name="path1530" draw:layer="g1969" svg:width="5.10841538138pt" svg:height="7.63001668425pt" draw:transform="matrix(0.29976019000 0.00000000000 0.00000000000 0.29976019000 56.43319053966pt 48.19498003885pt)" svg:viewBox="0 0 5 8" svg:d="M0 0C1.17898 3.95312 2.85364 7.9146 4.91322 7.61392C5.90217 5.36632 2.95957 5.07984 0 0Z" koffice:nodeTypes="ccc"/>
              <draw:path draw:style-name="gr15" draw:id="shape493" draw:name="path1531" draw:layer="g1969" svg:width="2.64559042414pt" svg:height="4.38685767458pt" draw:transform="matrix(0.29976019000 0.00000000000 0.00000000000 0.29976019000 58.06263479097pt 48.83165221718pt)" svg:viewBox="0 0 3 4" svg:d="M0.151909 4.32522C-0.653441 2.78082 1.97898 2.00749 2.53641 0C2.85645 2.87299 2.58825 4.75759 0.151909 4.32522Z" koffice:nodeTypes="ccc"/>
              <draw:path draw:style-name="gr15" draw:id="shape494" draw:name="path1532" draw:layer="g1969" svg:width="4.68376204341pt" svg:height="6.63907242872pt" draw:transform="matrix(0.29976019000 0.00000000000 0.00000000000 0.29976019000 56.67396391947pt 49.49192967115pt)" svg:viewBox="0 0 5 7" svg:d="M0 0C1.61207 3.32209 2.33912 7.1397 4.55281 6.58498C5.37898 4.00147 2.10839 3.46077 0 0Z" koffice:nodeTypes="ccc"/>
              <draw:path draw:style-name="gr15" draw:id="shape495" draw:name="path1533" draw:layer="g1969" svg:width="2.68880518679pt" svg:height="5.07913558405pt" draw:transform="matrix(0.29976019000 0.00000000000 0.00000000000 0.29976019000 58.16431715504pt 49.84755125169pt)" svg:viewBox="0 0 3 5" svg:d="M0.19557 4.96926C-0.734482 3.15024 1.91935 2.50681 2.56993 0C2.92211 3.28086 2.59265 5.62318 0.19557 4.96926Z" koffice:nodeTypes="ccc"/>
            </draw:g>
            <draw:path draw:style-name="gr5" draw:id="shape496" draw:name="path922" draw:layer="g1969" svg:width="2.77888397253pt" svg:height="4.45960637904pt" draw:transform="matrix(0.29976019000 0.00000000000 0.00000000000 0.29976019000 59.66377421281pt 43.15792899074pt)" svg:viewBox="0 0 3 4" svg:d="M0 4.38996C1.57994 4.85878 3.23689 2.91256 2.6625 0C0.856958 0.493311 0.0284883 2.2917 0 4.38996Z" koffice:nodeTypes="ccc"/>
            <draw:path draw:style-name="gr5" draw:id="shape497" draw:name="path1039" draw:layer="g1969" svg:width="1.39982057516pt" svg:height="6.15422767546pt" draw:transform="matrix(0.29976019000 0.00000000000 0.00000000000 0.29976019000 58.04707108945pt 42.19643552151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15" draw:id="shape498" draw:name="path2012" draw:layer="g1969" svg:width="2.77888397253pt" svg:height="4.45960637904pt" draw:transform="matrix(0.29976019000 0.00000000000 0.00000000000 0.29976019000 59.66377421281pt 43.15792899074pt)" svg:viewBox="0 0 3 4" svg:d="M0 4.38996C1.57994 4.85878 3.23689 2.91256 2.6625 0C0.856958 0.493311 0.0284883 2.2917 0 4.38996Z" koffice:nodeTypes="ccc"/>
            <draw:path draw:style-name="gr15" draw:id="shape499" draw:name="path2013" draw:layer="g1969" svg:width="1.39982057516pt" svg:height="6.15422767546pt" draw:transform="matrix(0.29976019000 0.00000000000 0.00000000000 0.29976019000 58.04707108945pt 42.19643552151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24" draw:id="shape500" draw:name="path2015" draw:layer="g1969" svg:width="1.39982057516pt" svg:height="6.15422767546pt" draw:transform="matrix(-0.32574370303 0.00000000000 0.00000000000 0.46817595635 59.83636197469pt 40.30415300406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25" draw:id="shape501" draw:name="path2022" draw:layer="g1969" svg:width="1.51243566332pt" svg:height="6.38046857281pt" draw:transform="matrix(-0.37780575307 -0.15073890794 -0.17526708525 0.38820563310 63.24374287068pt 44.59758048327pt)" svg:viewBox="0 0 2 6" svg:d="M0.382776 5.85794C0.507304 6.65817 1.24125 6.56494 1.30178 5.40008C1.29273 4.57015 1.60162 3.68908 1.48683 3.0324C1.34978 2.05398 0.856539 1.06401 0.616527 0.399908C0.374428 -0.301321 -0.177251 0.0129944 0.0564992 0.625951C0.323643 1.41298 0.578264 2.35675 0.664529 3.0225C0.809232 4.30534 0.246422 5.01647 0.382776 5.85794Z" koffice:nodeTypes="ccccccc"/>
            <draw:g draw:style-name="gr1" draw:id="shape502" draw:name="g2031" svg:y="13.56792802733pt">
              <draw:path draw:style-name="gr25" draw:id="shape503" draw:name="path2021" draw:layer="g1969" svg:width="2.13337294716pt" svg:height="6.61474762056pt" draw:transform="matrix(-0.37780575307 -0.15073890794 -0.17526708525 0.38820563310 63.96996582632pt 44.82669533036pt)" svg:viewBox="0 0 2 7" svg:d="M0.733332 6.09753C0.942491 6.85187 2.46736 6.81765 2.06657 5.75224C1.73238 4.88747 0.976377 4.05613 1.36782 3.35312C1.90415 2.47201 2.03502 0.958657 1.63189 0.332629C1.22526 -0.328393 -0.085778 0.114881 0.480938 0.632034C1.10491 1.23162 0.614146 2.90673 0.185311 3.48921C-0.379068 4.34932 0.504308 5.3043 0.733332 6.09753Z" koffice:nodeTypes="ccccccc"/>
              <draw:path draw:style-name="gr15" draw:id="shape504" draw:name="path2027" draw:layer="g1969" svg:width="2.13337294716pt" svg:height="6.61474762056pt" draw:transform="matrix(-0.37780575307 -0.15073890794 -0.17526708525 0.38820563310 63.96996582632pt 44.82669533036pt)" svg:viewBox="0 0 2 7" svg:d="M0.733332 6.09753C0.942491 6.85187 2.46736 6.81765 2.06657 5.75224C1.73238 4.88747 0.976377 4.05613 1.36782 3.35312C1.90415 2.47201 2.03502 0.958657 1.63189 0.332629C1.22526 -0.328393 -0.085778 0.114881 0.480938 0.632034C1.10491 1.23162 0.614146 2.90673 0.185311 3.48921C-0.379068 4.34932 0.504308 5.3043 0.733332 6.09753Z" koffice:nodeTypes="ccccccc"/>
            </draw:g>
            <draw:path draw:style-name="gr15" draw:id="shape505" draw:name="path2034" draw:layer="g1969" svg:width="1.51243566332pt" svg:height="6.38046857281pt" draw:transform="matrix(-0.37780575307 -0.15073890794 -0.17526708525 0.38820563310 63.24374287068pt 44.59758048327pt)" svg:viewBox="0 0 2 6" svg:d="M0.382776 5.85794C0.507304 6.65817 1.24125 6.56494 1.30178 5.40008C1.29273 4.57015 1.60162 3.68908 1.48683 3.0324C1.34978 2.05398 0.856539 1.06401 0.616527 0.399908C0.374428 -0.301321 -0.177251 0.0129944 0.0564992 0.625951C0.323643 1.41298 0.578264 2.35675 0.664529 3.0225C0.809232 4.30534 0.246422 5.01647 0.382776 5.85794Z" koffice:nodeTypes="ccccccc"/>
            <draw:g draw:style-name="gr1" draw:id="shape506" draw:name="g2044" svg:y="10.07892806015pt">
              <draw:path draw:style-name="gr26" draw:id="shape507" draw:name="path2043" draw:layer="g1969" svg:width="1.96740070637pt" svg:height="6.89029357886pt" draw:transform="matrix(0.29976019000 0.00000000000 0.00000000000 0.62945503209 58.61007839924pt 41.23935005522pt)" svg:viewBox="0 0 2 7" svg:d="M1.03595 6.38319C0.961372 7.00545 2.0127 7.15626 1.96588 6.25381C1.91827 5.31168 0.518625 4.44972 1.37714 3.01549C1.82861 2.31385 1.83655 1.02805 1.56281 0.34467C1.32239 -0.333155 0.309946 0.109733 0.694772 0.637548C1.11847 1.24949 0.615426 2.42338 0.291697 3.0139C-0.680284 4.73307 1.09308 5.57043 1.03595 6.38319Z" koffice:nodeTypes="ccccccc"/>
              <draw:path draw:style-name="gr15" draw:id="shape508" draw:name="path2014" draw:layer="g1969" svg:width="1.96740070637pt" svg:height="6.89029357886pt" draw:transform="matrix(0.29976019000 0.00000000000 0.00000000000 0.62945503209 58.61007839924pt 41.23935005522pt)" svg:viewBox="0 0 2 7" svg:d="M1.03595 6.38319C0.961372 7.00545 2.0127 7.15626 1.96588 6.25381C1.91827 5.31168 0.518625 4.44972 1.37714 3.01549C1.82861 2.31385 1.83655 1.02805 1.56281 0.34467C1.32239 -0.333155 0.309946 0.109733 0.694772 0.637548C1.11847 1.24949 0.615426 2.42338 0.291697 3.0139C-0.680284 4.73307 1.09308 5.57043 1.03595 6.38319Z" koffice:nodeTypes="ccccccc"/>
            </draw:g>
            <draw:path draw:style-name="gr15" draw:id="shape509" draw:name="path2047" draw:layer="g1969" svg:width="1.39982057516pt" svg:height="6.15422767546pt" draw:transform="matrix(-0.32574370303 0.00000000000 0.00000000000 0.46817595635 59.83636197469pt 40.30415300406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15" draw:id="shape510" draw:name="path2051" draw:layer="g1969" svg:width="1.61084910969pt" svg:height="5.66306710268pt" draw:transform="matrix(0.26068015427 -0.14799340436 0.14799340436 0.26068015427 55.95388506524pt 49.30491740859pt)" svg:viewBox="0 0 2 6" svg:d="M0.0477645 5.04707C0.229512 5.87292 1.42763 5.94784 1.07936 4.78143C0.788973 3.83468 1.15145 3.7521 1.22659 2.80279C1.36569 1.76835 1.69873 1.31966 1.58907 0.48104C1.51799 -0.298837 0.446798 -0.0476759 0.581841 0.644508C0.774758 1.47887 0.336125 1.81773 0.318864 2.52779C0.33714 3.76572 -0.151246 4.17865 0.0477645 5.04707Z" koffice:nodeTypes="ccccccc"/>
            <draw:path draw:style-name="gr15" draw:id="shape511" draw:name="path2052" draw:layer="g1969" svg:width="4.43018304000pt" svg:height="9.50612224000pt" draw:transform="matrix(0.29976019000 0.00000000000 0.00000000000 0.29976019000 60.76091089670pt 55.47697807553pt)" svg:viewBox="0 0 4 10" svg:d="M0 0C1.7192 0.825475 3.02418 2.88752 3.11005 4.56725C3.2557 6.50021 3.54112 8.13225 4.43018 9.50612C3.01492 9.12134 2.33717 6.9187 2.13595 4.80897C1.93221 2.62524 0.727419 1.67808 0 0Z" koffice:nodeTypes="ccccc"/>
            <draw:path draw:style-name="gr15" draw:id="shape512" draw:name="path2053" draw:layer="g1969" svg:width="3.24577827177pt" svg:height="8.03382336000pt" draw:transform="matrix(0.29661360729 0.00000000000 0.00000000000 0.28400509417 61.77553743166pt 56.65608686299pt)" svg:viewBox="0 0 3 8" svg:d="M0.0165814 0C1.04566 2.08083 2.48478 2.87446 2.55829 4.41864C2.68296 6.19562 2.80619 6.28632 3.24578 8.03382C2.03438 7.68009 1.72955 7.56445 1.40238 4.9054C1.2006 3.03697 -0.16502 1.71878 0.0165814 0Z" koffice:nodeTypes="ccccc"/>
            <draw:path draw:style-name="gr27" draw:id="shape513" draw:name="path1093" draw:layer="g1969" svg:width="58.38346270064pt" svg:height="18.96243307232pt" draw:transform="matrix(0.29976019000 0.00000000000 0.00000000000 0.29976019000 65.70575944301pt 62.65493460820pt)" svg:viewBox="0 0 58 19" svg:d="M48.3446 14.9092C48.3756 15.6996 48.4695 16.3349 48.9359 16.9695C46.2206 15.877 42.3872 16.462 39.765 17.688C38.5951 18.249 37.1802 17.047 38.5522 15.9082C40.5035 14.3201 45.0181 15.2208 48.3446 14.9092ZM10.0375 14.8676C10.0757 15.6125 9.98979 16.295 9.71682 16.9455C12.6685 15.718 15.8374 16.7377 18.8193 17.9454C20.8693 18.7965 21.0348 17.3228 20.6727 16.8129C20.0504 15.9082 18.8463 14.9147 17.3232 14.8932C16.3093 14.8788 12.4059 14.8436 10.0375 14.8676ZM12.5292 0.389151C11.7056 0.0327045 10.749 0.375565 9.8911 1.28267C7.00868 4.11907 3.62649 6.88273 0.896862 9.03261C-0.121774 9.92133 -1.16269 11.5157 3.18243 13.1093C3.34 13.1693 6.50732 14.3481 8.51435 14.4232C9.33403 14.4001 9.33165 15.6292 9.17965 15.9569C8.83347 16.6115 9.08415 16.8616 8.38463 17.4914C7.65567 18.1092 8.46262 18.9092 9.0356 18.3657C11.4819 16.2326 15.449 17.5977 19.2721 18.8461C20.1753 19.097 21.8282 19.0267 21.8139 17.7751C21.8298 16.4117 22.8135 15.4478 23.4151 15.4127C24.9757 15.6844 32.6871 15.7707 35.0625 15.4806C36.4473 15.3 36.5308 17.3859 37.2717 18.2083C37.7826 18.7534 39.7491 18.898 41.0972 18.3002C43.7623 17.0566 47.8233 17.0566 49.4786 18.2451C50.159 18.7653 50.6962 18.3434 50.3095 17.8151C49.8113 17.0926 49.8224 16.7577 49.5749 16.1871C48.9534 14.9171 49.4492 14.6063 50.101 14.5143C57.4646 13.5609 59.8146 11.0378 57.5633 8.98066C54.6562 6.41999 51.4196 3.84574 48.6311 0.819925C47.8751 0.0175195 47.3753 -0.304562 45.802 0.352388C40.9913 2.55262 34.8851 4.15663 28.9094 4.27411C23.349 4.32207 15.7037 1.73902 12.5292 0.389151Z" koffice:nodeTypes="cccccccccccccccccccccccccccccccccc"/>
            <draw:path draw:style-name="gr15" draw:id="shape514" draw:name="path2056" draw:layer="g1969" svg:width="58.38346270064pt" svg:height="18.96243307232pt" draw:transform="matrix(0.29976019000 0.00000000000 0.00000000000 0.29976019000 65.70575944301pt 62.65493460820pt)" svg:viewBox="0 0 58 19" svg:d="M48.3446 14.9092C48.3756 15.6996 48.4695 16.3349 48.9359 16.9695C46.2206 15.877 42.3872 16.462 39.765 17.688C38.5951 18.249 37.1802 17.047 38.5522 15.9082C40.5035 14.3201 45.0181 15.2208 48.3446 14.9092ZM10.0375 14.8676C10.0757 15.6125 9.98979 16.295 9.71682 16.9455C12.6685 15.718 15.8374 16.7377 18.8193 17.9454C20.8693 18.7965 21.0348 17.3228 20.6727 16.8129C20.0504 15.9082 18.8463 14.9147 17.3232 14.8932C16.3093 14.8788 12.4059 14.8436 10.0375 14.8676ZM12.5292 0.389151C11.7056 0.0327045 10.749 0.375565 9.8911 1.28267C7.00868 4.11907 3.62649 6.88273 0.896862 9.03261C-0.121774 9.92133 -1.16269 11.5157 3.18243 13.1093C3.34 13.1693 6.50732 14.3481 8.51435 14.4232C9.33403 14.4001 9.33165 15.6292 9.17965 15.9569C8.83347 16.6115 9.08415 16.8616 8.38463 17.4914C7.65567 18.1092 8.46262 18.9092 9.0356 18.3657C11.4819 16.2326 15.449 17.5977 19.2721 18.8461C20.1753 19.097 21.8282 19.0267 21.8139 17.7751C21.8298 16.4117 22.8135 15.4478 23.4151 15.4127C24.9757 15.6844 32.6871 15.7707 35.0625 15.4806C36.4473 15.3 36.5308 17.3859 37.2717 18.2083C37.7826 18.7534 39.7491 18.898 41.0972 18.3002C43.7623 17.0566 47.8233 17.0566 49.4786 18.2451C50.159 18.7653 50.6962 18.3434 50.3095 17.8151C49.8113 17.0926 49.8224 16.7577 49.5749 16.1871C48.9534 14.9171 49.4492 14.6063 50.101 14.5143C57.4646 13.5609 59.8146 11.0378 57.5633 8.98066C54.6562 6.41999 51.4196 3.84574 48.6311 0.819925C47.8751 0.0175195 47.3753 -0.304562 45.802 0.352388C40.9913 2.55262 34.8851 4.15663 28.9094 4.27411C23.349 4.32207 15.7037 1.73902 12.5292 0.389151Z" koffice:nodeTypes="cccccccccccccccccccccccccccccccccc"/>
            <draw:g draw:style-name="gr1" draw:id="shape515" draw:name="g2095" svg:y="25.75559375134pt">
              <draw:path draw:style-name="gr5" draw:id="shape516" draw:name="path973" draw:layer="g1969" svg:width="7.76802708799pt" svg:height="5.76424626576pt" draw:transform="matrix(0.29976019000 0.00000000000 0.00000000000 0.29976019000 84.81997593615pt 56.87793969759pt)" svg:viewBox="0 0 8 6" svg:d="M0.0796632 5.45987C0.432773 6.59136 5.29625 4.52362 7.76803 0C4.53104 3.28392 -0.708304 3.25177 0.0796632 5.45987Z" koffice:nodeTypes="ccc"/>
              <draw:path draw:style-name="gr15" draw:id="shape517" draw:name="path2094" draw:layer="g1969" svg:width="7.76802708799pt" svg:height="5.76424626576pt" draw:transform="matrix(0.29976019000 0.00000000000 0.00000000000 0.29976019000 84.81997593615pt 56.87793969759pt)" svg:viewBox="0 0 8 6" svg:d="M0.0796632 5.45987C0.432773 6.59136 5.29625 4.52362 7.76803 0C4.53104 3.28392 -0.708304 3.25177 0.0796632 5.45987Z" koffice:nodeTypes="ccc"/>
            </draw:g>
            <draw:g draw:style-name="gr1" draw:id="shape518" draw:name="g2091" svg:y="25.32598869061pt">
              <draw:path draw:style-name="gr28" draw:id="shape519" draw:name="path1054" draw:layer="g1969" svg:width="4.05186355206pt" svg:height="9.03202844444pt" draw:transform="matrix(-0.31072421871 0.00000000000 0.00000000000 0.28400509417 87.15310360771pt 56.44460732448pt)" svg:viewBox="0 0 4 9" svg:d="M0.0147412 0C1.37951 2.06607 3.2016 3.56152 3.28373 5.19883C3.42303 7.08297 3.56071 7.17914 4.05186 9.03203C2.69837 8.65696 2.35779 8.53435 1.99224 5.71494C1.76679 3.73383 -0.188161 1.82243 0.0147412 0Z" koffice:nodeTypes="ccccc"/>
              <draw:path draw:style-name="gr15" draw:id="shape520" draw:name="path2090" draw:layer="g1969" svg:width="4.05186355206pt" svg:height="9.03202844444pt" draw:transform="matrix(-0.31072421871 0.00000000000 0.00000000000 0.28400509417 87.15310360771pt 56.44460732448pt)" svg:viewBox="0 0 4 9" svg:d="M0.0147412 0C1.37951 2.06607 3.2016 3.56152 3.28373 5.19883C3.42303 7.08297 3.56071 7.17914 4.05186 9.03203C2.69837 8.65696 2.35779 8.53435 1.99224 5.71494C1.76679 3.73383 -0.188161 1.82243 0.0147412 0Z" koffice:nodeTypes="ccccc"/>
            </draw:g>
            <draw:g draw:style-name="gr1" draw:id="shape521" draw:name="g2087" svg:y="24.51591249481pt">
              <draw:path draw:style-name="gr29" draw:id="shape522" draw:name="path1053" draw:layer="g1969" svg:width="3.87148800000pt" svg:height="8.05332550853pt" draw:transform="matrix(-0.31402038176 0.00000000000 0.00000000000 0.29976019000 87.83291852370pt 55.63631092826pt)" svg:viewBox="0 0 4 8" svg:d="M0 0C1.85577 0.759784 2.27745 2.01827 2.35107 3.57643C2.38742 5.38054 2.9118 6.77449 3.87149 8.03903C1.96028 8.26984 1.61221 5.65751 1.39501 3.71568C1.17508 1.70573 0.785203 1.54454 0 0Z" koffice:nodeTypes="ccccc"/>
              <draw:path draw:style-name="gr15" draw:id="shape523" draw:name="path2086" draw:layer="g1969" svg:width="3.87148800000pt" svg:height="8.05332550853pt" draw:transform="matrix(-0.31402038176 0.00000000000 0.00000000000 0.29976019000 87.83291852370pt 55.63631092826pt)" svg:viewBox="0 0 4 8" svg:d="M0 0C1.85577 0.759784 2.27745 2.01827 2.35107 3.57643C2.38742 5.38054 2.9118 6.77449 3.87149 8.03903C1.96028 8.26984 1.61221 5.65751 1.39501 3.71568C1.17508 1.70573 0.785203 1.54454 0 0Z" koffice:nodeTypes="ccccc"/>
            </draw:g>
            <draw:g draw:style-name="gr1" draw:id="shape524" draw:name="g2135" svg:y="9.13764749038pt">
              <draw:path draw:style-name="gr30" draw:id="shape525" draw:name="path1045" draw:layer="g1969" svg:width="1.39982057516pt" svg:height="6.15422767546pt" draw:transform="matrix(0.32062589731 0.00000000000 0.00000000000 0.46817595635 89.22053710618pt 40.27766139751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15" draw:id="shape526" draw:name="path2134" draw:layer="g1969" svg:width="1.39982057516pt" svg:height="6.15422767546pt" draw:transform="matrix(0.32062589731 0.00000000000 0.00000000000 0.46817595635 89.22053710618pt 40.27766139751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g>
            <draw:g draw:style-name="gr1" draw:id="shape527" draw:name="g2139" svg:y="10.05145254964pt">
              <draw:path draw:style-name="gr31" draw:id="shape528" draw:name="path1044" draw:layer="g1969" svg:width="1.96740070637pt" svg:height="6.89029357886pt" draw:transform="matrix(-0.29505065765 0.00000000000 0.00000000000 0.62945503209 90.42758684979pt 41.21285125442pt)" svg:viewBox="0 0 2 7" svg:d="M1.03595 6.38319C0.961372 7.00545 2.0127 7.15626 1.96588 6.25381C1.91827 5.31168 0.518625 4.44972 1.37714 3.01549C1.82861 2.31385 1.83655 1.02805 1.56281 0.34467C1.32239 -0.333155 0.309946 0.109733 0.694772 0.637548C1.11847 1.24949 0.615426 2.42338 0.291697 3.0139C-0.680284 4.73307 1.09308 5.57043 1.03595 6.38319Z" koffice:nodeTypes="ccccccc"/>
              <draw:path draw:style-name="gr15" draw:id="shape529" draw:name="path2138" draw:layer="g1969" svg:width="1.96740070637pt" svg:height="6.89029357886pt" draw:transform="matrix(-0.29505065765 0.00000000000 0.00000000000 0.62945503209 90.42758684979pt 41.21285125442pt)" svg:viewBox="0 0 2 7" svg:d="M1.03595 6.38319C0.961372 7.00545 2.0127 7.15626 1.96588 6.25381C1.91827 5.31168 0.518625 4.44972 1.37714 3.01549C1.82861 2.31385 1.83655 1.02805 1.56281 0.34467C1.32239 -0.333155 0.309946 0.109733 0.694772 0.637548C1.11847 1.24949 0.615426 2.42338 0.291697 3.0139C-0.680284 4.73307 1.09308 5.57043 1.03595 6.38319Z" koffice:nodeTypes="ccccccc"/>
            </draw:g>
            <draw:g draw:style-name="gr1" draw:id="shape530" draw:name="g2143" svg:y="11.04692297394pt">
              <draw:path draw:style-name="gr32" draw:id="shape531" draw:name="path1043" draw:layer="g1969" svg:width="1.39982057516pt" svg:height="6.15422767546pt" draw:transform="matrix(-0.29505065765 0.00000000000 0.00000000000 0.29976019000 90.98176404522pt 42.16994295573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path draw:style-name="gr15" draw:id="shape532" draw:name="path2142" draw:layer="g1969" svg:width="1.39982057516pt" svg:height="6.15422767546pt" draw:transform="matrix(-0.29505065765 0.00000000000 0.00000000000 0.29976019000 90.98176404522pt 42.16994295573pt)" svg:viewBox="0 0 1 6" svg:d="M0.16726 5.61151C0.336685 6.33912 1.45357 6.40513 1.12892 5.37747C0.858213 4.54334 0.811834 3.91625 1.12892 3.23814C1.56337 2.38826 1.41855 0.941291 1.092 0.337449C0.762616 -0.300148 -0.328713 0.0734084 0.130346 0.572235C0.635783 1.15057 0.662285 2.35376 0.314915 2.91559C-0.14225 3.74522 -0.0182563 4.84639 0.16726 5.61151Z" koffice:nodeTypes="ccccccc"/>
            </draw:g>
            <draw:g draw:style-name="gr1" draw:id="shape533" draw:name="g2147" svg:y="12.04960016904pt">
              <draw:path draw:style-name="gr5" draw:id="shape534" draw:name="path1057" draw:layer="g1969" svg:width="3.93780620668pt" svg:height="2.76719573230pt" draw:transform="matrix(0.24828327185 0.16796312846 -0.16796312846 0.24828327185 88.69985067143pt 43.14674389722pt)" svg:viewBox="0 0 4 3" svg:d="M3.82366 2.41576C3.02355 3.61206 -0.585657 1.47379 0.0818918 0.192209C0.771666 -0.55461 4.64679 1.02047 3.82366 2.41576Z" koffice:nodeTypes="ccc"/>
              <draw:path draw:style-name="gr15" draw:id="shape535" draw:name="path2146" draw:layer="g1969" svg:width="3.93780620668pt" svg:height="2.76719573230pt" draw:transform="matrix(0.24828327185 0.16796312846 -0.16796312846 0.24828327185 88.69985067143pt 43.14674389722pt)" svg:viewBox="0 0 4 3" svg:d="M3.82366 2.41576C3.02355 3.61206 -0.585657 1.47379 0.0818918 0.192209C0.771666 -0.55461 4.64679 1.02047 3.82366 2.41576Z" koffice:nodeTypes="ccc"/>
            </draw:g>
            <draw:g draw:style-name="gr1" draw:id="shape536" draw:name="g2155" svg:y="13.45310699408pt">
              <draw:path draw:style-name="gr33" draw:id="shape537" draw:name="path1047" draw:layer="g1969" svg:width="1.51243566332pt" svg:height="6.38046857281pt" draw:transform="matrix(0.36455065723 -0.15073890794 0.16911810447 0.38820563310 85.81661836388pt 44.58300494379pt)" svg:viewBox="0 0 2 6" svg:d="M0.382776 5.85794C0.507304 6.65817 1.24125 6.56494 1.30178 5.40008C1.29273 4.57015 1.60162 3.68908 1.48683 3.0324C1.34978 2.05398 0.856539 1.06401 0.616527 0.399908C0.374428 -0.301321 -0.177251 0.0129944 0.0564992 0.625951C0.323643 1.41298 0.578264 2.35675 0.664529 3.0225C0.809232 4.30534 0.246422 5.01647 0.382776 5.85794Z" koffice:nodeTypes="ccccccc"/>
              <draw:path draw:style-name="gr15" draw:id="shape538" draw:name="path2154" draw:layer="g1969" svg:width="1.51243566332pt" svg:height="6.38046857281pt" draw:transform="matrix(0.36455065723 -0.15073890794 0.16911810447 0.38820563310 85.81661836388pt 44.58300494379pt)" svg:viewBox="0 0 2 6" svg:d="M0.382776 5.85794C0.507304 6.65817 1.24125 6.56494 1.30178 5.40008C1.29273 4.57015 1.60162 3.68908 1.48683 3.0324C1.34978 2.05398 0.856539 1.06401 0.616527 0.399908C0.374428 -0.301321 -0.177251 0.0129944 0.0564992 0.625951C0.323643 1.41298 0.578264 2.35675 0.664529 3.0225C0.809232 4.30534 0.246422 5.01647 0.382776 5.85794Z" koffice:nodeTypes="ccccccc"/>
            </draw:g>
            <draw:g draw:style-name="gr1" draw:id="shape539" draw:name="g2160" svg:y="13.40259183369pt">
              <draw:path draw:style-name="gr33" draw:id="shape540" draw:name="path1046" draw:layer="g1969" svg:width="2.13337294716pt" svg:height="6.61474762056pt" draw:transform="matrix(0.36455065723 -0.15073890794 0.16911810447 0.38820563310 85.18818259715pt 44.66223107957pt)" svg:viewBox="0 0 2 7" svg:d="M0.733332 6.09753C0.942491 6.85187 2.46736 6.81765 2.06657 5.75224C1.73238 4.88747 0.976377 4.05613 1.36782 3.35312C1.90415 2.47201 2.03502 0.958657 1.63189 0.332629C1.22526 -0.328393 -0.085778 0.114881 0.480938 0.632034C1.10491 1.23162 0.614146 2.90673 0.185311 3.48921C-0.379068 4.34932 0.504308 5.3043 0.733332 6.09753Z" koffice:nodeTypes="ccccccc"/>
              <draw:path draw:style-name="gr15" draw:id="shape541" draw:name="path2159" draw:layer="g1969" svg:width="2.13337294716pt" svg:height="6.61474762056pt" draw:transform="matrix(0.36455065723 -0.15073890794 0.16911810447 0.38820563310 85.18818259715pt 44.66223107957pt)" svg:viewBox="0 0 2 7" svg:d="M0.733332 6.09753C0.942491 6.85187 2.46736 6.81765 2.06657 5.75224C1.73238 4.88747 0.976377 4.05613 1.36782 3.35312C1.90415 2.47201 2.03502 0.958657 1.63189 0.332629C1.22526 -0.328393 -0.085778 0.114881 0.480938 0.632034C1.10491 1.23162 0.614146 2.90673 0.185311 3.48921C-0.379068 4.34932 0.504308 5.3043 0.733332 6.09753Z" koffice:nodeTypes="ccccccc"/>
            </draw:g>
            <draw:path draw:style-name="gr7" draw:id="shape542" draw:name="path1071" draw:layer="g1969" svg:width="6.51291690667pt" svg:height="10.26394321455pt" draw:transform="matrix(0.29976019000 0.00000000000 0.00000000000 0.29976019000 70.33387462670pt 60.01837493005pt)" svg:viewBox="0 0 7 10" svg:d="M0 0C1.93204 1.42963 3.75322 3.05245 4.29833 5.0717C4.86677 6.95262 5.21017 8.39229 6.51292 10.2639C4.47253 9.0561 3.66237 7.23159 3.06142 5.25175C2.53382 3.30669 1.32442 1.85233 0 0Z" koffice:nodeTypes="ccccc"/>
            <draw:path draw:style-name="gr15" draw:id="shape543" draw:name="path2163" draw:layer="g1969" svg:width="6.51291690667pt" svg:height="10.26394321455pt" draw:transform="matrix(0.29976019000 0.00000000000 0.00000000000 0.29976019000 70.33387462670pt 60.01837493005pt)" svg:viewBox="0 0 7 10" svg:d="M0 0C1.93204 1.42963 3.75322 3.05245 4.29833 5.0717C4.86677 6.95262 5.21017 8.39229 6.51292 10.2639C4.47253 9.0561 3.66237 7.23159 3.06142 5.25175C2.53382 3.30669 1.32442 1.85233 0 0Z" koffice:nodeTypes="ccccc"/>
            <draw:path draw:style-name="gr15" draw:id="shape544" draw:name="path2167" draw:layer="g1969" svg:width="5.63299082667pt" svg:height="10.76447750400pt" draw:transform="matrix(0.29976019000 0.00000000000 0.00000000000 0.29976019000 69.69688206467pt 60.01846485810pt)" svg:viewBox="0 0 6 11" svg:d="M0 0C1.67587 1.46996 2.7634 3.14825 3.27034 5.31708C3.79899 7.33734 4.54236 8.9484 5.63299 10.7645C3.85635 9.46716 2.73937 7.70255 2.18049 5.57605C1.68982 3.48607 1.11079 1.92398 0 0Z" koffice:nodeTypes="ccccc"/>
            <draw:path draw:style-name="gr15" draw:id="shape545" draw:name="path2168" draw:layer="g1969" svg:width="5.63299082667pt" svg:height="10.76447750400pt" draw:transform="matrix(-0.30640977029 0.00000000000 0.00000000000 0.30152337944 79.40204306292pt 60.01846445379pt)" svg:viewBox="0 0 6 11" svg:d="M0 0C1.67587 1.46996 2.7634 3.14825 3.27034 5.31708C3.79899 7.33734 4.54236 8.9484 5.63299 10.7645C3.85635 9.46716 2.73937 7.70255 2.18049 5.57605C1.68982 3.48607 1.11079 1.92398 0 0Z" koffice:nodeTypes="ccccc"/>
            <draw:path draw:style-name="gr15" draw:id="shape546" draw:name="path2169" draw:layer="g1969" svg:width="6.51291690667pt" svg:height="10.26394321455pt" draw:transform="matrix(-0.30640977029 0.00000000000 0.00000000000 0.30152337944 78.75092414631pt 60.01837509839pt)" svg:viewBox="0 0 7 10" svg:d="M0 0C1.93204 1.42963 3.75322 3.05245 4.29833 5.0717C4.86677 6.95262 5.21017 8.39229 6.51292 10.2639C4.47253 9.0561 3.66237 7.23159 3.06142 5.25175C2.53382 3.30669 1.32442 1.85233 0 0Z" koffice:nodeTypes="ccccc"/>
            <draw:path draw:style-name="gr15" draw:id="shape547" draw:name="path2170" draw:layer="g1969" svg:width="3.63244803116pt" svg:height="3.41161095312pt" draw:transform="matrix(-0.29835941063 0.00000000000 0.00000000000 0.29976019000 76.87097119670pt 61.08648650156pt)" svg:viewBox="0 0 4 3" svg:d="M0.00735184 1.46526C-0.0489872 1.07539 0.226546 0.734993 0.557537 0.632619C1.20191 0.398865 1.84365 0.208619 2.48275 0.0328772C3.20899 -0.133481 3.61569 0.369006 3.61833 0.699162C3.62185 1.24857 3.64826 1.71523 3.61833 2.13155C3.57871 2.65024 3.4766 2.68863 3.13681 2.76541C2.59278 2.85414 1.89559 2.94457 1.34892 3.29861C0.915818 3.55625 0.499438 3.35236 0.282884 2.89935C0.142917 2.55299 0.0663317 1.87561 0.00735184 1.46526Z" koffice:nodeTypes="ccccccccc"/>
            <draw:path draw:style-name="gr15" draw:id="shape548" draw:name="path2171" draw:layer="g1969" svg:width="3.26054468556pt" svg:height="2.97014575188pt" draw:transform="matrix(0.26655035807 0.00000000000 0.00000000000 0.29976019000 74.74477808962pt 61.17856774115pt)" svg:viewBox="0 0 3 3" svg:d="M0.00784697 1.06178C-0.0455301 0.697997 0.179654 0.349345 0.493244 0.253824C1.10375 0.0357177 1.71174 -0.0176149 2.3531 0.00467333C3.06535 -0.00487878 3.24467 0.132035 3.24717 0.440091C3.2505 0.95272 3.27552 1.45023 3.24717 1.83868C3.20964 2.32265 3.22215 2.35848 2.90022 2.43012C2.38479 2.5129 1.50574 2.53519 0.987815 2.86553C0.57748 3.10593 0.109597 2.91568 0.0870784 2.46196C0.0970866 2.11967 0.063726 1.44466 0.00784697 1.06178Z" koffice:nodeTypes="ccccccccc"/>
            <draw:path draw:style-name="gr15" draw:id="shape549" draw:name="path2172" draw:layer="g1969" svg:width="3.63244803116pt" svg:height="3.41161095312pt" draw:transform="matrix(0.29976019000 0.00000000000 0.00000000000 0.29976019000 72.16826057665pt 61.05838386384pt)" svg:viewBox="0 0 4 3" svg:d="M0.00735184 1.46526C-0.0489872 1.07539 0.226546 0.734993 0.557537 0.632619C1.20191 0.398865 1.84365 0.208619 2.48275 0.0328772C3.20899 -0.133481 3.61569 0.369006 3.61833 0.699162C3.62185 1.24857 3.64826 1.71523 3.61833 2.13155C3.57871 2.65024 3.4766 2.68863 3.13681 2.76541C2.59278 2.85414 1.89559 2.94457 1.34892 3.29861C0.915818 3.55625 0.499438 3.35236 0.282884 2.89935C0.142917 2.55299 0.0663317 1.87561 0.00735184 1.46526Z" koffice:nodeTypes="ccccccccc"/>
            <draw:path draw:style-name="gr15" draw:id="shape550" draw:name="path2173" draw:layer="g1969" svg:width="3.26054468556pt" svg:height="2.97014575188pt" draw:transform="matrix(-0.26780155710 0.00000000000 0.00000000000 0.29976019000 74.30445140801pt 61.15046510344pt)" svg:viewBox="0 0 3 3" svg:d="M0.00784697 1.06178C-0.0455301 0.697997 0.179654 0.349345 0.493244 0.253824C1.10375 0.0357177 1.71174 -0.0176149 2.3531 0.00467333C3.06535 -0.00487878 3.24467 0.132035 3.24717 0.440091C3.2505 0.95272 3.27552 1.45023 3.24717 1.83868C3.20964 2.32265 3.22215 2.35848 2.90022 2.43012C2.38479 2.5129 1.50574 2.53519 0.987815 2.86553C0.57748 3.10593 0.109597 2.91568 0.0870784 2.46196C0.0970866 2.11967 0.063726 1.44466 0.00784697 1.06178Z" koffice:nodeTypes="ccccccccc"/>
            <draw:path draw:style-name="gr15" draw:id="shape551" draw:name="path2174" draw:layer="g1969" svg:width="2.40741145161pt" svg:height="2.47937665845pt" draw:transform="matrix(0.29976019000 0.00000000000 0.00000000000 0.29976019000 72.32949595733pt 62.44460393189pt)" svg:viewBox="0 0 2 2" svg:d="M0 0C0.569017 1.08874 1.2226 2.7462 2.40721 2.44293C2.42585 1.60947 1.12872 1.03201 0 0Z" koffice:nodeTypes="ccc"/>
            <draw:path draw:style-name="gr15" draw:id="shape552" draw:name="path2175" draw:layer="g1969" svg:width="4.93779468800pt" svg:height="2.99740126597pt" draw:transform="matrix(0.30541606526 0.00000000000 0.00000000000 0.29976019000 72.91968182899pt 62.56618666495pt)" svg:viewBox="0 0 5 3" svg:d="M0 0C2.50507 1.28885 4.66829 0.970557 4.93779 2.94693C2.58775 3.26522 1.72835 2.05374 0 0Z" koffice:nodeTypes="ccc"/>
            <draw:path draw:style-name="gr15" draw:id="shape553" draw:name="path2176" draw:layer="g1969" svg:width="2.40741145161pt" svg:height="2.47937665845pt" draw:transform="matrix(-0.30385761204 0.00000000000 0.00000000000 0.28258572967 76.69499670598pt 62.49144425870pt)" svg:viewBox="0 0 2 2" svg:d="M0 0C0.569017 1.08874 1.2226 2.7462 2.40721 2.44293C2.42585 1.60947 1.12872 1.03201 0 0Z" koffice:nodeTypes="ccc"/>
            <draw:path draw:style-name="gr15" draw:id="shape554" draw:name="path2177" draw:layer="g1969" svg:width="4.93779468800pt" svg:height="2.99740126597pt" draw:transform="matrix(-0.30986390696 0.00000000000 0.00000000000 0.28445563374 76.15490314000pt 62.59430669931pt)" svg:viewBox="0 0 5 3" svg:d="M0 0C2.50507 1.28885 4.66829 0.970557 4.93779 2.94693C2.58775 3.26522 1.72835 2.05374 0 0Z" koffice:nodeTypes="ccc"/>
            <draw:path draw:style-name="gr34" draw:id="shape555" draw:name="path2178" draw:layer="g1969" svg:width="10.44712727273pt" svg:height="5.39222400000pt" draw:transform="matrix(0.29976019000 0.00000000000 0.00000000000 0.29976019000 77.82206187074pt 54.92086297104pt)" svg:viewBox="0 0 10 5" svg:d="M2.07149 0L7.52349 0.0007584C7.54376 2.00521 8.75142 4.15831 10.4471 5.39222L0 5.39222C1.6349 3.95051 2.08163 2.24183 2.07149 0Z" koffice:nodeTypes="ccccc"/>
            <draw:path draw:style-name="gr15" draw:id="shape556" draw:name="path2179" draw:layer="g1969" svg:width="10.44712727273pt" svg:height="5.39222400000pt" draw:transform="matrix(0.29976019000 0.00000000000 0.00000000000 0.29976019000 77.82206187074pt 54.92086297104pt)" svg:viewBox="0 0 10 5" svg:d="M2.07149 0L7.52349 0.0007584C7.54376 2.00521 8.75142 4.15831 10.4471 5.39222L0 5.39222C1.6349 3.95051 2.08163 2.24183 2.07149 0Z" koffice:nodeTypes="ccccc"/>
            <draw:path draw:style-name="gr16" draw:id="shape557" draw:name="path2183" draw:layer="g1969" svg:width="54.10981288748pt" svg:height="14.45928614135pt" draw:transform="matrix(0.29976019000 0.00000000000 0.00000000000 0.29976019000 66.43745597098pt 62.92962968130pt)" svg:viewBox="0 0 54 14" svg:d="M0.196045 7.59473C-0.112268 7.83376 -0.0914474 8.55084 0.508362 8.80125C6.10205 10.8387 11.5019 14.6038 27.0377 14.455C42.7224 14.3046 48.2344 10.6306 53.2539 8.92889C53.9226 8.67035 54.552 8.14433 53.6919 7.40449C50.8715 5.06381 47.8228 3.1825 45.8079 0.289793C45.4508 -0.230537 44.4746 0.064588 43.8684 0.289793C37.8815 2.42477 32.3503 3.92072 26.5996 3.91015C20.9843 3.89958 15.1312 2.32964 9.86267 0.131255C9.35815 -0.0874458 8.53172 0.158898 8.14172 0.543454C5.69684 3.01583 3.03814 5.41504 0.196045 7.59473Z" koffice:nodeTypes="ccccccccccc"/>
            <draw:path draw:style-name="gr2" draw:id="shape558" draw:name="path2184" draw:layer="g1969" svg:width="8.23417478463pt" svg:height="4.24429854075pt" draw:transform="matrix(0.29976019000 0.00000000000 0.00000000000 0.29976019000 68.53469926066pt 63.72878216870pt)" svg:viewBox="0 0 8 4" svg:d="M0.69963 0.991335C0.0560914 0.54469 -0.233922 1.12566 0.221376 1.73217C0.812116 2.43016 1.76786 2.85043 2.76186 3.14874C3.34189 3.32262 4.53944 3.10342 5.1539 3.18088C5.63215 3.24516 5.90227 4.28431 6.76848 4.24311C7.64235 4.20273 8.20325 1.70003 8.23309 0.444154C8.27288 -0.388155 7.20465 0.143369 7.30642 0.477117C7.58649 1.30448 7.0738 3.15039 6.52897 3.14874C6.12801 3.12237 5.69796 2.22743 5.09421 2.11866C4.62208 2.0346 3.90585 2.17799 3.41994 2.18294C1.99895 2.19777 1.38678 1.43468 0.69963 0.991335Z" koffice:nodeTypes="ccccccccccc"/>
            <draw:path draw:style-name="gr2" draw:id="shape559" draw:name="path2185" draw:layer="g1969" svg:width="3.54344410366pt" svg:height="2.08657282293pt" draw:transform="matrix(0.29976019000 0.00000000000 0.00000000000 0.29976019000 69.09100539114pt 63.58087758783pt)" svg:viewBox="0 0 4 2" svg:d="M0.117843 1.1553C0.864028 1.72732 1.51609 0.703457 1.94227 1.42686C3.03105 3.3232 4.43156 0.518562 2.79537 0.614476C2.13352 0.653767 2.03036 -0.153996 0.882852 0.026277C0.2722 0.146459 -0.239061 0.836351 0.117843 1.1553Z" koffice:nodeTypes="ccccc"/>
            <draw:path draw:style-name="gr2" draw:id="shape560" draw:name="path2186" draw:layer="g1969" svg:width="3.61794866844pt" svg:height="3.55977402505pt" draw:transform="matrix(0.29976019000 0.00000000000 0.00000000000 0.29976019000 68.99004298963pt 64.91588492519pt)" svg:viewBox="0 0 4 4" svg:d="M0.618193 2.28385C0.0224591 1.98582 -0.177641 2.63417 0.172344 3.0333C0.663844 3.54745 2.70517 3.75224 3.20428 3.34004C4.02979 2.62284 3.42644 0.738776 3.05592 0.207194C2.82462 -0.116113 2.1277 -0.140513 2.4016 0.718732C2.51496 1.11699 3.02168 2.10782 2.60931 2.55661C2.23193 2.96968 1.18806 2.55574 0.618193 2.28385Z" koffice:nodeTypes="ccccccc"/>
            <draw:path draw:style-name="gr2" draw:id="shape561" draw:name="path2187" draw:layer="g1969" svg:width="6.44967368676pt" svg:height="5.44206665550pt" draw:transform="matrix(0.29976019000 0.00000000000 0.00000000000 0.29976019000 70.30119589646pt 65.10653628479pt)" svg:viewBox="0 0 6 5" svg:d="M1.1297 2.07881C1.27237 1.71075 0.887507 1.07644 0.221469 1.81758C-0.328448 2.40181 0.117789 4.86476 1.87454 5.30627C3.59147 5.73026 4.87793 5.1093 5.11432 4.16535C5.27772 3.53689 4.33713 2.99105 4.82318 2.43686C5.22878 2.0037 6.01177 2.44187 6.34603 1.75248C6.54178 1.36605 6.55754 0.574001 5.50332 0.0565387C5.0463 -0.17465 4.25502 0.352828 4.27161 0.741759C4.29649 1.27674 5.12012 0.927879 4.82235 1.39359C4.60504 1.7483 3.63211 1.60058 3.33269 2.43686C3.15353 2.96851 4.43418 3.95002 3.75404 4.1979C3.14689 4.40906 2.35561 4.54594 1.55023 4.10025C1.05257 3.83484 0.841058 2.73649 1.1297 2.07881Z" koffice:nodeTypes="ccccccccccccc"/>
            <draw:path draw:style-name="gr2" draw:id="shape562" draw:name="path2188" draw:layer="g1969" svg:width="5.11984893933pt" svg:height="3.03951893998pt" draw:transform="matrix(0.29976019000 0.00000000000 0.00000000000 0.29976019000 67.65913392963pt 64.72530218467pt)" svg:viewBox="0 0 5 3" svg:d="M3.97999 0.0140824C3.5817 0.0720605 3.03203 0.360341 3.00046 0.832219C2.97617 1.21069 3.28946 1.86616 3.82294 1.42891C4.37342 1.00374 3.95085 0.802425 4.07551 0.957033C4.34994 1.23001 3.94761 1.25256 3.44327 1.933C3.09193 2.44916 2.3415 2.36622 1.95697 2.18424C1.29316 1.84361 1.54168 1.62539 0.817957 1.30329C0.0950469 0.949786 -0.34291 1.77919 0.343572 2.15283C1.10211 2.58525 2.34474 3.44929 3.56956 2.81394C4.29732 2.40488 5.15057 2.03204 5.119 1.11486C5.07771 0.518976 4.81138 -0.101873 3.97999 0.0140824Z" koffice:nodeTypes="ccccccccccc"/>
            <draw:path draw:style-name="gr2" draw:id="shape563" draw:name="path2192" draw:layer="g1969" svg:width="3.74354856857pt" svg:height="4.31609648077pt" draw:transform="matrix(0.29976019000 0.00000000000 0.00000000000 0.29976019000 80.23801727855pt 64.36518586088pt)" svg:viewBox="0 0 4 4" svg:d="M0.947693 0.937522C0.330176 0.527004 0.708193 -0.21758 1.61168 0.0608076C2.38022 0.325069 3.65637 1.16688 3.74037 2.2688C3.83599 3.47376 1.74751 4.35546 0.948587 4.31474C-0.419603 4.2117 -0.175635 3.20285 0.843135 3.27515C1.63313 3.32833 2.60364 3.06657 2.65905 2.30121C2.70552 1.63723 1.39273 1.25081 0.947693 0.937522Z" koffice:nodeTypes="ccccccc"/>
            <draw:path draw:style-name="gr2" draw:id="shape564" draw:name="path2193" draw:layer="g1969" svg:width="3.71658276469pt" svg:height="4.49385014043pt" draw:transform="matrix(0.29976019000 0.00000000000 0.00000000000 0.29976019000 79.22687499407pt 63.47957656331pt)" svg:viewBox="0 0 4 4" svg:d="M0.21186 0.960293C-0.583297 0.276951 1.08092 -0.461758 1.56799 0.367962C2.20999 1.42293 2.97398 2.46122 3.55098 3.62693C4.01045 4.5833 3.40762 4.71299 3.02919 4.18968C2.39609 3.27957 1.43709 2.06153 0.21186 0.960293Z" koffice:nodeTypes="ccccc"/>
            <draw:path draw:style-name="gr2" draw:id="shape565" draw:name="path2194" draw:layer="g1969" svg:width="0.91975822926pt" svg:height="0.89333794426pt" draw:transform="matrix(0.29976019000 0.00000000000 0.00000000000 0.29976019000 78.14116246680pt 64.40870150373pt)" svg:viewBox="0 0 1 1" svg:d="M0.299489 0.0663228C1.0368 -0.249741 1.01839 0.656862 0.749087 0.834553C0.261895 1.10147 -0.390252 0.391459 0.299489 0.0663228Z" koffice:nodeTypes="ccc"/>
            <draw:path draw:style-name="gr2" draw:id="shape566" draw:name="path2195" draw:layer="g1969" svg:width="0.91975822926pt" svg:height="0.89333794426pt" draw:transform="matrix(0.29976019000 0.00000000000 0.00000000000 0.29976019000 78.82504519640pt 64.15575594174pt)" svg:viewBox="0 0 1 1" svg:d="M0.299489 0.0663228C1.0368 -0.249741 1.01839 0.656862 0.749087 0.834553C0.261895 1.10147 -0.390252 0.391459 0.299489 0.0663228Z" koffice:nodeTypes="ccc"/>
            <draw:path draw:style-name="gr2" draw:id="shape567" draw:name="path2196" draw:layer="g1969" svg:width="10.06570469362pt" svg:height="8.33594640586pt" draw:transform="matrix(0.29976019000 0.00000000000 0.00000000000 0.29976019000 71.63852736489pt 64.18988895795pt)" svg:viewBox="0 0 10 8" svg:d="M0.421158 1.32715C-0.682362 0.575036 0.645383 -0.547006 1.40759 0.306366C2.49963 1.49619 3.54346 4.10367 4.36766 5.09179C5.1513 6.06275 4.51995 2.45899 4.75642 1.39084C4.91789 0.797158 5.35256 0.880454 5.35409 1.45454C5.35792 2.92283 5.14594 5.91004 5.50332 6.14442C6.17217 6.55028 6.05125 7.21256 6.60914 7.1015C7.20758 6.94961 7.11804 6.7822 7.65603 6.75035C8.18942 6.75035 8.20779 7.32117 8.8223 7.22889C9.21412 7.17418 9.33197 6.70054 9.808 6.68584C10.2419 6.64664 10.0552 7.66905 9.77892 7.83483C9.32814 8.10513 7.92464 7.54084 7.5068 7.58004C7.00937 7.59392 6.11401 8.08635 5.56301 7.86668C4.89034 7.61026 5.03957 6.70054 4.57658 6.8459C4.05237 6.97492 4.15109 7.99325 2.90293 8.31337C2.31826 8.45546 2.12159 7.89526 2.42464 7.51553C2.96721 6.89653 4.06002 6.40247 3.88936 5.82512C3.38352 4.21636 1.85527 2.27851 0.421158 1.32715Z" koffice:nodeTypes="cccccccccccccccccc"/>
            <draw:path draw:style-name="gr2" draw:id="shape568" draw:name="path2197" draw:layer="g1969" svg:width="1.28620763444pt" svg:height="6.53663385533pt" draw:transform="matrix(0.29976019000 0.00000000000 0.00000000000 0.29976019000 74.76675043150pt 64.47506529725pt)" svg:viewBox="0 0 1 7" svg:d="M0.029286 0.548087C0.47388 2.31068 0.452067 4.65463 0.706121 6.25643C0.831224 6.88648 1.33163 6.32523 1.28288 5.83356C1.08592 4.11348 0.99931 2.00223 0.63106 0.367189C0.478371 -0.198697 -0.140725 -0.0889214 0.029286 0.548087Z" koffice:nodeTypes="ccccc"/>
            <draw:path draw:style-name="gr2" draw:id="shape569" draw:name="path2198" draw:layer="g1969" svg:width="8.47767975445pt" svg:height="6.51840776511pt" draw:transform="matrix(0.29976019000 0.00000000000 0.00000000000 0.29976019000 75.23088323735pt 64.58805825432pt)" svg:viewBox="0 0 8 7" svg:d="M0.0199419 0.687751C-0.130765 -0.105235 0.618654 -0.179447 0.728185 0.295845C1.11442 1.82595 1.06501 5.32726 1.82184 5.44317C3.12797 5.5941 4.95952 5.32059 6.58354 4.98706C7.38237 4.82612 7.54625 4.24077 7.5166 4.00896C7.36343 3.06838 8.23061 3.14259 8.44967 4.13987C8.56744 4.66019 8.33438 5.59326 7.35601 5.80089C5.44458 6.17445 2.81338 6.75064 1.30713 6.4196C-0.0121761 6.13693 0.417711 2.68815 0.0199419 0.687751Z" koffice:nodeTypes="ccccccccc"/>
            <draw:path draw:style-name="gr2" draw:id="shape570" draw:name="path2199" draw:layer="g1969" svg:width="5.03660722094pt" svg:height="3.26723643732pt" draw:transform="matrix(0.29976019000 0.00000000000 0.00000000000 0.29976019000 75.85384763348pt 64.63714569399pt)" svg:viewBox="0 0 5 3" svg:d="M0.00489552 1.6341C0.0408034 0.764305 0.851423 0.63633 0.846037 1.37959C0.868479 3.15895 3.45474 2.69694 4.00323 2.02959C4.40809 1.50902 4.11185 1.28488 3.72225 0.702125C3.23749 -0.0519845 4.26356 -0.264553 4.70433 0.391226C5.03378 0.860466 5.2627 2.35639 4.66932 2.73598C3.84793 3.26017 1.62793 3.51756 0.670986 2.93336C0.16289 2.65139 -0.034603 2.11057 0.00489552 1.6341Z" koffice:nodeTypes="cccccccc"/>
            <draw:path draw:style-name="gr2" draw:id="shape571" draw:name="path220" draw:layer="g1969" svg:width="1.48559644349pt" svg:height="0.50137738670pt" draw:transform="matrix(0.29976019000 0.00000000000 0.00000000000 0.29976019000 75.55431147814pt 64.31310281170pt)" svg:viewBox="0 0 1 1" svg:d="M0.00311591 0.230755C0.0913697 0.667498 1.53791 0.518518 1.48413 0.18657C1.43449 -0.0989274 -0.0775538 -0.0349171 0.00311591 0.230755Z" koffice:nodeTypes="ccc"/>
            <draw:path draw:style-name="gr2" draw:id="shape572" draw:name="path2201" draw:layer="g1969" svg:width="1.20655244896pt" svg:height="0.69615273875pt" draw:transform="matrix(0.29976019000 0.00000000000 0.00000000000 0.29976019000 76.21034813482pt 64.42974440279pt)" svg:viewBox="0 0 1 1" svg:d="M0.00281226 0.364503C0.0748695 0.883142 1.26821 0.730285 1.20406 0.338471C1.14079 -0.0760372 -0.0657298 -0.157471 0.00281226 0.364503Z" koffice:nodeTypes="ccc"/>
            <draw:path draw:style-name="gr2" draw:id="shape573" draw:name="path2202" draw:layer="g1969" svg:width="8.64546782510pt" svg:height="6.51371963826pt" draw:transform="matrix(0.29976019000 0.00000000000 0.00000000000 0.29976019000 77.14838097255pt 64.14811079001pt)" svg:viewBox="0 0 9 7" svg:d="M0.160716 0.604542C-0.412289 -0.130129 0.70295 -0.176431 1.07054 0.363767C2.02194 1.68339 2.649 3.81101 3.57213 5.24716C3.96467 5.90929 4.45617 5.31739 4.51439 5.15687C4.57593 4.98632 4.21583 4.72471 4.19005 4.13204C4.14431 3.67133 5.15975 3.09871 5.87912 3.52933C6.55193 3.94991 6.00138 4.32265 6.33403 4.55416C6.65089 4.77487 7.45094 4.63597 7.56903 4.49397C7.92414 3.97615 7.44013 4.27944 6.95112 3.98078C6.3856 3.60496 6.72491 1.97664 7.89337 2.65421C8.58863 3.02772 8.79322 4.22156 8.54289 4.88523C8.32167 5.50028 7.1582 5.70942 6.52864 5.579C5.81924 5.37835 5.24624 4.58658 5.39178 4.79494C5.74273 5.32974 5.30529 5.85759 4.9693 6.06132C4.14015 6.54441 3.56049 6.79753 2.95505 6.00113C1.88223 4.51018 1.29176 1.99517 0.160716 0.604542Z" koffice:nodeTypes="cccccccccccccccc"/>
            <draw:path draw:style-name="gr5" draw:id="shape574" draw:name="path2789" draw:layer="g1969" svg:width="7.13319436085pt" svg:height="13.64510906706pt" draw:transform="matrix(0.29976019000 0.00000000000 0.00000000000 0.29976019000 67.54534188487pt 32.37747253333pt)" svg:viewBox="0 0 7 14" svg:d="M2.89319 0.677515C2.85013 -0.234065 4.20157 -0.303646 4.04671 0.949915C3.84879 2.51165 6.86593 6.46497 7.11597 8.90275C7.28368 10.5374 6.19739 11.9684 5.12167 12.859C3.80271 13.9272 1.77442 13.7803 0.825613 13.1674C0.251495 12.6844 -0.272009 11.0299 0.157824 10.3749C0.309663 10.1545 0.997094 12.8033 2.51095 12.7929C4.57097 12.779 6.23969 11.1611 6.30088 9.71813C6.40664 7.20493 2.93096 3.23282 2.89319 0.677515Z" koffice:nodeTypes="ccccccccc"/>
            <draw:path draw:style-name="gr5" draw:id="shape575" draw:name="path2791" draw:layer="g1969" svg:width="0.69278043404pt" svg:height="1.48430392862pt" draw:transform="matrix(0.29976019000 0.00000000000 0.00000000000 0.29976019000 70.32898195678pt 34.45633018700pt)" svg:viewBox="0 0 1 1" svg:d="M0.135266 0.0463959C0.435573 -0.267736 0.914995 1.1037 0.576737 1.44639C0.295075 1.72095 -0.254932 0.427097 0.135266 0.0463959Z" koffice:nodeTypes="ccc"/>
            <draw:path draw:style-name="gr5" draw:id="shape576" draw:name="path2792" draw:layer="g1969" svg:width="2.91448962854pt" svg:height="3.00464759753pt" draw:transform="matrix(0.29976019000 0.00000000000 0.00000000000 0.29976019000 70.53077866006pt 33.05731650549pt)" svg:viewBox="0 0 3 3" svg:d="M0.449968 2.96872C0.270186 3.07716 -0.0870119 2.92312 0.0194378 2.73338C0.522511 1.83961 1.59489 0.494287 2.37237 0.0246996C2.61129 -0.119638 3.0292 0.404762 2.88491 0.661667C2.41968 1.48827 1.28737 2.46324 0.449968 2.96872Z" koffice:nodeTypes="ccccc"/>
            <draw:path draw:style-name="gr5" draw:id="shape577" draw:name="path2793" draw:layer="g1969" svg:width="2.22782513251pt" svg:height="1.51934924648pt" draw:transform="matrix(0.29976019000 0.00000000000 0.00000000000 0.29976019000 73.18455396781pt 31.39670054801pt)" svg:viewBox="0 0 2 2" svg:d="M0.0400283 1.10738C0.253646 0.73915 1.53619 0.322878 1.86295 0.0738817C2.16523 -0.181669 2.30961 0.290106 2.18042 0.512815C1.96681 0.88084 0.859879 1.50239 0.374386 1.51905C0.113486 1.52805 -0.089155 1.32981 0.0400283 1.10738Z" koffice:nodeTypes="ccccc"/>
            <draw:path draw:style-name="gr5" draw:id="shape578" draw:name="path2794" draw:layer="g1969" svg:width="3.00981314901pt" svg:height="2.32169106861pt" draw:transform="matrix(0.29976019000 0.00000000000 0.00000000000 0.29976019000 74.05866183637pt 31.12234594625pt)" svg:viewBox="0 0 3 2" svg:d="M0.00920378 2.04151C0.332084 1.38911 1.37334 0.400176 2.08976 0.0746115C2.45779 -0.0923233 3.11827 0.0390007 2.99461 0.289051C2.7208 0.842567 1.44695 1.80969 0.590192 2.26531C0.330121 2.43126 -0.0653824 2.19268 0.00920378 2.04151Z" koffice:nodeTypes="ccccc"/>
            <draw:path draw:style-name="gr5" draw:id="shape579" draw:name="path2795" draw:layer="g1969" svg:width="1.49949914208pt" svg:height="1.96334011329pt" draw:transform="matrix(0.29976019000 0.00000000000 0.00000000000 0.29976019000 73.29077715089pt 32.13904980957pt)" svg:viewBox="0 0 1 2" svg:d="M0.0813632 1.10029C-0.0710317 1.2237 0.0114001 1.74898 0.158253 1.82835C0.470663 1.99671 1.03938 2.02956 1.29706 1.79954C1.67112 1.42648 1.50072 -0.86923 0.999892 0.357093C0.663927 1.11363 0.41871 0.870602 0.0813632 1.10029Z" koffice:nodeTypes="ccccc"/>
            <draw:path draw:style-name="gr5" draw:id="shape580" draw:name="path2797" draw:layer="g1969" svg:width="6.16542845294pt" svg:height="9.63591195976pt" draw:transform="matrix(0.29976019000 0.00000000000 0.00000000000 0.29976019000 70.50422686399pt 33.13986360235pt)" svg:viewBox="0 0 6 10" svg:d="M4.56922 1.24752C3.67473 0.536458 4.81007 -0.459776 5.7451 0.235809C7.5665 1.63831 3.02759 7.01127 0.558238 9.52276C0.106537 10.0146 -0.290019 8.77577 0.289001 8.24226C2.05931 6.70946 3.7169 4.87808 4.86927 2.98619C5.09147 2.62196 5.30394 1.83681 4.56922 1.24752Z" koffice:nodeTypes="cccccc"/>
            <draw:path draw:style-name="gr5" draw:id="shape581" draw:name="path2798" draw:layer="g1969" svg:width="7.29574088924pt" svg:height="9.25501154728pt" draw:transform="matrix(0.29976019000 0.00000000000 0.00000000000 0.29976019000 73.44668828527pt 31.74667020395pt)" svg:viewBox="0 0 7 9" svg:d="M4.69793 1.33436C4.80259 0.701654 3.68184 1.3476 3.66121 0.508863C3.65052 0.0649442 4.88586 -0.246523 5.40231 0.264123C6.27477 1.15573 5.62234 2.65966 4.17155 2.75432C2.96217 2.80812 0.944509 4.48413 1.25163 4.83646C1.60077 5.27153 4.73689 5.55883 6.5605 5.27114C7.68965 5.11152 7.45282 6.12889 6.29616 6.26665C5.17847 6.39641 4.26781 6.27612 3.22345 6.60682C1.99422 6.96062 1.4579 8.62278 0.774906 9.24309C0.622875 9.35092 0.21262 8.69812 0.368471 8.45277C0.860472 7.6776 1.64508 6.49115 2.50837 6.15152C3.05309 5.92925 1.00639 5.85914 0.353192 5.67135C-0.164784 5.51404 -0.0142803 4.85093 0.184353 4.48082C0.447925 3.90414 2.37697 1.95799 3.15469 1.98978C3.88506 2.02087 4.62535 1.80668 4.69793 1.33436Z" koffice:nodeTypes="ccccccccccccccc"/>
            <draw:path draw:style-name="gr5" draw:id="shape582" draw:name="path2799" draw:layer="g1969" svg:width="1.16815034166pt" svg:height="1.61093379752pt" draw:transform="matrix(0.29976019000 0.00000000000 0.00000000000 0.29976019000 75.93009505756pt 31.82129309249pt)" svg:viewBox="0 0 1 2" svg:d="M0.0308767 1.18008C0.321291 0.879246 0.469861 0.375869 0.774337 0.0694338C0.941248 -0.126862 1.20782 0.108349 1.16319 0.582288C1.12589 0.955427 0.699135 1.27701 0.412389 1.55753C0.178835 1.76294 -0.0926261 1.3193 0.0308767 1.18008Z" koffice:nodeTypes="ccccc"/>
            <draw:path draw:style-name="gr5" draw:id="shape583" draw:name="path280" draw:layer="g1969" svg:width="0.69718647600pt" svg:height="1.48229443008pt" draw:transform="matrix(0.29976019000 0.00000000000 0.00000000000 0.29976019000 77.13798864886pt 31.75164884376pt)" svg:viewBox="0 0 1 1" svg:d="M0.286287 0.00313968C0.75855 -0.0729294 0.876116 1.25648 0.359765 1.47173C0.0464817 1.62397 -0.22739 0.0815463 0.286287 0.00313968Z" koffice:nodeTypes="ccc"/>
            <draw:path draw:style-name="gr5" draw:id="shape584" draw:name="path2801" draw:layer="g1969" svg:width="2.90660160730pt" svg:height="2.22098679160pt" draw:transform="matrix(0.29976019000 0.00000000000 0.00000000000 0.29976019000 76.81219290694pt 32.38386576141pt)" svg:viewBox="0 0 3 2" svg:d="M0.000120956 1.33679C-0.00854098 2.32736 0.448179 2.23623 1.31988 2.20242C2.1656 2.16836 2.90974 2.22577 2.90659 1.33114C2.90265 0.403798 2.42704 -0.407459 2.28766 0.223641C2.16481 0.816467 2.06717 1.78706 1.7451 1.3641C1.44115 1.00067 1.56163 0.921004 1.03876 1.51745C0.748985 1.84615 0.715912 1.35812 0.541886 1.05167C0.420619 0.870168 0.000908405 1.19828 0.000120956 1.33679Z" koffice:nodeTypes="cccccccc"/>
            <draw:path draw:style-name="gr5" draw:id="shape585" draw:name="path2802" draw:layer="g1969" svg:width="12.57666090870pt" svg:height="7.05473433849pt" draw:transform="matrix(0.29976019000 0.00000000000 0.00000000000 0.29976019000 74.65407059343pt 33.41947419757pt)" svg:viewBox="0 0 13 7" svg:d="M1.00996 2.4538C0.80223 3.622 0.992652 5.2577 1.619 5.27618C2.39328 5.30022 3.99534 2.72208 4.75388 1.38477C5.20869 0.638483 5.99004 0.50799 5.66428 1.28666C5.17092 2.48806 5.21498 5.05832 5.64854 5.81363C5.88146 6.22043 7.60076 5.44055 7.87853 4.86111C8.38369 3.80801 7.97295 1.8667 8.14999 0.681229C8.23576 -0.0970676 8.98171 -0.259714 8.94237 0.461638C8.8684 1.75228 8.74014 4.1185 8.83536 5.19317C8.89201 5.81092 10.7419 6.72257 11.0393 4.85187C11.1959 3.67436 11.8309 2.51323 11.0087 1.20868C10.4988 0.393049 11.757 0.495219 12.4353 1.60947C12.9097 2.36779 12.0355 3.62275 12.0662 4.59277C12.1449 6.08513 10.9292 6.93299 10.0471 6.95065C9.25869 6.96582 8.74487 6.04118 8.09885 6.02826C7.38201 5.98461 6.6455 7.09293 6.05299 7.05372C3.75692 6.90392 4.97263 3.69968 4.2731 3.66039C3.49489 3.61667 2.5774 6.80092 1.619 6.68733C0.67397 6.579 -0.304105 4.09213 0.0893281 3.03993C0.444992 2.06097 1.1154 1.83154 1.00996 2.4538Z" koffice:nodeTypes="cccccccccccccccccccc"/>
            <draw:path draw:style-name="gr5" draw:id="shape586" draw:name="path2803" draw:layer="g1969" svg:width="6.76016441570pt" svg:height="13.06224416423pt" draw:transform="matrix(0.29976019000 0.00000000000 0.00000000000 0.29976019000 78.20917168874pt 31.99008840473pt)" svg:viewBox="0 0 7 13" svg:d="M0.463649 2.0048C-0.655865 1.30826 0.534405 -0.503095 1.08158 0.133303C2.1382 1.42406 3.20347 4.48785 3.94798 4.74093C4.41968 4.90139 4.39767 2.47633 4.73022 1.37386C4.94485 0.55944 5.91027 0.825274 5.72552 1.8688C5.66263 2.21723 4.4645 6.17924 4.55648 6.33586C5.38668 8.02877 6.20823 9.74671 6.7279 11.5637C6.94252 12.3469 6.02034 11.8194 5.91027 11.6568C5.32143 10.759 4.29075 7.32574 4.29075 7.48235C3.81669 9.89755 3.70505 10.6104 3.2019 12.6628C3.04859 13.3206 2.09968 13.2008 2.31352 12.0426C2.5195 11.0906 3.87644 6.40891 3.80018 6.27323C2.73334 4.35232 1.75769 2.83286 0.463649 2.0048Z" koffice:nodeTypes="ccccccccccccc"/>
            <draw:path draw:style-name="gr5" draw:id="shape587" draw:name="path2804" draw:layer="g1969" svg:width="8.78665202210pt" svg:height="11.69914478236pt" draw:transform="matrix(0.29976019000 0.00000000000 0.00000000000 0.29976019000 78.86710239321pt 32.85024482466pt)" svg:viewBox="0 0 9 12" svg:d="M0.326604 10.5676C0.0127905 10.5305 -0.474133 11.2962 1.0886 11.5972C3.177 11.9916 5.46302 11.2576 6.16336 9.12012C6.96568 6.57416 7.49608 4.16391 7.91503 3.2544C8.43831 2.19448 9.10783 2.28012 8.61379 0.733188C8.2652 -0.380275 7.61465 -0.0443221 7.4779 0.550856C7.11271 2.17369 5.72703 7.42394 5.29465 8.3908C4.47889 10.1551 2.83473 10.8531 0.326604 10.5676Z" koffice:nodeTypes="cccccccc"/>
            <draw:path draw:style-name="gr5" draw:id="shape588" draw:name="path2805" draw:layer="g1969" svg:width="2.63026467647pt" svg:height="2.05108754339pt" draw:transform="matrix(0.29976019000 0.00000000000 0.00000000000 0.29976019000 80.03381852039pt 33.40264270332pt)" svg:viewBox="0 0 3 2" svg:d="M0.769704 0.404649C0.51007 -0.291039 -0.0954363 0.247455 0.0128208 1.00822C0.0770412 1.69588 0.523832 2.06973 0.972457 2.05037C1.50365 2.02746 2.62751 2.0726 2.63026 0.971098C2.63209 0.197272 2.14494 -0.449265 1.78347 0.404649C1.4376 1.17779 0.99264 1.09679 0.769704 0.404649Z" koffice:nodeTypes="cccccc"/>
            <draw:path draw:style-name="gr5" draw:id="shape589" draw:name="path2806" draw:layer="g1969" svg:width="2.12345195858pt" svg:height="1.14644341038pt" draw:transform="matrix(0.29976019000 0.00000000000 0.00000000000 0.29976019000 80.37301412126pt 32.76891229365pt)" svg:viewBox="0 0 2 1" svg:d="M0.0589119 0.389258C-0.0777183 0.50995 0.0447778 1.15333 0.207657 1.14639C0.788504 1.12172 1.61165 0.885901 2.0525 0.495388C2.18173 0.381121 2.12788 -0.00767929 1.94414 0.000115547C1.38416 0.0238427 0.493032 0.00516935 0.0589119 0.389258Z" koffice:nodeTypes="ccccc"/>
            <draw:path draw:style-name="gr5" draw:id="shape590" draw:name="path2807" draw:layer="g1969" svg:width="5.12646890664pt" svg:height="9.25034529466pt" draw:transform="matrix(0.29976019000 0.00000000000 0.00000000000 0.29976019000 81.08078265877pt 33.15604367799pt)" svg:viewBox="0 0 5 9" svg:d="M3.61862 0.563144C4.12491 -0.188282 5.52144 -0.26484 5.01921 0.8079C4.66359 1.54702 1.18684 7.92798 0.712147 8.7395C0.194522 9.65193 -0.229136 9.20016 0.138628 8.48959C0.633571 7.5752 3.45985 0.785355 3.61862 0.563144Z" koffice:nodeTypes="ccccc"/>
            <draw:path draw:style-name="gr5" draw:id="shape591" draw:name="path2808" draw:layer="g1969" svg:width="13.63431328763pt" svg:height="10.69758239305pt" draw:transform="matrix(0.29976019000 0.00000000000 0.00000000000 0.29976019000 80.33885287812pt 34.32143410779pt)" svg:viewBox="0 0 14 11" svg:d="M0.869205 6.48128C0.72473 5.96059 -0.0836997 5.19068 0.00709069 6.58345C0.168145 9.1118 3.64424 8.31262 4.69662 7.41403C5.65189 6.56799 4.82294 10.2684 6.09242 10.6644C6.79191 10.8885 8.10876 9.93465 8.75614 9.09523C10.5514 6.76743 11.6938 3.43043 13.4204 1.13205C14.0725 0.23338 13.0636 -0.408096 12.6554 0.306986C11.1538 2.82296 9.28904 7.9576 7.25217 9.29089C5.59189 10.3528 6.08374 7.92368 6.02611 7.19392C5.95348 6.65856 5.30057 5.87089 4.42978 6.59402C3.82108 7.06927 2.87528 7.45585 2.0187 7.37853C1.52211 7.35092 1.1029 7.3596 0.869205 6.48128Z" koffice:nodeTypes="cccccccccccc"/>
            <draw:path draw:style-name="gr5" draw:id="shape592" draw:name="path2809" draw:layer="g1969" svg:width="1.45900798035pt" svg:height="1.58868145523pt" draw:transform="matrix(0.29976019000 0.00000000000 0.00000000000 0.29976019000 82.27489598717pt 34.83770962639pt)" svg:viewBox="0 0 1 2" svg:d="M0.855847 0.115607C0.878072 -0.0668028 -0.0437918 -0.149588 0.00162498 0.784138C0.0335134 1.47536 0.825891 1.66301 0.962141 1.56409C2.20869 0.618064 0.697371 1.08987 0.855847 0.115607Z" koffice:nodeTypes="cccc"/>
            <draw:path draw:style-name="gr5" draw:id="shape593" draw:name="path2810" draw:layer="g1969" svg:width="3.35518414987pt" svg:height="0.59957103965pt" draw:transform="matrix(0.29976019000 0.00000000000 0.00000000000 0.29976019000 81.97299654565pt 35.75483674975pt)" svg:viewBox="0 0 3 1" svg:d="M0.224709 0.0291949C0.00981594 0.0659905 -0.18731 0.568307 0.318618 0.596802C0.781399 0.620961 2.59445 0.478486 3.0953 0.499981C3.41933 0.491061 3.54285 0.0374956 2.84826 0.0616543C2.00561 0.0925653 0.898151 -0.062051 0.224709 0.0291949Z" koffice:nodeTypes="ccccc"/>
            <draw:path draw:style-name="gr5" draw:id="shape594" draw:name="path2813" draw:layer="g1969" svg:width="10.20810400575pt" svg:height="10.47661098797pt" draw:transform="matrix(0.29976019000 0.00000000000 0.00000000000 0.29976019000 82.71423647280pt 35.22669760283pt)" svg:viewBox="0 0 10 10" svg:d="M8.75757 1.06128C9.43498 -1.63583 11.0757 1.47734 9.63073 3.01267C7.39966 5.3345 6.72763 9.7669 3.18797 10.4342C2.23388 10.652 0.554595 9.97817 0.0567455 9.60232C-0.137463 9.45574 0.182364 8.49278 0.778859 8.9628C1.64124 9.67847 3.42225 9.83978 4.36246 9.02667C6.3739 6.92879 8.01156 4.1507 8.75757 1.06128Z" koffice:nodeTypes="ccccccc"/>
            <draw:path draw:style-name="gr5" draw:id="shape595" draw:name="path2815" draw:layer="g1969" svg:width="1.95252305298pt" svg:height="4.35488977979pt" draw:transform="matrix(0.29976019000 0.00000000000 0.00000000000 0.29976019000 73.42477748257pt 37.12021045937pt)" svg:viewBox="0 0 2 4" svg:d="M1.8818 0.597437C1.71818 0.796104 1.21782 0.76355 1.17277 1.04235C0.975946 2.07659 1.17277 2.6008 0.956975 3.59664C0.750669 4.54991 0.123844 4.5858 0.166528 3.80866C0.22344 2.80114 1.00994 1.37875 0.454251 1.28109C0.0843218 1.18927 -0.20103 0.66672 0.181546 0.408787C0.904016 -0.120434 1.29213 -0.0394651 1.78853 0.119969C1.96163 0.175896 2.0059 0.444681 1.8818 0.597437Z" koffice:nodeTypes="cccccccc"/>
            <draw:path draw:style-name="gr5" draw:id="shape596" draw:name="path2816" draw:layer="g1969" svg:width="7.09223645061pt" svg:height="5.80926576850pt" draw:transform="matrix(0.29976019000 0.00000000000 0.00000000000 0.29976019000 71.66008643797pt 36.63507964057pt)" svg:viewBox="0 0 7 6" svg:d="M6.8511 0.882996C5.93816 1.7174 5.09152 2.05825 4.25165 3.11308C3.90817 3.54524 3.91796 4.14744 3.71308 4.69846C3.50744 5.28334 2.84609 5.39827 2.64121 5.27625C2.29848 5.04089 2.3482 3.95615 1.96555 4.54024C1.6409 5.07788 1.4315 5.81862 0.951679 5.80918C0.517809 5.79973 -0.300969 4.87243 0.11407 4.82756C1.53394 4.67563 1.51661 3.48778 2.0484 3.40985C2.64497 3.3264 2.68414 4.39067 3.05248 4.17735C3.34173 4.02227 3.47806 2.78246 3.79217 2.44791C4.75482 1.41985 5.51635 0.876698 6.49858 0.121003C6.99572 -0.293054 7.3505 0.453981 6.8511 0.882996Z" koffice:nodeTypes="cccccccccccc"/>
            <draw:path draw:style-name="gr5" draw:id="shape597" draw:name="path2817" draw:layer="g1969" svg:width="5.39483488650pt" svg:height="2.78526607369pt" draw:transform="matrix(0.29976019000 0.00000000000 0.00000000000 0.29976019000 74.72363662425pt 37.57766178554pt)" svg:viewBox="0 0 5 3" svg:d="M0.56168 0.965204C-0.174146 1.11629 -0.0489792 2.07752 0.167217 2.197C0.523751 2.36582 1.07524 2.43673 1.28158 1.33135C1.37792 0.877327 1.46516 3.58836 2.44449 2.54388C3.00812 1.91102 4.40467 2.65873 4.98953 1.86246C5.40827 1.33212 5.53723 0.96212 5.21104 0.178949C5.11622 -0.0592393 4.54273 0.0579279 4.57535 0.636055C4.60417 1.12323 4.2355 1.72448 3.75608 1.62196C3.52319 1.57879 3.88731 0.430242 3.65367 0.118824C3.52471 -0.0523018 3.329 -0.0338017 3.2008 0.14349C3.02101 0.3917 3.38134 1.49246 2.7904 1.63737C2.04471 1.81235 2.43538 0.901223 2.11981 0.734723C1.10483 0.214408 1.00697 0.869619 0.56168 0.965204Z" koffice:nodeTypes="ccccccccccccc"/>
            <draw:path draw:style-name="gr5" draw:id="shape598" draw:name="path2818" draw:layer="g1969" svg:width="1.69583785929pt" svg:height="4.46619321623pt" draw:transform="matrix(0.29976019000 0.00000000000 0.00000000000 0.29976019000 76.66786599366pt 37.01880900346pt)" svg:viewBox="0 0 2 4" svg:d="M0.152486 1.00135C0.676251 0.832287 0.512712 0.831442 1.33704 0.0571155C1.65822 -0.221845 1.72157 0.594748 1.68769 0.917666C1.62802 1.46629 1.06005 1.07912 0.883989 1.56181C0.626158 2.18905 0.730764 3.6481 0.644575 4.24237C0.585642 4.54753 0.159116 4.52133 0.1186 4.28041C-0.00368561 3.55595 0.204789 2.84672 0.184899 1.94052C0.178269 1.63282 -0.205531 1.15013 0.152486 1.00135Z" koffice:nodeTypes="cccccccc"/>
            <draw:path draw:style-name="gr5" draw:id="shape599" draw:name="path2819" draw:layer="g1969" svg:width="0.45464635703pt" svg:height="1.60623420948pt" draw:transform="matrix(0.29976019000 0.00000000000 0.00000000000 0.29976019000 75.87788342654pt 36.36164585403pt)" svg:viewBox="0 0 0 2" svg:d="M0.0858885 0.041106C-0.00689156 0.59716 0.000120918 1.05528 0.000120918 1.43669C0.0211583 1.74497 0.445142 1.54638 0.443524 1.50695C0.422486 1.01872 0.506097 0.343366 0.397673 0.155099C0.338876 0.053509 0.107465 -0.0638531 0.0858885 0.041106Z" koffice:nodeTypes="ccccc"/>
            <draw:path draw:style-name="gr15" draw:id="shape600" draw:name="path3162" draw:layer="g1969" svg:width="7.13319436085pt" svg:height="13.64510906706pt" draw:transform="matrix(0.29976019000 0.00000000000 0.00000000000 0.29976019000 67.54534188487pt 32.37747253333pt)" svg:viewBox="0 0 7 14" svg:d="M2.89319 0.677515C2.85013 -0.234065 4.20157 -0.303646 4.04671 0.949915C3.84879 2.51165 6.86593 6.46497 7.11597 8.90275C7.28368 10.5374 6.19739 11.9684 5.12167 12.859C3.80271 13.9272 1.77442 13.7803 0.825613 13.1674C0.251495 12.6844 -0.272009 11.0299 0.157824 10.3749C0.309663 10.1545 0.997094 12.8033 2.51095 12.7929C4.57097 12.779 6.23969 11.1611 6.30088 9.71813C6.40664 7.20493 2.93096 3.23282 2.89319 0.677515Z" koffice:nodeTypes="ccccccccc"/>
            <draw:path draw:style-name="gr5" draw:id="shape601" draw:name="path3143" draw:layer="g1969" svg:width="12.52561567344pt" svg:height="10.90411351610pt" draw:transform="matrix(0.29976019000 0.00000000000 0.00000000000 0.29976019000 68.44359614001pt 31.65137597343pt)" svg:viewBox="0 0 13 11" svg:d="M3.78907 2.68673C4.05606 2.70026 4.78793 3.70915 4.74003 4.02468C4.70705 4.17346 3.95712 4.00254 3.72782 3.79628C3.5582 3.64357 3.62652 2.67854 3.78907 2.68673ZM0.260082 9.99558C-0.408965 10.3838 0.366093 11.1501 0.867093 10.8262C2.74781 9.53085 5.57005 8.1701 6.15979 5.60397C6.34904 4.73484 7.10839 3.40257 7.82927 3.10525C8.5258 2.81797 9.53722 4.44588 10.1977 3.1649C10.5848 2.43269 11.9417 3.64541 12.2692 2.86191C12.6681 1.91558 12.4781 1.39456 12.4946 0.488082C12.4655 -0.105708 12.0391 -0.28306 11.7297 0.678299C11.5687 1.11362 11.758 1.55311 11.6269 1.78034C11.5271 1.95309 11.2162 2.12025 11.0355 1.97615C10.8691 1.84332 10.9845 1.47241 10.5856 1.30851C10.4309 1.22606 10.1828 1.15747 10.0752 1.36816C9.60161 2.26653 9.33933 3.10417 8.67657 2.14958C8.08605 1.32722 7.78686 -0.0942634 7.35418 1.85118C7.1987 2.53778 6.2179 3.53414 5.63916 3.53414C4.91671 3.53414 5.09811 1.51051 3.51108 1.81851C2.69519 2.00363 2.75173 3.66438 2.87345 4.27821C3.07369 5.13131 5.45776 4.51855 5.33919 5.07626C4.93163 7.01409 2.40307 8.85611 0.260082 9.99558Z" koffice:nodeTypes="ccccccccccccccccccccccc"/>
            <draw:g draw:style-name="gr1" draw:id="shape602" draw:name="g3144" svg:y="1.50043071065pt">
              <draw:path draw:style-name="gr7" draw:id="shape603" draw:name="path2781" draw:layer="g1969" svg:width="1.67222034579pt" svg:height="1.91423732928pt" draw:transform="matrix(0.29976019000 0.00000000000 0.00000000000 0.29976019000 63.96066467720pt 37.12050194156pt)" svg:viewBox="0 0 2 2" svg:d="M0.0207178 0.230785C-0.112735 0.660243 0.421075 1.82686 0.974541 1.91319C1.51766 1.95636 1.79491 0.653602 1.62008 0.230785C1.49076 -0.0802399 0.115893 -0.0735988 0.0207178 0.230785Z" koffice:nodeTypes="cccc"/>
              <draw:path draw:style-name="gr7" draw:id="shape604" draw:name="path2782" draw:layer="g1969" svg:width="9.15953142439pt" svg:height="10.96715731090pt" draw:transform="matrix(0.29976019000 0.00000000000 0.00000000000 0.29976019000 64.43429165571pt 35.29481067938pt)" svg:viewBox="0 0 9 11" svg:d="M0.637782 9.51348C0.379761 9.22351 -0.380524 10.0015 0.234288 10.5519C0.579593 10.8435 1.84444 11.2668 2.19051 10.651C2.65908 9.85856 1.72882 6.98127 2.14074 6.60104C2.46231 6.30388 3.95302 8.52296 4.6888 8.68272C6.41762 8.93275 6.00265 5.59454 7.86546 5.8214C9.13489 5.99794 9.27424 4.34281 9.09738 3.3094C8.95573 2.31776 7.41679 0.886305 6.70933 0.245982C5.77831 -0.562648 5.36333 0.842131 5.94752 1.3052C6.69938 1.93338 8.02165 3.20228 8.2322 4.04167C8.33173 4.43787 7.31343 5.22549 6.93826 5.01221C6.07232 4.51935 5.26686 2.40579 4.50964 1.92299C4.25162 1.7586 3.6169 2.13012 3.92239 2.78962C4.26617 3.49616 5.78444 4.59044 5.87325 5.34452C5.95364 6.03229 5.19642 7.51966 4.69952 7.51966C4.15285 7.51966 2.75938 5.72235 2.32449 4.87642C2.10705 4.47142 1.35366 4.51056 1.2748 5.06973C1.15 5.90927 1.39117 7.68581 1.58335 8.78657C1.73571 9.82901 1.0206 9.88173 0.637782 9.51348Z" koffice:nodeTypes="ccccccccccccccccccc"/>
              <draw:path draw:style-name="gr7" draw:id="shape605" draw:name="path2783" draw:layer="g1969" svg:width="2.22368604576pt" svg:height="2.96934585244pt" draw:transform="matrix(0.29976019000 0.00000000000 0.00000000000 0.29976019000 63.75769308601pt 35.73063612664pt)" svg:viewBox="0 0 2 3" svg:d="M0.203649 2.32256C-0.03592 2.57813 0.762925 3.07795 0.921513 2.94822C1.2294 2.69671 2.42472 1.41101 2.19443 0.961646C1.98945 0.56091 0.345366 -0.316652 0.0779596 0.117831C-0.418049 0.869799 1.62756 1.20671 1.30701 1.42717C1.14927 1.51257 0.586622 1.87924 0.203649 2.32256Z" koffice:nodeTypes="cccccc"/>
              <draw:path draw:style-name="gr7" draw:id="shape606" draw:name="path2784" draw:layer="g1969" svg:width="0.88044987212pt" svg:height="1.30342079821pt" draw:transform="matrix(0.29976019000 0.00000000000 0.00000000000 0.29976019000 64.65419624442pt 34.73270961818pt)" svg:viewBox="0 0 1 1" svg:d="M0 0C0 0 0.457151 1.90303 0.829477 1.11016C1.13049 0.560699 0 0 0 0Z" koffice:nodeTypes="ccc"/>
              <draw:path draw:style-name="gr7" draw:id="shape607" draw:name="path2785" draw:layer="g1969" svg:width="3.80620203528pt" svg:height="4.02646861454pt" draw:transform="matrix(0.29976019000 0.00000000000 0.00000000000 0.29976019000 64.75437483798pt 34.77790094031pt)" svg:viewBox="0 0 4 4" svg:d="M0.520168 2.89763C0.319222 3.01061 -0.246672 3.4717 0.12188 3.71693C0.704895 4.07162 2.29083 4.35245 1.94841 3.19245C1.74026 2.5092 4.33995 3.21145 3.70647 1.36153C3.54067 0.849565 2.75671 0.11071 2.37103 0.00635068C2.12593 -0.0600091 1.29331 0.4097 1.81415 0.668465C2.19442 0.870974 3.34152 1.56423 2.9153 2.01827C2.43141 2.49326 2.09439 1.80511 1.49246 1.91595C1.18968 1.97518 1.38703 2.86139 1.21672 3.10246C1.12121 3.23694 0.684169 2.80578 0.520168 2.89763Z" koffice:nodeTypes="cccccccccc"/>
              <draw:path draw:style-name="gr7" draw:id="shape608" draw:name="path2786" draw:layer="g1969" svg:width="1.35888577530pt" svg:height="1.46398590626pt" draw:transform="matrix(0.29976019000 0.00000000000 0.00000000000 0.29976019000 65.74209623488pt 33.62276591632pt)" svg:viewBox="0 0 1 1" svg:d="M0.970298 0.0137337C0.630843 0.138236 0.0228078 0.813722 0.000426194 1.12604C-0.0116972 1.2927 0.237299 1.52179 0.431273 1.45067C0.787514 1.32008 1.33773 0.680733 1.35825 0.387308C1.37131 0.201753 1.18106 -0.0634726 0.970298 0.0137337Z" koffice:nodeTypes="ccccc"/>
              <draw:path draw:style-name="gr7" draw:id="shape609" draw:name="path2787" draw:layer="g1969" svg:width="5.65775337522pt" svg:height="8.10336259415pt" draw:transform="matrix(0.29976019000 0.00000000000 0.00000000000 0.29976019000 66.51704791882pt 33.26292827350pt)" svg:viewBox="0 0 6 8" svg:d="M0.145976 0.962003C-0.400148 0.30963 0.725505 -0.658911 1.23201 0.646824C1.53809 1.46597 4.80085 5.66169 5.46817 7.08501C5.94049 8.04832 5.45108 8.44632 4.86689 7.75606C3.21453 5.696 1.85893 3.12818 0.145976 0.962003Z" koffice:nodeTypes="ccccc"/>
              <draw:path draw:style-name="gr7" draw:id="shape610" draw:name="path2788" draw:layer="g1969" svg:width="1.58267712217pt" svg:height="3.53926269845pt" draw:transform="matrix(0.29976019000 0.00000000000 0.00000000000 0.29976019000 67.52622073189pt 32.62277665690pt)" svg:viewBox="0 0 2 4" svg:d="M0.205425 3.51667C0.738456 2.81162 1.82658 1.37154 1.53338 0.568473C1.3085 -0.12224 0.647364 -0.0535953 0.534211 0.105767C-0.112686 1.04856 0.993945 0.811948 0.83453 1.13389C0.505033 1.88917 0.176959 2.30495 0.00687305 3.03085C-0.0329798 3.20108 0.109351 3.64371 0.205425 3.51667Z" koffice:nodeTypes="cccccc"/>
            </draw:g>
            <draw:g draw:style-name="gr1" draw:id="shape611" draw:name="g3153" svg:y="1.58521569588pt">
              <draw:path draw:style-name="gr15" draw:id="shape612" draw:name="path3154" draw:layer="g1969" svg:width="1.67222034579pt" svg:height="1.91423732928pt" draw:transform="matrix(0.29976019000 0.00000000000 0.00000000000 0.29976019000 63.96066467720pt 37.12050194156pt)" svg:viewBox="0 0 2 2" svg:d="M0.0207178 0.230785C-0.112735 0.660243 0.421075 1.82686 0.974541 1.91319C1.51766 1.95636 1.79491 0.653602 1.62008 0.230785C1.49076 -0.0802399 0.115893 -0.0735988 0.0207178 0.230785Z" koffice:nodeTypes="cccc"/>
              <draw:path draw:style-name="gr15" draw:id="shape613" draw:name="path3155" draw:layer="g1969" svg:width="9.15953142439pt" svg:height="10.96715731090pt" draw:transform="matrix(0.29976019000 0.00000000000 0.00000000000 0.29976019000 64.43429165571pt 35.29481067938pt)" svg:viewBox="0 0 9 11" svg:d="M0.637782 9.51348C0.379761 9.22351 -0.380524 10.0015 0.234288 10.5519C0.579593 10.8435 1.84444 11.2668 2.19051 10.651C2.65908 9.85856 1.72882 6.98127 2.14074 6.60104C2.46231 6.30388 3.95302 8.52296 4.6888 8.68272C6.41762 8.93275 6.00265 5.59454 7.86546 5.8214C9.13489 5.99794 9.27424 4.34281 9.09738 3.3094C8.95573 2.31776 7.41679 0.886305 6.70933 0.245982C5.77831 -0.562648 5.36333 0.842131 5.94752 1.3052C6.69938 1.93338 8.02165 3.20228 8.2322 4.04167C8.33173 4.43787 7.31343 5.22549 6.93826 5.01221C6.07232 4.51935 5.26686 2.40579 4.50964 1.92299C4.25162 1.7586 3.6169 2.13012 3.92239 2.78962C4.26617 3.49616 5.78444 4.59044 5.87325 5.34452C5.95364 6.03229 5.19642 7.51966 4.69952 7.51966C4.15285 7.51966 2.75938 5.72235 2.32449 4.87642C2.10705 4.47142 1.35366 4.51056 1.2748 5.06973C1.15 5.90927 1.39117 7.68581 1.58335 8.78657C1.73571 9.82901 1.0206 9.88173 0.637782 9.51348Z" koffice:nodeTypes="ccccccccccccccccccc"/>
              <draw:path draw:style-name="gr15" draw:id="shape614" draw:name="path3156" draw:layer="g1969" svg:width="2.22368604576pt" svg:height="2.96934585244pt" draw:transform="matrix(0.29976019000 0.00000000000 0.00000000000 0.29976019000 63.75769308601pt 35.73063612664pt)" svg:viewBox="0 0 2 3" svg:d="M0.203649 2.32256C-0.03592 2.57813 0.762925 3.07795 0.921513 2.94822C1.2294 2.69671 2.42472 1.41101 2.19443 0.961646C1.98945 0.56091 0.345366 -0.316652 0.0779596 0.117831C-0.418049 0.869799 1.62756 1.20671 1.30701 1.42717C1.14927 1.51257 0.586622 1.87924 0.203649 2.32256Z" koffice:nodeTypes="cccccc"/>
              <draw:path draw:style-name="gr15" draw:id="shape615" draw:name="path3157" draw:layer="g1969" svg:width="0.88044987212pt" svg:height="1.30342079821pt" draw:transform="matrix(0.29976019000 0.00000000000 0.00000000000 0.29976019000 64.65419624442pt 34.73270961818pt)" svg:viewBox="0 0 1 1" svg:d="M0 0C0 0 0.457151 1.90303 0.829477 1.11016C1.13049 0.560699 0 0 0 0Z" koffice:nodeTypes="ccc"/>
              <draw:path draw:style-name="gr15" draw:id="shape616" draw:name="path3158" draw:layer="g1969" svg:width="3.80620203528pt" svg:height="4.02646861454pt" draw:transform="matrix(0.29976019000 0.00000000000 0.00000000000 0.29976019000 64.75437483798pt 34.77790094031pt)" svg:viewBox="0 0 4 4" svg:d="M0.520168 2.89763C0.319222 3.01061 -0.246672 3.4717 0.12188 3.71693C0.704895 4.07162 2.29083 4.35245 1.94841 3.19245C1.74026 2.5092 4.33995 3.21145 3.70647 1.36153C3.54067 0.849565 2.75671 0.11071 2.37103 0.00635068C2.12593 -0.0600091 1.29331 0.4097 1.81415 0.668465C2.19442 0.870974 3.34152 1.56423 2.9153 2.01827C2.43141 2.49326 2.09439 1.80511 1.49246 1.91595C1.18968 1.97518 1.38703 2.86139 1.21672 3.10246C1.12121 3.23694 0.684169 2.80578 0.520168 2.89763Z" koffice:nodeTypes="cccccccccc"/>
              <draw:path draw:style-name="gr15" draw:id="shape617" draw:name="path3159" draw:layer="g1969" svg:width="1.35888577530pt" svg:height="1.46398590626pt" draw:transform="matrix(0.29976019000 0.00000000000 0.00000000000 0.29976019000 65.74209623488pt 33.62276591632pt)" svg:viewBox="0 0 1 1" svg:d="M0.970298 0.0137337C0.630843 0.138236 0.0228078 0.813722 0.000426194 1.12604C-0.0116972 1.2927 0.237299 1.52179 0.431273 1.45067C0.787514 1.32008 1.33773 0.680733 1.35825 0.387308C1.37131 0.201753 1.18106 -0.0634726 0.970298 0.0137337Z" koffice:nodeTypes="ccccc"/>
              <draw:path draw:style-name="gr15" draw:id="shape618" draw:name="path3160" draw:layer="g1969" svg:width="5.65775337522pt" svg:height="8.10336259415pt" draw:transform="matrix(0.29976019000 0.00000000000 0.00000000000 0.29976019000 66.51704791882pt 33.26292827350pt)" svg:viewBox="0 0 6 8" svg:d="M0.145976 0.962003C-0.400148 0.30963 0.725505 -0.658911 1.23201 0.646824C1.53809 1.46597 4.80085 5.66169 5.46817 7.08501C5.94049 8.04832 5.45108 8.44632 4.86689 7.75606C3.21453 5.696 1.85893 3.12818 0.145976 0.962003Z" koffice:nodeTypes="ccccc"/>
              <draw:path draw:style-name="gr15" draw:id="shape619" draw:name="path3161" draw:layer="g1969" svg:width="1.58267712217pt" svg:height="3.53926269845pt" draw:transform="matrix(0.29976019000 0.00000000000 0.00000000000 0.29976019000 67.52622073189pt 32.62277665690pt)" svg:viewBox="0 0 2 4" svg:d="M0.205425 3.51667C0.738456 2.81162 1.82658 1.37154 1.53338 0.568473C1.3085 -0.12224 0.647364 -0.0535953 0.534211 0.105767C-0.112686 1.04856 0.993945 0.811948 0.83453 1.13389C0.505033 1.88917 0.176959 2.30495 0.00687305 3.03085C-0.0329798 3.20108 0.109351 3.64371 0.205425 3.51667Z" koffice:nodeTypes="cccccc"/>
            </draw:g>
            <draw:path draw:style-name="gr15" draw:id="shape620" draw:name="path3181" draw:layer="g1969" svg:width="13.63431328763pt" svg:height="10.69758239305pt" draw:transform="matrix(0.29976019000 0.00000000000 0.00000000000 0.29976019000 80.33885287812pt 34.32143410779pt)" svg:viewBox="0 0 14 11" svg:d="M0.869205 6.48128C0.72473 5.96059 -0.0836997 5.19068 0.00709069 6.58345C0.168145 9.1118 3.64424 8.31262 4.69662 7.41403C5.65189 6.56799 4.82294 10.2684 6.09242 10.6644C6.79191 10.8885 8.10876 9.93465 8.75614 9.09523C10.5514 6.76743 11.6938 3.43043 13.4204 1.13205C14.0725 0.23338 13.0636 -0.408096 12.6554 0.306986C11.1538 2.82296 9.28904 7.9576 7.25217 9.29089C5.59189 10.3528 6.08374 7.92368 6.02611 7.19392C5.95348 6.65856 5.30057 5.87089 4.42978 6.59402C3.82108 7.06927 2.87528 7.45585 2.0187 7.37853C1.52211 7.35092 1.1029 7.3596 0.869205 6.48128Z" koffice:nodeTypes="cccccccccccc"/>
            <draw:path draw:style-name="gr15" draw:id="shape621" draw:name="path3163" draw:layer="g1969" svg:width="0.69278043404pt" svg:height="1.48430392862pt" draw:transform="matrix(0.29976019000 0.00000000000 0.00000000000 0.29976019000 70.32898195678pt 34.45633018700pt)" svg:viewBox="0 0 1 1" svg:d="M0.135266 0.0463959C0.435573 -0.267736 0.914995 1.1037 0.576737 1.44639C0.295075 1.72095 -0.254932 0.427097 0.135266 0.0463959Z" koffice:nodeTypes="ccc"/>
            <draw:path draw:style-name="gr5" draw:id="shape622" draw:name="path2811" draw:layer="g1969" svg:width="3.79971385779pt" svg:height="12.82830289061pt" draw:transform="matrix(0.29976019000 0.00000000000 0.00000000000 0.29976019000 83.17452829587pt 33.78665771396pt)" svg:viewBox="0 0 4 13" svg:d="M0.114006 1.51783C-0.30548 1.1715 0.526475 -0.507148 1.08943 0.151817C2.63482 1.97454 3.35294 7.89251 3.79971 12.3215C3.79971 12.3215 3.10499 12.912 3.09953 12.8182C3.09953 10.4587 2.16933 3.24089 0.114006 1.51783Z" koffice:nodeTypes="ccccc"/>
            <draw:path draw:style-name="gr15" draw:id="shape623" draw:name="path3164" draw:layer="g1969" svg:width="2.91448962854pt" svg:height="3.00464759753pt" draw:transform="matrix(0.29976019000 0.00000000000 0.00000000000 0.29976019000 70.53077866006pt 33.05731650549pt)" svg:viewBox="0 0 3 3" svg:d="M0.449968 2.96872C0.270186 3.07716 -0.0870119 2.92312 0.0194378 2.73338C0.522511 1.83961 1.59489 0.494287 2.37237 0.0246996C2.61129 -0.119638 3.0292 0.404762 2.88491 0.661667C2.41968 1.48827 1.28737 2.46324 0.449968 2.96872Z" koffice:nodeTypes="ccccc"/>
            <draw:path draw:style-name="gr15" draw:id="shape624" draw:name="path3188" draw:layer="g1969" svg:width="3.79971385779pt" svg:height="12.82830289061pt" draw:transform="matrix(0.29976019000 0.00000000000 0.00000000000 0.29976019000 83.17452829587pt 33.78665771396pt)" svg:viewBox="0 0 4 13" svg:d="M0.114006 1.51783C-0.30548 1.1715 0.526475 -0.507148 1.08943 0.151817C2.63482 1.97454 3.35294 7.89251 3.79971 12.3215C3.79971 12.3215 3.10499 12.912 3.09953 12.8182C3.09953 10.4587 2.16933 3.24089 0.114006 1.51783Z" koffice:nodeTypes="ccccc"/>
            <draw:path draw:style-name="gr5" draw:id="shape625" draw:name="path2812" draw:layer="g1969" svg:width="5.84955454411pt" svg:height="9.33006542158pt" draw:transform="matrix(0.29976019000 0.00000000000 0.00000000000 0.29976019000 83.47814176599pt 34.74415452567pt)" svg:viewBox="0 0 6 9" svg:d="M0.0788691 8.44361C0.388646 7.67319 4.50747 1.49979 5.04829 0.141468C5.32518 -0.513504 6.50718 1.2648 5.35287 2.22438C4.33874 3.03939 1.34654 7.42128 0.788414 8.95671C0.53142 9.64986 -0.248214 9.3199 0.0788691 8.44361Z" koffice:nodeTypes="ccccc"/>
            <draw:path draw:style-name="gr15" draw:id="shape626" draw:name="path3171" draw:layer="g1969" svg:width="7.29574088924pt" svg:height="9.25501154728pt" draw:transform="matrix(0.29976019000 0.00000000000 0.00000000000 0.29976019000 73.44668828527pt 31.74667020395pt)" svg:viewBox="0 0 7 9" svg:d="M4.69793 1.33436C4.80259 0.701654 3.68184 1.3476 3.66121 0.508863C3.65052 0.0649442 4.88586 -0.246523 5.40231 0.264123C6.27477 1.15573 5.62234 2.65966 4.17155 2.75432C2.96217 2.80812 0.944509 4.48413 1.25163 4.83646C1.60077 5.27153 4.73689 5.55883 6.5605 5.27114C7.68965 5.11152 7.45282 6.12889 6.29616 6.26665C5.17847 6.39641 4.26781 6.27612 3.22345 6.60682C1.99422 6.96062 1.4579 8.62278 0.774906 9.24309C0.622875 9.35092 0.21262 8.69812 0.368471 8.45277C0.860472 7.6776 1.64508 6.49115 2.50837 6.15152C3.05309 5.92925 1.00639 5.85914 0.353192 5.67135C-0.164784 5.51404 -0.0142803 4.85093 0.184353 4.48082C0.447925 3.90414 2.37697 1.95799 3.15469 1.98978C3.88506 2.02087 4.62535 1.80668 4.69793 1.33436Z" koffice:nodeTypes="ccccccccccccccc"/>
            <draw:path draw:style-name="gr15" draw:id="shape627" draw:name="path3166" draw:layer="g1969" svg:width="6.16542845294pt" svg:height="9.63591195976pt" draw:transform="matrix(0.29976019000 0.00000000000 0.00000000000 0.29976019000 70.50422686399pt 33.13986360235pt)" svg:viewBox="0 0 6 10" svg:d="M4.56922 1.24752C3.67473 0.536458 4.81007 -0.459776 5.7451 0.235809C7.5665 1.63831 3.02759 7.01127 0.558238 9.52276C0.106537 10.0146 -0.290019 8.77577 0.289001 8.24226C2.05931 6.70946 3.7169 4.87808 4.86927 2.98619C5.09147 2.62196 5.30394 1.83681 4.56922 1.24752Z" koffice:nodeTypes="cccccc"/>
            <draw:path draw:style-name="gr5" draw:id="shape628" draw:name="path2796" draw:layer="g1969" svg:width="10.65158473765pt" svg:height="10.61578463113pt" draw:transform="matrix(0.29976019000 0.00000000000 0.00000000000 0.29976019000 71.20019365606pt 32.14387523335pt)" svg:viewBox="0 0 11 11" svg:d="M4.64939 1.18973C4.12015 0.0316243 5.44367 -0.397007 5.64182 0.428428C6.5616 4.23267 8.76361 7.11301 10.4397 9.69997C10.9442 10.5087 10.5396 10.9906 9.31266 10.2464C8.46307 9.69196 7.60027 7.67006 7.18249 7.59037C6.42619 7.45637 4.61637 10.8749 0.914152 9.89915C-0.0436021 9.64441 0.019973 6.93351 0.00180869 5.73611C-0.0386482 5.17474 0.612789 5.02644 0.635082 5.79222C0.668934 6.89618 0.633431 9.18945 2.11712 9.26662C3.3267 9.33099 6.00593 7.70323 6.57068 6.43077C7.0735 5.12247 5.22157 2.52215 4.64939 1.18973Z" koffice:nodeTypes="ccccccccccc"/>
            <draw:path draw:style-name="gr15" draw:id="shape629" draw:name="path3167" draw:layer="g1969" svg:width="12.52561567344pt" svg:height="10.90411351610pt" draw:transform="matrix(0.29976019000 0.00000000000 0.00000000000 0.29976019000 68.44359614001pt 31.65137597343pt)" svg:viewBox="0 0 13 11" svg:d="M3.78907 2.68673C4.05606 2.70026 4.78793 3.70915 4.74003 4.02468C4.70705 4.17346 3.95712 4.00254 3.72782 3.79628C3.5582 3.64357 3.62652 2.67854 3.78907 2.68673ZM0.260082 9.99558C-0.408965 10.3838 0.366093 11.1501 0.867093 10.8262C2.74781 9.53085 5.57005 8.1701 6.15979 5.60397C6.34904 4.73484 7.10839 3.40257 7.82927 3.10525C8.5258 2.81797 9.53722 4.44588 10.1977 3.1649C10.5848 2.43269 11.9417 3.64541 12.2692 2.86191C12.6681 1.91558 12.4781 1.39456 12.4946 0.488082C12.4655 -0.105708 12.0391 -0.28306 11.7297 0.678299C11.5687 1.11362 11.758 1.55311 11.6269 1.78034C11.5271 1.95309 11.2162 2.12025 11.0355 1.97615C10.8691 1.84332 10.9845 1.47241 10.5856 1.30851C10.4309 1.22606 10.1828 1.15747 10.0752 1.36816C9.60161 2.26653 9.33933 3.10417 8.67657 2.14958C8.08605 1.32722 7.78686 -0.0942634 7.35418 1.85118C7.1987 2.53778 6.2179 3.53414 5.63916 3.53414C4.91671 3.53414 5.09811 1.51051 3.51108 1.81851C2.69519 2.00363 2.75173 3.66438 2.87345 4.27821C3.07369 5.13131 5.45776 4.51855 5.33919 5.07626C4.93163 7.01409 2.40307 8.85611 0.260082 9.99558Z" koffice:nodeTypes="ccccccccccccccccccccccc"/>
            <draw:path draw:style-name="gr15" draw:id="shape630" draw:name="path3165" draw:layer="g1969" svg:width="10.65158473765pt" svg:height="10.61578463113pt" draw:transform="matrix(0.29976019000 0.00000000000 0.00000000000 0.29976019000 71.20019365606pt 32.14387523335pt)" svg:viewBox="0 0 11 11" svg:d="M4.64939 1.18973C4.12015 0.0316243 5.44367 -0.397007 5.64182 0.428428C6.5616 4.23267 8.76361 7.11301 10.4397 9.69997C10.9442 10.5087 10.5396 10.9906 9.31266 10.2464C8.46307 9.69196 7.60027 7.67006 7.18249 7.59037C6.42619 7.45637 4.61637 10.8749 0.914152 9.89915C-0.0436021 9.64441 0.019973 6.93351 0.00180869 5.73611C-0.0386482 5.17474 0.612789 5.02644 0.635082 5.79222C0.668934 6.89618 0.633431 9.18945 2.11712 9.26662C3.3267 9.33099 6.00593 7.70323 6.57068 6.43077C7.0735 5.12247 5.22157 2.52215 4.64939 1.18973Z" koffice:nodeTypes="ccccccccccc"/>
            <draw:path draw:style-name="gr15" draw:id="shape631" draw:name="path3168" draw:layer="g1969" svg:width="2.22782513251pt" svg:height="1.51934924648pt" draw:transform="matrix(0.29976019000 0.00000000000 0.00000000000 0.29976019000 73.18455396781pt 31.39670054801pt)" svg:viewBox="0 0 2 2" svg:d="M0.0400283 1.10738C0.253646 0.73915 1.53619 0.322878 1.86295 0.0738817C2.16523 -0.181669 2.30961 0.290106 2.18042 0.512815C1.96681 0.88084 0.859879 1.50239 0.374386 1.51905C0.113486 1.52805 -0.089155 1.32981 0.0400283 1.10738Z" koffice:nodeTypes="ccccc"/>
            <draw:path draw:style-name="gr15" draw:id="shape632" draw:name="path3169" draw:layer="g1969" svg:width="3.00981314901pt" svg:height="2.32169106861pt" draw:transform="matrix(0.29976019000 0.00000000000 0.00000000000 0.29976019000 74.05866183637pt 31.12234594625pt)" svg:viewBox="0 0 3 2" svg:d="M0.00920378 2.04151C0.332084 1.38911 1.37334 0.400176 2.08976 0.0746115C2.45779 -0.0923233 3.11827 0.0390007 2.99461 0.289051C2.7208 0.842567 1.44695 1.80969 0.590192 2.26531C0.330121 2.43126 -0.0653824 2.19268 0.00920378 2.04151Z" koffice:nodeTypes="ccccc"/>
            <draw:path draw:style-name="gr15" draw:id="shape633" draw:name="path3170" draw:layer="g1969" svg:width="1.49949914208pt" svg:height="1.96334011329pt" draw:transform="matrix(0.29976019000 0.00000000000 0.00000000000 0.29976019000 73.29077715089pt 32.13904980957pt)" svg:viewBox="0 0 1 2" svg:d="M0.0813632 1.10029C-0.0710317 1.2237 0.0114001 1.74898 0.158253 1.82835C0.470663 1.99671 1.03938 2.02956 1.29706 1.79954C1.67112 1.42648 1.50072 -0.86923 0.999892 0.357093C0.663927 1.11363 0.41871 0.870602 0.0813632 1.10029Z" koffice:nodeTypes="ccccc"/>
            <draw:path draw:style-name="gr15" draw:id="shape634" draw:name="path3172" draw:layer="g1969" svg:width="1.16815034166pt" svg:height="1.61093379752pt" draw:transform="matrix(0.29976019000 0.00000000000 0.00000000000 0.29976019000 75.93009505756pt 31.82129309249pt)" svg:viewBox="0 0 1 2" svg:d="M0.0308767 1.18008C0.321291 0.879246 0.469861 0.375869 0.774337 0.0694338C0.941248 -0.126862 1.20782 0.108349 1.16319 0.582288C1.12589 0.955427 0.699135 1.27701 0.412389 1.55753C0.178835 1.76294 -0.0926261 1.3193 0.0308767 1.18008Z" koffice:nodeTypes="ccccc"/>
            <draw:path draw:style-name="gr15" draw:id="shape635" draw:name="path3173" draw:layer="g1969" svg:width="0.69718647600pt" svg:height="1.48229443008pt" draw:transform="matrix(0.29976019000 0.00000000000 0.00000000000 0.29976019000 77.13798864886pt 31.75164884376pt)" svg:viewBox="0 0 1 1" svg:d="M0.286287 0.00313968C0.75855 -0.0729294 0.876116 1.25648 0.359765 1.47173C0.0464817 1.62397 -0.22739 0.0815463 0.286287 0.00313968Z" koffice:nodeTypes="ccc"/>
            <draw:path draw:style-name="gr15" draw:id="shape636" draw:name="path3174" draw:layer="g1969" svg:width="2.90660160730pt" svg:height="2.22098679160pt" draw:transform="matrix(0.29976019000 0.00000000000 0.00000000000 0.29976019000 76.81219290694pt 32.38386576141pt)" svg:viewBox="0 0 3 2" svg:d="M0.000120956 1.33679C-0.00854098 2.32736 0.448179 2.23623 1.31988 2.20242C2.1656 2.16836 2.90974 2.22577 2.90659 1.33114C2.90265 0.403798 2.42704 -0.407459 2.28766 0.223641C2.16481 0.816467 2.06717 1.78706 1.7451 1.3641C1.44115 1.00067 1.56163 0.921004 1.03876 1.51745C0.748985 1.84615 0.715912 1.35812 0.541886 1.05167C0.420619 0.870168 0.000908405 1.19828 0.000120956 1.33679Z" koffice:nodeTypes="cccccccc"/>
            <draw:path draw:style-name="gr15" draw:id="shape637" draw:name="path3175" draw:layer="g1969" svg:width="12.57666090870pt" svg:height="7.05473433849pt" draw:transform="matrix(0.29976019000 0.00000000000 0.00000000000 0.29976019000 74.65407059343pt 33.41947419757pt)" svg:viewBox="0 0 13 7" svg:d="M1.00996 2.4538C0.80223 3.622 0.992652 5.2577 1.619 5.27618C2.39328 5.30022 3.99534 2.72208 4.75388 1.38477C5.20869 0.638483 5.99004 0.50799 5.66428 1.28666C5.17092 2.48806 5.21498 5.05832 5.64854 5.81363C5.88146 6.22043 7.60076 5.44055 7.87853 4.86111C8.38369 3.80801 7.97295 1.8667 8.14999 0.681229C8.23576 -0.0970676 8.98171 -0.259714 8.94237 0.461638C8.8684 1.75228 8.74014 4.1185 8.83536 5.19317C8.89201 5.81092 10.7419 6.72257 11.0393 4.85187C11.1959 3.67436 11.8309 2.51323 11.0087 1.20868C10.4988 0.393049 11.757 0.495219 12.4353 1.60947C12.9097 2.36779 12.0355 3.62275 12.0662 4.59277C12.1449 6.08513 10.9292 6.93299 10.0471 6.95065C9.25869 6.96582 8.74487 6.04118 8.09885 6.02826C7.38201 5.98461 6.6455 7.09293 6.05299 7.05372C3.75692 6.90392 4.97263 3.69968 4.2731 3.66039C3.49489 3.61667 2.5774 6.80092 1.619 6.68733C0.67397 6.579 -0.304105 4.09213 0.0893281 3.03993C0.444992 2.06097 1.1154 1.83154 1.00996 2.4538Z" koffice:nodeTypes="cccccccccccccccccccc"/>
            <draw:path draw:style-name="gr15" draw:id="shape638" draw:name="path3176" draw:layer="g1969" svg:width="6.76016441570pt" svg:height="13.06224416423pt" draw:transform="matrix(0.29976019000 0.00000000000 0.00000000000 0.29976019000 78.20917168874pt 31.99008840473pt)" svg:viewBox="0 0 7 13" svg:d="M0.463649 2.0048C-0.655865 1.30826 0.534405 -0.503095 1.08158 0.133303C2.1382 1.42406 3.20347 4.48785 3.94798 4.74093C4.41968 4.90139 4.39767 2.47633 4.73022 1.37386C4.94485 0.55944 5.91027 0.825274 5.72552 1.8688C5.66263 2.21723 4.4645 6.17924 4.55648 6.33586C5.38668 8.02877 6.20823 9.74671 6.7279 11.5637C6.94252 12.3469 6.02034 11.8194 5.91027 11.6568C5.32143 10.759 4.29075 7.32574 4.29075 7.48235C3.81669 9.89755 3.70505 10.6104 3.2019 12.6628C3.04859 13.3206 2.09968 13.2008 2.31352 12.0426C2.5195 11.0906 3.87644 6.40891 3.80018 6.27323C2.73334 4.35232 1.75769 2.83286 0.463649 2.0048Z" koffice:nodeTypes="ccccccccccccc"/>
            <draw:path draw:style-name="gr15" draw:id="shape639" draw:name="path3177" draw:layer="g1969" svg:width="8.78665202210pt" svg:height="11.69914478236pt" draw:transform="matrix(0.29976019000 0.00000000000 0.00000000000 0.29976019000 78.86710239321pt 32.85024482466pt)" svg:viewBox="0 0 9 12" svg:d="M0.326604 10.5676C0.0127905 10.5305 -0.474133 11.2962 1.0886 11.5972C3.177 11.9916 5.46302 11.2576 6.16336 9.12012C6.96568 6.57416 7.49608 4.16391 7.91503 3.2544C8.43831 2.19448 9.10783 2.28012 8.61379 0.733188C8.2652 -0.380275 7.61465 -0.0443221 7.4779 0.550856C7.11271 2.17369 5.72703 7.42394 5.29465 8.3908C4.47889 10.1551 2.83473 10.8531 0.326604 10.5676Z" koffice:nodeTypes="cccccccc"/>
            <draw:path draw:style-name="gr15" draw:id="shape640" draw:name="path3178" draw:layer="g1969" svg:width="2.63026467647pt" svg:height="2.05108754339pt" draw:transform="matrix(0.29976019000 0.00000000000 0.00000000000 0.29976019000 80.03381852039pt 33.40264270332pt)" svg:viewBox="0 0 3 2" svg:d="M0.769704 0.404649C0.51007 -0.291039 -0.0954363 0.247455 0.0128208 1.00822C0.0770412 1.69588 0.523832 2.06973 0.972457 2.05037C1.50365 2.02746 2.62751 2.0726 2.63026 0.971098C2.63209 0.197272 2.14494 -0.449265 1.78347 0.404649C1.4376 1.17779 0.99264 1.09679 0.769704 0.404649Z" koffice:nodeTypes="cccccc"/>
            <draw:path draw:style-name="gr15" draw:id="shape641" draw:name="path3179" draw:layer="g1969" svg:width="2.12345195858pt" svg:height="1.14644341038pt" draw:transform="matrix(0.29976019000 0.00000000000 0.00000000000 0.29976019000 80.37301412126pt 32.76891229365pt)" svg:viewBox="0 0 2 1" svg:d="M0.0589119 0.389258C-0.0777183 0.50995 0.0447778 1.15333 0.207657 1.14639C0.788504 1.12172 1.61165 0.885901 2.0525 0.495388C2.18173 0.381121 2.12788 -0.00767929 1.94414 0.000115547C1.38416 0.0238427 0.493032 0.00516935 0.0589119 0.389258Z" koffice:nodeTypes="ccccc"/>
            <draw:path draw:style-name="gr15" draw:id="shape642" draw:name="path3180" draw:layer="g1969" svg:width="5.12646890664pt" svg:height="9.25034529466pt" draw:transform="matrix(0.29976019000 0.00000000000 0.00000000000 0.29976019000 81.08078265877pt 33.15604367799pt)" svg:viewBox="0 0 5 9" svg:d="M3.61862 0.563144C4.12491 -0.188282 5.52144 -0.26484 5.01921 0.8079C4.66359 1.54702 1.18684 7.92798 0.712147 8.7395C0.194522 9.65193 -0.229136 9.20016 0.138628 8.48959C0.633571 7.5752 3.45985 0.785355 3.61862 0.563144Z" koffice:nodeTypes="ccccc"/>
            <draw:path draw:style-name="gr15" draw:id="shape643" draw:name="path3182" draw:layer="g1969" svg:width="1.45900798035pt" svg:height="1.58868145523pt" draw:transform="matrix(0.29976019000 0.00000000000 0.00000000000 0.29976019000 82.27489598717pt 34.83770962639pt)" svg:viewBox="0 0 1 2" svg:d="M0.855847 0.115607C0.878072 -0.0668028 -0.0437918 -0.149588 0.00162498 0.784138C0.0335134 1.47536 0.825891 1.66301 0.962141 1.56409C2.20869 0.618064 0.697371 1.08987 0.855847 0.115607Z" koffice:nodeTypes="cccc"/>
            <draw:path draw:style-name="gr5" draw:id="shape644" draw:name="path3191" draw:layer="g1969" svg:width="5.84955454411pt" svg:height="9.33006542158pt" draw:transform="matrix(0.29976019000 0.00000000000 0.00000000000 0.29976019000 83.47814176599pt 34.74415452567pt)" svg:viewBox="0 0 6 9" svg:d="M0.0788691 8.44361C0.388646 7.67319 4.50747 1.49979 5.04829 0.141468C5.32518 -0.513504 6.50718 1.2648 5.35287 2.22438C4.33874 3.03939 1.34654 7.42128 0.788414 8.95671C0.53142 9.64986 -0.248214 9.3199 0.0788691 8.44361Z" koffice:nodeTypes="ccccc"/>
            <draw:path draw:style-name="gr15" draw:id="shape645" draw:name="path3183" draw:layer="g1969" svg:width="3.35518414987pt" svg:height="0.59957103965pt" draw:transform="matrix(0.29976019000 0.00000000000 0.00000000000 0.29976019000 81.97299654565pt 35.75483674975pt)" svg:viewBox="0 0 3 1" svg:d="M0.224709 0.0291949C0.00981594 0.0659905 -0.18731 0.568307 0.318618 0.596802C0.781399 0.620961 2.59445 0.478486 3.0953 0.499981C3.41933 0.491061 3.54285 0.0374956 2.84826 0.0616543C2.00561 0.0925653 0.898151 -0.062051 0.224709 0.0291949Z" koffice:nodeTypes="ccccc"/>
            <draw:path draw:style-name="gr15" draw:id="shape646" draw:name="path3189" draw:layer="g1969" svg:width="5.84955454411pt" svg:height="9.33006542158pt" draw:transform="matrix(0.29976019000 0.00000000000 0.00000000000 0.29976019000 83.47814176599pt 34.74415452567pt)" svg:viewBox="0 0 6 9" svg:d="M0.0788691 8.44361C0.388646 7.67319 4.50747 1.49979 5.04829 0.141468C5.32518 -0.513504 6.50718 1.2648 5.35287 2.22438C4.33874 3.03939 1.34654 7.42128 0.788414 8.95671C0.53142 9.64986 -0.248214 9.3199 0.0788691 8.44361Z" koffice:nodeTypes="ccccc"/>
            <draw:path draw:style-name="gr5" draw:id="shape647" draw:name="path3192" draw:layer="g1969" svg:width="10.20810400575pt" svg:height="10.47661098797pt" draw:transform="matrix(0.29976019000 0.00000000000 0.00000000000 0.29976019000 82.71423647280pt 35.22669760283pt)" svg:viewBox="0 0 10 10" svg:d="M8.75757 1.06128C9.43498 -1.63583 11.0757 1.47734 9.63073 3.01267C7.39966 5.3345 6.72763 9.7669 3.18797 10.4342C2.23388 10.652 0.554595 9.97817 0.0567455 9.60232C-0.137463 9.45574 0.182364 8.49278 0.778859 8.9628C1.64124 9.67847 3.42225 9.83978 4.36246 9.02667C6.3739 6.92879 8.01156 4.1507 8.75757 1.06128Z" koffice:nodeTypes="ccccccc"/>
            <draw:path draw:style-name="gr15" draw:id="shape648" draw:name="path3190" draw:layer="g1969" svg:width="10.20810400575pt" svg:height="10.47661098797pt" draw:transform="matrix(0.29976019000 0.00000000000 0.00000000000 0.29976019000 82.71423647280pt 35.22669760283pt)" svg:viewBox="0 0 10 10" svg:d="M8.75757 1.06128C9.43498 -1.63583 11.0757 1.47734 9.63073 3.01267C7.39966 5.3345 6.72763 9.7669 3.18797 10.4342C2.23388 10.652 0.554595 9.97817 0.0567455 9.60232C-0.137463 9.45574 0.182364 8.49278 0.778859 8.9628C1.64124 9.67847 3.42225 9.83978 4.36246 9.02667C6.3739 6.92879 8.01156 4.1507 8.75757 1.06128Z" koffice:nodeTypes="ccccccc"/>
            <draw:path draw:style-name="gr15" draw:id="shape649" draw:name="path3194" draw:layer="g1969" svg:width="5.39483488650pt" svg:height="2.78526607369pt" draw:transform="matrix(0.29976019000 0.00000000000 0.00000000000 0.29976019000 74.72363662425pt 37.57766178554pt)" svg:viewBox="0 0 5 3" svg:d="M0.56168 0.965204C-0.174146 1.11629 -0.0489792 2.07752 0.167217 2.197C0.523751 2.36582 1.07524 2.43673 1.28158 1.33135C1.37792 0.877327 1.46516 3.58836 2.44449 2.54388C3.00812 1.91102 4.40467 2.65873 4.98953 1.86246C5.40827 1.33212 5.53723 0.96212 5.21104 0.178949C5.11622 -0.0592393 4.54273 0.0579279 4.57535 0.636055C4.60417 1.12323 4.2355 1.72448 3.75608 1.62196C3.52319 1.57879 3.88731 0.430242 3.65367 0.118824C3.52471 -0.0523018 3.329 -0.0338017 3.2008 0.14349C3.02101 0.3917 3.38134 1.49246 2.7904 1.63737C2.04471 1.81235 2.43538 0.901223 2.11981 0.734723C1.10483 0.214408 1.00697 0.869619 0.56168 0.965204Z" koffice:nodeTypes="ccccccccccccc"/>
            <draw:path draw:style-name="gr15" draw:id="shape650" draw:name="path3195" draw:layer="g1969" svg:width="1.69583785929pt" svg:height="4.46619321623pt" draw:transform="matrix(0.29976019000 0.00000000000 0.00000000000 0.29976019000 76.66786599366pt 37.01880900346pt)" svg:viewBox="0 0 2 4" svg:d="M0.152486 1.00135C0.676251 0.832287 0.512712 0.831442 1.33704 0.0571155C1.65822 -0.221845 1.72157 0.594748 1.68769 0.917666C1.62802 1.46629 1.06005 1.07912 0.883989 1.56181C0.626158 2.18905 0.730764 3.6481 0.644575 4.24237C0.585642 4.54753 0.159116 4.52133 0.1186 4.28041C-0.00368561 3.55595 0.204789 2.84672 0.184899 1.94052C0.178269 1.63282 -0.205531 1.15013 0.152486 1.00135Z" koffice:nodeTypes="cccccccc"/>
            <draw:path draw:style-name="gr15" draw:id="shape651" draw:name="path3196" draw:layer="g1969" svg:width="0.45464635703pt" svg:height="1.60623420948pt" draw:transform="matrix(0.29976019000 0.00000000000 0.00000000000 0.29976019000 75.87788342654pt 36.36164585403pt)" svg:viewBox="0 0 0 2" svg:d="M0.0858885 0.041106C-0.00689156 0.59716 0.000120918 1.05528 0.000120918 1.43669C0.0211583 1.74497 0.445142 1.54638 0.443524 1.50695C0.422486 1.01872 0.506097 0.343366 0.397673 0.155099C0.338876 0.053509 0.107465 -0.0638531 0.0858885 0.041106Z" koffice:nodeTypes="ccccc"/>
            <draw:path draw:style-name="gr15" draw:id="shape652" draw:name="path3197" draw:layer="g1969" svg:width="7.09223645061pt" svg:height="5.80926576850pt" draw:transform="matrix(0.29976019000 0.00000000000 0.00000000000 0.29976019000 71.66008643797pt 36.63507964057pt)" svg:viewBox="0 0 7 6" svg:d="M6.8511 0.882996C5.93816 1.7174 5.09152 2.05825 4.25165 3.11308C3.90817 3.54524 3.91796 4.14744 3.71308 4.69846C3.50744 5.28334 2.84609 5.39827 2.64121 5.27625C2.29848 5.04089 2.3482 3.95615 1.96555 4.54024C1.6409 5.07788 1.4315 5.81862 0.951679 5.80918C0.517809 5.79973 -0.300969 4.87243 0.11407 4.82756C1.53394 4.67563 1.51661 3.48778 2.0484 3.40985C2.64497 3.3264 2.68414 4.39067 3.05248 4.17735C3.34173 4.02227 3.47806 2.78246 3.79217 2.44791C4.75482 1.41985 5.51635 0.876698 6.49858 0.121003C6.99572 -0.293054 7.3505 0.453981 6.8511 0.882996Z" koffice:nodeTypes="cccccccccccc"/>
            <draw:path draw:style-name="gr15" draw:id="shape653" draw:name="path3193" draw:layer="g1969" svg:width="1.95252305298pt" svg:height="4.35488977979pt" draw:transform="matrix(0.29976019000 0.00000000000 0.00000000000 0.29976019000 73.42477748257pt 37.12021045937pt)" svg:viewBox="0 0 2 4" svg:d="M1.8818 0.597437C1.71818 0.796104 1.21782 0.76355 1.17277 1.04235C0.975946 2.07659 1.17277 2.6008 0.956975 3.59664C0.750669 4.54991 0.123844 4.5858 0.166528 3.80866C0.22344 2.80114 1.00994 1.37875 0.454251 1.28109C0.0843218 1.18927 -0.20103 0.66672 0.181546 0.408787C0.904016 -0.120434 1.29213 -0.0394651 1.78853 0.119969C1.96163 0.175896 2.0059 0.444681 1.8818 0.597437Z" koffice:nodeTypes="cccccccc"/>
            <draw:g draw:style-name="gr1" draw:id="shape654" draw:name="g3205" svg:y="28.16558566818pt">
              <draw:path draw:style-name="gr5" draw:id="shape655" draw:name="path3198" draw:layer="g1969" svg:width="2.01448885412pt" svg:height="4.89854650612pt" draw:transform="matrix(0.29976019000 0.00000000000 0.00000000000 0.29976019000 72.26693635161pt 59.28793161443pt)" svg:viewBox="0 0 2 5" svg:d="M0.937747 4.29402C1.41351 5.11824 2.10841 5.08195 2.00395 4.29314C1.80183 3.283 1.4101 1.88688 1.18868 0.674005C1.06265 -0.352951 -0.29877 -0.154642 0.0600359 0.918349C0.51422 2.07633 0.418842 3.34675 0.937747 4.29402Z" koffice:nodeTypes="ccccc"/>
              <draw:path draw:style-name="gr5" draw:id="shape656" draw:name="path3201" draw:layer="g1969" svg:width="4.01395265608pt" svg:height="3.89184994522pt" draw:transform="matrix(0.29976019000 0.00000000000 0.00000000000 0.29976019000 73.09441939390pt 59.36401676611pt)" svg:viewBox="0 0 4 4" svg:d="M0.893231 3.61969C0.888605 3.99215 1.56505 3.95822 1.55858 3.66388C1.48825 2.72721 1.40497 1.46147 1.71126 1.00458C1.95001 0.647898 2.91332 0.899625 3.80722 0.830183C4.16349 0.785204 4.08946 -0.0504648 3.34732 0.00240565C2.47192 0.06948 0.16404 -0.172777 0.0243088 0.524797C-0.176496 1.77948 0.933948 0.449832 0.893231 3.61969Z" koffice:nodeTypes="ccccccc"/>
              <draw:path draw:style-name="gr5" draw:id="shape657" draw:name="path3203" draw:layer="g1969" svg:width="2.29225868776pt" svg:height="4.65423484956pt" draw:transform="matrix(0.29976019000 0.00000000000 0.00000000000 0.29976019000 74.41626531036pt 59.31077569938pt)" svg:viewBox="0 0 2 5" svg:d="M1.88123 0.173714C2.3043 0.510238 2.24556 0.947873 1.72668 0.8128C1.10851 0.642223 0.691723 0.697024 0.700115 1.07137C0.709206 1.43954 0.970046 1.51132 1.34976 1.91962C1.7134 2.34028 1.12669 2.27158 0.677038 3.13296C0.293824 3.84614 1.07564 3.94031 1.99731 3.67016C2.23227 3.59607 2.54066 4.04219 1.95885 4.40882C1.54906 4.6504 0.40711 4.94602 0.123196 4.03139C-0.415961 2.44911 1.02599 2.2299 0.418299 1.80848C0.0868328 1.58773 -0.0327468 1.25507 0.0273926 0.813572C0.156063 -0.205261 1.53088 -0.0701885 1.88123 0.173714Z" koffice:nodeTypes="ccccccccccc"/>
              <draw:path draw:style-name="gr5" draw:id="shape658" draw:name="path3204" draw:layer="g1969" svg:width="3.58164701343pt" svg:height="4.76321996327pt" draw:transform="matrix(0.29976019000 0.00000000000 0.00000000000 0.29976019000 75.70020609742pt 59.32510456494pt)" svg:viewBox="0 0 4 5" svg:d="M0.0485535 4.09024C0.650376 2.82353 1.06522 1.87459 1.23327 0.799061C1.37938 -0.171707 1.98423 -0.265117 2.1114 0.558115C2.27492 1.6511 2.81769 2.73448 3.47629 3.72708C3.86237 4.34254 3.08568 4.88466 2.7806 4.40539C2.22117 3.58652 2.1977 2.44552 1.86765 2.45338C1.48687 2.46211 1.05462 3.72533 0.648105 4.65769C0.530012 4.92831 -0.191418 4.65681 0.0485535 4.09024Z" koffice:nodeTypes="cccccccc"/>
            </draw:g>
            <draw:g draw:style-name="gr1" draw:id="shape659" draw:name="g3210" svg:y="28.25037065341pt">
              <draw:path draw:style-name="gr15" draw:id="shape660" draw:name="path3211" draw:layer="g1969" svg:width="2.01448885412pt" svg:height="4.89854650612pt" draw:transform="matrix(0.29976019000 0.00000000000 0.00000000000 0.29976019000 72.26693635161pt 59.28793161443pt)" svg:viewBox="0 0 2 5" svg:d="M0.937747 4.29402C1.41351 5.11824 2.10841 5.08195 2.00395 4.29314C1.80183 3.283 1.4101 1.88688 1.18868 0.674005C1.06265 -0.352951 -0.29877 -0.154642 0.0600359 0.918349C0.51422 2.07633 0.418842 3.34675 0.937747 4.29402Z" koffice:nodeTypes="ccccc"/>
              <draw:path draw:style-name="gr15" draw:id="shape661" draw:name="path3212" draw:layer="g1969" svg:width="4.01395265608pt" svg:height="3.89184994522pt" draw:transform="matrix(0.29976019000 0.00000000000 0.00000000000 0.29976019000 73.09441939390pt 59.36401676611pt)" svg:viewBox="0 0 4 4" svg:d="M0.893231 3.61969C0.888605 3.99215 1.56505 3.95822 1.55858 3.66388C1.48825 2.72721 1.40497 1.46147 1.71126 1.00458C1.95001 0.647898 2.91332 0.899625 3.80722 0.830183C4.16349 0.785204 4.08946 -0.0504648 3.34732 0.00240565C2.47192 0.06948 0.16404 -0.172777 0.0243088 0.524797C-0.176496 1.77948 0.933948 0.449832 0.893231 3.61969Z" koffice:nodeTypes="ccccccc"/>
              <draw:path draw:style-name="gr15" draw:id="shape662" draw:name="path3213" draw:layer="g1969" svg:width="2.29225868776pt" svg:height="4.65423484956pt" draw:transform="matrix(0.29976019000 0.00000000000 0.00000000000 0.29976019000 74.41626531036pt 59.31077569938pt)" svg:viewBox="0 0 2 5" svg:d="M1.88123 0.173714C2.3043 0.510238 2.24556 0.947873 1.72668 0.8128C1.10851 0.642223 0.691723 0.697024 0.700115 1.07137C0.709206 1.43954 0.970046 1.51132 1.34976 1.91962C1.7134 2.34028 1.12669 2.27158 0.677038 3.13296C0.293824 3.84614 1.07564 3.94031 1.99731 3.67016C2.23227 3.59607 2.54066 4.04219 1.95885 4.40882C1.54906 4.6504 0.40711 4.94602 0.123196 4.03139C-0.415961 2.44911 1.02599 2.2299 0.418299 1.80848C0.0868328 1.58773 -0.0327468 1.25507 0.0273926 0.813572C0.156063 -0.205261 1.53088 -0.0701885 1.88123 0.173714Z" koffice:nodeTypes="ccccccccccc"/>
              <draw:path draw:style-name="gr15" draw:id="shape663" draw:name="path3214" draw:layer="g1969" svg:width="3.58164701343pt" svg:height="4.76321996327pt" draw:transform="matrix(0.29976019000 0.00000000000 0.00000000000 0.29976019000 75.70020609742pt 59.32510456494pt)" svg:viewBox="0 0 4 5" svg:d="M0.0485535 4.09024C0.650376 2.82353 1.06522 1.87459 1.23327 0.799061C1.37938 -0.171707 1.98423 -0.265117 2.1114 0.558115C2.27492 1.6511 2.81769 2.73448 3.47629 3.72708C3.86237 4.34254 3.08568 4.88466 2.7806 4.40539C2.22117 3.58652 2.1977 2.44552 1.86765 2.45338C1.48687 2.46211 1.05462 3.72533 0.648105 4.65769C0.530012 4.92831 -0.191418 4.65681 0.0485535 4.09024Z" koffice:nodeTypes="cccccccc"/>
            </draw:g>
            <draw:path draw:style-name="gr15" draw:id="shape664" draw:name="path1912" draw:layer="g1969" svg:width="2.14468812491pt" svg:height="3.88957888092pt" draw:transform="matrix(0.29976019000 0.00000000000 0.00000000000 0.29976019000 92.20580488186pt 49.26853484407pt)" svg:viewBox="0 0 2 4" svg:d="M0.00188805 3.4389C-0.0359911 3.67319 0.507168 4.01951 0.636363 3.83965C1.22078 3.02316 1.9858 1.42015 2.14273 0.449826C2.18873 0.167407 1.41018 -0.152089 1.24378 0.0798413C0.696564 0.844267 0.166256 2.41966 0.00188805 3.4389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5:30</dc:date>
    <meta:creation-date>2011-05-22T06:11:29</meta:creation-date>
    <dc:creator>Yue Liu</dc:creator>
  </office:meta>
</office:document-meta>
</file>